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renda" svg:font-family="Trenda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0ece8" loext:decorative="false"/>
    </style:style>
    <style:style style:name="gr2" style:family="graphic" style:parent-style-name="standard">
      <style:graphic-properties draw:stroke="none" draw:fill="solid" draw:fill-color="#162b45" loext:decorative="fals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196cm" fo:min-width="3.397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solid" svg:stroke-width="0.01cm" svg:stroke-color="#000000" draw:stroke-linejoin="miter" svg:stroke-linecap="butt" draw:fill="none" fo:padding-top="0.005cm" fo:padding-bottom="0.005cm" fo:padding-left="0.005cm" fo:padding-right="0.005cm" loext:decorative="fals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725cm" fo:min-width="4.853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solid" draw:fill-color="#ffffff" loext:decorative="false"/>
    </style:style>
    <style:style style:name="gr7" style:family="graphic" style:parent-style-name="standard">
      <style:graphic-properties draw:stroke="none" draw:fill="solid" draw:fill-color="#050606" loext:decorative="false"/>
    </style:style>
    <style:style style:name="gr8" style:family="graphic" style:parent-style-name="standard">
      <style:graphic-properties draw:stroke="none" draw:fill="solid" draw:fill-color="#80cc28" loext:decorative="false"/>
    </style:style>
    <style:style style:name="gr9" style:family="graphic" style:parent-style-name="standard">
      <style:graphic-properties draw:stroke="none" draw:fill="solid" draw:fill-color="#fbc607" loext:decorative="false"/>
    </style:style>
    <style:style style:name="gr10" style:family="graphic" style:parent-style-name="standard">
      <style:graphic-properties draw:stroke="none" draw:fill="solid" draw:fill-color="#fbc507" loext:decorative="false"/>
    </style:style>
    <style:style style:name="gr11" style:family="graphic" style:parent-style-name="standard">
      <style:graphic-properties draw:stroke="none" draw:fill="solid" draw:fill-color="#fbc508" loext:decorative="false"/>
    </style:style>
    <style:style style:name="gr12" style:family="graphic" style:parent-style-name="standard">
      <style:graphic-properties draw:stroke="none" draw:fill="solid" draw:fill-color="#fbc408" loext:decorative="false"/>
    </style:style>
    <style:style style:name="gr13" style:family="graphic" style:parent-style-name="standard">
      <style:graphic-properties draw:stroke="none" draw:fill="solid" draw:fill-color="#fbc308" loext:decorative="false"/>
    </style:style>
    <style:style style:name="gr14" style:family="graphic" style:parent-style-name="standard">
      <style:graphic-properties draw:stroke="none" draw:fill="solid" draw:fill-color="#fbc208" loext:decorative="false"/>
    </style:style>
    <style:style style:name="gr15" style:family="graphic" style:parent-style-name="standard">
      <style:graphic-properties draw:stroke="none" draw:fill="solid" draw:fill-color="#fbc108" loext:decorative="false"/>
    </style:style>
    <style:style style:name="gr16" style:family="graphic" style:parent-style-name="standard">
      <style:graphic-properties draw:stroke="none" draw:fill="solid" draw:fill-color="#fbc008" loext:decorative="false"/>
    </style:style>
    <style:style style:name="gr17" style:family="graphic" style:parent-style-name="standard">
      <style:graphic-properties draw:stroke="none" draw:fill="solid" draw:fill-color="#fbbf09" loext:decorative="false"/>
    </style:style>
    <style:style style:name="gr18" style:family="graphic" style:parent-style-name="standard">
      <style:graphic-properties draw:stroke="none" draw:fill="solid" draw:fill-color="#fbbe09" loext:decorative="false"/>
    </style:style>
    <style:style style:name="gr19" style:family="graphic" style:parent-style-name="standard">
      <style:graphic-properties draw:stroke="none" draw:fill="solid" draw:fill-color="#fbbd09" loext:decorative="false"/>
    </style:style>
    <style:style style:name="gr20" style:family="graphic" style:parent-style-name="standard">
      <style:graphic-properties draw:stroke="none" draw:fill="solid" draw:fill-color="#fabc09" loext:decorative="false"/>
    </style:style>
    <style:style style:name="gr21" style:family="graphic" style:parent-style-name="standard">
      <style:graphic-properties draw:stroke="none" draw:fill="solid" draw:fill-color="#fabb09" loext:decorative="false"/>
    </style:style>
    <style:style style:name="gr22" style:family="graphic" style:parent-style-name="standard">
      <style:graphic-properties draw:stroke="none" draw:fill="solid" draw:fill-color="#faba09" loext:decorative="false"/>
    </style:style>
    <style:style style:name="gr23" style:family="graphic" style:parent-style-name="standard">
      <style:graphic-properties draw:stroke="none" draw:fill="solid" draw:fill-color="#fab90a" loext:decorative="false"/>
    </style:style>
    <style:style style:name="gr24" style:family="graphic" style:parent-style-name="standard">
      <style:graphic-properties draw:stroke="none" draw:fill="solid" draw:fill-color="#fab80a" loext:decorative="false"/>
    </style:style>
    <style:style style:name="gr25" style:family="graphic" style:parent-style-name="standard">
      <style:graphic-properties draw:stroke="none" draw:fill="solid" draw:fill-color="#fab70a" loext:decorative="false"/>
    </style:style>
    <style:style style:name="gr26" style:family="graphic" style:parent-style-name="standard">
      <style:graphic-properties draw:stroke="none" draw:fill="solid" draw:fill-color="#fab60a" loext:decorative="false"/>
    </style:style>
    <style:style style:name="gr27" style:family="graphic" style:parent-style-name="standard">
      <style:graphic-properties draw:stroke="none" draw:fill="solid" draw:fill-color="#fab50a" loext:decorative="false"/>
    </style:style>
    <style:style style:name="gr28" style:family="graphic" style:parent-style-name="standard">
      <style:graphic-properties draw:stroke="none" draw:fill="solid" draw:fill-color="#fab40a" loext:decorative="false"/>
    </style:style>
    <style:style style:name="gr29" style:family="graphic" style:parent-style-name="standard">
      <style:graphic-properties draw:stroke="none" draw:fill="solid" draw:fill-color="#fab30b" loext:decorative="false"/>
    </style:style>
    <style:style style:name="gr30" style:family="graphic" style:parent-style-name="standard">
      <style:graphic-properties draw:stroke="none" draw:fill="solid" draw:fill-color="#fab20b" loext:decorative="false"/>
    </style:style>
    <style:style style:name="gr31" style:family="graphic" style:parent-style-name="standard">
      <style:graphic-properties draw:stroke="none" draw:fill="solid" draw:fill-color="#fab10b" loext:decorative="false"/>
    </style:style>
    <style:style style:name="gr32" style:family="graphic" style:parent-style-name="standard">
      <style:graphic-properties draw:stroke="none" draw:fill="solid" draw:fill-color="#f9b00b" loext:decorative="false"/>
    </style:style>
    <style:style style:name="gr33" style:family="graphic" style:parent-style-name="standard">
      <style:graphic-properties draw:stroke="none" draw:fill="solid" draw:fill-color="#f9af0b" loext:decorative="false"/>
    </style:style>
    <style:style style:name="gr34" style:family="graphic" style:parent-style-name="standard">
      <style:graphic-properties draw:stroke="none" draw:fill="solid" draw:fill-color="#f9ae0b" loext:decorative="false"/>
    </style:style>
    <style:style style:name="gr35" style:family="graphic" style:parent-style-name="standard">
      <style:graphic-properties draw:stroke="none" draw:fill="solid" draw:fill-color="#f9ad0c" loext:decorative="false"/>
    </style:style>
    <style:style style:name="gr36" style:family="graphic" style:parent-style-name="standard">
      <style:graphic-properties draw:stroke="none" draw:fill="solid" draw:fill-color="#f9ac0c" loext:decorative="false"/>
    </style:style>
    <style:style style:name="gr37" style:family="graphic" style:parent-style-name="standard">
      <style:graphic-properties draw:stroke="none" draw:fill="solid" draw:fill-color="#f9ab0c" loext:decorative="false"/>
    </style:style>
    <style:style style:name="gr38" style:family="graphic" style:parent-style-name="standard">
      <style:graphic-properties draw:stroke="none" draw:fill="solid" draw:fill-color="#f9aa0c" loext:decorative="false"/>
    </style:style>
    <style:style style:name="gr39" style:family="graphic" style:parent-style-name="standard">
      <style:graphic-properties draw:stroke="none" draw:fill="solid" draw:fill-color="#f9a90c" loext:decorative="false"/>
    </style:style>
    <style:style style:name="gr40" style:family="graphic" style:parent-style-name="standard">
      <style:graphic-properties draw:stroke="none" draw:fill="solid" draw:fill-color="#f9a80c" loext:decorative="false"/>
    </style:style>
    <style:style style:name="gr41" style:family="graphic" style:parent-style-name="standard">
      <style:graphic-properties draw:stroke="none" draw:fill="solid" draw:fill-color="#f9a70d" loext:decorative="false"/>
    </style:style>
    <style:style style:name="gr42" style:family="graphic" style:parent-style-name="standard">
      <style:graphic-properties draw:stroke="none" draw:fill="solid" draw:fill-color="#f9a60d" loext:decorative="false"/>
    </style:style>
    <style:style style:name="gr43" style:family="graphic" style:parent-style-name="standard">
      <style:graphic-properties draw:stroke="none" draw:fill="solid" draw:fill-color="#f9a50d" loext:decorative="false"/>
    </style:style>
    <style:style style:name="gr44" style:family="graphic" style:parent-style-name="standard">
      <style:graphic-properties draw:stroke="none" draw:fill="solid" draw:fill-color="#f8a40d" loext:decorative="false"/>
    </style:style>
    <style:style style:name="gr45" style:family="graphic" style:parent-style-name="standard">
      <style:graphic-properties draw:stroke="none" draw:fill="solid" draw:fill-color="#f8a30d" loext:decorative="false"/>
    </style:style>
    <style:style style:name="gr46" style:family="graphic" style:parent-style-name="standard">
      <style:graphic-properties draw:stroke="none" draw:fill="solid" draw:fill-color="#f8a20d" loext:decorative="false"/>
    </style:style>
    <style:style style:name="gr47" style:family="graphic" style:parent-style-name="standard">
      <style:graphic-properties draw:stroke="none" draw:fill="solid" draw:fill-color="#f8a10e" loext:decorative="false"/>
    </style:style>
    <style:style style:name="gr48" style:family="graphic" style:parent-style-name="standard">
      <style:graphic-properties draw:stroke="none" draw:fill="solid" draw:fill-color="#f8a00e" loext:decorative="false"/>
    </style:style>
    <style:style style:name="gr49" style:family="graphic" style:parent-style-name="standard">
      <style:graphic-properties draw:stroke="none" draw:fill="solid" draw:fill-color="#f89f0e" loext:decorative="false"/>
    </style:style>
    <style:style style:name="gr50" style:family="graphic" style:parent-style-name="standard">
      <style:graphic-properties draw:stroke="none" draw:fill="solid" draw:fill-color="#f89e0e" loext:decorative="false"/>
    </style:style>
    <style:style style:name="gr51" style:family="graphic" style:parent-style-name="standard">
      <style:graphic-properties draw:stroke="none" draw:fill="solid" draw:fill-color="#f89d0e" loext:decorative="false"/>
    </style:style>
    <style:style style:name="gr52" style:family="graphic" style:parent-style-name="standard">
      <style:graphic-properties draw:stroke="none" draw:fill="solid" draw:fill-color="#f89c0e" loext:decorative="false"/>
    </style:style>
    <style:style style:name="gr53" style:family="graphic" style:parent-style-name="standard">
      <style:graphic-properties draw:stroke="none" draw:fill="solid" draw:fill-color="#f89b0f" loext:decorative="false"/>
    </style:style>
    <style:style style:name="gr54" style:family="graphic" style:parent-style-name="standard">
      <style:graphic-properties draw:stroke="none" draw:fill="solid" draw:fill-color="#f89a0f" loext:decorative="false"/>
    </style:style>
    <style:style style:name="gr55" style:family="graphic" style:parent-style-name="standard">
      <style:graphic-properties draw:stroke="none" draw:fill="solid" draw:fill-color="#f7990f" loext:decorative="false"/>
    </style:style>
    <style:style style:name="gr56" style:family="graphic" style:parent-style-name="standard">
      <style:graphic-properties draw:stroke="none" draw:fill="solid" draw:fill-color="#f7980f" loext:decorative="false"/>
    </style:style>
    <style:style style:name="gr57" style:family="graphic" style:parent-style-name="standard">
      <style:graphic-properties draw:stroke="none" draw:fill="solid" draw:fill-color="#f7970f" loext:decorative="false"/>
    </style:style>
    <style:style style:name="gr58" style:family="graphic" style:parent-style-name="standard">
      <style:graphic-properties draw:stroke="none" draw:fill="solid" draw:fill-color="#f7960f" loext:decorative="false"/>
    </style:style>
    <style:style style:name="gr59" style:family="graphic" style:parent-style-name="standard">
      <style:graphic-properties draw:stroke="none" draw:fill="solid" draw:fill-color="#f79510" loext:decorative="false"/>
    </style:style>
    <style:style style:name="gr60" style:family="graphic" style:parent-style-name="standard">
      <style:graphic-properties draw:stroke="none" draw:fill="solid" draw:fill-color="#f79410" loext:decorative="false"/>
    </style:style>
    <style:style style:name="gr61" style:family="graphic" style:parent-style-name="standard">
      <style:graphic-properties draw:stroke="none" draw:fill="solid" draw:fill-color="#f79310" loext:decorative="false"/>
    </style:style>
    <style:style style:name="gr62" style:family="graphic" style:parent-style-name="standard">
      <style:graphic-properties draw:stroke="none" draw:fill="solid" draw:fill-color="#f79210" loext:decorative="false"/>
    </style:style>
    <style:style style:name="gr63" style:family="graphic" style:parent-style-name="standard">
      <style:graphic-properties draw:stroke="none" draw:fill="solid" draw:fill-color="#f79110" loext:decorative="false"/>
    </style:style>
    <style:style style:name="gr64" style:family="graphic" style:parent-style-name="standard">
      <style:graphic-properties draw:stroke="none" draw:fill="solid" draw:fill-color="#f79010" loext:decorative="false"/>
    </style:style>
    <style:style style:name="gr65" style:family="graphic" style:parent-style-name="standard">
      <style:graphic-properties draw:stroke="none" draw:fill="solid" draw:fill-color="#f78f11" loext:decorative="false"/>
    </style:style>
    <style:style style:name="gr66" style:family="graphic" style:parent-style-name="standard">
      <style:graphic-properties draw:stroke="none" draw:fill="solid" draw:fill-color="#f78e11" loext:decorative="false"/>
    </style:style>
    <style:style style:name="gr67" style:family="graphic" style:parent-style-name="standard">
      <style:graphic-properties draw:stroke="none" draw:fill="solid" draw:fill-color="#f68d11" loext:decorative="false"/>
    </style:style>
    <style:style style:name="gr68" style:family="graphic" style:parent-style-name="standard">
      <style:graphic-properties draw:stroke="none" draw:fill="solid" draw:fill-color="#f68c11" loext:decorative="false"/>
    </style:style>
    <style:style style:name="gr69" style:family="graphic" style:parent-style-name="standard">
      <style:graphic-properties draw:stroke="none" draw:fill="solid" draw:fill-color="#f68b11" loext:decorative="false"/>
    </style:style>
    <style:style style:name="gr70" style:family="graphic" style:parent-style-name="standard">
      <style:graphic-properties draw:stroke="none" draw:fill="solid" draw:fill-color="#f68a11" loext:decorative="false"/>
    </style:style>
    <style:style style:name="gr71" style:family="graphic" style:parent-style-name="standard">
      <style:graphic-properties draw:stroke="none" draw:fill="solid" draw:fill-color="#f68912" loext:decorative="false"/>
    </style:style>
    <style:style style:name="gr72" style:family="graphic" style:parent-style-name="standard">
      <style:graphic-properties draw:stroke="none" draw:fill="solid" draw:fill-color="#f68812" loext:decorative="false"/>
    </style:style>
    <style:style style:name="gr73" style:family="graphic" style:parent-style-name="standard">
      <style:graphic-properties draw:stroke="none" draw:fill="solid" draw:fill-color="#f68712" loext:decorative="false"/>
    </style:style>
    <style:style style:name="gr74" style:family="graphic" style:parent-style-name="standard">
      <style:graphic-properties draw:stroke="none" draw:fill="solid" draw:fill-color="#f68612" loext:decorative="false"/>
    </style:style>
    <style:style style:name="gr75" style:family="graphic" style:parent-style-name="standard">
      <style:graphic-properties draw:stroke="none" draw:fill="solid" draw:fill-color="#f68512" loext:decorative="false"/>
    </style:style>
    <style:style style:name="gr76" style:family="graphic" style:parent-style-name="standard">
      <style:graphic-properties draw:stroke="none" draw:fill="solid" draw:fill-color="#f68412" loext:decorative="false"/>
    </style:style>
    <style:style style:name="gr77" style:family="graphic" style:parent-style-name="standard">
      <style:graphic-properties draw:stroke="none" draw:fill="solid" draw:fill-color="#f68313" loext:decorative="false"/>
    </style:style>
    <style:style style:name="gr78" style:family="graphic" style:parent-style-name="standard">
      <style:graphic-properties draw:stroke="none" draw:fill="solid" draw:fill-color="#f68213" loext:decorative="false"/>
    </style:style>
    <style:style style:name="gr79" style:family="graphic" style:parent-style-name="standard">
      <style:graphic-properties draw:stroke="none" draw:fill="solid" draw:fill-color="#f58113" loext:decorative="false"/>
    </style:style>
    <style:style style:name="gr80" style:family="graphic" style:parent-style-name="standard">
      <style:graphic-properties draw:stroke="none" draw:fill="solid" draw:fill-color="#f58013" loext:decorative="false"/>
    </style:style>
    <style:style style:name="gr81" style:family="graphic" style:parent-style-name="standard">
      <style:graphic-properties draw:stroke="none" draw:fill="solid" draw:fill-color="#f57f13" loext:decorative="false"/>
    </style:style>
    <style:style style:name="gr82" style:family="graphic" style:parent-style-name="standard">
      <style:graphic-properties draw:stroke="none" draw:fill="solid" draw:fill-color="#f57e13" loext:decorative="false"/>
    </style:style>
    <style:style style:name="gr83" style:family="graphic" style:parent-style-name="standard">
      <style:graphic-properties draw:stroke="none" draw:fill="solid" draw:fill-color="#f57d14" loext:decorative="false"/>
    </style:style>
    <style:style style:name="gr84" style:family="graphic" style:parent-style-name="standard">
      <style:graphic-properties draw:stroke="none" draw:fill="solid" draw:fill-color="#f57c14" loext:decorative="false"/>
    </style:style>
    <style:style style:name="gr85" style:family="graphic" style:parent-style-name="standard">
      <style:graphic-properties draw:stroke="none" draw:fill="solid" draw:fill-color="#f57b14" loext:decorative="false"/>
    </style:style>
    <style:style style:name="gr86" style:family="graphic" style:parent-style-name="standard">
      <style:graphic-properties draw:stroke="none" draw:fill="solid" draw:fill-color="#f57a14" loext:decorative="false"/>
    </style:style>
    <style:style style:name="gr87" style:family="graphic" style:parent-style-name="standard">
      <style:graphic-properties draw:stroke="none" draw:fill="solid" draw:fill-color="#f57914" loext:decorative="false"/>
    </style:style>
    <style:style style:name="gr88" style:family="graphic" style:parent-style-name="standard">
      <style:graphic-properties draw:stroke="none" draw:fill="solid" draw:fill-color="#f57814" loext:decorative="false"/>
    </style:style>
    <style:style style:name="gr89" style:family="graphic" style:parent-style-name="standard">
      <style:graphic-properties draw:stroke="none" draw:fill="solid" draw:fill-color="#f57715" loext:decorative="false"/>
    </style:style>
    <style:style style:name="gr90" style:family="graphic" style:parent-style-name="standard">
      <style:graphic-properties draw:stroke="none" draw:fill="solid" draw:fill-color="#f57615" loext:decorative="false"/>
    </style:style>
    <style:style style:name="gr91" style:family="graphic" style:parent-style-name="standard">
      <style:graphic-properties draw:stroke="none" draw:fill="solid" draw:fill-color="#f47515" loext:decorative="false"/>
    </style:style>
    <style:style style:name="gr92" style:family="graphic" style:parent-style-name="standard">
      <style:graphic-properties draw:stroke="none" draw:fill="solid" draw:fill-color="#f47415" loext:decorative="false"/>
    </style:style>
    <style:style style:name="gr93" style:family="graphic" style:parent-style-name="standard">
      <style:graphic-properties draw:stroke="none" draw:fill="solid" draw:fill-color="#f47315" loext:decorative="false"/>
    </style:style>
    <style:style style:name="gr94" style:family="graphic" style:parent-style-name="standard">
      <style:graphic-properties draw:stroke="none" draw:fill="solid" draw:fill-color="#f47216" loext:decorative="false"/>
    </style:style>
    <style:style style:name="gr95" style:family="graphic" style:parent-style-name="standard">
      <style:graphic-properties draw:stroke="none" draw:fill="solid" draw:fill-color="#f47116" loext:decorative="false"/>
    </style:style>
    <style:style style:name="gr96" style:family="graphic" style:parent-style-name="standard">
      <style:graphic-properties draw:stroke="none" draw:fill="solid" draw:fill-color="#f47016" loext:decorative="false"/>
    </style:style>
    <style:style style:name="gr97" style:family="graphic" style:parent-style-name="standard">
      <style:graphic-properties draw:stroke="none" draw:fill="solid" draw:fill-color="#f46f16" loext:decorative="false"/>
    </style:style>
    <style:style style:name="gr98" style:family="graphic" style:parent-style-name="standard">
      <style:graphic-properties draw:stroke="none" draw:fill="solid" draw:fill-color="#f46e16" loext:decorative="false"/>
    </style:style>
    <style:style style:name="gr99" style:family="graphic" style:parent-style-name="standard">
      <style:graphic-properties draw:stroke="none" draw:fill="solid" draw:fill-color="#f46d16" loext:decorative="false"/>
    </style:style>
    <style:style style:name="gr100" style:family="graphic" style:parent-style-name="standard">
      <style:graphic-properties draw:stroke="none" draw:fill="solid" draw:fill-color="#f46c17" loext:decorative="false"/>
    </style:style>
    <style:style style:name="gr101" style:family="graphic" style:parent-style-name="standard">
      <style:graphic-properties draw:stroke="none" draw:fill="solid" draw:fill-color="#f46b17" loext:decorative="false"/>
    </style:style>
    <style:style style:name="gr102" style:family="graphic" style:parent-style-name="standard">
      <style:graphic-properties draw:stroke="none" draw:fill="solid" draw:fill-color="#f46a17" loext:decorative="false"/>
    </style:style>
    <style:style style:name="gr103" style:family="graphic" style:parent-style-name="standard">
      <style:graphic-properties draw:stroke="none" draw:fill="solid" draw:fill-color="#f36917" loext:decorative="false"/>
    </style:style>
    <style:style style:name="gr104" style:family="graphic" style:parent-style-name="standard">
      <style:graphic-properties draw:stroke="none" draw:fill="solid" draw:fill-color="#f36817" loext:decorative="false"/>
    </style:style>
    <style:style style:name="gr105" style:family="graphic" style:parent-style-name="standard">
      <style:graphic-properties draw:stroke="none" draw:fill="solid" draw:fill-color="#f36717" loext:decorative="false"/>
    </style:style>
    <style:style style:name="gr106" style:family="graphic" style:parent-style-name="standard">
      <style:graphic-properties draw:stroke="none" draw:fill="solid" draw:fill-color="#f36618" loext:decorative="false"/>
    </style:style>
    <style:style style:name="gr107" style:family="graphic" style:parent-style-name="standard">
      <style:graphic-properties draw:stroke="none" draw:fill="solid" draw:fill-color="#f36518" loext:decorative="false"/>
    </style:style>
    <style:style style:name="gr108" style:family="graphic" style:parent-style-name="standard">
      <style:graphic-properties draw:stroke="none" draw:fill="solid" draw:fill-color="#f36418" loext:decorative="false"/>
    </style:style>
    <style:style style:name="gr109" style:family="graphic" style:parent-style-name="standard">
      <style:graphic-properties draw:stroke="none" draw:fill="solid" draw:fill-color="#f36318" loext:decorative="false"/>
    </style:style>
    <style:style style:name="gr110" style:family="graphic" style:parent-style-name="standard">
      <style:graphic-properties draw:stroke="none" draw:fill="solid" draw:fill-color="#f36218" loext:decorative="false"/>
    </style:style>
    <style:style style:name="gr111" style:family="graphic" style:parent-style-name="standard">
      <style:graphic-properties draw:stroke="none" draw:fill="solid" draw:fill-color="#f36118" loext:decorative="false"/>
    </style:style>
    <style:style style:name="gr112" style:family="graphic" style:parent-style-name="standard">
      <style:graphic-properties draw:stroke="none" draw:fill="solid" draw:fill-color="#f36019" loext:decorative="false"/>
    </style:style>
    <style:style style:name="gr113" style:family="graphic" style:parent-style-name="standard">
      <style:graphic-properties draw:stroke="none" draw:fill="solid" draw:fill-color="#f35f19" loext:decorative="false"/>
    </style:style>
    <style:style style:name="gr114" style:family="graphic" style:parent-style-name="standard">
      <style:graphic-properties draw:stroke="none" draw:fill="solid" draw:fill-color="#f35e19" loext:decorative="false"/>
    </style:style>
    <style:style style:name="gr115" style:family="graphic" style:parent-style-name="standard">
      <style:graphic-properties draw:stroke="none" draw:fill="solid" draw:fill-color="#f25d19" loext:decorative="false"/>
    </style:style>
    <style:style style:name="gr116" style:family="graphic" style:parent-style-name="standard">
      <style:graphic-properties draw:stroke="none" draw:fill="solid" draw:fill-color="#f25c19" loext:decorative="false"/>
    </style:style>
    <style:style style:name="gr117" style:family="graphic" style:parent-style-name="standard">
      <style:graphic-properties draw:stroke="none" draw:fill="solid" draw:fill-color="#f25b19" loext:decorative="false"/>
    </style:style>
    <style:style style:name="gr118" style:family="graphic" style:parent-style-name="standard">
      <style:graphic-properties draw:stroke="none" draw:fill="solid" draw:fill-color="#f25a1a" loext:decorative="false"/>
    </style:style>
    <style:style style:name="gr119" style:family="graphic" style:parent-style-name="standard">
      <style:graphic-properties draw:stroke="none" draw:fill="solid" draw:fill-color="#f2591a" loext:decorative="false"/>
    </style:style>
    <style:style style:name="gr120" style:family="graphic" style:parent-style-name="standard">
      <style:graphic-properties draw:stroke="none" draw:fill="solid" draw:fill-color="#f2581a" loext:decorative="false"/>
    </style:style>
    <style:style style:name="gr121" style:family="graphic" style:parent-style-name="standard">
      <style:graphic-properties draw:stroke="none" draw:fill="solid" draw:fill-color="#f2571a" loext:decorative="false"/>
    </style:style>
    <style:style style:name="gr122" style:family="graphic" style:parent-style-name="standard">
      <style:graphic-properties draw:stroke="none" draw:fill="solid" draw:fill-color="#f2561a" loext:decorative="false"/>
    </style:style>
    <style:style style:name="gr123" style:family="graphic" style:parent-style-name="standard">
      <style:graphic-properties draw:stroke="none" draw:fill="solid" draw:fill-color="#f2551a" loext:decorative="false"/>
    </style:style>
    <style:style style:name="gr124" style:family="graphic" style:parent-style-name="standard">
      <style:graphic-properties draw:stroke="none" draw:fill="solid" draw:fill-color="#f2541b" loext:decorative="false"/>
    </style:style>
    <style:style style:name="gr125" style:family="graphic" style:parent-style-name="standard">
      <style:graphic-properties draw:stroke="none" draw:fill="solid" draw:fill-color="#f2531b" loext:decorative="false"/>
    </style:style>
    <style:style style:name="gr126" style:family="graphic" style:parent-style-name="standard">
      <style:graphic-properties draw:stroke="none" draw:fill="solid" draw:fill-color="#f2521b" loext:decorative="false"/>
    </style:style>
    <style:style style:name="gr127" style:family="graphic" style:parent-style-name="standard">
      <style:graphic-properties draw:stroke="none" draw:fill="solid" draw:fill-color="#f1511b" loext:decorative="false"/>
    </style:style>
    <style:style style:name="gr128" style:family="graphic" style:parent-style-name="standard">
      <style:graphic-properties draw:stroke="none" draw:fill="solid" draw:fill-color="#f1501b" loext:decorative="false"/>
    </style:style>
    <style:style style:name="gr129" style:family="graphic" style:parent-style-name="standard">
      <style:graphic-properties draw:stroke="none" draw:fill="solid" draw:fill-color="#f14f1b" loext:decorative="false"/>
    </style:style>
    <style:style style:name="gr130" style:family="graphic" style:parent-style-name="standard">
      <style:graphic-properties draw:stroke="none" draw:fill="solid" draw:fill-color="#f14e1c" loext:decorative="false"/>
    </style:style>
    <style:style style:name="gr131" style:family="graphic" style:parent-style-name="standard">
      <style:graphic-properties draw:stroke="none" draw:fill="solid" draw:fill-color="#f14d1c" loext:decorative="false"/>
    </style:style>
    <style:style style:name="gr132" style:family="graphic" style:parent-style-name="standard">
      <style:graphic-properties draw:stroke="none" draw:fill="solid" draw:fill-color="#f14c1c" loext:decorative="false"/>
    </style:style>
    <style:style style:name="gr133" style:family="graphic" style:parent-style-name="standard">
      <style:graphic-properties draw:stroke="none" draw:fill="solid" draw:fill-color="#f14b1c" loext:decorative="false"/>
    </style:style>
    <style:style style:name="gr134" style:family="graphic" style:parent-style-name="standard">
      <style:graphic-properties draw:stroke="none" draw:fill="solid" draw:fill-color="#f14a1c" loext:decorative="false"/>
    </style:style>
    <style:style style:name="gr135" style:family="graphic" style:parent-style-name="standard">
      <style:graphic-properties draw:stroke="none" draw:fill="solid" draw:fill-color="#f1491c" loext:decorative="false"/>
    </style:style>
    <style:style style:name="gr136" style:family="graphic" style:parent-style-name="standard">
      <style:graphic-properties draw:stroke="none" draw:fill="solid" draw:fill-color="#f1481d" loext:decorative="false"/>
    </style:style>
    <style:style style:name="gr137" style:family="graphic" style:parent-style-name="standard">
      <style:graphic-properties draw:stroke="none" draw:fill="solid" draw:fill-color="#f1471d" loext:decorative="false"/>
    </style:style>
    <style:style style:name="gr138" style:family="graphic" style:parent-style-name="standard">
      <style:graphic-properties draw:stroke="none" draw:fill="solid" draw:fill-color="#f1461d" loext:decorative="false"/>
    </style:style>
    <style:style style:name="gr139" style:family="graphic" style:parent-style-name="standard">
      <style:graphic-properties draw:stroke="none" draw:fill="solid" draw:fill-color="#f0451d" loext:decorative="false"/>
    </style:style>
    <style:style style:name="gr140" style:family="graphic" style:parent-style-name="standard">
      <style:graphic-properties draw:stroke="none" draw:fill="solid" draw:fill-color="#f0441d" loext:decorative="false"/>
    </style:style>
    <style:style style:name="gr141" style:family="graphic" style:parent-style-name="standard">
      <style:graphic-properties draw:stroke="none" draw:fill="solid" draw:fill-color="#f0431d" loext:decorative="false"/>
    </style:style>
    <style:style style:name="gr142" style:family="graphic" style:parent-style-name="standard">
      <style:graphic-properties draw:stroke="none" draw:fill="solid" draw:fill-color="#f0421e" loext:decorative="false"/>
    </style:style>
    <style:style style:name="gr143" style:family="graphic" style:parent-style-name="standard">
      <style:graphic-properties draw:stroke="none" draw:fill="solid" draw:fill-color="#f0411e" loext:decorative="false"/>
    </style:style>
    <style:style style:name="gr144" style:family="graphic" style:parent-style-name="standard">
      <style:graphic-properties draw:stroke="none" draw:fill="solid" draw:fill-color="#f0401e" loext:decorative="false"/>
    </style:style>
    <style:style style:name="gr145" style:family="graphic" style:parent-style-name="standard">
      <style:graphic-properties draw:stroke="none" draw:fill="solid" draw:fill-color="#f03f1e" loext:decorative="false"/>
    </style:style>
    <style:style style:name="gr146" style:family="graphic" style:parent-style-name="standard">
      <style:graphic-properties draw:stroke="none" draw:fill="solid" draw:fill-color="#f03e1e" loext:decorative="false"/>
    </style:style>
    <style:style style:name="gr147" style:family="graphic" style:parent-style-name="standard">
      <style:graphic-properties draw:stroke="none" draw:fill="solid" draw:fill-color="#f03d1e" loext:decorative="false"/>
    </style:style>
    <style:style style:name="gr148" style:family="graphic" style:parent-style-name="standard">
      <style:graphic-properties draw:stroke="none" draw:fill="solid" draw:fill-color="#f03c1f" loext:decorative="false"/>
    </style:style>
    <style:style style:name="gr149" style:family="graphic" style:parent-style-name="standard">
      <style:graphic-properties draw:stroke="none" draw:fill="solid" draw:fill-color="#f03b1f" loext:decorative="false"/>
    </style:style>
    <style:style style:name="gr150" style:family="graphic" style:parent-style-name="standard">
      <style:graphic-properties draw:stroke="none" draw:fill="solid" draw:fill-color="#f03a1f" loext:decorative="false"/>
    </style:style>
    <style:style style:name="gr151" style:family="graphic" style:parent-style-name="standard">
      <style:graphic-properties draw:stroke="none" draw:fill="solid" draw:fill-color="#ef391f" loext:decorative="false"/>
    </style:style>
    <style:style style:name="gr152" style:family="graphic" style:parent-style-name="standard">
      <style:graphic-properties draw:stroke="none" draw:fill="solid" draw:fill-color="#ef381f" loext:decorative="false"/>
    </style:style>
    <style:style style:name="gr153" style:family="graphic" style:parent-style-name="standard">
      <style:graphic-properties draw:stroke="none" draw:fill="solid" draw:fill-color="#ef371f" loext:decorative="false"/>
    </style:style>
    <style:style style:name="gr154" style:family="graphic" style:parent-style-name="standard">
      <style:graphic-properties draw:stroke="none" draw:fill="solid" draw:fill-color="#ef3620" loext:decorative="false"/>
    </style:style>
    <style:style style:name="gr155" style:family="graphic" style:parent-style-name="standard">
      <style:graphic-properties draw:stroke="none" draw:fill="solid" draw:fill-color="#ef3520" loext:decorative="false"/>
    </style:style>
    <style:style style:name="gr156" style:family="graphic" style:parent-style-name="standard">
      <style:graphic-properties draw:stroke="none" draw:fill="solid" draw:fill-color="#ef3420" loext:decorative="false"/>
    </style:style>
    <style:style style:name="gr157" style:family="graphic" style:parent-style-name="standard">
      <style:graphic-properties draw:stroke="none" draw:fill="solid" draw:fill-color="#ef3320" loext:decorative="false"/>
    </style:style>
    <style:style style:name="gr158" style:family="graphic" style:parent-style-name="standard">
      <style:graphic-properties draw:stroke="none" draw:fill="solid" draw:fill-color="#ef3220" loext:decorative="false"/>
    </style:style>
    <style:style style:name="gr159" style:family="graphic" style:parent-style-name="standard">
      <style:graphic-properties draw:stroke="none" draw:fill="solid" draw:fill-color="#ef3120" loext:decorative="false"/>
    </style:style>
    <style:style style:name="gr160" style:family="graphic" style:parent-style-name="standard">
      <style:graphic-properties draw:stroke="none" draw:fill="solid" draw:fill-color="#ef3021" loext:decorative="false"/>
    </style:style>
    <style:style style:name="gr161" style:family="graphic" style:parent-style-name="standard">
      <style:graphic-properties draw:stroke="none" draw:fill="solid" draw:fill-color="#ef2f21" loext:decorative="false"/>
    </style:style>
    <style:style style:name="gr162" style:family="graphic" style:parent-style-name="standard">
      <style:graphic-properties draw:stroke="none" draw:fill="solid" draw:fill-color="#ef2e21" loext:decorative="false"/>
    </style:style>
    <style:style style:name="gr163" style:family="graphic" style:parent-style-name="standard">
      <style:graphic-properties draw:stroke="none" draw:fill="solid" draw:fill-color="#ee2d21" loext:decorative="false"/>
    </style:style>
    <style:style style:name="gr164" style:family="graphic" style:parent-style-name="standard">
      <style:graphic-properties draw:stroke="none" draw:fill="solid" draw:fill-color="#ee2c21" loext:decorative="false"/>
    </style:style>
    <style:style style:name="gr165" style:family="graphic" style:parent-style-name="standard">
      <style:graphic-properties draw:stroke="none" draw:fill="solid" draw:fill-color="#ee2b22" loext:decorative="false"/>
    </style:style>
    <style:style style:name="gr166" style:family="graphic" style:parent-style-name="standard">
      <style:graphic-properties draw:stroke="none" draw:fill="solid" draw:fill-color="#ee2a22" loext:decorative="false"/>
    </style:style>
    <style:style style:name="gr167" style:family="graphic" style:parent-style-name="standard">
      <style:graphic-properties draw:stroke="none" draw:fill="solid" draw:fill-color="#ee2922" loext:decorative="false"/>
    </style:style>
    <style:style style:name="gr168" style:family="graphic" style:parent-style-name="standard">
      <style:graphic-properties draw:stroke="none" draw:fill="solid" draw:fill-color="#ee2822" loext:decorative="false"/>
    </style:style>
    <style:style style:name="gr169" style:family="graphic" style:parent-style-name="standard">
      <style:graphic-properties draw:stroke="none" draw:fill="solid" draw:fill-color="#ee2722" loext:decorative="false"/>
    </style:style>
    <style:style style:name="gr170" style:family="graphic" style:parent-style-name="standard">
      <style:graphic-properties draw:stroke="none" draw:fill="solid" draw:fill-color="#ee2622" loext:decorative="false"/>
    </style:style>
    <style:style style:name="gr171" style:family="graphic" style:parent-style-name="standard">
      <style:graphic-properties draw:stroke="none" draw:fill="solid" draw:fill-color="#ee2523" loext:decorative="false"/>
    </style:style>
    <style:style style:name="gr172" style:family="graphic" style:parent-style-name="standard">
      <style:graphic-properties draw:stroke="none" draw:fill="solid" draw:fill-color="#ee2423" loext:decorative="false"/>
    </style:style>
    <style:style style:name="gr173" style:family="graphic" style:parent-style-name="standard">
      <style:graphic-properties draw:stroke="none" draw:fill="solid" draw:fill-color="#ee2323" loext:decorative="false"/>
    </style:style>
    <style:style style:name="gr174" style:family="graphic" style:parent-style-name="standard">
      <style:graphic-properties draw:stroke="none" draw:fill="solid" draw:fill-color="#ee2223" loext:decorative="false"/>
    </style:style>
    <style:style style:name="gr175" style:family="graphic" style:parent-style-name="standard">
      <style:graphic-properties draw:stroke="none" draw:fill="solid" draw:fill-color="#ed2123" loext:decorative="false"/>
    </style:style>
    <style:style style:name="gr176" style:family="graphic" style:parent-style-name="standard">
      <style:graphic-properties draw:stroke="none" draw:fill="solid" draw:fill-color="#ed2023" loext:decorative="false"/>
    </style:style>
    <style:style style:name="gr177" style:family="graphic" style:parent-style-name="standard">
      <style:graphic-properties draw:stroke="none" draw:fill="solid" draw:fill-color="#ed1f24" loext:decorative="false"/>
    </style:style>
    <style:style style:name="gr178" style:family="graphic" style:parent-style-name="standard">
      <style:graphic-properties draw:stroke="none" draw:fill="solid" draw:fill-color="#ed1e24" loext:decorative="false"/>
    </style:style>
    <style:style style:name="gr179" style:family="graphic" style:parent-style-name="standard">
      <style:graphic-properties draw:stroke="none" draw:fill="solid" draw:fill-color="#ed1d24" loext:decorative="false"/>
    </style:style>
    <style:style style:name="gr180" style:family="graphic" style:parent-style-name="standard">
      <style:graphic-properties draw:stroke="none" draw:fill="solid" draw:fill-color="#ed1c24" loext:decorative="false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158cm" fo:min-width="0.891cm" fo:padding-top="0cm" fo:padding-bottom="0cm" fo:padding-left="0cm" fo:padding-right="0cm" loext:decorative="false"/>
      <style:paragraph-properties style:writing-mode="lr-tb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501cm" fo:min-width="2.398cm" fo:padding-top="0cm" fo:padding-bottom="0cm" fo:padding-left="0cm" fo:padding-right="0cm" loext:decorative="false"/>
      <style:paragraph-properties style:writing-mode="lr-tb"/>
    </style:style>
    <style:style style:name="gr183" style:family="graphic" style:parent-style-name="standard">
      <style:graphic-properties draw:stroke="solid" svg:stroke-width="0.004cm" svg:stroke-color="#231f20" draw:stroke-linejoin="miter" svg:stroke-linecap="butt" draw:fill="none" fo:padding-top="0.002cm" fo:padding-bottom="0.002cm" fo:padding-left="0.002cm" fo:padding-right="0.002cm" loext:decorative="false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1.077cm" fo:padding-top="0cm" fo:padding-bottom="0cm" fo:padding-left="0cm" fo:padding-right="0cm" loext:decorative="false"/>
      <style:paragraph-properties style:writing-mode="lr-tb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3.181cm" fo:padding-top="0cm" fo:padding-bottom="0cm" fo:padding-left="0cm" fo:padding-right="0cm" loext:decorative="false"/>
      <style:paragraph-properties style:writing-mode="lr-tb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2.8cm" fo:padding-top="0cm" fo:padding-bottom="0cm" fo:padding-left="0cm" fo:padding-right="0cm" loext:decorative="false"/>
      <style:paragraph-properties style:writing-mode="lr-tb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1.852cm" fo:padding-top="0cm" fo:padding-bottom="0cm" fo:padding-left="0cm" fo:padding-right="0cm" loext:decorative="false"/>
      <style:paragraph-properties style:writing-mode="lr-tb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1.556cm" fo:padding-top="0cm" fo:padding-bottom="0cm" fo:padding-left="0cm" fo:padding-right="0cm" loext:decorative="false"/>
      <style:paragraph-properties style:writing-mode="lr-tb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2.703cm" fo:padding-top="0cm" fo:padding-bottom="0cm" fo:padding-left="0cm" fo:padding-right="0cm" loext:decorative="false"/>
      <style:paragraph-properties style:writing-mode="lr-tb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3.088cm" fo:padding-top="0cm" fo:padding-bottom="0cm" fo:padding-left="0cm" fo:padding-right="0cm" loext:decorative="false"/>
      <style:paragraph-properties style:writing-mode="lr-tb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1.903cm" fo:padding-top="0cm" fo:padding-bottom="0cm" fo:padding-left="0cm" fo:padding-right="0cm" loext:decorative="false"/>
      <style:paragraph-properties style:writing-mode="lr-tb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2.208cm" fo:padding-top="0cm" fo:padding-bottom="0cm" fo:padding-left="0cm" fo:padding-right="0cm" loext:decorative="false"/>
      <style:paragraph-properties style:writing-mode="lr-tb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2.305cm" fo:padding-top="0cm" fo:padding-bottom="0cm" fo:padding-left="0cm" fo:padding-right="0cm" loext:decorative="false"/>
      <style:paragraph-properties style:writing-mode="lr-tb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2.174cm" fo:padding-top="0cm" fo:padding-bottom="0cm" fo:padding-left="0cm" fo:padding-right="0cm" loext:decorative="false"/>
      <style:paragraph-properties style:writing-mode="lr-tb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1.323cm" fo:padding-top="0cm" fo:padding-bottom="0cm" fo:padding-left="0cm" fo:padding-right="0cm" loext:decorative="false"/>
      <style:paragraph-properties style:writing-mode="lr-tb"/>
    </style:style>
    <style:style style:name="gr196" style:family="graphic" style:parent-style-name="standard">
      <style:graphic-properties draw:stroke="solid" svg:stroke-width="0.013cm" svg:stroke-color="#231f20" draw:stroke-linejoin="miter" svg:stroke-linecap="butt" draw:fill="none" fo:padding-top="0.006cm" fo:padding-bottom="0.006cm" fo:padding-left="0.006cm" fo:padding-right="0.006cm" loext:decorative="false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3.067cm" fo:padding-top="0cm" fo:padding-bottom="0cm" fo:padding-left="0cm" fo:padding-right="0cm" loext:decorative="false"/>
      <style:paragraph-properties style:writing-mode="lr-tb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2.635cm" fo:padding-top="0cm" fo:padding-bottom="0cm" fo:padding-left="0cm" fo:padding-right="0cm" loext:decorative="false"/>
      <style:paragraph-properties style:writing-mode="lr-tb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1.848cm" fo:padding-top="0cm" fo:padding-bottom="0cm" fo:padding-left="0cm" fo:padding-right="0cm" loext:decorative="false"/>
      <style:paragraph-properties style:writing-mode="lr-tb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3.236cm" fo:padding-top="0cm" fo:padding-bottom="0cm" fo:padding-left="0cm" fo:padding-right="0cm" loext:decorative="false"/>
      <style:paragraph-properties style:writing-mode="lr-tb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1.518cm" fo:padding-top="0cm" fo:padding-bottom="0cm" fo:padding-left="0cm" fo:padding-right="0cm" loext:decorative="false"/>
      <style:paragraph-properties style:writing-mode="lr-tb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2.483cm" fo:padding-top="0cm" fo:padding-bottom="0cm" fo:padding-left="0cm" fo:padding-right="0cm" loext:decorative="false"/>
      <style:paragraph-properties style:writing-mode="lr-tb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2.69cm" fo:padding-top="0cm" fo:padding-bottom="0cm" fo:padding-left="0cm" fo:padding-right="0cm" loext:decorative="false"/>
      <style:paragraph-properties style:writing-mode="lr-tb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0.722cm" fo:padding-top="0cm" fo:padding-bottom="0cm" fo:padding-left="0cm" fo:padding-right="0cm" loext:decorative="false"/>
      <style:paragraph-properties style:writing-mode="lr-tb"/>
    </style:style>
    <style:style style:name="gr205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2.999cm" fo:padding-top="0cm" fo:padding-bottom="0cm" fo:padding-left="0cm" fo:padding-right="0cm" loext:decorative="false"/>
      <style:paragraph-properties style:writing-mode="lr-tb"/>
    </style:style>
    <style:style style:name="gr206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2.153cm" fo:padding-top="0cm" fo:padding-bottom="0cm" fo:padding-left="0cm" fo:padding-right="0cm" loext:decorative="false"/>
      <style:paragraph-properties style:writing-mode="lr-tb"/>
    </style:style>
    <style:style style:name="gr207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3.13cm" fo:padding-top="0cm" fo:padding-bottom="0cm" fo:padding-left="0cm" fo:padding-right="0cm" loext:decorative="false"/>
      <style:paragraph-properties style:writing-mode="lr-tb"/>
    </style:style>
    <style:style style:name="gr208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0.701cm" fo:padding-top="0cm" fo:padding-bottom="0cm" fo:padding-left="0cm" fo:padding-right="0cm" loext:decorative="false"/>
      <style:paragraph-properties style:writing-mode="lr-tb"/>
    </style:style>
    <style:style style:name="gr209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2.584cm" fo:padding-top="0cm" fo:padding-bottom="0cm" fo:padding-left="0cm" fo:padding-right="0cm" loext:decorative="false"/>
      <style:paragraph-properties style:writing-mode="lr-tb"/>
    </style:style>
    <style:style style:name="gr210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2.944cm" fo:padding-top="0cm" fo:padding-bottom="0cm" fo:padding-left="0cm" fo:padding-right="0cm" loext:decorative="false"/>
      <style:paragraph-properties style:writing-mode="lr-tb"/>
    </style:style>
    <style:style style:name="gr211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2.881cm" fo:padding-top="0cm" fo:padding-bottom="0cm" fo:padding-left="0cm" fo:padding-right="0cm" loext:decorative="false"/>
      <style:paragraph-properties style:writing-mode="lr-tb"/>
    </style:style>
    <style:style style:name="gr212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2.517cm" fo:padding-top="0cm" fo:padding-bottom="0cm" fo:padding-left="0cm" fo:padding-right="0cm" loext:decorative="false"/>
      <style:paragraph-properties style:writing-mode="lr-tb"/>
    </style:style>
    <style:style style:name="gr213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1.183cm" fo:padding-top="0cm" fo:padding-bottom="0cm" fo:padding-left="0cm" fo:padding-right="0cm" loext:decorative="false"/>
      <style:paragraph-properties style:writing-mode="lr-tb"/>
    </style:style>
    <style:style style:name="gr214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2.982cm" fo:padding-top="0cm" fo:padding-bottom="0cm" fo:padding-left="0cm" fo:padding-right="0cm" loext:decorative="false"/>
      <style:paragraph-properties style:writing-mode="lr-tb"/>
    </style:style>
    <style:style style:name="gr215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3.232cm" fo:padding-top="0cm" fo:padding-bottom="0cm" fo:padding-left="0cm" fo:padding-right="0cm" loext:decorative="false"/>
      <style:paragraph-properties style:writing-mode="lr-tb"/>
    </style:style>
    <style:style style:name="gr216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1.818cm" fo:padding-top="0cm" fo:padding-bottom="0cm" fo:padding-left="0cm" fo:padding-right="0cm" loext:decorative="false"/>
      <style:paragraph-properties style:writing-mode="lr-tb"/>
    </style:style>
    <style:style style:name="gr217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2.495cm" fo:padding-top="0cm" fo:padding-bottom="0cm" fo:padding-left="0cm" fo:padding-right="0cm" loext:decorative="false"/>
      <style:paragraph-properties style:writing-mode="lr-tb"/>
    </style:style>
    <style:style style:name="gr218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2.885cm" fo:padding-top="0cm" fo:padding-bottom="0cm" fo:padding-left="0cm" fo:padding-right="0cm" loext:decorative="false"/>
      <style:paragraph-properties style:writing-mode="lr-tb"/>
    </style:style>
    <style:style style:name="gr219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2.804cm" fo:padding-top="0cm" fo:padding-bottom="0cm" fo:padding-left="0cm" fo:padding-right="0cm" loext:decorative="false"/>
      <style:paragraph-properties style:writing-mode="lr-tb"/>
    </style:style>
    <style:style style:name="gr220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1.382cm" fo:padding-top="0cm" fo:padding-bottom="0cm" fo:padding-left="0cm" fo:padding-right="0cm" loext:decorative="false"/>
      <style:paragraph-properties style:writing-mode="lr-tb"/>
    </style:style>
    <style:style style:name="gr221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2.72cm" fo:padding-top="0cm" fo:padding-bottom="0cm" fo:padding-left="0cm" fo:padding-right="0cm" loext:decorative="false"/>
      <style:paragraph-properties style:writing-mode="lr-tb"/>
    </style:style>
    <style:style style:name="gr222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0.607cm" fo:padding-top="0cm" fo:padding-bottom="0cm" fo:padding-left="0cm" fo:padding-right="0cm" loext:decorative="false"/>
      <style:paragraph-properties style:writing-mode="lr-tb"/>
    </style:style>
    <style:style style:name="gr223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3.054cm" fo:padding-top="0cm" fo:padding-bottom="0cm" fo:padding-left="0cm" fo:padding-right="0cm" loext:decorative="false"/>
      <style:paragraph-properties style:writing-mode="lr-tb"/>
    </style:style>
    <style:style style:name="gr224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0.866cm" fo:padding-top="0cm" fo:padding-bottom="0cm" fo:padding-left="0cm" fo:padding-right="0cm" loext:decorative="false"/>
      <style:paragraph-properties style:writing-mode="lr-tb"/>
    </style:style>
    <style:style style:name="gr225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2.864cm" fo:padding-top="0cm" fo:padding-bottom="0cm" fo:padding-left="0cm" fo:padding-right="0cm" loext:decorative="false"/>
      <style:paragraph-properties style:writing-mode="lr-tb"/>
    </style:style>
    <style:style style:name="gr226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2.771cm" fo:padding-top="0cm" fo:padding-bottom="0cm" fo:padding-left="0cm" fo:padding-right="0cm" loext:decorative="false"/>
      <style:paragraph-properties style:writing-mode="lr-tb"/>
    </style:style>
    <style:style style:name="gr227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2.292cm" fo:padding-top="0cm" fo:padding-bottom="0cm" fo:padding-left="0cm" fo:padding-right="0cm" loext:decorative="false"/>
      <style:paragraph-properties style:writing-mode="lr-tb"/>
    </style:style>
    <style:style style:name="gr228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2.034cm" fo:padding-top="0cm" fo:padding-bottom="0cm" fo:padding-left="0cm" fo:padding-right="0cm" loext:decorative="false"/>
      <style:paragraph-properties style:writing-mode="lr-tb"/>
    </style:style>
    <style:style style:name="gr229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3.114cm" fo:padding-top="0cm" fo:padding-bottom="0cm" fo:padding-left="0cm" fo:padding-right="0cm" loext:decorative="false"/>
      <style:paragraph-properties style:writing-mode="lr-tb"/>
    </style:style>
    <style:style style:name="gr230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2.86cm" fo:padding-top="0cm" fo:padding-bottom="0cm" fo:padding-left="0cm" fo:padding-right="0cm" loext:decorative="false"/>
      <style:paragraph-properties style:writing-mode="lr-tb"/>
    </style:style>
    <style:style style:name="gr231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2.953cm" fo:padding-top="0cm" fo:padding-bottom="0cm" fo:padding-left="0cm" fo:padding-right="0cm" loext:decorative="false"/>
      <style:paragraph-properties style:writing-mode="lr-tb"/>
    </style:style>
    <style:style style:name="gr232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1.623cm" fo:padding-top="0cm" fo:padding-bottom="0cm" fo:padding-left="0cm" fo:padding-right="0cm" loext:decorative="false"/>
      <style:paragraph-properties style:writing-mode="lr-tb"/>
    </style:style>
    <style:style style:name="gr233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2.749cm" fo:padding-top="0cm" fo:padding-bottom="0cm" fo:padding-left="0cm" fo:padding-right="0cm" loext:decorative="false"/>
      <style:paragraph-properties style:writing-mode="lr-tb"/>
    </style:style>
    <style:style style:name="gr234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2.419cm" fo:padding-top="0cm" fo:padding-bottom="0cm" fo:padding-left="0cm" fo:padding-right="0cm" loext:decorative="false"/>
      <style:paragraph-properties style:writing-mode="lr-tb"/>
    </style:style>
    <style:style style:name="gr235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2.504cm" fo:padding-top="0cm" fo:padding-bottom="0cm" fo:padding-left="0cm" fo:padding-right="0cm" loext:decorative="false"/>
      <style:paragraph-properties style:writing-mode="lr-tb"/>
    </style:style>
    <style:style style:name="gr236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2.051cm" fo:padding-top="0cm" fo:padding-bottom="0cm" fo:padding-left="0cm" fo:padding-right="0cm" loext:decorative="false"/>
      <style:paragraph-properties style:writing-mode="lr-tb"/>
    </style:style>
    <style:style style:name="gr237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3.003cm" fo:padding-top="0cm" fo:padding-bottom="0cm" fo:padding-left="0cm" fo:padding-right="0cm" loext:decorative="false"/>
      <style:paragraph-properties style:writing-mode="lr-tb"/>
    </style:style>
    <style:style style:name="gr238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1.429cm" fo:padding-top="0cm" fo:padding-bottom="0cm" fo:padding-left="0cm" fo:padding-right="0cm" loext:decorative="false"/>
      <style:paragraph-properties style:writing-mode="lr-tb"/>
    </style:style>
    <style:style style:name="gr239" style:family="graphic" style:parent-style-name="standard">
      <style:graphic-properties draw:stroke="none" draw:fill="solid" draw:fill-color="#231f20" loext:decorative="false"/>
    </style:style>
    <style:style style:name="gr240" style:family="graphic" style:parent-style-name="standard">
      <style:graphic-properties draw:stroke="solid" svg:stroke-width="0.009cm" svg:stroke-color="#ffffff" draw:stroke-linejoin="miter" svg:stroke-linecap="butt" draw:fill="none" fo:padding-top="0.004cm" fo:padding-bottom="0.004cm" fo:padding-left="0.004cm" fo:padding-right="0.004cm" loext:decorative="false"/>
    </style:style>
    <style:style style:name="gr241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0.527cm" fo:padding-top="0cm" fo:padding-bottom="0cm" fo:padding-left="0cm" fo:padding-right="0cm" loext:decorative="false"/>
      <style:paragraph-properties style:writing-mode="lr-tb"/>
    </style:style>
    <style:style style:name="gr242" style:family="graphic" style:parent-style-name="standard">
      <style:graphic-properties draw:stroke="none" draw:fill="none" draw:textarea-horizontal-align="left" draw:textarea-vertical-align="top" draw:auto-grow-height="true" draw:auto-grow-width="true" fo:min-height="0.162cm" fo:min-width="1.666cm" fo:padding-top="0cm" fo:padding-bottom="0cm" fo:padding-left="0cm" fo:padding-right="0cm" loext:decorative="false"/>
      <style:paragraph-properties style:writing-mode="lr-tb"/>
    </style:style>
    <style:style style:name="gr243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2.868cm" fo:padding-top="0cm" fo:padding-bottom="0cm" fo:padding-left="0cm" fo:padding-right="0cm" loext:decorative="false"/>
      <style:paragraph-properties style:writing-mode="lr-tb"/>
    </style:style>
    <style:style style:name="gr244" style:family="graphic" style:parent-style-name="standard">
      <style:graphic-properties draw:stroke="none" draw:fill="none" draw:textarea-horizontal-align="left" draw:textarea-vertical-align="top" draw:auto-grow-height="true" draw:auto-grow-width="true" fo:min-height="0.162cm" fo:min-width="1.31cm" fo:padding-top="0cm" fo:padding-bottom="0cm" fo:padding-left="0cm" fo:padding-right="0cm" loext:decorative="false"/>
      <style:paragraph-properties style:writing-mode="lr-tb"/>
    </style:style>
    <style:style style:name="gr245" style:family="graphic" style:parent-style-name="standard">
      <style:graphic-properties draw:stroke="none" draw:fill="none" draw:textarea-horizontal-align="left" draw:textarea-vertical-align="top" draw:auto-grow-height="true" draw:auto-grow-width="true" fo:min-height="0.243cm" fo:min-width="2.923cm" fo:padding-top="0cm" fo:padding-bottom="0cm" fo:padding-left="0cm" fo:padding-right="0cm" loext:decorative="false"/>
      <style:paragraph-properties style:writing-mode="lr-tb"/>
    </style:style>
    <style:style style:name="gr246" style:family="graphic" style:parent-style-name="standard">
      <style:graphic-properties draw:stroke="solid" svg:stroke-width="0.004cm" svg:stroke-color="#181817" draw:stroke-linejoin="miter" svg:stroke-linecap="butt" draw:fill="none" fo:padding-top="0.002cm" fo:padding-bottom="0.002cm" fo:padding-left="0.002cm" fo:padding-right="0.002cm" loext:decorative="false"/>
    </style:style>
    <style:style style:name="gr247" style:family="graphic" style:parent-style-name="standard">
      <style:graphic-properties draw:stroke="none" draw:fill="none" draw:textarea-horizontal-align="left" draw:textarea-vertical-align="top" draw:auto-grow-height="true" draw:auto-grow-width="true" fo:min-height="0.162cm" fo:min-width="1.374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solid" draw:fill-color="#f0ece8"/>
    </style:style>
    <style:style style:name="P2" style:family="paragraph">
      <loext:graphic-properties draw:fill="solid" draw:fill-color="#162b45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4.09999990463257pt" style:font-size-asian="4.09999990463257pt" style:font-size-complex="4.09999990463257pt"/>
    </style:style>
    <style:style style:name="P5" style:family="paragraph">
      <loext:graphic-properties draw:fill="none"/>
    </style:style>
    <style:style style:name="P6" style:family="paragraph">
      <loext:graphic-properties draw:fill="none"/>
      <style:text-properties fo:font-size="15pt" style:font-size-asian="15pt" style:font-size-complex="15pt"/>
    </style:style>
    <style:style style:name="P7" style:family="paragraph">
      <loext:graphic-properties draw:fill="solid" draw:fill-color="#ffffff"/>
    </style:style>
    <style:style style:name="P8" style:family="paragraph">
      <loext:graphic-properties draw:fill="solid" draw:fill-color="#050606"/>
    </style:style>
    <style:style style:name="P9" style:family="paragraph">
      <loext:graphic-properties draw:fill="solid" draw:fill-color="#80cc28"/>
    </style:style>
    <style:style style:name="P10" style:family="paragraph">
      <loext:graphic-properties draw:fill="solid" draw:fill-color="#fbc607"/>
    </style:style>
    <style:style style:name="P11" style:family="paragraph">
      <loext:graphic-properties draw:fill="solid" draw:fill-color="#fbc507"/>
    </style:style>
    <style:style style:name="P12" style:family="paragraph">
      <loext:graphic-properties draw:fill="solid" draw:fill-color="#fbc508"/>
    </style:style>
    <style:style style:name="P13" style:family="paragraph">
      <loext:graphic-properties draw:fill="solid" draw:fill-color="#fbc408"/>
    </style:style>
    <style:style style:name="P14" style:family="paragraph">
      <loext:graphic-properties draw:fill="solid" draw:fill-color="#fbc308"/>
    </style:style>
    <style:style style:name="P15" style:family="paragraph">
      <loext:graphic-properties draw:fill="solid" draw:fill-color="#fbc208"/>
    </style:style>
    <style:style style:name="P16" style:family="paragraph">
      <loext:graphic-properties draw:fill="solid" draw:fill-color="#fbc108"/>
    </style:style>
    <style:style style:name="P17" style:family="paragraph">
      <loext:graphic-properties draw:fill="solid" draw:fill-color="#fbc008"/>
    </style:style>
    <style:style style:name="P18" style:family="paragraph">
      <loext:graphic-properties draw:fill="solid" draw:fill-color="#fbbf09"/>
    </style:style>
    <style:style style:name="P19" style:family="paragraph">
      <loext:graphic-properties draw:fill="solid" draw:fill-color="#fbbe09"/>
    </style:style>
    <style:style style:name="P20" style:family="paragraph">
      <loext:graphic-properties draw:fill="solid" draw:fill-color="#fbbd09"/>
    </style:style>
    <style:style style:name="P21" style:family="paragraph">
      <loext:graphic-properties draw:fill="solid" draw:fill-color="#fabc09"/>
    </style:style>
    <style:style style:name="P22" style:family="paragraph">
      <loext:graphic-properties draw:fill="solid" draw:fill-color="#fabb09"/>
    </style:style>
    <style:style style:name="P23" style:family="paragraph">
      <loext:graphic-properties draw:fill="solid" draw:fill-color="#faba09"/>
    </style:style>
    <style:style style:name="P24" style:family="paragraph">
      <loext:graphic-properties draw:fill="solid" draw:fill-color="#fab90a"/>
    </style:style>
    <style:style style:name="P25" style:family="paragraph">
      <loext:graphic-properties draw:fill="solid" draw:fill-color="#fab80a"/>
    </style:style>
    <style:style style:name="P26" style:family="paragraph">
      <loext:graphic-properties draw:fill="solid" draw:fill-color="#fab70a"/>
    </style:style>
    <style:style style:name="P27" style:family="paragraph">
      <loext:graphic-properties draw:fill="solid" draw:fill-color="#fab60a"/>
    </style:style>
    <style:style style:name="P28" style:family="paragraph">
      <loext:graphic-properties draw:fill="solid" draw:fill-color="#fab50a"/>
    </style:style>
    <style:style style:name="P29" style:family="paragraph">
      <loext:graphic-properties draw:fill="solid" draw:fill-color="#fab40a"/>
    </style:style>
    <style:style style:name="P30" style:family="paragraph">
      <loext:graphic-properties draw:fill="solid" draw:fill-color="#fab30b"/>
    </style:style>
    <style:style style:name="P31" style:family="paragraph">
      <loext:graphic-properties draw:fill="solid" draw:fill-color="#fab20b"/>
    </style:style>
    <style:style style:name="P32" style:family="paragraph">
      <loext:graphic-properties draw:fill="solid" draw:fill-color="#fab10b"/>
    </style:style>
    <style:style style:name="P33" style:family="paragraph">
      <loext:graphic-properties draw:fill="solid" draw:fill-color="#f9b00b"/>
    </style:style>
    <style:style style:name="P34" style:family="paragraph">
      <loext:graphic-properties draw:fill="solid" draw:fill-color="#f9af0b"/>
    </style:style>
    <style:style style:name="P35" style:family="paragraph">
      <loext:graphic-properties draw:fill="solid" draw:fill-color="#f9ae0b"/>
    </style:style>
    <style:style style:name="P36" style:family="paragraph">
      <loext:graphic-properties draw:fill="solid" draw:fill-color="#f9ad0c"/>
    </style:style>
    <style:style style:name="P37" style:family="paragraph">
      <loext:graphic-properties draw:fill="solid" draw:fill-color="#f9ac0c"/>
    </style:style>
    <style:style style:name="P38" style:family="paragraph">
      <loext:graphic-properties draw:fill="solid" draw:fill-color="#f9ab0c"/>
    </style:style>
    <style:style style:name="P39" style:family="paragraph">
      <loext:graphic-properties draw:fill="solid" draw:fill-color="#f9aa0c"/>
    </style:style>
    <style:style style:name="P40" style:family="paragraph">
      <loext:graphic-properties draw:fill="solid" draw:fill-color="#f9a90c"/>
    </style:style>
    <style:style style:name="P41" style:family="paragraph">
      <loext:graphic-properties draw:fill="solid" draw:fill-color="#f9a80c"/>
    </style:style>
    <style:style style:name="P42" style:family="paragraph">
      <loext:graphic-properties draw:fill="solid" draw:fill-color="#f9a70d"/>
    </style:style>
    <style:style style:name="P43" style:family="paragraph">
      <loext:graphic-properties draw:fill="solid" draw:fill-color="#f9a60d"/>
    </style:style>
    <style:style style:name="P44" style:family="paragraph">
      <loext:graphic-properties draw:fill="solid" draw:fill-color="#f9a50d"/>
    </style:style>
    <style:style style:name="P45" style:family="paragraph">
      <loext:graphic-properties draw:fill="solid" draw:fill-color="#f8a40d"/>
    </style:style>
    <style:style style:name="P46" style:family="paragraph">
      <loext:graphic-properties draw:fill="solid" draw:fill-color="#f8a30d"/>
    </style:style>
    <style:style style:name="P47" style:family="paragraph">
      <loext:graphic-properties draw:fill="solid" draw:fill-color="#f8a20d"/>
    </style:style>
    <style:style style:name="P48" style:family="paragraph">
      <loext:graphic-properties draw:fill="solid" draw:fill-color="#f8a10e"/>
    </style:style>
    <style:style style:name="P49" style:family="paragraph">
      <loext:graphic-properties draw:fill="solid" draw:fill-color="#f8a00e"/>
    </style:style>
    <style:style style:name="P50" style:family="paragraph">
      <loext:graphic-properties draw:fill="solid" draw:fill-color="#f89f0e"/>
    </style:style>
    <style:style style:name="P51" style:family="paragraph">
      <loext:graphic-properties draw:fill="solid" draw:fill-color="#f89e0e"/>
    </style:style>
    <style:style style:name="P52" style:family="paragraph">
      <loext:graphic-properties draw:fill="solid" draw:fill-color="#f89d0e"/>
    </style:style>
    <style:style style:name="P53" style:family="paragraph">
      <loext:graphic-properties draw:fill="solid" draw:fill-color="#f89c0e"/>
    </style:style>
    <style:style style:name="P54" style:family="paragraph">
      <loext:graphic-properties draw:fill="solid" draw:fill-color="#f89b0f"/>
    </style:style>
    <style:style style:name="P55" style:family="paragraph">
      <loext:graphic-properties draw:fill="solid" draw:fill-color="#f89a0f"/>
    </style:style>
    <style:style style:name="P56" style:family="paragraph">
      <loext:graphic-properties draw:fill="solid" draw:fill-color="#f7990f"/>
    </style:style>
    <style:style style:name="P57" style:family="paragraph">
      <loext:graphic-properties draw:fill="solid" draw:fill-color="#f7980f"/>
    </style:style>
    <style:style style:name="P58" style:family="paragraph">
      <loext:graphic-properties draw:fill="solid" draw:fill-color="#f7970f"/>
    </style:style>
    <style:style style:name="P59" style:family="paragraph">
      <loext:graphic-properties draw:fill="solid" draw:fill-color="#f7960f"/>
    </style:style>
    <style:style style:name="P60" style:family="paragraph">
      <loext:graphic-properties draw:fill="solid" draw:fill-color="#f79510"/>
    </style:style>
    <style:style style:name="P61" style:family="paragraph">
      <loext:graphic-properties draw:fill="solid" draw:fill-color="#f79410"/>
    </style:style>
    <style:style style:name="P62" style:family="paragraph">
      <loext:graphic-properties draw:fill="solid" draw:fill-color="#f79310"/>
    </style:style>
    <style:style style:name="P63" style:family="paragraph">
      <loext:graphic-properties draw:fill="solid" draw:fill-color="#f79210"/>
    </style:style>
    <style:style style:name="P64" style:family="paragraph">
      <loext:graphic-properties draw:fill="solid" draw:fill-color="#f79110"/>
    </style:style>
    <style:style style:name="P65" style:family="paragraph">
      <loext:graphic-properties draw:fill="solid" draw:fill-color="#f79010"/>
    </style:style>
    <style:style style:name="P66" style:family="paragraph">
      <loext:graphic-properties draw:fill="solid" draw:fill-color="#f78f11"/>
    </style:style>
    <style:style style:name="P67" style:family="paragraph">
      <loext:graphic-properties draw:fill="solid" draw:fill-color="#f78e11"/>
    </style:style>
    <style:style style:name="P68" style:family="paragraph">
      <loext:graphic-properties draw:fill="solid" draw:fill-color="#f68d11"/>
    </style:style>
    <style:style style:name="P69" style:family="paragraph">
      <loext:graphic-properties draw:fill="solid" draw:fill-color="#f68c11"/>
    </style:style>
    <style:style style:name="P70" style:family="paragraph">
      <loext:graphic-properties draw:fill="solid" draw:fill-color="#f68b11"/>
    </style:style>
    <style:style style:name="P71" style:family="paragraph">
      <loext:graphic-properties draw:fill="solid" draw:fill-color="#f68a11"/>
    </style:style>
    <style:style style:name="P72" style:family="paragraph">
      <loext:graphic-properties draw:fill="solid" draw:fill-color="#f68912"/>
    </style:style>
    <style:style style:name="P73" style:family="paragraph">
      <loext:graphic-properties draw:fill="solid" draw:fill-color="#f68812"/>
    </style:style>
    <style:style style:name="P74" style:family="paragraph">
      <loext:graphic-properties draw:fill="solid" draw:fill-color="#f68712"/>
    </style:style>
    <style:style style:name="P75" style:family="paragraph">
      <loext:graphic-properties draw:fill="solid" draw:fill-color="#f68612"/>
    </style:style>
    <style:style style:name="P76" style:family="paragraph">
      <loext:graphic-properties draw:fill="solid" draw:fill-color="#f68512"/>
    </style:style>
    <style:style style:name="P77" style:family="paragraph">
      <loext:graphic-properties draw:fill="solid" draw:fill-color="#f68412"/>
    </style:style>
    <style:style style:name="P78" style:family="paragraph">
      <loext:graphic-properties draw:fill="solid" draw:fill-color="#f68313"/>
    </style:style>
    <style:style style:name="P79" style:family="paragraph">
      <loext:graphic-properties draw:fill="solid" draw:fill-color="#f68213"/>
    </style:style>
    <style:style style:name="P80" style:family="paragraph">
      <loext:graphic-properties draw:fill="solid" draw:fill-color="#f58113"/>
    </style:style>
    <style:style style:name="P81" style:family="paragraph">
      <loext:graphic-properties draw:fill="solid" draw:fill-color="#f58013"/>
    </style:style>
    <style:style style:name="P82" style:family="paragraph">
      <loext:graphic-properties draw:fill="solid" draw:fill-color="#f57f13"/>
    </style:style>
    <style:style style:name="P83" style:family="paragraph">
      <loext:graphic-properties draw:fill="solid" draw:fill-color="#f57e13"/>
    </style:style>
    <style:style style:name="P84" style:family="paragraph">
      <loext:graphic-properties draw:fill="solid" draw:fill-color="#f57d14"/>
    </style:style>
    <style:style style:name="P85" style:family="paragraph">
      <loext:graphic-properties draw:fill="solid" draw:fill-color="#f57c14"/>
    </style:style>
    <style:style style:name="P86" style:family="paragraph">
      <loext:graphic-properties draw:fill="solid" draw:fill-color="#f57b14"/>
    </style:style>
    <style:style style:name="P87" style:family="paragraph">
      <loext:graphic-properties draw:fill="solid" draw:fill-color="#f57a14"/>
    </style:style>
    <style:style style:name="P88" style:family="paragraph">
      <loext:graphic-properties draw:fill="solid" draw:fill-color="#f57914"/>
    </style:style>
    <style:style style:name="P89" style:family="paragraph">
      <loext:graphic-properties draw:fill="solid" draw:fill-color="#f57814"/>
    </style:style>
    <style:style style:name="P90" style:family="paragraph">
      <loext:graphic-properties draw:fill="solid" draw:fill-color="#f57715"/>
    </style:style>
    <style:style style:name="P91" style:family="paragraph">
      <loext:graphic-properties draw:fill="solid" draw:fill-color="#f57615"/>
    </style:style>
    <style:style style:name="P92" style:family="paragraph">
      <loext:graphic-properties draw:fill="solid" draw:fill-color="#f47515"/>
    </style:style>
    <style:style style:name="P93" style:family="paragraph">
      <loext:graphic-properties draw:fill="solid" draw:fill-color="#f47415"/>
    </style:style>
    <style:style style:name="P94" style:family="paragraph">
      <loext:graphic-properties draw:fill="solid" draw:fill-color="#f47315"/>
    </style:style>
    <style:style style:name="P95" style:family="paragraph">
      <loext:graphic-properties draw:fill="solid" draw:fill-color="#f47216"/>
    </style:style>
    <style:style style:name="P96" style:family="paragraph">
      <loext:graphic-properties draw:fill="solid" draw:fill-color="#f47116"/>
    </style:style>
    <style:style style:name="P97" style:family="paragraph">
      <loext:graphic-properties draw:fill="solid" draw:fill-color="#f47016"/>
    </style:style>
    <style:style style:name="P98" style:family="paragraph">
      <loext:graphic-properties draw:fill="solid" draw:fill-color="#f46f16"/>
    </style:style>
    <style:style style:name="P99" style:family="paragraph">
      <loext:graphic-properties draw:fill="solid" draw:fill-color="#f46e16"/>
    </style:style>
    <style:style style:name="P100" style:family="paragraph">
      <loext:graphic-properties draw:fill="solid" draw:fill-color="#f46d16"/>
    </style:style>
    <style:style style:name="P101" style:family="paragraph">
      <loext:graphic-properties draw:fill="solid" draw:fill-color="#f46c17"/>
    </style:style>
    <style:style style:name="P102" style:family="paragraph">
      <loext:graphic-properties draw:fill="solid" draw:fill-color="#f46b17"/>
    </style:style>
    <style:style style:name="P103" style:family="paragraph">
      <loext:graphic-properties draw:fill="solid" draw:fill-color="#f46a17"/>
    </style:style>
    <style:style style:name="P104" style:family="paragraph">
      <loext:graphic-properties draw:fill="solid" draw:fill-color="#f36917"/>
    </style:style>
    <style:style style:name="P105" style:family="paragraph">
      <loext:graphic-properties draw:fill="solid" draw:fill-color="#f36817"/>
    </style:style>
    <style:style style:name="P106" style:family="paragraph">
      <loext:graphic-properties draw:fill="solid" draw:fill-color="#f36717"/>
    </style:style>
    <style:style style:name="P107" style:family="paragraph">
      <loext:graphic-properties draw:fill="solid" draw:fill-color="#f36618"/>
    </style:style>
    <style:style style:name="P108" style:family="paragraph">
      <loext:graphic-properties draw:fill="solid" draw:fill-color="#f36518"/>
    </style:style>
    <style:style style:name="P109" style:family="paragraph">
      <loext:graphic-properties draw:fill="solid" draw:fill-color="#f36418"/>
    </style:style>
    <style:style style:name="P110" style:family="paragraph">
      <loext:graphic-properties draw:fill="solid" draw:fill-color="#f36318"/>
    </style:style>
    <style:style style:name="P111" style:family="paragraph">
      <loext:graphic-properties draw:fill="solid" draw:fill-color="#f36218"/>
    </style:style>
    <style:style style:name="P112" style:family="paragraph">
      <loext:graphic-properties draw:fill="solid" draw:fill-color="#f36118"/>
    </style:style>
    <style:style style:name="P113" style:family="paragraph">
      <loext:graphic-properties draw:fill="solid" draw:fill-color="#f36019"/>
    </style:style>
    <style:style style:name="P114" style:family="paragraph">
      <loext:graphic-properties draw:fill="solid" draw:fill-color="#f35f19"/>
    </style:style>
    <style:style style:name="P115" style:family="paragraph">
      <loext:graphic-properties draw:fill="solid" draw:fill-color="#f35e19"/>
    </style:style>
    <style:style style:name="P116" style:family="paragraph">
      <loext:graphic-properties draw:fill="solid" draw:fill-color="#f25d19"/>
    </style:style>
    <style:style style:name="P117" style:family="paragraph">
      <loext:graphic-properties draw:fill="solid" draw:fill-color="#f25c19"/>
    </style:style>
    <style:style style:name="P118" style:family="paragraph">
      <loext:graphic-properties draw:fill="solid" draw:fill-color="#f25b19"/>
    </style:style>
    <style:style style:name="P119" style:family="paragraph">
      <loext:graphic-properties draw:fill="solid" draw:fill-color="#f25a1a"/>
    </style:style>
    <style:style style:name="P120" style:family="paragraph">
      <loext:graphic-properties draw:fill="solid" draw:fill-color="#f2591a"/>
    </style:style>
    <style:style style:name="P121" style:family="paragraph">
      <loext:graphic-properties draw:fill="solid" draw:fill-color="#f2581a"/>
    </style:style>
    <style:style style:name="P122" style:family="paragraph">
      <loext:graphic-properties draw:fill="solid" draw:fill-color="#f2571a"/>
    </style:style>
    <style:style style:name="P123" style:family="paragraph">
      <loext:graphic-properties draw:fill="solid" draw:fill-color="#f2561a"/>
    </style:style>
    <style:style style:name="P124" style:family="paragraph">
      <loext:graphic-properties draw:fill="solid" draw:fill-color="#f2551a"/>
    </style:style>
    <style:style style:name="P125" style:family="paragraph">
      <loext:graphic-properties draw:fill="solid" draw:fill-color="#f2541b"/>
    </style:style>
    <style:style style:name="P126" style:family="paragraph">
      <loext:graphic-properties draw:fill="solid" draw:fill-color="#f2531b"/>
    </style:style>
    <style:style style:name="P127" style:family="paragraph">
      <loext:graphic-properties draw:fill="solid" draw:fill-color="#f2521b"/>
    </style:style>
    <style:style style:name="P128" style:family="paragraph">
      <loext:graphic-properties draw:fill="solid" draw:fill-color="#f1511b"/>
    </style:style>
    <style:style style:name="P129" style:family="paragraph">
      <loext:graphic-properties draw:fill="solid" draw:fill-color="#f1501b"/>
    </style:style>
    <style:style style:name="P130" style:family="paragraph">
      <loext:graphic-properties draw:fill="solid" draw:fill-color="#f14f1b"/>
    </style:style>
    <style:style style:name="P131" style:family="paragraph">
      <loext:graphic-properties draw:fill="solid" draw:fill-color="#f14e1c"/>
    </style:style>
    <style:style style:name="P132" style:family="paragraph">
      <loext:graphic-properties draw:fill="solid" draw:fill-color="#f14d1c"/>
    </style:style>
    <style:style style:name="P133" style:family="paragraph">
      <loext:graphic-properties draw:fill="solid" draw:fill-color="#f14c1c"/>
    </style:style>
    <style:style style:name="P134" style:family="paragraph">
      <loext:graphic-properties draw:fill="solid" draw:fill-color="#f14b1c"/>
    </style:style>
    <style:style style:name="P135" style:family="paragraph">
      <loext:graphic-properties draw:fill="solid" draw:fill-color="#f14a1c"/>
    </style:style>
    <style:style style:name="P136" style:family="paragraph">
      <loext:graphic-properties draw:fill="solid" draw:fill-color="#f1491c"/>
    </style:style>
    <style:style style:name="P137" style:family="paragraph">
      <loext:graphic-properties draw:fill="solid" draw:fill-color="#f1481d"/>
    </style:style>
    <style:style style:name="P138" style:family="paragraph">
      <loext:graphic-properties draw:fill="solid" draw:fill-color="#f1471d"/>
    </style:style>
    <style:style style:name="P139" style:family="paragraph">
      <loext:graphic-properties draw:fill="solid" draw:fill-color="#f1461d"/>
    </style:style>
    <style:style style:name="P140" style:family="paragraph">
      <loext:graphic-properties draw:fill="solid" draw:fill-color="#f0451d"/>
    </style:style>
    <style:style style:name="P141" style:family="paragraph">
      <loext:graphic-properties draw:fill="solid" draw:fill-color="#f0441d"/>
    </style:style>
    <style:style style:name="P142" style:family="paragraph">
      <loext:graphic-properties draw:fill="solid" draw:fill-color="#f0431d"/>
    </style:style>
    <style:style style:name="P143" style:family="paragraph">
      <loext:graphic-properties draw:fill="solid" draw:fill-color="#f0421e"/>
    </style:style>
    <style:style style:name="P144" style:family="paragraph">
      <loext:graphic-properties draw:fill="solid" draw:fill-color="#f0411e"/>
    </style:style>
    <style:style style:name="P145" style:family="paragraph">
      <loext:graphic-properties draw:fill="solid" draw:fill-color="#f0401e"/>
    </style:style>
    <style:style style:name="P146" style:family="paragraph">
      <loext:graphic-properties draw:fill="solid" draw:fill-color="#f03f1e"/>
    </style:style>
    <style:style style:name="P147" style:family="paragraph">
      <loext:graphic-properties draw:fill="solid" draw:fill-color="#f03e1e"/>
    </style:style>
    <style:style style:name="P148" style:family="paragraph">
      <loext:graphic-properties draw:fill="solid" draw:fill-color="#f03d1e"/>
    </style:style>
    <style:style style:name="P149" style:family="paragraph">
      <loext:graphic-properties draw:fill="solid" draw:fill-color="#f03c1f"/>
    </style:style>
    <style:style style:name="P150" style:family="paragraph">
      <loext:graphic-properties draw:fill="solid" draw:fill-color="#f03b1f"/>
    </style:style>
    <style:style style:name="P151" style:family="paragraph">
      <loext:graphic-properties draw:fill="solid" draw:fill-color="#f03a1f"/>
    </style:style>
    <style:style style:name="P152" style:family="paragraph">
      <loext:graphic-properties draw:fill="solid" draw:fill-color="#ef391f"/>
    </style:style>
    <style:style style:name="P153" style:family="paragraph">
      <loext:graphic-properties draw:fill="solid" draw:fill-color="#ef381f"/>
    </style:style>
    <style:style style:name="P154" style:family="paragraph">
      <loext:graphic-properties draw:fill="solid" draw:fill-color="#ef371f"/>
    </style:style>
    <style:style style:name="P155" style:family="paragraph">
      <loext:graphic-properties draw:fill="solid" draw:fill-color="#ef3620"/>
    </style:style>
    <style:style style:name="P156" style:family="paragraph">
      <loext:graphic-properties draw:fill="solid" draw:fill-color="#ef3520"/>
    </style:style>
    <style:style style:name="P157" style:family="paragraph">
      <loext:graphic-properties draw:fill="solid" draw:fill-color="#ef3420"/>
    </style:style>
    <style:style style:name="P158" style:family="paragraph">
      <loext:graphic-properties draw:fill="solid" draw:fill-color="#ef3320"/>
    </style:style>
    <style:style style:name="P159" style:family="paragraph">
      <loext:graphic-properties draw:fill="solid" draw:fill-color="#ef3220"/>
    </style:style>
    <style:style style:name="P160" style:family="paragraph">
      <loext:graphic-properties draw:fill="solid" draw:fill-color="#ef3120"/>
    </style:style>
    <style:style style:name="P161" style:family="paragraph">
      <loext:graphic-properties draw:fill="solid" draw:fill-color="#ef3021"/>
    </style:style>
    <style:style style:name="P162" style:family="paragraph">
      <loext:graphic-properties draw:fill="solid" draw:fill-color="#ef2f21"/>
    </style:style>
    <style:style style:name="P163" style:family="paragraph">
      <loext:graphic-properties draw:fill="solid" draw:fill-color="#ef2e21"/>
    </style:style>
    <style:style style:name="P164" style:family="paragraph">
      <loext:graphic-properties draw:fill="solid" draw:fill-color="#ee2d21"/>
    </style:style>
    <style:style style:name="P165" style:family="paragraph">
      <loext:graphic-properties draw:fill="solid" draw:fill-color="#ee2c21"/>
    </style:style>
    <style:style style:name="P166" style:family="paragraph">
      <loext:graphic-properties draw:fill="solid" draw:fill-color="#ee2b22"/>
    </style:style>
    <style:style style:name="P167" style:family="paragraph">
      <loext:graphic-properties draw:fill="solid" draw:fill-color="#ee2a22"/>
    </style:style>
    <style:style style:name="P168" style:family="paragraph">
      <loext:graphic-properties draw:fill="solid" draw:fill-color="#ee2922"/>
    </style:style>
    <style:style style:name="P169" style:family="paragraph">
      <loext:graphic-properties draw:fill="solid" draw:fill-color="#ee2822"/>
    </style:style>
    <style:style style:name="P170" style:family="paragraph">
      <loext:graphic-properties draw:fill="solid" draw:fill-color="#ee2722"/>
    </style:style>
    <style:style style:name="P171" style:family="paragraph">
      <loext:graphic-properties draw:fill="solid" draw:fill-color="#ee2622"/>
    </style:style>
    <style:style style:name="P172" style:family="paragraph">
      <loext:graphic-properties draw:fill="solid" draw:fill-color="#ee2523"/>
    </style:style>
    <style:style style:name="P173" style:family="paragraph">
      <loext:graphic-properties draw:fill="solid" draw:fill-color="#ee2423"/>
    </style:style>
    <style:style style:name="P174" style:family="paragraph">
      <loext:graphic-properties draw:fill="solid" draw:fill-color="#ee2323"/>
    </style:style>
    <style:style style:name="P175" style:family="paragraph">
      <loext:graphic-properties draw:fill="solid" draw:fill-color="#ee2223"/>
    </style:style>
    <style:style style:name="P176" style:family="paragraph">
      <loext:graphic-properties draw:fill="solid" draw:fill-color="#ed2123"/>
    </style:style>
    <style:style style:name="P177" style:family="paragraph">
      <loext:graphic-properties draw:fill="solid" draw:fill-color="#ed2023"/>
    </style:style>
    <style:style style:name="P178" style:family="paragraph">
      <loext:graphic-properties draw:fill="solid" draw:fill-color="#ed1f24"/>
    </style:style>
    <style:style style:name="P179" style:family="paragraph">
      <loext:graphic-properties draw:fill="solid" draw:fill-color="#ed1e24"/>
    </style:style>
    <style:style style:name="P180" style:family="paragraph">
      <loext:graphic-properties draw:fill="solid" draw:fill-color="#ed1d24"/>
    </style:style>
    <style:style style:name="P181" style:family="paragraph">
      <loext:graphic-properties draw:fill="solid" draw:fill-color="#ed1c24"/>
    </style:style>
    <style:style style:name="P182" style:family="paragraph">
      <loext:graphic-properties draw:fill="none"/>
      <style:text-properties fo:font-size="3.29999995231628pt" style:font-size-asian="3.29999995231628pt" style:font-size-complex="3.29999995231628pt"/>
    </style:style>
    <style:style style:name="P183" style:family="paragraph">
      <loext:graphic-properties draw:fill="none"/>
      <style:text-properties fo:font-size="5.19999980926514pt" style:font-size-asian="5.19999980926514pt" style:font-size-complex="5.19999980926514pt"/>
    </style:style>
    <style:style style:name="P184" style:family="paragraph">
      <style:paragraph-properties fo:margin-top="0.42cm" fo:margin-bottom="0.35cm" fo:text-align="start" style:writing-mode="lr-tb"/>
    </style:style>
    <style:style style:name="P185" style:family="paragraph">
      <loext:graphic-properties draw:fill="solid" draw:fill-color="#231f20"/>
    </style:style>
    <style:style style:name="P186" style:family="paragraph">
      <loext:graphic-properties draw:fill="none"/>
      <style:text-properties fo:font-size="5pt" style:font-size-asian="5pt" style:font-size-complex="5pt"/>
    </style:style>
    <style:style style:name="T1" style:family="text">
      <style:text-properties fo:color="#ffffff" loext:opacity="100%" style:font-name="Trenda" fo:font-size="4.09999990463257pt" fo:font-weight="bold" style:font-name-asian="Trenda" style:font-size-asian="4.09999990463257pt" style:font-weight-asian="bold" style:font-name-complex="Trenda" style:font-size-complex="4.09999990463257pt" style:font-weight-complex="bold" style:text-scale="96%"/>
    </style:style>
    <style:style style:name="T2" style:family="text">
      <style:text-properties fo:color="#162b45" loext:opacity="100%" style:font-name="Trenda" fo:font-size="15pt" fo:font-weight="bold" style:font-name-asian="Trenda" style:font-size-asian="15pt" style:font-weight-asian="bold" style:font-name-complex="Trenda" style:font-size-complex="15pt" style:font-weight-complex="bold" style:text-scale="96%"/>
    </style:style>
    <style:style style:name="T3" style:family="text">
      <style:text-properties fo:color="#231f20" loext:opacity="100%" style:font-name="Trenda" fo:font-size="3.29999995231628pt" fo:font-weight="bold" style:font-name-asian="Trenda" style:font-size-asian="3.29999995231628pt" style:font-weight-asian="bold" style:font-name-complex="Trenda" style:font-size-complex="3.29999995231628pt" style:font-weight-complex="bold" style:text-scale="96%"/>
    </style:style>
    <style:style style:name="T4" style:family="text">
      <style:text-properties fo:color="#231f20" loext:opacity="100%" style:font-name="Trenda" fo:font-size="5.19999980926514pt" fo:font-weight="normal" style:font-name-asian="Trenda" style:font-size-asian="5.19999980926514pt" style:font-weight-asian="normal" style:font-name-complex="Trenda" style:font-size-complex="5.19999980926514pt" style:font-weight-complex="normal" style:text-scale="95%"/>
    </style:style>
    <style:style style:name="T5" style:family="text">
      <style:text-properties fo:color="#231f20" loext:opacity="100%" style:font-name="Trenda" fo:font-size="5pt" fo:font-weight="bold" style:font-name-asian="Trenda" style:font-size-asian="5pt" style:font-weight-asian="bold" style:font-name-complex="Trenda" style:font-size-complex="5pt" style:font-weight-complex="bold" style:text-scale="95%"/>
    </style:style>
    <style:style style:name="T6" style:family="text">
      <style:text-properties fo:color="#231f20" loext:opacity="100%" style:font-name="Trenda" fo:font-size="3.29999995231628pt" fo:font-weight="normal" style:font-name-asian="Trenda" style:font-size-asian="3.29999995231628pt" style:font-weight-asian="normal" style:font-name-complex="Trenda" style:font-size-complex="3.29999995231628pt" style:font-weight-complex="normal" style:text-scale="95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6.001cm" svg:height="0.734cm" svg:x="0.499cm" svg:y="1.577cm" svg:viewBox="0 0 6002 735" draw:points="0,735 6002,735 6002,0 0,0">
          <text:p/>
        </draw:polygon>
        <draw:polygon draw:style-name="gr2" draw:text-style-name="P2" draw:layer="layout" svg:width="6.001cm" svg:height="1.125cm" svg:x="0.499cm" svg:y="0.494cm" svg:viewBox="0 0 6002 1126" draw:points="6002,1126 0,1126 0,0 6002,0">
          <text:p/>
        </draw:polygon>
        <draw:frame draw:style-name="gr3" draw:text-style-name="P4" draw:layer="layout" svg:width="3.397cm" svg:height="0.196cm" svg:x="1.939cm" svg:y="1.125cm">
          <draw:text-box>
            <text:p text:style-name="P3"><text:span text:style-name="T1">FIGHT AGAINST GENDER VIOLENCE IN ACADEMIA</text:span></text:p>
          </draw:text-box>
        </draw:frame>
        <draw:line draw:style-name="gr4" draw:text-style-name="P5" draw:layer="layout" svg:x1="1cm" svg:y1="-0.906cm" svg:x2="1cm" svg:y2="0.364cm">
          <text:p/>
        </draw:line>
        <draw:line draw:style-name="gr4" draw:text-style-name="P5" draw:layer="layout" svg:x1="-0.905cm" svg:y1="0.999cm" svg:x2="0.365cm" svg:y2="0.999cm">
          <text:p/>
        </draw:line>
        <draw:line draw:style-name="gr4" draw:text-style-name="P5" draw:layer="layout" svg:x1="-0.905cm" svg:y1="20.999cm" svg:x2="0.365cm" svg:y2="20.999cm">
          <text:p/>
        </draw:line>
        <draw:line draw:style-name="gr4" draw:text-style-name="P5" draw:layer="layout" svg:x1="1cm" svg:y1="22.904cm" svg:x2="1cm" svg:y2="21.634cm">
          <text:p/>
        </draw:line>
        <draw:line draw:style-name="gr4" draw:text-style-name="P5" draw:layer="layout" svg:x1="5.999cm" svg:y1="-0.906cm" svg:x2="5.999cm" svg:y2="0.364cm">
          <text:p/>
        </draw:line>
        <draw:line draw:style-name="gr4" draw:text-style-name="P5" draw:layer="layout" svg:x1="7.904cm" svg:y1="0.999cm" svg:x2="6.634cm" svg:y2="0.999cm">
          <text:p/>
        </draw:line>
        <draw:line draw:style-name="gr4" draw:text-style-name="P5" draw:layer="layout" svg:x1="7.904cm" svg:y1="20.999cm" svg:x2="6.634cm" svg:y2="20.999cm">
          <text:p/>
        </draw:line>
        <draw:line draw:style-name="gr4" draw:text-style-name="P5" draw:layer="layout" svg:x1="5.999cm" svg:y1="22.904cm" svg:x2="5.999cm" svg:y2="21.634cm">
          <text:p/>
        </draw:line>
        <draw:frame draw:style-name="gr5" draw:text-style-name="P6" draw:layer="layout" svg:width="4.853cm" svg:height="0.725cm" svg:x="1.059cm" svg:y="1.559cm">
          <draw:text-box>
            <text:p text:style-name="P3"><text:span text:style-name="T2">The violence meter</text:span></text:p>
          </draw:text-box>
        </draw:frame>
        <draw:polygon draw:style-name="gr6" draw:text-style-name="P7" draw:layer="layout" svg:width="0.709cm" svg:height="0.709cm" svg:x="2.653cm" svg:y="20.1cm" svg:viewBox="0 0 710 710" draw:points="0,0 710,0 710,710 0,710">
          <text:p/>
        </draw:polygon>
        <draw:polygon draw:style-name="gr7" draw:text-style-name="P8" draw:layer="layout" svg:width="0.046cm" svg:height="0.023cm" svg:x="2.905cm" svg:y="20.171cm" svg:viewBox="0 0 47 24" draw:points="0,24 47,24 47,0 0,0">
          <text:p/>
        </draw:polygon>
        <draw:polygon draw:style-name="gr7" draw:text-style-name="P8" draw:layer="layout" svg:width="0.022cm" svg:height="0.023cm" svg:x="3.042cm" svg:y="20.171cm" svg:viewBox="0 0 23 24" draw:points="0,24 23,24 23,0 0,0">
          <text:p/>
        </draw:polygon>
        <draw:polygon draw:style-name="gr7" draw:text-style-name="P8" draw:layer="layout" svg:width="0.022cm" svg:height="0.023cm" svg:x="3.087cm" svg:y="20.171cm" svg:viewBox="0 0 23 24" draw:points="0,24 23,24 23,0 0,0">
          <text:p/>
        </draw:polygon>
        <draw:polygon draw:style-name="gr7" draw:text-style-name="P8" draw:layer="layout" svg:width="0.023cm" svg:height="0.022cm" svg:x="3.019cm" svg:y="20.194cm" svg:viewBox="0 0 24 23" draw:points="0,23 24,23 24,0 0,0">
          <text:p/>
        </draw:polygon>
        <draw:polygon draw:style-name="gr7" draw:text-style-name="P8" draw:layer="layout" svg:width="0.023cm" svg:height="0.022cm" svg:x="3.064cm" svg:y="20.194cm" svg:viewBox="0 0 24 23" draw:points="0,23 24,23 24,0 0,0">
          <text:p/>
        </draw:polygon>
        <draw:polygon draw:style-name="gr7" draw:text-style-name="P8" draw:layer="layout" svg:width="0.023cm" svg:height="0.023cm" svg:x="2.905cm" svg:y="20.216cm" svg:viewBox="0 0 24 24" draw:points="0,24 24,24 24,0 0,0">
          <text:p/>
        </draw:polygon>
        <draw:polygon draw:style-name="gr7" draw:text-style-name="P8" draw:layer="layout" svg:width="0.069cm" svg:height="0.023cm" svg:x="2.973cm" svg:y="20.216cm" svg:viewBox="0 0 70 24" draw:points="0,24 70,24 70,0 0,0">
          <text:p/>
        </draw:polygon>
        <draw:polygon draw:style-name="gr7" draw:text-style-name="P8" draw:layer="layout" svg:width="0.045cm" svg:height="0.023cm" svg:x="3.064cm" svg:y="20.216cm" svg:viewBox="0 0 46 24" draw:points="0,24 46,24 46,0 0,0">
          <text:p/>
        </draw:polygon>
        <draw:polygon draw:style-name="gr7" draw:text-style-name="P8" draw:layer="layout" svg:width="0.046cm" svg:height="0.023cm" svg:x="2.905cm" svg:y="20.239cm" svg:viewBox="0 0 47 24" draw:points="0,24 47,24 47,0 0,0">
          <text:p/>
        </draw:polygon>
        <draw:polygon draw:style-name="gr7" draw:text-style-name="P8" draw:layer="layout" svg:width="0.023cm" svg:height="0.023cm" svg:x="2.973cm" svg:y="20.239cm" svg:viewBox="0 0 24 24" draw:points="0,24 24,24 24,0 0,0">
          <text:p/>
        </draw:polygon>
        <draw:polygon draw:style-name="gr7" draw:text-style-name="P8" draw:layer="layout" svg:width="0.023cm" svg:height="0.023cm" svg:x="3.019cm" svg:y="20.239cm" svg:viewBox="0 0 24 24" draw:points="0,24 24,24 24,0 0,0">
          <text:p/>
        </draw:polygon>
        <draw:polygon draw:style-name="gr7" draw:text-style-name="P8" draw:layer="layout" svg:width="0.045cm" svg:height="0.023cm" svg:x="3.064cm" svg:y="20.239cm" svg:viewBox="0 0 46 24" draw:points="0,24 46,24 46,0 0,0">
          <text:p/>
        </draw:polygon>
        <draw:polygon draw:style-name="gr7" draw:text-style-name="P8" draw:layer="layout" svg:width="0.091cm" svg:height="0.023cm" svg:x="2.905cm" svg:y="20.262cm" svg:viewBox="0 0 92 24" draw:points="0,24 92,24 92,0 0,0">
          <text:p/>
        </draw:polygon>
        <draw:polygon draw:style-name="gr7" draw:text-style-name="P8" draw:layer="layout" svg:width="0.022cm" svg:height="0.023cm" svg:x="3.042cm" svg:y="20.262cm" svg:viewBox="0 0 23 24" draw:points="0,24 23,24 23,0 0,0">
          <text:p/>
        </draw:polygon>
        <draw:polygon draw:style-name="gr7" draw:text-style-name="P8" draw:layer="layout" svg:width="0.022cm" svg:height="0.023cm" svg:x="3.087cm" svg:y="20.262cm" svg:viewBox="0 0 23 24" draw:points="0,24 23,24 23,0 0,0">
          <text:p/>
        </draw:polygon>
        <draw:polygon draw:style-name="gr7" draw:text-style-name="P8" draw:layer="layout" svg:width="0.023cm" svg:height="0.023cm" svg:x="2.928cm" svg:y="20.284cm" svg:viewBox="0 0 24 24" draw:points="0,24 24,24 24,0 0,0">
          <text:p/>
        </draw:polygon>
        <draw:polygon draw:style-name="gr7" draw:text-style-name="P8" draw:layer="layout" svg:width="0.023cm" svg:height="0.023cm" svg:x="2.996cm" svg:y="20.284cm" svg:viewBox="0 0 24 24" draw:points="0,24 24,24 24,0 0,0">
          <text:p/>
        </draw:polygon>
        <draw:polygon draw:style-name="gr7" draw:text-style-name="P8" draw:layer="layout" svg:width="0.022cm" svg:height="0.023cm" svg:x="3.042cm" svg:y="20.284cm" svg:viewBox="0 0 23 24" draw:points="0,24 23,24 23,0 0,0">
          <text:p/>
        </draw:polygon>
        <draw:polygon draw:style-name="gr7" draw:text-style-name="P8" draw:layer="layout" svg:width="0.022cm" svg:height="0.023cm" svg:x="3.087cm" svg:y="20.284cm" svg:viewBox="0 0 23 24" draw:points="0,24 23,24 23,0 0,0">
          <text:p/>
        </draw:polygon>
        <draw:polygon draw:style-name="gr7" draw:text-style-name="P8" draw:layer="layout" svg:width="0.023cm" svg:height="0.023cm" svg:x="2.905cm" svg:y="20.307cm" svg:viewBox="0 0 24 24" draw:points="0,24 24,24 24,0 0,0">
          <text:p/>
        </draw:polygon>
        <draw:polygon draw:style-name="gr7" draw:text-style-name="P8" draw:layer="layout" svg:width="0.023cm" svg:height="0.023cm" svg:x="2.951cm" svg:y="20.307cm" svg:viewBox="0 0 24 24" draw:points="0,24 24,24 24,0 0,0">
          <text:p/>
        </draw:polygon>
        <draw:polygon draw:style-name="gr7" draw:text-style-name="P8" draw:layer="layout" svg:width="0.023cm" svg:height="0.023cm" svg:x="2.996cm" svg:y="20.307cm" svg:viewBox="0 0 24 24" draw:points="0,24 24,24 24,0 0,0">
          <text:p/>
        </draw:polygon>
        <draw:polygon draw:style-name="gr7" draw:text-style-name="P8" draw:layer="layout" svg:width="0.022cm" svg:height="0.023cm" svg:x="3.042cm" svg:y="20.307cm" svg:viewBox="0 0 23 24" draw:points="0,24 23,24 23,0 0,0">
          <text:p/>
        </draw:polygon>
        <draw:polygon draw:style-name="gr7" draw:text-style-name="P8" draw:layer="layout" svg:width="0.022cm" svg:height="0.023cm" svg:x="3.087cm" svg:y="20.307cm" svg:viewBox="0 0 23 24" draw:points="0,24 23,24 23,0 0,0">
          <text:p/>
        </draw:polygon>
        <draw:polygon draw:style-name="gr7" draw:text-style-name="P8" draw:layer="layout" svg:width="0.023cm" svg:height="0.022cm" svg:x="2.928cm" svg:y="20.33cm" svg:viewBox="0 0 24 23" draw:points="0,23 24,23 24,0 0,0">
          <text:p/>
        </draw:polygon>
        <draw:polygon draw:style-name="gr7" draw:text-style-name="P8" draw:layer="layout" svg:width="0.023cm" svg:height="0.022cm" svg:x="2.973cm" svg:y="20.33cm" svg:viewBox="0 0 24 23" draw:points="0,23 24,23 24,0 0,0">
          <text:p/>
        </draw:polygon>
        <draw:polygon draw:style-name="gr7" draw:text-style-name="P8" draw:layer="layout" svg:width="0.067cm" svg:height="0.022cm" svg:x="3.042cm" svg:y="20.33cm" svg:viewBox="0 0 68 23" draw:points="0,23 68,23 68,0 0,0">
          <text:p/>
        </draw:polygon>
        <draw:polygon draw:style-name="gr7" draw:text-style-name="P8" draw:layer="layout" svg:width="0.091cm" svg:height="0.023cm" svg:x="2.724cm" svg:y="20.352cm" svg:viewBox="0 0 92 24" draw:points="0,24 92,24 92,0 0,0">
          <text:p/>
        </draw:polygon>
        <draw:polygon draw:style-name="gr7" draw:text-style-name="P8" draw:layer="layout" svg:width="0.023cm" svg:height="0.023cm" svg:x="2.86cm" svg:y="20.352cm" svg:viewBox="0 0 24 24" draw:points="0,24 24,24 24,0 0,0">
          <text:p/>
        </draw:polygon>
        <draw:polygon draw:style-name="gr7" draw:text-style-name="P8" draw:layer="layout" svg:width="0.023cm" svg:height="0.023cm" svg:x="2.905cm" svg:y="20.352cm" svg:viewBox="0 0 24 24" draw:points="0,24 24,24 24,0 0,0">
          <text:p/>
        </draw:polygon>
        <draw:polygon draw:style-name="gr7" draw:text-style-name="P8" draw:layer="layout" svg:width="0.045cm" svg:height="0.023cm" svg:x="3.019cm" svg:y="20.352cm" svg:viewBox="0 0 46 24" draw:points="0,24 46,24 46,0 0,0">
          <text:p/>
        </draw:polygon>
        <draw:polygon draw:style-name="gr7" draw:text-style-name="P8" draw:layer="layout" svg:width="0.045cm" svg:height="0.023cm" svg:x="3.087cm" svg:y="20.352cm" svg:viewBox="0 0 46 24" draw:points="0,24 46,24 46,0 0,0">
          <text:p/>
        </draw:polygon>
        <draw:polygon draw:style-name="gr7" draw:text-style-name="P8" draw:layer="layout" svg:width="0.069cm" svg:height="0.023cm" svg:x="3.177cm" svg:y="20.352cm" svg:viewBox="0 0 70 24" draw:points="0,24 70,24 70,0 0,0">
          <text:p/>
        </draw:polygon>
        <draw:polygon draw:style-name="gr7" draw:text-style-name="P8" draw:layer="layout" svg:width="0.023cm" svg:height="0.023cm" svg:x="3.268cm" svg:y="20.352cm" svg:viewBox="0 0 24 24" draw:points="0,24 24,24 24,0 0,0">
          <text:p/>
        </draw:polygon>
        <draw:polygon draw:style-name="gr7" draw:text-style-name="P8" draw:layer="layout" svg:width="0.023cm" svg:height="0.023cm" svg:x="2.747cm" svg:y="20.375cm" svg:viewBox="0 0 24 24" draw:points="0,24 24,24 24,0 0,0">
          <text:p/>
        </draw:polygon>
        <draw:polygon draw:style-name="gr7" draw:text-style-name="P8" draw:layer="layout" svg:width="0.045cm" svg:height="0.023cm" svg:x="2.815cm" svg:y="20.375cm" svg:viewBox="0 0 46 24" draw:points="0,24 46,24 46,0 0,0">
          <text:p/>
        </draw:polygon>
        <draw:polygon draw:style-name="gr7" draw:text-style-name="P8" draw:layer="layout" svg:width="0.023cm" svg:height="0.023cm" svg:x="2.883cm" svg:y="20.375cm" svg:viewBox="0 0 24 24" draw:points="0,24 24,24 24,0 0,0">
          <text:p/>
        </draw:polygon>
        <draw:polygon draw:style-name="gr7" draw:text-style-name="P8" draw:layer="layout" svg:width="0.023cm" svg:height="0.023cm" svg:x="2.928cm" svg:y="20.375cm" svg:viewBox="0 0 24 24" draw:points="0,24 24,24 24,0 0,0">
          <text:p/>
        </draw:polygon>
        <draw:polygon draw:style-name="gr7" draw:text-style-name="P8" draw:layer="layout" svg:width="0.068cm" svg:height="0.023cm" svg:x="3.064cm" svg:y="20.375cm" svg:viewBox="0 0 69 24" draw:points="0,24 69,24 69,0 0,0">
          <text:p/>
        </draw:polygon>
        <draw:polygon draw:style-name="gr7" draw:text-style-name="P8" draw:layer="layout" svg:width="0.045cm" svg:height="0.023cm" svg:x="3.155cm" svg:y="20.375cm" svg:viewBox="0 0 46 24" draw:points="0,24 46,24 46,0 0,0">
          <text:p/>
        </draw:polygon>
        <draw:polygon draw:style-name="gr7" draw:text-style-name="P8" draw:layer="layout" svg:width="0.023cm" svg:height="0.023cm" svg:x="3.268cm" svg:y="20.375cm" svg:viewBox="0 0 24 24" draw:points="0,24 24,24 24,0 0,0">
          <text:p/>
        </draw:polygon>
        <draw:polygon draw:style-name="gr7" draw:text-style-name="P8" draw:layer="layout" svg:width="0.022cm" svg:height="0.022cm" svg:x="2.815cm" svg:y="20.398cm" svg:viewBox="0 0 23 23" draw:points="0,23 23,23 23,0 0,0">
          <text:p/>
        </draw:polygon>
        <draw:polygon draw:style-name="gr7" draw:text-style-name="P8" draw:layer="layout" svg:width="0.023cm" svg:height="0.022cm" svg:x="2.86cm" svg:y="20.398cm" svg:viewBox="0 0 24 23" draw:points="0,23 24,23 24,0 0,0">
          <text:p/>
        </draw:polygon>
        <draw:polygon draw:style-name="gr7" draw:text-style-name="P8" draw:layer="layout" svg:width="0.023cm" svg:height="0.022cm" svg:x="3.019cm" svg:y="20.398cm" svg:viewBox="0 0 24 23" draw:points="0,23 24,23 24,0 0,0">
          <text:p/>
        </draw:polygon>
        <draw:polygon draw:style-name="gr7" draw:text-style-name="P8" draw:layer="layout" svg:width="0.091cm" svg:height="0.022cm" svg:x="3.2cm" svg:y="20.398cm" svg:viewBox="0 0 92 23" draw:points="0,23 92,23 92,0 0,0">
          <text:p/>
        </draw:polygon>
        <draw:polygon draw:style-name="gr7" draw:text-style-name="P8" draw:layer="layout" svg:width="0.045cm" svg:height="0.023cm" svg:x="2.747cm" svg:y="20.42cm" svg:viewBox="0 0 46 24" draw:points="0,24 46,24 46,0 0,0">
          <text:p/>
        </draw:polygon>
        <draw:polygon draw:style-name="gr7" draw:text-style-name="P8" draw:layer="layout" svg:width="0.045cm" svg:height="0.023cm" svg:x="2.815cm" svg:y="20.42cm" svg:viewBox="0 0 46 24" draw:points="0,24 46,24 46,0 0,0">
          <text:p/>
        </draw:polygon>
        <draw:polygon draw:style-name="gr7" draw:text-style-name="P8" draw:layer="layout" svg:width="0.023cm" svg:height="0.023cm" svg:x="2.905cm" svg:y="20.42cm" svg:viewBox="0 0 24 24" draw:points="0,24 24,24 24,0 0,0">
          <text:p/>
        </draw:polygon>
        <draw:polygon draw:style-name="gr7" draw:text-style-name="P8" draw:layer="layout" svg:width="0.046cm" svg:height="0.023cm" svg:x="2.973cm" svg:y="20.42cm" svg:viewBox="0 0 47 24" draw:points="0,24 47,24 47,0 0,0">
          <text:p/>
        </draw:polygon>
        <draw:polygon draw:style-name="gr7" draw:text-style-name="P8" draw:layer="layout" svg:width="0.023cm" svg:height="0.023cm" svg:x="3.064cm" svg:y="20.42cm" svg:viewBox="0 0 24 24" draw:points="0,24 24,24 24,0 0,0">
          <text:p/>
        </draw:polygon>
        <draw:polygon draw:style-name="gr7" draw:text-style-name="P8" draw:layer="layout" svg:width="0.068cm" svg:height="0.023cm" svg:x="3.109cm" svg:y="20.42cm" svg:viewBox="0 0 69 24" draw:points="0,24 69,24 69,0 0,0">
          <text:p/>
        </draw:polygon>
        <draw:polygon draw:style-name="gr7" draw:text-style-name="P8" draw:layer="layout" svg:width="0.045cm" svg:height="0.023cm" svg:x="3.2cm" svg:y="20.42cm" svg:viewBox="0 0 46 24" draw:points="0,24 46,24 46,0 0,0">
          <text:p/>
        </draw:polygon>
        <draw:polygon draw:style-name="gr7" draw:text-style-name="P8" draw:layer="layout" svg:width="0.023cm" svg:height="0.023cm" svg:x="3.268cm" svg:y="20.42cm" svg:viewBox="0 0 24 24" draw:points="0,24 24,24 24,0 0,0">
          <text:p/>
        </draw:polygon>
        <draw:polygon draw:style-name="gr7" draw:text-style-name="P8" draw:layer="layout" svg:width="0.022cm" svg:height="0.023cm" svg:x="2.815cm" svg:y="20.443cm" svg:viewBox="0 0 23 24" draw:points="0,24 23,24 23,0 0,0">
          <text:p/>
        </draw:polygon>
        <draw:polygon draw:style-name="gr7" draw:text-style-name="P8" draw:layer="layout" svg:width="0.045cm" svg:height="0.023cm" svg:x="2.86cm" svg:y="20.443cm" svg:viewBox="0 0 46 24" draw:points="0,24 46,24 46,0 0,0">
          <text:p/>
        </draw:polygon>
        <draw:polygon draw:style-name="gr7" draw:text-style-name="P8" draw:layer="layout" svg:width="0.023cm" svg:height="0.023cm" svg:x="2.928cm" svg:y="20.443cm" svg:viewBox="0 0 24 24" draw:points="0,24 24,24 24,0 0,0">
          <text:p/>
        </draw:polygon>
        <draw:polygon draw:style-name="gr7" draw:text-style-name="P8" draw:layer="layout" svg:width="0.023cm" svg:height="0.023cm" svg:x="2.973cm" svg:y="20.443cm" svg:viewBox="0 0 24 24" draw:points="0,24 24,24 24,0 0,0">
          <text:p/>
        </draw:polygon>
        <draw:polygon draw:style-name="gr7" draw:text-style-name="P8" draw:layer="layout" svg:width="0.045cm" svg:height="0.023cm" svg:x="3.042cm" svg:y="20.443cm" svg:viewBox="0 0 46 24" draw:points="0,24 46,24 46,0 0,0">
          <text:p/>
        </draw:polygon>
        <draw:polygon draw:style-name="gr7" draw:text-style-name="P8" draw:layer="layout" svg:width="0.091cm" svg:height="0.023cm" svg:x="3.132cm" svg:y="20.443cm" svg:viewBox="0 0 92 24" draw:points="0,24 92,24 92,0 0,0">
          <text:p/>
        </draw:polygon>
        <draw:polygon draw:style-name="gr7" draw:text-style-name="P8" draw:layer="layout" svg:width="0.046cm" svg:height="0.023cm" svg:x="3.245cm" svg:y="20.443cm" svg:viewBox="0 0 47 24" draw:points="0,24 47,24 47,0 0,0">
          <text:p/>
        </draw:polygon>
        <draw:polygon draw:style-name="gr7" draw:text-style-name="P8" draw:layer="layout" svg:width="0.023cm" svg:height="0.022cm" svg:x="2.747cm" svg:y="20.466cm" svg:viewBox="0 0 24 23" draw:points="0,23 24,23 24,0 0,0">
          <text:p/>
        </draw:polygon>
        <draw:polygon draw:style-name="gr7" draw:text-style-name="P8" draw:layer="layout" svg:width="0.045cm" svg:height="0.022cm" svg:x="2.792cm" svg:y="20.466cm" svg:viewBox="0 0 46 23" draw:points="0,23 46,23 46,0 0,0">
          <text:p/>
        </draw:polygon>
        <draw:polygon draw:style-name="gr7" draw:text-style-name="P8" draw:layer="layout" svg:width="0.045cm" svg:height="0.022cm" svg:x="2.951cm" svg:y="20.466cm" svg:viewBox="0 0 46 23" draw:points="0,23 46,23 46,0 0,0">
          <text:p/>
        </draw:polygon>
        <draw:polygon draw:style-name="gr7" draw:text-style-name="P8" draw:layer="layout" svg:width="0.045cm" svg:height="0.022cm" svg:x="3.064cm" svg:y="20.466cm" svg:viewBox="0 0 46 23" draw:points="0,23 46,23 46,0 0,0">
          <text:p/>
        </draw:polygon>
        <draw:polygon draw:style-name="gr7" draw:text-style-name="P8" draw:layer="layout" svg:width="0.022cm" svg:height="0.022cm" svg:x="3.155cm" svg:y="20.466cm" svg:viewBox="0 0 23 23" draw:points="0,23 23,23 23,0 0,0">
          <text:p/>
        </draw:polygon>
        <draw:polygon draw:style-name="gr7" draw:text-style-name="P8" draw:layer="layout" svg:width="0.024cm" svg:height="0.022cm" svg:x="3.2cm" svg:y="20.466cm" svg:viewBox="0 0 25 23" draw:points="0,23 25,23 25,0 0,0">
          <text:p/>
        </draw:polygon>
        <draw:polygon draw:style-name="gr7" draw:text-style-name="P8" draw:layer="layout" svg:width="0.046cm" svg:height="0.022cm" svg:x="3.245cm" svg:y="20.466cm" svg:viewBox="0 0 47 23" draw:points="0,23 47,23 47,0 0,0">
          <text:p/>
        </draw:polygon>
        <draw:polygon draw:style-name="gr7" draw:text-style-name="P8" draw:layer="layout" svg:width="0.045cm" svg:height="0.023cm" svg:x="2.747cm" svg:y="20.488cm" svg:viewBox="0 0 46 24" draw:points="0,24 46,24 46,0 0,0">
          <text:p/>
        </draw:polygon>
        <draw:polygon draw:style-name="gr7" draw:text-style-name="P8" draw:layer="layout" svg:width="0.068cm" svg:height="0.023cm" svg:x="2.815cm" svg:y="20.488cm" svg:viewBox="0 0 69 24" draw:points="0,24 69,24 69,0 0,0">
          <text:p/>
        </draw:polygon>
        <draw:polygon draw:style-name="gr7" draw:text-style-name="P8" draw:layer="layout" svg:width="0.136cm" svg:height="0.023cm" svg:x="2.996cm" svg:y="20.488cm" svg:viewBox="0 0 137 24" draw:points="0,24 137,24 137,0 0,0">
          <text:p/>
        </draw:polygon>
        <draw:polygon draw:style-name="gr7" draw:text-style-name="P8" draw:layer="layout" svg:width="0.068cm" svg:height="0.023cm" svg:x="3.155cm" svg:y="20.488cm" svg:viewBox="0 0 69 24" draw:points="0,24 69,24 69,0 0,0">
          <text:p/>
        </draw:polygon>
        <draw:polygon draw:style-name="gr7" draw:text-style-name="P8" draw:layer="layout" svg:width="0.023cm" svg:height="0.023cm" svg:x="3.245cm" svg:y="20.488cm" svg:viewBox="0 0 24 24" draw:points="0,24 24,24 24,0 0,0">
          <text:p/>
        </draw:polygon>
        <draw:polygon draw:style-name="gr7" draw:text-style-name="P8" draw:layer="layout" svg:width="0.023cm" svg:height="0.023cm" svg:x="2.724cm" svg:y="20.511cm" svg:viewBox="0 0 24 24" draw:points="0,24 24,24 24,0 0,0">
          <text:p/>
        </draw:polygon>
        <draw:polygon draw:style-name="gr7" draw:text-style-name="P8" draw:layer="layout" svg:width="0.09cm" svg:height="0.023cm" svg:x="2.77cm" svg:y="20.511cm" svg:viewBox="0 0 91 24" draw:points="0,24 91,24 91,0 0,0">
          <text:p/>
        </draw:polygon>
        <draw:polygon draw:style-name="gr7" draw:text-style-name="P8" draw:layer="layout" svg:width="0.023cm" svg:height="0.023cm" svg:x="2.905cm" svg:y="20.511cm" svg:viewBox="0 0 24 24" draw:points="0,24 24,24 24,0 0,0">
          <text:p/>
        </draw:polygon>
        <draw:polygon draw:style-name="gr7" draw:text-style-name="P8" draw:layer="layout" svg:width="0.046cm" svg:height="0.023cm" svg:x="2.996cm" svg:y="20.511cm" svg:viewBox="0 0 47 24" draw:points="0,24 47,24 47,0 0,0">
          <text:p/>
        </draw:polygon>
        <draw:polygon draw:style-name="gr7" draw:text-style-name="P8" draw:layer="layout" svg:width="0.023cm" svg:height="0.023cm" svg:x="3.109cm" svg:y="20.511cm" svg:viewBox="0 0 24 24" draw:points="0,24 24,24 24,0 0,0">
          <text:p/>
        </draw:polygon>
        <draw:polygon draw:style-name="gr7" draw:text-style-name="P8" draw:layer="layout" svg:width="0.046cm" svg:height="0.023cm" svg:x="3.245cm" svg:y="20.511cm" svg:viewBox="0 0 47 24" draw:points="0,24 47,24 47,0 0,0">
          <text:p/>
        </draw:polygon>
        <draw:polygon draw:style-name="gr7" draw:text-style-name="P8" draw:layer="layout" svg:width="0.022cm" svg:height="0.022cm" svg:x="2.77cm" svg:y="20.534cm" svg:viewBox="0 0 23 23" draw:points="0,23 23,23 23,0 0,0">
          <text:p/>
        </draw:polygon>
        <draw:polygon draw:style-name="gr7" draw:text-style-name="P8" draw:layer="layout" svg:width="0.022cm" svg:height="0.022cm" svg:x="2.815cm" svg:y="20.534cm" svg:viewBox="0 0 23 23" draw:points="0,23 23,23 23,0 0,0">
          <text:p/>
        </draw:polygon>
        <draw:polygon draw:style-name="gr7" draw:text-style-name="P8" draw:layer="layout" svg:width="0.091cm" svg:height="0.022cm" svg:x="2.86cm" svg:y="20.534cm" svg:viewBox="0 0 92 23" draw:points="0,23 92,23 92,0 0,0">
          <text:p/>
        </draw:polygon>
        <draw:polygon draw:style-name="gr7" draw:text-style-name="P8" draw:layer="layout" svg:width="0.023cm" svg:height="0.022cm" svg:x="2.973cm" svg:y="20.534cm" svg:viewBox="0 0 24 23" draw:points="0,23 24,23 24,0 0,0">
          <text:p/>
        </draw:polygon>
        <draw:polygon draw:style-name="gr7" draw:text-style-name="P8" draw:layer="layout" svg:width="0.113cm" svg:height="0.022cm" svg:x="3.087cm" svg:y="20.534cm" svg:viewBox="0 0 114 23" draw:points="0,23 114,23 114,0 0,0">
          <text:p/>
        </draw:polygon>
        <draw:polygon draw:style-name="gr7" draw:text-style-name="P8" draw:layer="layout" svg:width="0.023cm" svg:height="0.022cm" svg:x="3.245cm" svg:y="20.534cm" svg:viewBox="0 0 24 23" draw:points="0,23 24,23 24,0 0,0">
          <text:p/>
        </draw:polygon>
        <draw:polygon draw:style-name="gr7" draw:text-style-name="P8" draw:layer="layout" svg:width="0.068cm" svg:height="0.023cm" svg:x="2.905cm" svg:y="20.556cm" svg:viewBox="0 0 69 24" draw:points="0,24 69,24 69,0 0,0">
          <text:p/>
        </draw:polygon>
        <draw:polygon draw:style-name="gr7" draw:text-style-name="P8" draw:layer="layout" svg:width="0.113cm" svg:height="0.023cm" svg:x="2.996cm" svg:y="20.556cm" svg:viewBox="0 0 114 24" draw:points="0,24 114,24 114,0 0,0">
          <text:p/>
        </draw:polygon>
        <draw:polygon draw:style-name="gr7" draw:text-style-name="P8" draw:layer="layout" svg:width="0.069cm" svg:height="0.023cm" svg:x="3.177cm" svg:y="20.556cm" svg:viewBox="0 0 70 24" draw:points="0,24 70,24 70,0 0,0">
          <text:p/>
        </draw:polygon>
        <draw:polygon draw:style-name="gr7" draw:text-style-name="P8" draw:layer="layout" svg:width="0.046cm" svg:height="0.023cm" svg:x="2.973cm" svg:y="20.579cm" svg:viewBox="0 0 47 24" draw:points="0,24 47,24 47,0 0,0">
          <text:p/>
        </draw:polygon>
        <draw:polygon draw:style-name="gr7" draw:text-style-name="P8" draw:layer="layout" svg:width="0.022cm" svg:height="0.023cm" svg:x="3.042cm" svg:y="20.579cm" svg:viewBox="0 0 23 24" draw:points="0,24 23,24 23,0 0,0">
          <text:p/>
        </draw:polygon>
        <draw:polygon draw:style-name="gr7" draw:text-style-name="P8" draw:layer="layout" svg:width="0.022cm" svg:height="0.023cm" svg:x="3.087cm" svg:y="20.579cm" svg:viewBox="0 0 23 24" draw:points="0,24 23,24 23,0 0,0">
          <text:p/>
        </draw:polygon>
        <draw:polygon draw:style-name="gr7" draw:text-style-name="P8" draw:layer="layout" svg:width="0.023cm" svg:height="0.023cm" svg:x="3.132cm" svg:y="20.579cm" svg:viewBox="0 0 24 24" draw:points="0,24 24,24 24,0 0,0">
          <text:p/>
        </draw:polygon>
        <draw:polygon draw:style-name="gr7" draw:text-style-name="P8" draw:layer="layout" svg:width="0.023cm" svg:height="0.023cm" svg:x="3.177cm" svg:y="20.579cm" svg:viewBox="0 0 24 24" draw:points="0,24 24,24 24,0 0,0">
          <text:p/>
        </draw:polygon>
        <draw:polygon draw:style-name="gr7" draw:text-style-name="P8" draw:layer="layout" svg:width="0.068cm" svg:height="0.023cm" svg:x="3.223cm" svg:y="20.579cm" svg:viewBox="0 0 69 24" draw:points="0,24 69,24 69,0 0,0">
          <text:p/>
        </draw:polygon>
        <draw:polygon draw:style-name="gr7" draw:text-style-name="P8" draw:layer="layout" svg:width="0.023cm" svg:height="0.022cm" svg:x="2.928cm" svg:y="20.602cm" svg:viewBox="0 0 24 23" draw:points="0,23 24,23 24,0 0,0">
          <text:p/>
        </draw:polygon>
        <draw:polygon draw:style-name="gr7" draw:text-style-name="P8" draw:layer="layout" svg:width="0.023cm" svg:height="0.022cm" svg:x="2.996cm" svg:y="20.602cm" svg:viewBox="0 0 24 23" draw:points="0,23 24,23 24,0 0,0">
          <text:p/>
        </draw:polygon>
        <draw:polygon draw:style-name="gr7" draw:text-style-name="P8" draw:layer="layout" svg:width="0.045cm" svg:height="0.022cm" svg:x="3.064cm" svg:y="20.602cm" svg:viewBox="0 0 46 23" draw:points="0,23 46,23 46,0 0,0">
          <text:p/>
        </draw:polygon>
        <draw:polygon draw:style-name="gr7" draw:text-style-name="P8" draw:layer="layout" svg:width="0.023cm" svg:height="0.022cm" svg:x="3.177cm" svg:y="20.602cm" svg:viewBox="0 0 24 23" draw:points="0,23 24,23 24,0 0,0">
          <text:p/>
        </draw:polygon>
        <draw:polygon draw:style-name="gr7" draw:text-style-name="P8" draw:layer="layout" svg:width="0.046cm" svg:height="0.022cm" svg:x="3.245cm" svg:y="20.602cm" svg:viewBox="0 0 47 23" draw:points="0,23 47,23 47,0 0,0">
          <text:p/>
        </draw:polygon>
        <draw:polygon draw:style-name="gr7" draw:text-style-name="P8" draw:layer="layout" svg:width="0.023cm" svg:height="0.024cm" svg:x="2.928cm" svg:y="20.624cm" svg:viewBox="0 0 24 25" draw:points="0,25 24,25 24,0 0,0">
          <text:p/>
        </draw:polygon>
        <draw:polygon draw:style-name="gr7" draw:text-style-name="P8" draw:layer="layout" svg:width="0.023cm" svg:height="0.024cm" svg:x="2.973cm" svg:y="20.624cm" svg:viewBox="0 0 24 25" draw:points="0,25 24,25 24,0 0,0">
          <text:p/>
        </draw:polygon>
        <draw:polygon draw:style-name="gr7" draw:text-style-name="P8" draw:layer="layout" svg:width="0.158cm" svg:height="0.024cm" svg:x="3.042cm" svg:y="20.624cm" svg:viewBox="0 0 159 25" draw:points="0,25 159,25 159,0 0,0">
          <text:p/>
        </draw:polygon>
        <draw:polygon draw:style-name="gr7" draw:text-style-name="P8" draw:layer="layout" svg:width="0.023cm" svg:height="0.024cm" svg:x="3.223cm" svg:y="20.624cm" svg:viewBox="0 0 24 25" draw:points="0,25 24,25 24,0 0,0">
          <text:p/>
        </draw:polygon>
        <draw:polygon draw:style-name="gr7" draw:text-style-name="P8" draw:layer="layout" svg:width="0.023cm" svg:height="0.024cm" svg:x="3.268cm" svg:y="20.624cm" svg:viewBox="0 0 24 25" draw:points="0,25 24,25 24,0 0,0">
          <text:p/>
        </draw:polygon>
        <draw:polygon draw:style-name="gr7" draw:text-style-name="P8" draw:layer="layout" svg:width="0.023cm" svg:height="0.023cm" svg:x="2.905cm" svg:y="20.647cm" svg:viewBox="0 0 24 24" draw:points="0,24 24,24 24,0 0,0">
          <text:p/>
        </draw:polygon>
        <draw:polygon draw:style-name="gr7" draw:text-style-name="P8" draw:layer="layout" svg:width="0.023cm" svg:height="0.023cm" svg:x="2.996cm" svg:y="20.647cm" svg:viewBox="0 0 24 24" draw:points="0,24 24,24 24,0 0,0">
          <text:p/>
        </draw:polygon>
        <draw:polygon draw:style-name="gr7" draw:text-style-name="P8" draw:layer="layout" svg:width="0.045cm" svg:height="0.023cm" svg:x="3.064cm" svg:y="20.647cm" svg:viewBox="0 0 46 24" draw:points="0,24 46,24 46,0 0,0">
          <text:p/>
        </draw:polygon>
        <draw:polygon draw:style-name="gr7" draw:text-style-name="P8" draw:layer="layout" svg:width="0.023cm" svg:height="0.023cm" svg:x="3.132cm" svg:y="20.647cm" svg:viewBox="0 0 24 24" draw:points="0,24 24,24 24,0 0,0">
          <text:p/>
        </draw:polygon>
        <draw:polygon draw:style-name="gr7" draw:text-style-name="P8" draw:layer="layout" svg:width="0.023cm" svg:height="0.023cm" svg:x="3.177cm" svg:y="20.647cm" svg:viewBox="0 0 24 24" draw:points="0,24 24,24 24,0 0,0">
          <text:p/>
        </draw:polygon>
        <draw:polygon draw:style-name="gr7" draw:text-style-name="P8" draw:layer="layout" svg:width="0.046cm" svg:height="0.023cm" svg:x="3.245cm" svg:y="20.647cm" svg:viewBox="0 0 47 24" draw:points="0,24 47,24 47,0 0,0">
          <text:p/>
        </draw:polygon>
        <draw:polygon draw:style-name="gr7" draw:text-style-name="P8" draw:layer="layout" svg:width="0.091cm" svg:height="0.022cm" svg:x="2.905cm" svg:y="20.67cm" svg:viewBox="0 0 92 23" draw:points="0,23 92,23 92,0 0,0">
          <text:p/>
        </draw:polygon>
        <draw:polygon draw:style-name="gr7" draw:text-style-name="P8" draw:layer="layout" svg:width="0.023cm" svg:height="0.022cm" svg:x="3.019cm" svg:y="20.67cm" svg:viewBox="0 0 24 23" draw:points="0,23 24,23 24,0 0,0">
          <text:p/>
        </draw:polygon>
        <draw:polygon draw:style-name="gr7" draw:text-style-name="P8" draw:layer="layout" svg:width="0.023cm" svg:height="0.022cm" svg:x="3.064cm" svg:y="20.67cm" svg:viewBox="0 0 24 23" draw:points="0,23 24,23 24,0 0,0">
          <text:p/>
        </draw:polygon>
        <draw:polygon draw:style-name="gr7" draw:text-style-name="P8" draw:layer="layout" svg:width="0.046cm" svg:height="0.022cm" svg:x="3.109cm" svg:y="20.67cm" svg:viewBox="0 0 47 23" draw:points="0,23 47,23 47,0 0,0">
          <text:p/>
        </draw:polygon>
        <draw:polygon draw:style-name="gr7" draw:text-style-name="P8" draw:layer="layout" svg:width="0.068cm" svg:height="0.022cm" svg:x="3.2cm" svg:y="20.67cm" svg:viewBox="0 0 69 23" draw:points="0,23 69,23 69,0 0,0">
          <text:p/>
        </draw:polygon>
        <draw:polygon draw:style-name="gr7" draw:text-style-name="P8" draw:layer="layout" svg:width="0.046cm" svg:height="0.023cm" svg:x="2.905cm" svg:y="20.692cm" svg:viewBox="0 0 47 24" draw:points="0,24 47,24 47,0 0,0">
          <text:p/>
        </draw:polygon>
        <draw:polygon draw:style-name="gr7" draw:text-style-name="P8" draw:layer="layout" svg:width="0.023cm" svg:height="0.023cm" svg:x="3.019cm" svg:y="20.692cm" svg:viewBox="0 0 24 24" draw:points="0,24 24,24 24,0 0,0">
          <text:p/>
        </draw:polygon>
        <draw:polygon draw:style-name="gr7" draw:text-style-name="P8" draw:layer="layout" svg:width="0.023cm" svg:height="0.023cm" svg:x="3.064cm" svg:y="20.692cm" svg:viewBox="0 0 24 24" draw:points="0,24 24,24 24,0 0,0">
          <text:p/>
        </draw:polygon>
        <draw:polygon draw:style-name="gr7" draw:text-style-name="P8" draw:layer="layout" svg:width="0.023cm" svg:height="0.023cm" svg:x="3.109cm" svg:y="20.692cm" svg:viewBox="0 0 24 24" draw:points="0,24 24,24 24,0 0,0">
          <text:p/>
        </draw:polygon>
        <draw:polygon draw:style-name="gr7" draw:text-style-name="P8" draw:layer="layout" svg:width="0.023cm" svg:height="0.023cm" svg:x="3.177cm" svg:y="20.692cm" svg:viewBox="0 0 24 24" draw:points="0,24 24,24 24,0 0,0">
          <text:p/>
        </draw:polygon>
        <draw:polygon draw:style-name="gr7" draw:text-style-name="P8" draw:layer="layout" svg:width="0.068cm" svg:height="0.023cm" svg:x="3.223cm" svg:y="20.692cm" svg:viewBox="0 0 69 24" draw:points="0,24 69,24 69,0 0,0">
          <text:p/>
        </draw:polygon>
        <draw:polygon draw:style-name="gr7" draw:text-style-name="P8" draw:layer="layout" svg:width="0.023cm" svg:height="0.023cm" svg:x="2.905cm" svg:y="20.715cm" svg:viewBox="0 0 24 24" draw:points="0,24 24,24 24,0 0,0">
          <text:p/>
        </draw:polygon>
        <draw:polygon draw:style-name="gr7" draw:text-style-name="P8" draw:layer="layout" svg:width="0.023cm" svg:height="0.023cm" svg:x="2.951cm" svg:y="20.715cm" svg:viewBox="0 0 24 24" draw:points="0,24 24,24 24,0 0,0">
          <text:p/>
        </draw:polygon>
        <draw:polygon draw:style-name="gr7" draw:text-style-name="P8" draw:layer="layout" svg:width="0.023cm" svg:height="0.023cm" svg:x="2.996cm" svg:y="20.715cm" svg:viewBox="0 0 24 24" draw:points="0,24 24,24 24,0 0,0">
          <text:p/>
        </draw:polygon>
        <draw:polygon draw:style-name="gr7" draw:text-style-name="P8" draw:layer="layout" svg:width="0.045cm" svg:height="0.023cm" svg:x="3.042cm" svg:y="20.715cm" svg:viewBox="0 0 46 24" draw:points="0,24 46,24 46,0 0,0">
          <text:p/>
        </draw:polygon>
        <draw:polygon draw:style-name="gr7" draw:text-style-name="P8" draw:layer="layout" svg:width="0.068cm" svg:height="0.023cm" svg:x="3.223cm" svg:y="20.715cm" svg:viewBox="0 0 69 24" draw:points="0,24 69,24 69,0 0,0">
          <text:p/>
        </draw:polygon>
        <draw:polygon draw:style-name="gr7" draw:text-style-name="P8" draw:layer="layout" svg:width="0.159cm" svg:height="0.023cm" svg:x="2.724cm" svg:y="20.171cm" svg:viewBox="0 0 160 24" draw:points="0,24 160,24 160,0 0,0">
          <text:p/>
        </draw:polygon>
        <draw:polygon draw:style-name="gr7" draw:text-style-name="P8" draw:layer="layout" svg:width="0.023cm" svg:height="0.113cm" svg:x="2.724cm" svg:y="20.194cm" svg:viewBox="0 0 24 114" draw:points="0,114 24,114 24,0 0,0">
          <text:p/>
        </draw:polygon>
        <draw:polygon draw:style-name="gr7" draw:text-style-name="P8" draw:layer="layout" svg:width="0.023cm" svg:height="0.113cm" svg:x="2.86cm" svg:y="20.194cm" svg:viewBox="0 0 24 114" draw:points="0,114 24,114 24,0 0,0">
          <text:p/>
        </draw:polygon>
        <draw:polygon draw:style-name="gr7" draw:text-style-name="P8" draw:layer="layout" svg:width="0.159cm" svg:height="0.023cm" svg:x="2.724cm" svg:y="20.307cm" svg:viewBox="0 0 160 24" draw:points="0,24 160,24 160,0 0,0">
          <text:p/>
        </draw:polygon>
        <draw:polygon draw:style-name="gr7" draw:text-style-name="P8" draw:layer="layout" svg:width="0.159cm" svg:height="0.023cm" svg:x="2.724cm" svg:y="20.171cm" svg:viewBox="0 0 160 24" draw:points="0,24 160,24 160,0 0,0">
          <text:p/>
        </draw:polygon>
        <draw:polygon draw:style-name="gr7" draw:text-style-name="P8" draw:layer="layout" svg:width="0.023cm" svg:height="0.022cm" svg:x="2.724cm" svg:y="20.194cm" svg:viewBox="0 0 24 23" draw:points="0,23 24,23 24,0 0,0">
          <text:p/>
        </draw:polygon>
        <draw:polygon draw:style-name="gr7" draw:text-style-name="P8" draw:layer="layout" svg:width="0.023cm" svg:height="0.022cm" svg:x="2.86cm" svg:y="20.194cm" svg:viewBox="0 0 24 23" draw:points="0,23 24,23 24,0 0,0">
          <text:p/>
        </draw:polygon>
        <draw:polygon draw:style-name="gr7" draw:text-style-name="P8" draw:layer="layout" svg:width="0.023cm" svg:height="0.023cm" svg:x="2.724cm" svg:y="20.216cm" svg:viewBox="0 0 24 24" draw:points="0,24 24,24 24,0 0,0">
          <text:p/>
        </draw:polygon>
        <draw:polygon draw:style-name="gr7" draw:text-style-name="P8" draw:layer="layout" svg:width="0.023cm" svg:height="0.023cm" svg:x="2.86cm" svg:y="20.216cm" svg:viewBox="0 0 24 24" draw:points="0,24 24,24 24,0 0,0">
          <text:p/>
        </draw:polygon>
        <draw:polygon draw:style-name="gr7" draw:text-style-name="P8" draw:layer="layout" svg:width="0.023cm" svg:height="0.023cm" svg:x="2.724cm" svg:y="20.239cm" svg:viewBox="0 0 24 24" draw:points="0,24 24,24 24,0 0,0">
          <text:p/>
        </draw:polygon>
        <draw:polygon draw:style-name="gr7" draw:text-style-name="P8" draw:layer="layout" svg:width="0.023cm" svg:height="0.023cm" svg:x="2.86cm" svg:y="20.239cm" svg:viewBox="0 0 24 24" draw:points="0,24 24,24 24,0 0,0">
          <text:p/>
        </draw:polygon>
        <draw:polygon draw:style-name="gr7" draw:text-style-name="P8" draw:layer="layout" svg:width="0.023cm" svg:height="0.023cm" svg:x="2.724cm" svg:y="20.262cm" svg:viewBox="0 0 24 24" draw:points="0,24 24,24 24,0 0,0">
          <text:p/>
        </draw:polygon>
        <draw:polygon draw:style-name="gr7" draw:text-style-name="P8" draw:layer="layout" svg:width="0.023cm" svg:height="0.023cm" svg:x="2.86cm" svg:y="20.262cm" svg:viewBox="0 0 24 24" draw:points="0,24 24,24 24,0 0,0">
          <text:p/>
        </draw:polygon>
        <draw:polygon draw:style-name="gr7" draw:text-style-name="P8" draw:layer="layout" svg:width="0.023cm" svg:height="0.023cm" svg:x="2.724cm" svg:y="20.284cm" svg:viewBox="0 0 24 24" draw:points="0,24 24,24 24,0 0,0">
          <text:p/>
        </draw:polygon>
        <draw:polygon draw:style-name="gr7" draw:text-style-name="P8" draw:layer="layout" svg:width="0.023cm" svg:height="0.023cm" svg:x="2.86cm" svg:y="20.284cm" svg:viewBox="0 0 24 24" draw:points="0,24 24,24 24,0 0,0">
          <text:p/>
        </draw:polygon>
        <draw:polygon draw:style-name="gr7" draw:text-style-name="P8" draw:layer="layout" svg:width="0.159cm" svg:height="0.023cm" svg:x="2.724cm" svg:y="20.307cm" svg:viewBox="0 0 160 24" draw:points="0,24 160,24 160,0 0,0">
          <text:p/>
        </draw:polygon>
        <draw:polygon draw:style-name="gr7" draw:text-style-name="P8" draw:layer="layout" svg:width="0.068cm" svg:height="0.069cm" svg:x="2.769cm" svg:y="20.216cm" svg:viewBox="0 0 69 70" draw:points="0,0 69,0 69,70 0,70">
          <text:p/>
        </draw:polygon>
        <draw:polygon draw:style-name="gr7" draw:text-style-name="P8" draw:layer="layout" svg:width="0.159cm" svg:height="0.023cm" svg:x="3.132cm" svg:y="20.171cm" svg:viewBox="0 0 160 24" draw:points="0,24 160,24 160,0 0,0">
          <text:p/>
        </draw:polygon>
        <draw:polygon draw:style-name="gr7" draw:text-style-name="P8" draw:layer="layout" svg:width="0.023cm" svg:height="0.113cm" svg:x="3.132cm" svg:y="20.194cm" svg:viewBox="0 0 24 114" draw:points="0,114 24,114 24,0 0,0">
          <text:p/>
        </draw:polygon>
        <draw:polygon draw:style-name="gr7" draw:text-style-name="P8" draw:layer="layout" svg:width="0.023cm" svg:height="0.113cm" svg:x="3.268cm" svg:y="20.194cm" svg:viewBox="0 0 24 114" draw:points="0,114 24,114 24,0 0,0">
          <text:p/>
        </draw:polygon>
        <draw:polygon draw:style-name="gr7" draw:text-style-name="P8" draw:layer="layout" svg:width="0.159cm" svg:height="0.023cm" svg:x="3.132cm" svg:y="20.307cm" svg:viewBox="0 0 160 24" draw:points="0,24 160,24 160,0 0,0">
          <text:p/>
        </draw:polygon>
        <draw:polygon draw:style-name="gr7" draw:text-style-name="P8" draw:layer="layout" svg:width="0.159cm" svg:height="0.023cm" svg:x="3.132cm" svg:y="20.171cm" svg:viewBox="0 0 160 24" draw:points="0,24 160,24 160,0 0,0">
          <text:p/>
        </draw:polygon>
        <draw:polygon draw:style-name="gr7" draw:text-style-name="P8" draw:layer="layout" svg:width="0.023cm" svg:height="0.022cm" svg:x="3.132cm" svg:y="20.194cm" svg:viewBox="0 0 24 23" draw:points="0,23 24,23 24,0 0,0">
          <text:p/>
        </draw:polygon>
        <draw:polygon draw:style-name="gr7" draw:text-style-name="P8" draw:layer="layout" svg:width="0.023cm" svg:height="0.022cm" svg:x="3.268cm" svg:y="20.194cm" svg:viewBox="0 0 24 23" draw:points="0,23 24,23 24,0 0,0">
          <text:p/>
        </draw:polygon>
        <draw:polygon draw:style-name="gr7" draw:text-style-name="P8" draw:layer="layout" svg:width="0.023cm" svg:height="0.023cm" svg:x="3.132cm" svg:y="20.216cm" svg:viewBox="0 0 24 24" draw:points="0,24 24,24 24,0 0,0">
          <text:p/>
        </draw:polygon>
        <draw:polygon draw:style-name="gr7" draw:text-style-name="P8" draw:layer="layout" svg:width="0.023cm" svg:height="0.023cm" svg:x="3.268cm" svg:y="20.216cm" svg:viewBox="0 0 24 24" draw:points="0,24 24,24 24,0 0,0">
          <text:p/>
        </draw:polygon>
        <draw:polygon draw:style-name="gr7" draw:text-style-name="P8" draw:layer="layout" svg:width="0.023cm" svg:height="0.023cm" svg:x="3.132cm" svg:y="20.239cm" svg:viewBox="0 0 24 24" draw:points="0,24 24,24 24,0 0,0">
          <text:p/>
        </draw:polygon>
        <draw:polygon draw:style-name="gr7" draw:text-style-name="P8" draw:layer="layout" svg:width="0.023cm" svg:height="0.023cm" svg:x="3.268cm" svg:y="20.239cm" svg:viewBox="0 0 24 24" draw:points="0,24 24,24 24,0 0,0">
          <text:p/>
        </draw:polygon>
        <draw:polygon draw:style-name="gr7" draw:text-style-name="P8" draw:layer="layout" svg:width="0.023cm" svg:height="0.023cm" svg:x="3.132cm" svg:y="20.262cm" svg:viewBox="0 0 24 24" draw:points="0,24 24,24 24,0 0,0">
          <text:p/>
        </draw:polygon>
        <draw:polygon draw:style-name="gr7" draw:text-style-name="P8" draw:layer="layout" svg:width="0.023cm" svg:height="0.023cm" svg:x="3.268cm" svg:y="20.262cm" svg:viewBox="0 0 24 24" draw:points="0,24 24,24 24,0 0,0">
          <text:p/>
        </draw:polygon>
        <draw:polygon draw:style-name="gr7" draw:text-style-name="P8" draw:layer="layout" svg:width="0.023cm" svg:height="0.023cm" svg:x="3.132cm" svg:y="20.284cm" svg:viewBox="0 0 24 24" draw:points="0,24 24,24 24,0 0,0">
          <text:p/>
        </draw:polygon>
        <draw:polygon draw:style-name="gr7" draw:text-style-name="P8" draw:layer="layout" svg:width="0.023cm" svg:height="0.023cm" svg:x="3.268cm" svg:y="20.284cm" svg:viewBox="0 0 24 24" draw:points="0,24 24,24 24,0 0,0">
          <text:p/>
        </draw:polygon>
        <draw:polygon draw:style-name="gr7" draw:text-style-name="P8" draw:layer="layout" svg:width="0.159cm" svg:height="0.023cm" svg:x="3.132cm" svg:y="20.307cm" svg:viewBox="0 0 160 24" draw:points="0,24 160,24 160,0 0,0">
          <text:p/>
        </draw:polygon>
        <draw:polygon draw:style-name="gr7" draw:text-style-name="P8" draw:layer="layout" svg:width="0.069cm" svg:height="0.069cm" svg:x="3.177cm" svg:y="20.216cm" svg:viewBox="0 0 70 70" draw:points="0,0 70,0 70,70 0,70">
          <text:p/>
        </draw:polygon>
        <draw:polygon draw:style-name="gr7" draw:text-style-name="P8" draw:layer="layout" svg:width="0.159cm" svg:height="0.023cm" svg:x="2.724cm" svg:y="20.579cm" svg:viewBox="0 0 160 24" draw:points="0,24 160,24 160,0 0,0">
          <text:p/>
        </draw:polygon>
        <draw:polygon draw:style-name="gr7" draw:text-style-name="P8" draw:layer="layout" svg:width="0.023cm" svg:height="0.113cm" svg:x="2.724cm" svg:y="20.602cm" svg:viewBox="0 0 24 114" draw:points="0,114 24,114 24,0 0,0">
          <text:p/>
        </draw:polygon>
        <draw:polygon draw:style-name="gr7" draw:text-style-name="P8" draw:layer="layout" svg:width="0.023cm" svg:height="0.113cm" svg:x="2.86cm" svg:y="20.602cm" svg:viewBox="0 0 24 114" draw:points="0,114 24,114 24,0 0,0">
          <text:p/>
        </draw:polygon>
        <draw:polygon draw:style-name="gr7" draw:text-style-name="P8" draw:layer="layout" svg:width="0.159cm" svg:height="0.023cm" svg:x="2.724cm" svg:y="20.715cm" svg:viewBox="0 0 160 24" draw:points="0,24 160,24 160,0 0,0">
          <text:p/>
        </draw:polygon>
        <draw:polygon draw:style-name="gr7" draw:text-style-name="P8" draw:layer="layout" svg:width="0.159cm" svg:height="0.023cm" svg:x="2.724cm" svg:y="20.579cm" svg:viewBox="0 0 160 24" draw:points="0,24 160,24 160,0 0,0">
          <text:p/>
        </draw:polygon>
        <draw:polygon draw:style-name="gr7" draw:text-style-name="P8" draw:layer="layout" svg:width="0.023cm" svg:height="0.022cm" svg:x="2.724cm" svg:y="20.602cm" svg:viewBox="0 0 24 23" draw:points="0,23 24,23 24,0 0,0">
          <text:p/>
        </draw:polygon>
        <draw:polygon draw:style-name="gr7" draw:text-style-name="P8" draw:layer="layout" svg:width="0.023cm" svg:height="0.022cm" svg:x="2.86cm" svg:y="20.602cm" svg:viewBox="0 0 24 23" draw:points="0,23 24,23 24,0 0,0">
          <text:p/>
        </draw:polygon>
        <draw:polygon draw:style-name="gr7" draw:text-style-name="P8" draw:layer="layout" svg:width="0.023cm" svg:height="0.024cm" svg:x="2.724cm" svg:y="20.624cm" svg:viewBox="0 0 24 25" draw:points="0,25 24,25 24,0 0,0">
          <text:p/>
        </draw:polygon>
        <draw:polygon draw:style-name="gr7" draw:text-style-name="P8" draw:layer="layout" svg:width="0.023cm" svg:height="0.024cm" svg:x="2.86cm" svg:y="20.624cm" svg:viewBox="0 0 24 25" draw:points="0,25 24,25 24,0 0,0">
          <text:p/>
        </draw:polygon>
        <draw:polygon draw:style-name="gr7" draw:text-style-name="P8" draw:layer="layout" svg:width="0.023cm" svg:height="0.023cm" svg:x="2.724cm" svg:y="20.647cm" svg:viewBox="0 0 24 24" draw:points="0,24 24,24 24,0 0,0">
          <text:p/>
        </draw:polygon>
        <draw:polygon draw:style-name="gr7" draw:text-style-name="P8" draw:layer="layout" svg:width="0.023cm" svg:height="0.023cm" svg:x="2.86cm" svg:y="20.647cm" svg:viewBox="0 0 24 24" draw:points="0,24 24,24 24,0 0,0">
          <text:p/>
        </draw:polygon>
        <draw:polygon draw:style-name="gr7" draw:text-style-name="P8" draw:layer="layout" svg:width="0.023cm" svg:height="0.022cm" svg:x="2.724cm" svg:y="20.67cm" svg:viewBox="0 0 24 23" draw:points="0,23 24,23 24,0 0,0">
          <text:p/>
        </draw:polygon>
        <draw:polygon draw:style-name="gr7" draw:text-style-name="P8" draw:layer="layout" svg:width="0.023cm" svg:height="0.022cm" svg:x="2.86cm" svg:y="20.67cm" svg:viewBox="0 0 24 23" draw:points="0,23 24,23 24,0 0,0">
          <text:p/>
        </draw:polygon>
        <draw:polygon draw:style-name="gr7" draw:text-style-name="P8" draw:layer="layout" svg:width="0.023cm" svg:height="0.023cm" svg:x="2.724cm" svg:y="20.692cm" svg:viewBox="0 0 24 24" draw:points="0,24 24,24 24,0 0,0">
          <text:p/>
        </draw:polygon>
        <draw:polygon draw:style-name="gr7" draw:text-style-name="P8" draw:layer="layout" svg:width="0.023cm" svg:height="0.023cm" svg:x="2.86cm" svg:y="20.692cm" svg:viewBox="0 0 24 24" draw:points="0,24 24,24 24,0 0,0">
          <text:p/>
        </draw:polygon>
        <draw:polygon draw:style-name="gr7" draw:text-style-name="P8" draw:layer="layout" svg:width="0.159cm" svg:height="0.023cm" svg:x="2.724cm" svg:y="20.715cm" svg:viewBox="0 0 160 24" draw:points="0,24 160,24 160,0 0,0">
          <text:p/>
        </draw:polygon>
        <draw:polygon draw:style-name="gr7" draw:text-style-name="P8" draw:layer="layout" svg:width="0.068cm" svg:height="0.068cm" svg:x="2.769cm" svg:y="20.624cm" svg:viewBox="0 0 69 69" draw:points="0,0 69,0 69,69 0,69">
          <text:p/>
        </draw:polygon>
        <draw:polygon draw:style-name="gr8" draw:text-style-name="P9" draw:layer="layout" svg:width="4.226cm" svg:height="4.523cm" svg:x="1.535cm" svg:y="2.358cm" svg:viewBox="0 0 4227 4524" draw:points="4227,4524 0,4524 0,0 4227,0">
          <text:p/>
        </draw:polygon>
        <draw:polygon draw:style-name="gr9" draw:text-style-name="P10" draw:layer="layout" svg:width="0.017cm" svg:height="13.18cm" svg:x="1.538cm" svg:y="6.708cm" svg:viewBox="0 0 18 13181" draw:points="0,0 0,13181 18,13181 18,0">
          <text:p/>
        </draw:polygon>
        <draw:polygon draw:style-name="gr10" draw:text-style-name="P11" draw:layer="layout" svg:width="0.016cm" svg:height="13.18cm" svg:x="1.555cm" svg:y="6.708cm" svg:viewBox="0 0 17 13181" draw:points="0,0 0,13181 17,13181 17,0">
          <text:p/>
        </draw:polygon>
        <draw:polygon draw:style-name="gr11" draw:text-style-name="P12" draw:layer="layout" svg:width="0.017cm" svg:height="13.18cm" svg:x="1.571cm" svg:y="6.708cm" svg:viewBox="0 0 18 13181" draw:points="0,0 0,13181 18,13181 18,0">
          <text:p/>
        </draw:polygon>
        <draw:polygon draw:style-name="gr12" draw:text-style-name="P13" draw:layer="layout" svg:width="0.016cm" svg:height="13.18cm" svg:x="1.588cm" svg:y="6.708cm" svg:viewBox="0 0 17 13181" draw:points="0,0 0,13181 17,13181 17,0">
          <text:p/>
        </draw:polygon>
        <draw:polygon draw:style-name="gr13" draw:text-style-name="P14" draw:layer="layout" svg:width="0.017cm" svg:height="13.18cm" svg:x="1.604cm" svg:y="6.708cm" svg:viewBox="0 0 18 13181" draw:points="0,0 0,13181 18,13181 18,0">
          <text:p/>
        </draw:polygon>
        <draw:polygon draw:style-name="gr14" draw:text-style-name="P15" draw:layer="layout" svg:width="0.016cm" svg:height="13.18cm" svg:x="1.621cm" svg:y="6.708cm" svg:viewBox="0 0 17 13181" draw:points="0,0 0,13181 17,13181 17,0">
          <text:p/>
        </draw:polygon>
        <draw:polygon draw:style-name="gr15" draw:text-style-name="P16" draw:layer="layout" svg:width="0.017cm" svg:height="13.18cm" svg:x="1.637cm" svg:y="6.708cm" svg:viewBox="0 0 18 13181" draw:points="0,0 0,13181 18,13181 18,0">
          <text:p/>
        </draw:polygon>
        <draw:polygon draw:style-name="gr16" draw:text-style-name="P17" draw:layer="layout" svg:width="0.016cm" svg:height="13.18cm" svg:x="1.654cm" svg:y="6.708cm" svg:viewBox="0 0 17 13181" draw:points="0,0 0,13181 17,13181 17,0">
          <text:p/>
        </draw:polygon>
        <draw:polygon draw:style-name="gr17" draw:text-style-name="P18" draw:layer="layout" svg:width="0.017cm" svg:height="13.18cm" svg:x="1.67cm" svg:y="6.708cm" svg:viewBox="0 0 18 13181" draw:points="0,0 0,13181 18,13181 18,0">
          <text:p/>
        </draw:polygon>
        <draw:polygon draw:style-name="gr17" draw:text-style-name="P18" draw:layer="layout" svg:width="0.016cm" svg:height="13.18cm" svg:x="1.687cm" svg:y="6.708cm" svg:viewBox="0 0 17 13181" draw:points="0,0 0,13181 17,13181 17,0">
          <text:p/>
        </draw:polygon>
        <draw:polygon draw:style-name="gr18" draw:text-style-name="P19" draw:layer="layout" svg:width="0.018cm" svg:height="13.18cm" svg:x="1.703cm" svg:y="6.708cm" svg:viewBox="0 0 19 13181" draw:points="0,0 0,13181 19,13181 19,0">
          <text:p/>
        </draw:polygon>
        <draw:polygon draw:style-name="gr19" draw:text-style-name="P20" draw:layer="layout" svg:width="0.016cm" svg:height="13.18cm" svg:x="1.72cm" svg:y="6.708cm" svg:viewBox="0 0 17 13181" draw:points="0,0 0,13181 17,13181 17,0">
          <text:p/>
        </draw:polygon>
        <draw:polygon draw:style-name="gr20" draw:text-style-name="P21" draw:layer="layout" svg:width="0.017cm" svg:height="13.18cm" svg:x="1.736cm" svg:y="6.708cm" svg:viewBox="0 0 18 13181" draw:points="0,0 0,13181 18,13181 18,0">
          <text:p/>
        </draw:polygon>
        <draw:polygon draw:style-name="gr21" draw:text-style-name="P22" draw:layer="layout" svg:width="0.016cm" svg:height="13.18cm" svg:x="1.753cm" svg:y="6.708cm" svg:viewBox="0 0 17 13181" draw:points="0,0 0,13181 17,13181 17,0">
          <text:p/>
        </draw:polygon>
        <draw:polygon draw:style-name="gr22" draw:text-style-name="P23" draw:layer="layout" svg:width="0.017cm" svg:height="13.18cm" svg:x="1.769cm" svg:y="6.708cm" svg:viewBox="0 0 18 13181" draw:points="0,0 0,13181 18,13181 18,0">
          <text:p/>
        </draw:polygon>
        <draw:polygon draw:style-name="gr23" draw:text-style-name="P24" draw:layer="layout" svg:width="0.016cm" svg:height="13.18cm" svg:x="1.786cm" svg:y="6.708cm" svg:viewBox="0 0 17 13181" draw:points="0,0 0,13181 17,13181 17,0">
          <text:p/>
        </draw:polygon>
        <draw:polygon draw:style-name="gr23" draw:text-style-name="P24" draw:layer="layout" svg:width="0.017cm" svg:height="13.18cm" svg:x="1.802cm" svg:y="6.708cm" svg:viewBox="0 0 18 13181" draw:points="0,0 0,13181 18,13181 18,0">
          <text:p/>
        </draw:polygon>
        <draw:polygon draw:style-name="gr24" draw:text-style-name="P25" draw:layer="layout" svg:width="0.016cm" svg:height="13.18cm" svg:x="1.819cm" svg:y="6.708cm" svg:viewBox="0 0 17 13181" draw:points="0,0 0,13181 17,13181 17,0">
          <text:p/>
        </draw:polygon>
        <draw:polygon draw:style-name="gr25" draw:text-style-name="P26" draw:layer="layout" svg:width="0.017cm" svg:height="13.18cm" svg:x="1.835cm" svg:y="6.708cm" svg:viewBox="0 0 18 13181" draw:points="0,0 0,13181 18,13181 18,0">
          <text:p/>
        </draw:polygon>
        <draw:polygon draw:style-name="gr26" draw:text-style-name="P27" draw:layer="layout" svg:width="0.016cm" svg:height="13.18cm" svg:x="1.852cm" svg:y="6.708cm" svg:viewBox="0 0 17 13181" draw:points="0,0 0,13181 17,13181 17,0">
          <text:p/>
        </draw:polygon>
        <draw:polygon draw:style-name="gr27" draw:text-style-name="P28" draw:layer="layout" svg:width="0.017cm" svg:height="13.18cm" svg:x="1.868cm" svg:y="6.708cm" svg:viewBox="0 0 18 13181" draw:points="0,0 0,13181 18,13181 18,0">
          <text:p/>
        </draw:polygon>
        <draw:polygon draw:style-name="gr28" draw:text-style-name="P29" draw:layer="layout" svg:width="0.016cm" svg:height="13.18cm" svg:x="1.885cm" svg:y="6.708cm" svg:viewBox="0 0 17 13181" draw:points="0,0 0,13181 17,13181 17,0">
          <text:p/>
        </draw:polygon>
        <draw:polygon draw:style-name="gr29" draw:text-style-name="P30" draw:layer="layout" svg:width="0.017cm" svg:height="13.18cm" svg:x="1.901cm" svg:y="6.708cm" svg:viewBox="0 0 18 13181" draw:points="0,0 0,13181 18,13181 18,0">
          <text:p/>
        </draw:polygon>
        <draw:polygon draw:style-name="gr29" draw:text-style-name="P30" draw:layer="layout" svg:width="0.016cm" svg:height="13.18cm" svg:x="1.918cm" svg:y="6.708cm" svg:viewBox="0 0 17 13181" draw:points="0,0 0,13181 17,13181 17,0">
          <text:p/>
        </draw:polygon>
        <draw:polygon draw:style-name="gr30" draw:text-style-name="P31" draw:layer="layout" svg:width="0.017cm" svg:height="13.18cm" svg:x="1.934cm" svg:y="6.708cm" svg:viewBox="0 0 18 13181" draw:points="0,0 0,13181 18,13181 18,0">
          <text:p/>
        </draw:polygon>
        <draw:polygon draw:style-name="gr31" draw:text-style-name="P32" draw:layer="layout" svg:width="0.016cm" svg:height="13.18cm" svg:x="1.951cm" svg:y="6.708cm" svg:viewBox="0 0 17 13181" draw:points="0,0 0,13181 17,13181 17,0">
          <text:p/>
        </draw:polygon>
        <draw:polygon draw:style-name="gr32" draw:text-style-name="P33" draw:layer="layout" svg:width="0.017cm" svg:height="13.18cm" svg:x="1.967cm" svg:y="6.708cm" svg:viewBox="0 0 18 13181" draw:points="0,0 0,13181 18,13181 18,0">
          <text:p/>
        </draw:polygon>
        <draw:polygon draw:style-name="gr33" draw:text-style-name="P34" draw:layer="layout" svg:width="0.016cm" svg:height="13.18cm" svg:x="1.984cm" svg:y="6.708cm" svg:viewBox="0 0 17 13181" draw:points="0,0 0,13181 17,13181 17,0">
          <text:p/>
        </draw:polygon>
        <draw:polygon draw:style-name="gr34" draw:text-style-name="P35" draw:layer="layout" svg:width="0.017cm" svg:height="13.18cm" svg:x="2cm" svg:y="6.708cm" svg:viewBox="0 0 18 13181" draw:points="0,0 0,13181 18,13181 18,0">
          <text:p/>
        </draw:polygon>
        <draw:polygon draw:style-name="gr35" draw:text-style-name="P36" draw:layer="layout" svg:width="0.016cm" svg:height="13.18cm" svg:x="2.017cm" svg:y="6.708cm" svg:viewBox="0 0 17 13181" draw:points="0,0 0,13181 17,13181 17,0">
          <text:p/>
        </draw:polygon>
        <draw:polygon draw:style-name="gr35" draw:text-style-name="P36" draw:layer="layout" svg:width="0.017cm" svg:height="13.18cm" svg:x="2.033cm" svg:y="6.708cm" svg:viewBox="0 0 18 13181" draw:points="0,0 0,13181 18,13181 18,0">
          <text:p/>
        </draw:polygon>
        <draw:polygon draw:style-name="gr36" draw:text-style-name="P37" draw:layer="layout" svg:width="0.016cm" svg:height="13.18cm" svg:x="2.05cm" svg:y="6.708cm" svg:viewBox="0 0 17 13181" draw:points="0,0 0,13181 17,13181 17,0">
          <text:p/>
        </draw:polygon>
        <draw:polygon draw:style-name="gr37" draw:text-style-name="P38" draw:layer="layout" svg:width="0.017cm" svg:height="13.18cm" svg:x="2.066cm" svg:y="6.708cm" svg:viewBox="0 0 18 13181" draw:points="0,0 0,13181 18,13181 18,0">
          <text:p/>
        </draw:polygon>
        <draw:polygon draw:style-name="gr38" draw:text-style-name="P39" draw:layer="layout" svg:width="0.016cm" svg:height="13.18cm" svg:x="2.083cm" svg:y="6.708cm" svg:viewBox="0 0 17 13181" draw:points="0,0 0,13181 17,13181 17,0">
          <text:p/>
        </draw:polygon>
        <draw:polygon draw:style-name="gr39" draw:text-style-name="P40" draw:layer="layout" svg:width="0.017cm" svg:height="13.18cm" svg:x="2.099cm" svg:y="6.708cm" svg:viewBox="0 0 18 13181" draw:points="0,0 0,13181 18,13181 18,0">
          <text:p/>
        </draw:polygon>
        <draw:polygon draw:style-name="gr40" draw:text-style-name="P41" draw:layer="layout" svg:width="0.016cm" svg:height="13.18cm" svg:x="2.116cm" svg:y="6.708cm" svg:viewBox="0 0 17 13181" draw:points="0,0 0,13181 17,13181 17,0">
          <text:p/>
        </draw:polygon>
        <draw:polygon draw:style-name="gr41" draw:text-style-name="P42" draw:layer="layout" svg:width="0.017cm" svg:height="13.18cm" svg:x="2.132cm" svg:y="6.708cm" svg:viewBox="0 0 18 13181" draw:points="0,0 0,13181 18,13181 18,0">
          <text:p/>
        </draw:polygon>
        <draw:polygon draw:style-name="gr41" draw:text-style-name="P42" draw:layer="layout" svg:width="0.016cm" svg:height="13.18cm" svg:x="2.149cm" svg:y="6.708cm" svg:viewBox="0 0 17 13181" draw:points="0,0 0,13181 17,13181 17,0">
          <text:p/>
        </draw:polygon>
        <draw:polygon draw:style-name="gr42" draw:text-style-name="P43" draw:layer="layout" svg:width="0.017cm" svg:height="13.18cm" svg:x="2.165cm" svg:y="6.708cm" svg:viewBox="0 0 18 13181" draw:points="0,0 0,13181 18,13181 18,0">
          <text:p/>
        </draw:polygon>
        <draw:polygon draw:style-name="gr43" draw:text-style-name="P44" draw:layer="layout" svg:width="0.016cm" svg:height="13.18cm" svg:x="2.182cm" svg:y="6.708cm" svg:viewBox="0 0 17 13181" draw:points="0,0 0,13181 17,13181 17,0">
          <text:p/>
        </draw:polygon>
        <draw:polygon draw:style-name="gr44" draw:text-style-name="P45" draw:layer="layout" svg:width="0.017cm" svg:height="13.18cm" svg:x="2.198cm" svg:y="6.708cm" svg:viewBox="0 0 18 13181" draw:points="0,0 0,13181 18,13181 18,0">
          <text:p/>
        </draw:polygon>
        <draw:polygon draw:style-name="gr45" draw:text-style-name="P46" draw:layer="layout" svg:width="0.016cm" svg:height="13.18cm" svg:x="2.215cm" svg:y="6.708cm" svg:viewBox="0 0 17 13181" draw:points="0,0 0,13181 17,13181 17,0">
          <text:p/>
        </draw:polygon>
        <draw:polygon draw:style-name="gr46" draw:text-style-name="P47" draw:layer="layout" svg:width="0.018cm" svg:height="13.18cm" svg:x="2.231cm" svg:y="6.708cm" svg:viewBox="0 0 19 13181" draw:points="0,0 0,13181 19,13181 19,0">
          <text:p/>
        </draw:polygon>
        <draw:polygon draw:style-name="gr47" draw:text-style-name="P48" draw:layer="layout" svg:width="0.016cm" svg:height="13.18cm" svg:x="2.248cm" svg:y="6.708cm" svg:viewBox="0 0 17 13181" draw:points="0,0 0,13181 17,13181 17,0">
          <text:p/>
        </draw:polygon>
        <draw:polygon draw:style-name="gr47" draw:text-style-name="P48" draw:layer="layout" svg:width="0.017cm" svg:height="13.18cm" svg:x="2.264cm" svg:y="6.708cm" svg:viewBox="0 0 18 13181" draw:points="0,0 0,13181 18,13181 18,0">
          <text:p/>
        </draw:polygon>
        <draw:polygon draw:style-name="gr48" draw:text-style-name="P49" draw:layer="layout" svg:width="0.016cm" svg:height="13.18cm" svg:x="2.281cm" svg:y="6.708cm" svg:viewBox="0 0 17 13181" draw:points="0,0 0,13181 17,13181 17,0">
          <text:p/>
        </draw:polygon>
        <draw:polygon draw:style-name="gr49" draw:text-style-name="P50" draw:layer="layout" svg:width="0.017cm" svg:height="13.18cm" svg:x="2.297cm" svg:y="6.708cm" svg:viewBox="0 0 18 13181" draw:points="0,0 0,13181 18,13181 18,0">
          <text:p/>
        </draw:polygon>
        <draw:polygon draw:style-name="gr50" draw:text-style-name="P51" draw:layer="layout" svg:width="0.016cm" svg:height="13.18cm" svg:x="2.314cm" svg:y="6.708cm" svg:viewBox="0 0 17 13181" draw:points="0,0 0,13181 17,13181 17,0">
          <text:p/>
        </draw:polygon>
        <draw:polygon draw:style-name="gr51" draw:text-style-name="P52" draw:layer="layout" svg:width="0.017cm" svg:height="13.18cm" svg:x="2.33cm" svg:y="6.708cm" svg:viewBox="0 0 18 13181" draw:points="0,0 0,13181 18,13181 18,0">
          <text:p/>
        </draw:polygon>
        <draw:polygon draw:style-name="gr52" draw:text-style-name="P53" draw:layer="layout" svg:width="0.016cm" svg:height="13.18cm" svg:x="2.347cm" svg:y="6.708cm" svg:viewBox="0 0 17 13181" draw:points="0,0 0,13181 17,13181 17,0">
          <text:p/>
        </draw:polygon>
        <draw:polygon draw:style-name="gr53" draw:text-style-name="P54" draw:layer="layout" svg:width="0.017cm" svg:height="13.18cm" svg:x="2.363cm" svg:y="6.708cm" svg:viewBox="0 0 18 13181" draw:points="0,0 0,13181 18,13181 18,0">
          <text:p/>
        </draw:polygon>
        <draw:polygon draw:style-name="gr53" draw:text-style-name="P54" draw:layer="layout" svg:width="0.016cm" svg:height="13.18cm" svg:x="2.38cm" svg:y="6.708cm" svg:viewBox="0 0 17 13181" draw:points="0,0 0,13181 17,13181 17,0">
          <text:p/>
        </draw:polygon>
        <draw:polygon draw:style-name="gr54" draw:text-style-name="P55" draw:layer="layout" svg:width="0.017cm" svg:height="13.18cm" svg:x="2.396cm" svg:y="6.708cm" svg:viewBox="0 0 18 13181" draw:points="0,0 0,13181 18,13181 18,0">
          <text:p/>
        </draw:polygon>
        <draw:polygon draw:style-name="gr55" draw:text-style-name="P56" draw:layer="layout" svg:width="0.016cm" svg:height="13.18cm" svg:x="2.413cm" svg:y="6.708cm" svg:viewBox="0 0 17 13181" draw:points="0,0 0,13181 17,13181 17,0">
          <text:p/>
        </draw:polygon>
        <draw:polygon draw:style-name="gr56" draw:text-style-name="P57" draw:layer="layout" svg:width="0.017cm" svg:height="13.18cm" svg:x="2.429cm" svg:y="6.708cm" svg:viewBox="0 0 18 13181" draw:points="0,0 0,13181 18,13181 18,0">
          <text:p/>
        </draw:polygon>
        <draw:polygon draw:style-name="gr57" draw:text-style-name="P58" draw:layer="layout" svg:width="0.016cm" svg:height="13.18cm" svg:x="2.446cm" svg:y="6.708cm" svg:viewBox="0 0 17 13181" draw:points="0,0 0,13181 17,13181 17,0">
          <text:p/>
        </draw:polygon>
        <draw:polygon draw:style-name="gr58" draw:text-style-name="P59" draw:layer="layout" svg:width="0.017cm" svg:height="13.18cm" svg:x="2.462cm" svg:y="6.708cm" svg:viewBox="0 0 18 13181" draw:points="0,0 0,13181 18,13181 18,0">
          <text:p/>
        </draw:polygon>
        <draw:polygon draw:style-name="gr59" draw:text-style-name="P60" draw:layer="layout" svg:width="0.016cm" svg:height="13.18cm" svg:x="2.479cm" svg:y="6.708cm" svg:viewBox="0 0 17 13181" draw:points="0,0 0,13181 17,13181 17,0">
          <text:p/>
        </draw:polygon>
        <draw:polygon draw:style-name="gr59" draw:text-style-name="P60" draw:layer="layout" svg:width="0.017cm" svg:height="13.18cm" svg:x="2.495cm" svg:y="6.708cm" svg:viewBox="0 0 18 13181" draw:points="0,0 0,13181 18,13181 18,0">
          <text:p/>
        </draw:polygon>
        <draw:polygon draw:style-name="gr60" draw:text-style-name="P61" draw:layer="layout" svg:width="0.016cm" svg:height="13.18cm" svg:x="2.512cm" svg:y="6.708cm" svg:viewBox="0 0 17 13181" draw:points="0,0 0,13181 17,13181 17,0">
          <text:p/>
        </draw:polygon>
        <draw:polygon draw:style-name="gr61" draw:text-style-name="P62" draw:layer="layout" svg:width="0.017cm" svg:height="13.18cm" svg:x="2.528cm" svg:y="6.708cm" svg:viewBox="0 0 18 13181" draw:points="0,0 0,13181 18,13181 18,0">
          <text:p/>
        </draw:polygon>
        <draw:polygon draw:style-name="gr62" draw:text-style-name="P63" draw:layer="layout" svg:width="0.016cm" svg:height="13.18cm" svg:x="2.545cm" svg:y="6.708cm" svg:viewBox="0 0 17 13181" draw:points="0,0 0,13181 17,13181 17,0">
          <text:p/>
        </draw:polygon>
        <draw:polygon draw:style-name="gr63" draw:text-style-name="P64" draw:layer="layout" svg:width="0.017cm" svg:height="13.18cm" svg:x="2.561cm" svg:y="6.708cm" svg:viewBox="0 0 18 13181" draw:points="0,0 0,13181 18,13181 18,0">
          <text:p/>
        </draw:polygon>
        <draw:polygon draw:style-name="gr64" draw:text-style-name="P65" draw:layer="layout" svg:width="0.016cm" svg:height="13.18cm" svg:x="2.578cm" svg:y="6.708cm" svg:viewBox="0 0 17 13181" draw:points="0,0 0,13181 17,13181 17,0">
          <text:p/>
        </draw:polygon>
        <draw:polygon draw:style-name="gr65" draw:text-style-name="P66" draw:layer="layout" svg:width="0.017cm" svg:height="13.18cm" svg:x="2.594cm" svg:y="6.708cm" svg:viewBox="0 0 18 13181" draw:points="0,0 0,13181 18,13181 18,0">
          <text:p/>
        </draw:polygon>
        <draw:polygon draw:style-name="gr66" draw:text-style-name="P67" draw:layer="layout" svg:width="0.016cm" svg:height="13.18cm" svg:x="2.611cm" svg:y="6.708cm" svg:viewBox="0 0 17 13181" draw:points="0,0 0,13181 17,13181 17,0">
          <text:p/>
        </draw:polygon>
        <draw:polygon draw:style-name="gr66" draw:text-style-name="P67" draw:layer="layout" svg:width="0.017cm" svg:height="13.18cm" svg:x="2.627cm" svg:y="6.708cm" svg:viewBox="0 0 18 13181" draw:points="0,0 0,13181 18,13181 18,0">
          <text:p/>
        </draw:polygon>
        <draw:polygon draw:style-name="gr67" draw:text-style-name="P68" draw:layer="layout" svg:width="0.016cm" svg:height="13.18cm" svg:x="2.644cm" svg:y="6.708cm" svg:viewBox="0 0 17 13181" draw:points="0,0 0,13181 17,13181 17,0">
          <text:p/>
        </draw:polygon>
        <draw:polygon draw:style-name="gr68" draw:text-style-name="P69" draw:layer="layout" svg:width="0.017cm" svg:height="13.18cm" svg:x="2.66cm" svg:y="6.708cm" svg:viewBox="0 0 18 13181" draw:points="0,0 0,13181 18,13181 18,0">
          <text:p/>
        </draw:polygon>
        <draw:polygon draw:style-name="gr69" draw:text-style-name="P70" draw:layer="layout" svg:width="0.016cm" svg:height="13.18cm" svg:x="2.677cm" svg:y="6.708cm" svg:viewBox="0 0 17 13181" draw:points="0,0 0,13181 17,13181 17,0">
          <text:p/>
        </draw:polygon>
        <draw:polygon draw:style-name="gr70" draw:text-style-name="P71" draw:layer="layout" svg:width="0.017cm" svg:height="13.18cm" svg:x="2.693cm" svg:y="6.708cm" svg:viewBox="0 0 18 13181" draw:points="0,0 0,13181 18,13181 18,0">
          <text:p/>
        </draw:polygon>
        <draw:polygon draw:style-name="gr71" draw:text-style-name="P72" draw:layer="layout" svg:width="0.016cm" svg:height="13.18cm" svg:x="2.71cm" svg:y="6.708cm" svg:viewBox="0 0 17 13181" draw:points="0,0 0,13181 17,13181 17,0">
          <text:p/>
        </draw:polygon>
        <draw:polygon draw:style-name="gr72" draw:text-style-name="P73" draw:layer="layout" svg:width="0.017cm" svg:height="13.18cm" svg:x="2.726cm" svg:y="6.708cm" svg:viewBox="0 0 18 13181" draw:points="0,0 0,13181 18,13181 18,0">
          <text:p/>
        </draw:polygon>
        <draw:polygon draw:style-name="gr72" draw:text-style-name="P73" draw:layer="layout" svg:width="0.016cm" svg:height="13.18cm" svg:x="2.743cm" svg:y="6.708cm" svg:viewBox="0 0 17 13181" draw:points="0,0 0,13181 17,13181 17,0">
          <text:p/>
        </draw:polygon>
        <draw:polygon draw:style-name="gr73" draw:text-style-name="P74" draw:layer="layout" svg:width="0.018cm" svg:height="13.18cm" svg:x="2.759cm" svg:y="6.708cm" svg:viewBox="0 0 19 13181" draw:points="0,0 0,13181 19,13181 19,0">
          <text:p/>
        </draw:polygon>
        <draw:polygon draw:style-name="gr74" draw:text-style-name="P75" draw:layer="layout" svg:width="0.016cm" svg:height="13.18cm" svg:x="2.776cm" svg:y="6.708cm" svg:viewBox="0 0 17 13181" draw:points="0,0 0,13181 17,13181 17,0">
          <text:p/>
        </draw:polygon>
        <draw:polygon draw:style-name="gr75" draw:text-style-name="P76" draw:layer="layout" svg:width="0.017cm" svg:height="13.18cm" svg:x="2.792cm" svg:y="6.708cm" svg:viewBox="0 0 18 13181" draw:points="0,0 0,13181 18,13181 18,0">
          <text:p/>
        </draw:polygon>
        <draw:polygon draw:style-name="gr76" draw:text-style-name="P77" draw:layer="layout" svg:width="0.016cm" svg:height="13.18cm" svg:x="2.809cm" svg:y="6.708cm" svg:viewBox="0 0 17 13181" draw:points="0,0 0,13181 17,13181 17,0">
          <text:p/>
        </draw:polygon>
        <draw:polygon draw:style-name="gr77" draw:text-style-name="P78" draw:layer="layout" svg:width="0.017cm" svg:height="13.18cm" svg:x="2.825cm" svg:y="6.708cm" svg:viewBox="0 0 18 13181" draw:points="0,0 0,13181 18,13181 18,0">
          <text:p/>
        </draw:polygon>
        <draw:polygon draw:style-name="gr78" draw:text-style-name="P79" draw:layer="layout" svg:width="0.016cm" svg:height="13.18cm" svg:x="2.842cm" svg:y="6.708cm" svg:viewBox="0 0 17 13181" draw:points="0,0 0,13181 17,13181 17,0">
          <text:p/>
        </draw:polygon>
        <draw:polygon draw:style-name="gr78" draw:text-style-name="P79" draw:layer="layout" svg:width="0.017cm" svg:height="13.18cm" svg:x="2.858cm" svg:y="6.708cm" svg:viewBox="0 0 18 13181" draw:points="0,0 0,13181 18,13181 18,0">
          <text:p/>
        </draw:polygon>
        <draw:polygon draw:style-name="gr79" draw:text-style-name="P80" draw:layer="layout" svg:width="0.016cm" svg:height="13.18cm" svg:x="2.875cm" svg:y="6.708cm" svg:viewBox="0 0 17 13181" draw:points="0,0 0,13181 17,13181 17,0">
          <text:p/>
        </draw:polygon>
        <draw:polygon draw:style-name="gr80" draw:text-style-name="P81" draw:layer="layout" svg:width="0.017cm" svg:height="13.18cm" svg:x="2.891cm" svg:y="6.708cm" svg:viewBox="0 0 18 13181" draw:points="0,0 0,13181 18,13181 18,0">
          <text:p/>
        </draw:polygon>
        <draw:polygon draw:style-name="gr81" draw:text-style-name="P82" draw:layer="layout" svg:width="0.016cm" svg:height="13.18cm" svg:x="2.908cm" svg:y="6.708cm" svg:viewBox="0 0 17 13181" draw:points="0,0 0,13181 17,13181 17,0">
          <text:p/>
        </draw:polygon>
        <draw:polygon draw:style-name="gr82" draw:text-style-name="P83" draw:layer="layout" svg:width="0.017cm" svg:height="13.18cm" svg:x="2.924cm" svg:y="6.708cm" svg:viewBox="0 0 18 13181" draw:points="0,0 0,13181 18,13181 18,0">
          <text:p/>
        </draw:polygon>
        <draw:polygon draw:style-name="gr83" draw:text-style-name="P84" draw:layer="layout" svg:width="0.016cm" svg:height="13.18cm" svg:x="2.941cm" svg:y="6.708cm" svg:viewBox="0 0 17 13181" draw:points="0,0 0,13181 17,13181 17,0">
          <text:p/>
        </draw:polygon>
        <draw:polygon draw:style-name="gr84" draw:text-style-name="P85" draw:layer="layout" svg:width="0.017cm" svg:height="13.18cm" svg:x="2.957cm" svg:y="6.708cm" svg:viewBox="0 0 18 13181" draw:points="0,0 0,13181 18,13181 18,0">
          <text:p/>
        </draw:polygon>
        <draw:polygon draw:style-name="gr84" draw:text-style-name="P85" draw:layer="layout" svg:width="0.016cm" svg:height="13.18cm" svg:x="2.974cm" svg:y="6.708cm" svg:viewBox="0 0 17 13181" draw:points="0,0 0,13181 17,13181 17,0">
          <text:p/>
        </draw:polygon>
        <draw:polygon draw:style-name="gr85" draw:text-style-name="P86" draw:layer="layout" svg:width="0.017cm" svg:height="13.18cm" svg:x="2.99cm" svg:y="6.708cm" svg:viewBox="0 0 18 13181" draw:points="0,0 0,13181 18,13181 18,0">
          <text:p/>
        </draw:polygon>
        <draw:polygon draw:style-name="gr86" draw:text-style-name="P87" draw:layer="layout" svg:width="0.016cm" svg:height="13.18cm" svg:x="3.007cm" svg:y="6.708cm" svg:viewBox="0 0 17 13181" draw:points="0,0 0,13181 17,13181 17,0">
          <text:p/>
        </draw:polygon>
        <draw:polygon draw:style-name="gr87" draw:text-style-name="P88" draw:layer="layout" svg:width="0.017cm" svg:height="13.18cm" svg:x="3.023cm" svg:y="6.708cm" svg:viewBox="0 0 18 13181" draw:points="0,0 0,13181 18,13181 18,0">
          <text:p/>
        </draw:polygon>
        <draw:polygon draw:style-name="gr88" draw:text-style-name="P89" draw:layer="layout" svg:width="0.016cm" svg:height="13.18cm" svg:x="3.04cm" svg:y="6.708cm" svg:viewBox="0 0 17 13181" draw:points="0,0 0,13181 17,13181 17,0">
          <text:p/>
        </draw:polygon>
        <draw:polygon draw:style-name="gr89" draw:text-style-name="P90" draw:layer="layout" svg:width="0.017cm" svg:height="13.18cm" svg:x="3.056cm" svg:y="6.708cm" svg:viewBox="0 0 18 13181" draw:points="0,0 0,13181 18,13181 18,0">
          <text:p/>
        </draw:polygon>
        <draw:polygon draw:style-name="gr90" draw:text-style-name="P91" draw:layer="layout" svg:width="0.016cm" svg:height="13.18cm" svg:x="3.073cm" svg:y="6.708cm" svg:viewBox="0 0 17 13181" draw:points="0,0 0,13181 17,13181 17,0">
          <text:p/>
        </draw:polygon>
        <draw:polygon draw:style-name="gr90" draw:text-style-name="P91" draw:layer="layout" svg:width="0.017cm" svg:height="13.18cm" svg:x="3.089cm" svg:y="6.708cm" svg:viewBox="0 0 18 13181" draw:points="0,0 0,13181 18,13181 18,0">
          <text:p/>
        </draw:polygon>
        <draw:polygon draw:style-name="gr91" draw:text-style-name="P92" draw:layer="layout" svg:width="0.016cm" svg:height="13.18cm" svg:x="3.106cm" svg:y="6.708cm" svg:viewBox="0 0 17 13181" draw:points="0,0 0,13181 17,13181 17,0">
          <text:p/>
        </draw:polygon>
        <draw:polygon draw:style-name="gr92" draw:text-style-name="P93" draw:layer="layout" svg:width="0.017cm" svg:height="13.18cm" svg:x="3.122cm" svg:y="6.708cm" svg:viewBox="0 0 18 13181" draw:points="0,0 0,13181 18,13181 18,0">
          <text:p/>
        </draw:polygon>
        <draw:polygon draw:style-name="gr93" draw:text-style-name="P94" draw:layer="layout" svg:width="0.016cm" svg:height="13.18cm" svg:x="3.139cm" svg:y="6.708cm" svg:viewBox="0 0 17 13181" draw:points="0,0 0,13181 17,13181 17,0">
          <text:p/>
        </draw:polygon>
        <draw:polygon draw:style-name="gr94" draw:text-style-name="P95" draw:layer="layout" svg:width="0.017cm" svg:height="13.18cm" svg:x="3.155cm" svg:y="6.708cm" svg:viewBox="0 0 18 13181" draw:points="0,0 0,13181 18,13181 18,0">
          <text:p/>
        </draw:polygon>
        <draw:polygon draw:style-name="gr95" draw:text-style-name="P96" draw:layer="layout" svg:width="0.016cm" svg:height="13.18cm" svg:x="3.172cm" svg:y="6.708cm" svg:viewBox="0 0 17 13181" draw:points="0,0 0,13181 17,13181 17,0">
          <text:p/>
        </draw:polygon>
        <draw:polygon draw:style-name="gr96" draw:text-style-name="P97" draw:layer="layout" svg:width="0.017cm" svg:height="13.18cm" svg:x="3.188cm" svg:y="6.708cm" svg:viewBox="0 0 18 13181" draw:points="0,0 0,13181 18,13181 18,0">
          <text:p/>
        </draw:polygon>
        <draw:polygon draw:style-name="gr96" draw:text-style-name="P97" draw:layer="layout" svg:width="0.016cm" svg:height="13.18cm" svg:x="3.205cm" svg:y="6.708cm" svg:viewBox="0 0 17 13181" draw:points="0,0 0,13181 17,13181 17,0">
          <text:p/>
        </draw:polygon>
        <draw:polygon draw:style-name="gr97" draw:text-style-name="P98" draw:layer="layout" svg:width="0.017cm" svg:height="13.18cm" svg:x="3.221cm" svg:y="6.708cm" svg:viewBox="0 0 18 13181" draw:points="0,0 0,13181 18,13181 18,0">
          <text:p/>
        </draw:polygon>
        <draw:polygon draw:style-name="gr98" draw:text-style-name="P99" draw:layer="layout" svg:width="0.016cm" svg:height="13.18cm" svg:x="3.238cm" svg:y="6.708cm" svg:viewBox="0 0 17 13181" draw:points="0,0 0,13181 17,13181 17,0">
          <text:p/>
        </draw:polygon>
        <draw:polygon draw:style-name="gr99" draw:text-style-name="P100" draw:layer="layout" svg:width="0.017cm" svg:height="13.18cm" svg:x="3.254cm" svg:y="6.708cm" svg:viewBox="0 0 18 13181" draw:points="0,0 0,13181 18,13181 18,0">
          <text:p/>
        </draw:polygon>
        <draw:polygon draw:style-name="gr100" draw:text-style-name="P101" draw:layer="layout" svg:width="0.016cm" svg:height="13.18cm" svg:x="3.271cm" svg:y="6.708cm" svg:viewBox="0 0 17 13181" draw:points="0,0 0,13181 17,13181 17,0">
          <text:p/>
        </draw:polygon>
        <draw:polygon draw:style-name="gr101" draw:text-style-name="P102" draw:layer="layout" svg:width="0.018cm" svg:height="13.18cm" svg:x="3.287cm" svg:y="6.708cm" svg:viewBox="0 0 19 13181" draw:points="0,0 0,13181 19,13181 19,0">
          <text:p/>
        </draw:polygon>
        <draw:polygon draw:style-name="gr102" draw:text-style-name="P103" draw:layer="layout" svg:width="0.016cm" svg:height="13.18cm" svg:x="3.304cm" svg:y="6.708cm" svg:viewBox="0 0 17 13181" draw:points="0,0 0,13181 17,13181 17,0">
          <text:p/>
        </draw:polygon>
        <draw:polygon draw:style-name="gr102" draw:text-style-name="P103" draw:layer="layout" svg:width="0.017cm" svg:height="13.18cm" svg:x="3.32cm" svg:y="6.708cm" svg:viewBox="0 0 18 13181" draw:points="0,0 0,13181 18,13181 18,0">
          <text:p/>
        </draw:polygon>
        <draw:polygon draw:style-name="gr103" draw:text-style-name="P104" draw:layer="layout" svg:width="0.016cm" svg:height="13.18cm" svg:x="3.337cm" svg:y="6.708cm" svg:viewBox="0 0 17 13181" draw:points="0,0 0,13181 17,13181 17,0">
          <text:p/>
        </draw:polygon>
        <draw:polygon draw:style-name="gr104" draw:text-style-name="P105" draw:layer="layout" svg:width="0.016cm" svg:height="13.18cm" svg:x="3.353cm" svg:y="6.708cm" svg:viewBox="0 0 17 13181" draw:points="0,0 0,13181 17,13181 17,0">
          <text:p/>
        </draw:polygon>
        <draw:polygon draw:style-name="gr105" draw:text-style-name="P106" draw:layer="layout" svg:width="0.017cm" svg:height="13.18cm" svg:x="3.369cm" svg:y="6.708cm" svg:viewBox="0 0 18 13181" draw:points="0,0 0,13181 18,13181 18,0">
          <text:p/>
        </draw:polygon>
        <draw:polygon draw:style-name="gr106" draw:text-style-name="P107" draw:layer="layout" svg:width="0.016cm" svg:height="13.18cm" svg:x="3.386cm" svg:y="6.708cm" svg:viewBox="0 0 17 13181" draw:points="0,0 0,13181 17,13181 17,0">
          <text:p/>
        </draw:polygon>
        <draw:polygon draw:style-name="gr107" draw:text-style-name="P108" draw:layer="layout" svg:width="0.017cm" svg:height="13.18cm" svg:x="3.402cm" svg:y="6.708cm" svg:viewBox="0 0 18 13181" draw:points="0,0 0,13181 18,13181 18,0">
          <text:p/>
        </draw:polygon>
        <draw:polygon draw:style-name="gr108" draw:text-style-name="P109" draw:layer="layout" svg:width="0.016cm" svg:height="13.18cm" svg:x="3.419cm" svg:y="6.708cm" svg:viewBox="0 0 17 13181" draw:points="0,0 0,13181 17,13181 17,0">
          <text:p/>
        </draw:polygon>
        <draw:polygon draw:style-name="gr108" draw:text-style-name="P109" draw:layer="layout" svg:width="0.017cm" svg:height="13.18cm" svg:x="3.435cm" svg:y="6.708cm" svg:viewBox="0 0 18 13181" draw:points="0,0 0,13181 18,13181 18,0">
          <text:p/>
        </draw:polygon>
        <draw:polygon draw:style-name="gr109" draw:text-style-name="P110" draw:layer="layout" svg:width="0.016cm" svg:height="13.18cm" svg:x="3.452cm" svg:y="6.708cm" svg:viewBox="0 0 17 13181" draw:points="0,0 0,13181 17,13181 17,0">
          <text:p/>
        </draw:polygon>
        <draw:polygon draw:style-name="gr110" draw:text-style-name="P111" draw:layer="layout" svg:width="0.017cm" svg:height="13.18cm" svg:x="3.468cm" svg:y="6.708cm" svg:viewBox="0 0 18 13181" draw:points="0,0 0,13181 18,13181 18,0">
          <text:p/>
        </draw:polygon>
        <draw:polygon draw:style-name="gr111" draw:text-style-name="P112" draw:layer="layout" svg:width="0.016cm" svg:height="13.18cm" svg:x="3.485cm" svg:y="6.708cm" svg:viewBox="0 0 17 13181" draw:points="0,0 0,13181 17,13181 17,0">
          <text:p/>
        </draw:polygon>
        <draw:polygon draw:style-name="gr112" draw:text-style-name="P113" draw:layer="layout" svg:width="0.017cm" svg:height="13.18cm" svg:x="3.501cm" svg:y="6.708cm" svg:viewBox="0 0 18 13181" draw:points="0,0 0,13181 18,13181 18,0">
          <text:p/>
        </draw:polygon>
        <draw:polygon draw:style-name="gr113" draw:text-style-name="P114" draw:layer="layout" svg:width="0.016cm" svg:height="13.18cm" svg:x="3.518cm" svg:y="6.708cm" svg:viewBox="0 0 17 13181" draw:points="0,0 0,13181 17,13181 17,0">
          <text:p/>
        </draw:polygon>
        <draw:polygon draw:style-name="gr114" draw:text-style-name="P115" draw:layer="layout" svg:width="0.017cm" svg:height="13.18cm" svg:x="3.534cm" svg:y="6.708cm" svg:viewBox="0 0 18 13181" draw:points="0,0 0,13181 18,13181 18,0">
          <text:p/>
        </draw:polygon>
        <draw:polygon draw:style-name="gr114" draw:text-style-name="P115" draw:layer="layout" svg:width="0.016cm" svg:height="13.18cm" svg:x="3.551cm" svg:y="6.708cm" svg:viewBox="0 0 17 13181" draw:points="0,0 0,13181 17,13181 17,0">
          <text:p/>
        </draw:polygon>
        <draw:polygon draw:style-name="gr115" draw:text-style-name="P116" draw:layer="layout" svg:width="0.017cm" svg:height="13.18cm" svg:x="3.567cm" svg:y="6.708cm" svg:viewBox="0 0 18 13181" draw:points="0,0 0,13181 18,13181 18,0">
          <text:p/>
        </draw:polygon>
        <draw:polygon draw:style-name="gr116" draw:text-style-name="P117" draw:layer="layout" svg:width="0.016cm" svg:height="13.18cm" svg:x="3.584cm" svg:y="6.708cm" svg:viewBox="0 0 17 13181" draw:points="0,0 0,13181 17,13181 17,0">
          <text:p/>
        </draw:polygon>
        <draw:polygon draw:style-name="gr117" draw:text-style-name="P118" draw:layer="layout" svg:width="0.017cm" svg:height="13.18cm" svg:x="3.6cm" svg:y="6.708cm" svg:viewBox="0 0 18 13181" draw:points="0,0 0,13181 18,13181 18,0">
          <text:p/>
        </draw:polygon>
        <draw:polygon draw:style-name="gr118" draw:text-style-name="P119" draw:layer="layout" svg:width="0.016cm" svg:height="13.18cm" svg:x="3.617cm" svg:y="6.708cm" svg:viewBox="0 0 17 13181" draw:points="0,0 0,13181 17,13181 17,0">
          <text:p/>
        </draw:polygon>
        <draw:polygon draw:style-name="gr119" draw:text-style-name="P120" draw:layer="layout" svg:width="0.017cm" svg:height="13.18cm" svg:x="3.633cm" svg:y="6.708cm" svg:viewBox="0 0 18 13181" draw:points="0,0 0,13181 18,13181 18,0">
          <text:p/>
        </draw:polygon>
        <draw:polygon draw:style-name="gr120" draw:text-style-name="P121" draw:layer="layout" svg:width="0.016cm" svg:height="13.18cm" svg:x="3.65cm" svg:y="6.708cm" svg:viewBox="0 0 17 13181" draw:points="0,0 0,13181 17,13181 17,0">
          <text:p/>
        </draw:polygon>
        <draw:polygon draw:style-name="gr121" draw:text-style-name="P122" draw:layer="layout" svg:width="0.017cm" svg:height="13.18cm" svg:x="3.666cm" svg:y="6.708cm" svg:viewBox="0 0 18 13181" draw:points="0,0 0,13181 18,13181 18,0">
          <text:p/>
        </draw:polygon>
        <draw:polygon draw:style-name="gr121" draw:text-style-name="P122" draw:layer="layout" svg:width="0.016cm" svg:height="13.18cm" svg:x="3.683cm" svg:y="6.708cm" svg:viewBox="0 0 17 13181" draw:points="0,0 0,13181 17,13181 17,0">
          <text:p/>
        </draw:polygon>
        <draw:polygon draw:style-name="gr122" draw:text-style-name="P123" draw:layer="layout" svg:width="0.017cm" svg:height="13.18cm" svg:x="3.699cm" svg:y="6.708cm" svg:viewBox="0 0 18 13181" draw:points="0,0 0,13181 18,13181 18,0">
          <text:p/>
        </draw:polygon>
        <draw:polygon draw:style-name="gr123" draw:text-style-name="P124" draw:layer="layout" svg:width="0.016cm" svg:height="13.18cm" svg:x="3.716cm" svg:y="6.708cm" svg:viewBox="0 0 17 13181" draw:points="0,0 0,13181 17,13181 17,0">
          <text:p/>
        </draw:polygon>
        <draw:polygon draw:style-name="gr124" draw:text-style-name="P125" draw:layer="layout" svg:width="0.017cm" svg:height="13.18cm" svg:x="3.732cm" svg:y="6.708cm" svg:viewBox="0 0 18 13181" draw:points="0,0 0,13181 18,13181 18,0">
          <text:p/>
        </draw:polygon>
        <draw:polygon draw:style-name="gr125" draw:text-style-name="P126" draw:layer="layout" svg:width="0.016cm" svg:height="13.18cm" svg:x="3.749cm" svg:y="6.708cm" svg:viewBox="0 0 17 13181" draw:points="0,0 0,13181 17,13181 17,0">
          <text:p/>
        </draw:polygon>
        <draw:polygon draw:style-name="gr126" draw:text-style-name="P127" draw:layer="layout" svg:width="0.017cm" svg:height="13.18cm" svg:x="3.765cm" svg:y="6.708cm" svg:viewBox="0 0 18 13181" draw:points="0,0 0,13181 18,13181 18,0">
          <text:p/>
        </draw:polygon>
        <draw:polygon draw:style-name="gr127" draw:text-style-name="P128" draw:layer="layout" svg:width="0.016cm" svg:height="13.18cm" svg:x="3.782cm" svg:y="6.708cm" svg:viewBox="0 0 17 13181" draw:points="0,0 0,13181 17,13181 17,0">
          <text:p/>
        </draw:polygon>
        <draw:polygon draw:style-name="gr127" draw:text-style-name="P128" draw:layer="layout" svg:width="0.017cm" svg:height="13.18cm" svg:x="3.798cm" svg:y="6.708cm" svg:viewBox="0 0 18 13181" draw:points="0,0 0,13181 18,13181 18,0">
          <text:p/>
        </draw:polygon>
        <draw:polygon draw:style-name="gr128" draw:text-style-name="P129" draw:layer="layout" svg:width="0.016cm" svg:height="13.18cm" svg:x="3.815cm" svg:y="6.708cm" svg:viewBox="0 0 17 13181" draw:points="0,0 0,13181 17,13181 17,0">
          <text:p/>
        </draw:polygon>
        <draw:polygon draw:style-name="gr129" draw:text-style-name="P130" draw:layer="layout" svg:width="0.018cm" svg:height="13.18cm" svg:x="3.831cm" svg:y="6.708cm" svg:viewBox="0 0 19 13181" draw:points="0,0 0,13181 19,13181 19,0">
          <text:p/>
        </draw:polygon>
        <draw:polygon draw:style-name="gr130" draw:text-style-name="P131" draw:layer="layout" svg:width="0.016cm" svg:height="13.18cm" svg:x="3.848cm" svg:y="6.708cm" svg:viewBox="0 0 17 13181" draw:points="0,0 0,13181 17,13181 17,0">
          <text:p/>
        </draw:polygon>
        <draw:polygon draw:style-name="gr131" draw:text-style-name="P132" draw:layer="layout" svg:width="0.017cm" svg:height="13.18cm" svg:x="3.864cm" svg:y="6.708cm" svg:viewBox="0 0 18 13181" draw:points="0,0 0,13181 18,13181 18,0">
          <text:p/>
        </draw:polygon>
        <draw:polygon draw:style-name="gr132" draw:text-style-name="P133" draw:layer="layout" svg:width="0.016cm" svg:height="13.18cm" svg:x="3.881cm" svg:y="6.708cm" svg:viewBox="0 0 17 13181" draw:points="0,0 0,13181 17,13181 17,0">
          <text:p/>
        </draw:polygon>
        <draw:polygon draw:style-name="gr133" draw:text-style-name="P134" draw:layer="layout" svg:width="0.017cm" svg:height="13.18cm" svg:x="3.897cm" svg:y="6.708cm" svg:viewBox="0 0 18 13181" draw:points="0,0 0,13181 18,13181 18,0">
          <text:p/>
        </draw:polygon>
        <draw:polygon draw:style-name="gr133" draw:text-style-name="P134" draw:layer="layout" svg:width="0.016cm" svg:height="13.18cm" svg:x="3.914cm" svg:y="6.708cm" svg:viewBox="0 0 17 13181" draw:points="0,0 0,13181 17,13181 17,0">
          <text:p/>
        </draw:polygon>
        <draw:polygon draw:style-name="gr134" draw:text-style-name="P135" draw:layer="layout" svg:width="0.017cm" svg:height="13.18cm" svg:x="3.93cm" svg:y="6.708cm" svg:viewBox="0 0 18 13181" draw:points="0,0 0,13181 18,13181 18,0">
          <text:p/>
        </draw:polygon>
        <draw:polygon draw:style-name="gr135" draw:text-style-name="P136" draw:layer="layout" svg:width="0.016cm" svg:height="13.18cm" svg:x="3.947cm" svg:y="6.708cm" svg:viewBox="0 0 17 13181" draw:points="0,0 0,13181 17,13181 17,0">
          <text:p/>
        </draw:polygon>
        <draw:polygon draw:style-name="gr136" draw:text-style-name="P137" draw:layer="layout" svg:width="0.017cm" svg:height="13.18cm" svg:x="3.963cm" svg:y="6.708cm" svg:viewBox="0 0 18 13181" draw:points="0,0 0,13181 18,13181 18,0">
          <text:p/>
        </draw:polygon>
        <draw:polygon draw:style-name="gr137" draw:text-style-name="P138" draw:layer="layout" svg:width="0.016cm" svg:height="13.18cm" svg:x="3.98cm" svg:y="6.708cm" svg:viewBox="0 0 17 13181" draw:points="0,0 0,13181 17,13181 17,0">
          <text:p/>
        </draw:polygon>
        <draw:polygon draw:style-name="gr138" draw:text-style-name="P139" draw:layer="layout" svg:width="0.017cm" svg:height="13.18cm" svg:x="3.996cm" svg:y="6.708cm" svg:viewBox="0 0 18 13181" draw:points="0,0 0,13181 18,13181 18,0">
          <text:p/>
        </draw:polygon>
        <draw:polygon draw:style-name="gr139" draw:text-style-name="P140" draw:layer="layout" svg:width="0.016cm" svg:height="13.18cm" svg:x="4.013cm" svg:y="6.708cm" svg:viewBox="0 0 17 13181" draw:points="0,0 0,13181 17,13181 17,0">
          <text:p/>
        </draw:polygon>
        <draw:polygon draw:style-name="gr139" draw:text-style-name="P140" draw:layer="layout" svg:width="0.017cm" svg:height="13.18cm" svg:x="4.029cm" svg:y="6.708cm" svg:viewBox="0 0 18 13181" draw:points="0,0 0,13181 18,13181 18,0">
          <text:p/>
        </draw:polygon>
        <draw:polygon draw:style-name="gr140" draw:text-style-name="P141" draw:layer="layout" svg:width="0.016cm" svg:height="13.18cm" svg:x="4.046cm" svg:y="6.708cm" svg:viewBox="0 0 17 13181" draw:points="0,0 0,13181 17,13181 17,0">
          <text:p/>
        </draw:polygon>
        <draw:polygon draw:style-name="gr141" draw:text-style-name="P142" draw:layer="layout" svg:width="0.017cm" svg:height="13.18cm" svg:x="4.062cm" svg:y="6.708cm" svg:viewBox="0 0 18 13181" draw:points="0,0 0,13181 18,13181 18,0">
          <text:p/>
        </draw:polygon>
        <draw:polygon draw:style-name="gr142" draw:text-style-name="P143" draw:layer="layout" svg:width="0.016cm" svg:height="13.18cm" svg:x="4.079cm" svg:y="6.708cm" svg:viewBox="0 0 17 13181" draw:points="0,0 0,13181 17,13181 17,0">
          <text:p/>
        </draw:polygon>
        <draw:polygon draw:style-name="gr143" draw:text-style-name="P144" draw:layer="layout" svg:width="0.017cm" svg:height="13.18cm" svg:x="4.095cm" svg:y="6.708cm" svg:viewBox="0 0 18 13181" draw:points="0,0 0,13181 18,13181 18,0">
          <text:p/>
        </draw:polygon>
        <draw:polygon draw:style-name="gr144" draw:text-style-name="P145" draw:layer="layout" svg:width="0.016cm" svg:height="13.18cm" svg:x="4.112cm" svg:y="6.708cm" svg:viewBox="0 0 17 13181" draw:points="0,0 0,13181 17,13181 17,0">
          <text:p/>
        </draw:polygon>
        <draw:polygon draw:style-name="gr145" draw:text-style-name="P146" draw:layer="layout" svg:width="0.017cm" svg:height="13.18cm" svg:x="4.128cm" svg:y="6.708cm" svg:viewBox="0 0 18 13181" draw:points="0,0 0,13181 18,13181 18,0">
          <text:p/>
        </draw:polygon>
        <draw:polygon draw:style-name="gr145" draw:text-style-name="P146" draw:layer="layout" svg:width="0.016cm" svg:height="13.18cm" svg:x="4.145cm" svg:y="6.708cm" svg:viewBox="0 0 17 13181" draw:points="0,0 0,13181 17,13181 17,0">
          <text:p/>
        </draw:polygon>
        <draw:polygon draw:style-name="gr146" draw:text-style-name="P147" draw:layer="layout" svg:width="0.017cm" svg:height="13.18cm" svg:x="4.161cm" svg:y="6.708cm" svg:viewBox="0 0 18 13181" draw:points="0,0 0,13181 18,13181 18,0">
          <text:p/>
        </draw:polygon>
        <draw:polygon draw:style-name="gr147" draw:text-style-name="P148" draw:layer="layout" svg:width="0.016cm" svg:height="13.18cm" svg:x="4.178cm" svg:y="6.708cm" svg:viewBox="0 0 17 13181" draw:points="0,0 0,13181 17,13181 17,0">
          <text:p/>
        </draw:polygon>
        <draw:polygon draw:style-name="gr148" draw:text-style-name="P149" draw:layer="layout" svg:width="0.017cm" svg:height="13.18cm" svg:x="4.194cm" svg:y="6.708cm" svg:viewBox="0 0 18 13181" draw:points="0,0 0,13181 18,13181 18,0">
          <text:p/>
        </draw:polygon>
        <draw:polygon draw:style-name="gr149" draw:text-style-name="P150" draw:layer="layout" svg:width="0.016cm" svg:height="13.18cm" svg:x="4.211cm" svg:y="6.708cm" svg:viewBox="0 0 17 13181" draw:points="0,0 0,13181 17,13181 17,0">
          <text:p/>
        </draw:polygon>
        <draw:polygon draw:style-name="gr150" draw:text-style-name="P151" draw:layer="layout" svg:width="0.017cm" svg:height="13.18cm" svg:x="4.227cm" svg:y="6.708cm" svg:viewBox="0 0 18 13181" draw:points="0,0 0,13181 18,13181 18,0">
          <text:p/>
        </draw:polygon>
        <draw:polygon draw:style-name="gr151" draw:text-style-name="P152" draw:layer="layout" svg:width="0.016cm" svg:height="13.18cm" svg:x="4.244cm" svg:y="6.708cm" svg:viewBox="0 0 17 13181" draw:points="0,0 0,13181 17,13181 17,0">
          <text:p/>
        </draw:polygon>
        <draw:polygon draw:style-name="gr151" draw:text-style-name="P152" draw:layer="layout" svg:width="0.017cm" svg:height="13.18cm" svg:x="4.26cm" svg:y="6.708cm" svg:viewBox="0 0 18 13181" draw:points="0,0 0,13181 18,13181 18,0">
          <text:p/>
        </draw:polygon>
        <draw:polygon draw:style-name="gr152" draw:text-style-name="P153" draw:layer="layout" svg:width="0.016cm" svg:height="13.18cm" svg:x="4.277cm" svg:y="6.708cm" svg:viewBox="0 0 17 13181" draw:points="0,0 0,13181 17,13181 17,0">
          <text:p/>
        </draw:polygon>
        <draw:polygon draw:style-name="gr153" draw:text-style-name="P154" draw:layer="layout" svg:width="0.017cm" svg:height="13.18cm" svg:x="4.293cm" svg:y="6.708cm" svg:viewBox="0 0 18 13181" draw:points="0,0 0,13181 18,13181 18,0">
          <text:p/>
        </draw:polygon>
        <draw:polygon draw:style-name="gr154" draw:text-style-name="P155" draw:layer="layout" svg:width="0.016cm" svg:height="13.18cm" svg:x="4.31cm" svg:y="6.708cm" svg:viewBox="0 0 17 13181" draw:points="0,0 0,13181 17,13181 17,0">
          <text:p/>
        </draw:polygon>
        <draw:polygon draw:style-name="gr155" draw:text-style-name="P156" draw:layer="layout" svg:width="0.017cm" svg:height="13.18cm" svg:x="4.326cm" svg:y="6.708cm" svg:viewBox="0 0 18 13181" draw:points="0,0 0,13181 18,13181 18,0">
          <text:p/>
        </draw:polygon>
        <draw:polygon draw:style-name="gr156" draw:text-style-name="P157" draw:layer="layout" svg:width="0.016cm" svg:height="13.18cm" svg:x="4.343cm" svg:y="6.708cm" svg:viewBox="0 0 17 13181" draw:points="0,0 0,13181 17,13181 17,0">
          <text:p/>
        </draw:polygon>
        <draw:polygon draw:style-name="gr157" draw:text-style-name="P158" draw:layer="layout" svg:width="0.018cm" svg:height="13.18cm" svg:x="4.359cm" svg:y="6.708cm" svg:viewBox="0 0 19 13181" draw:points="0,0 0,13181 19,13181 19,0">
          <text:p/>
        </draw:polygon>
        <draw:polygon draw:style-name="gr157" draw:text-style-name="P158" draw:layer="layout" svg:width="0.016cm" svg:height="13.18cm" svg:x="4.376cm" svg:y="6.708cm" svg:viewBox="0 0 17 13181" draw:points="0,0 0,13181 17,13181 17,0">
          <text:p/>
        </draw:polygon>
        <draw:polygon draw:style-name="gr158" draw:text-style-name="P159" draw:layer="layout" svg:width="0.017cm" svg:height="13.18cm" svg:x="4.392cm" svg:y="6.708cm" svg:viewBox="0 0 18 13181" draw:points="0,0 0,13181 18,13181 18,0">
          <text:p/>
        </draw:polygon>
        <draw:polygon draw:style-name="gr159" draw:text-style-name="P160" draw:layer="layout" svg:width="0.016cm" svg:height="13.18cm" svg:x="4.409cm" svg:y="6.708cm" svg:viewBox="0 0 17 13181" draw:points="0,0 0,13181 17,13181 17,0">
          <text:p/>
        </draw:polygon>
        <draw:polygon draw:style-name="gr160" draw:text-style-name="P161" draw:layer="layout" svg:width="0.017cm" svg:height="13.18cm" svg:x="4.425cm" svg:y="6.708cm" svg:viewBox="0 0 18 13181" draw:points="0,0 0,13181 18,13181 18,0">
          <text:p/>
        </draw:polygon>
        <draw:polygon draw:style-name="gr161" draw:text-style-name="P162" draw:layer="layout" svg:width="0.016cm" svg:height="13.18cm" svg:x="4.442cm" svg:y="6.708cm" svg:viewBox="0 0 17 13181" draw:points="0,0 0,13181 17,13181 17,0">
          <text:p/>
        </draw:polygon>
        <draw:polygon draw:style-name="gr162" draw:text-style-name="P163" draw:layer="layout" svg:width="0.017cm" svg:height="13.18cm" svg:x="4.458cm" svg:y="6.708cm" svg:viewBox="0 0 18 13181" draw:points="0,0 0,13181 18,13181 18,0">
          <text:p/>
        </draw:polygon>
        <draw:polygon draw:style-name="gr163" draw:text-style-name="P164" draw:layer="layout" svg:width="0.016cm" svg:height="13.18cm" svg:x="4.475cm" svg:y="6.708cm" svg:viewBox="0 0 17 13181" draw:points="0,0 0,13181 17,13181 17,0">
          <text:p/>
        </draw:polygon>
        <draw:polygon draw:style-name="gr163" draw:text-style-name="P164" draw:layer="layout" svg:width="0.017cm" svg:height="13.18cm" svg:x="4.491cm" svg:y="6.708cm" svg:viewBox="0 0 18 13181" draw:points="0,0 0,13181 18,13181 18,0">
          <text:p/>
        </draw:polygon>
        <draw:polygon draw:style-name="gr164" draw:text-style-name="P165" draw:layer="layout" svg:width="0.016cm" svg:height="13.18cm" svg:x="4.508cm" svg:y="6.708cm" svg:viewBox="0 0 17 13181" draw:points="0,0 0,13181 17,13181 17,0">
          <text:p/>
        </draw:polygon>
        <draw:polygon draw:style-name="gr165" draw:text-style-name="P166" draw:layer="layout" svg:width="0.017cm" svg:height="13.18cm" svg:x="4.524cm" svg:y="6.708cm" svg:viewBox="0 0 18 13181" draw:points="0,0 0,13181 18,13181 18,0">
          <text:p/>
        </draw:polygon>
        <draw:polygon draw:style-name="gr166" draw:text-style-name="P167" draw:layer="layout" svg:width="0.016cm" svg:height="13.18cm" svg:x="4.541cm" svg:y="6.708cm" svg:viewBox="0 0 17 13181" draw:points="0,0 0,13181 17,13181 17,0">
          <text:p/>
        </draw:polygon>
        <draw:polygon draw:style-name="gr167" draw:text-style-name="P168" draw:layer="layout" svg:width="0.017cm" svg:height="13.18cm" svg:x="4.557cm" svg:y="6.708cm" svg:viewBox="0 0 18 13181" draw:points="0,0 0,13181 18,13181 18,0">
          <text:p/>
        </draw:polygon>
        <draw:polygon draw:style-name="gr168" draw:text-style-name="P169" draw:layer="layout" svg:width="0.016cm" svg:height="13.18cm" svg:x="4.574cm" svg:y="6.708cm" svg:viewBox="0 0 17 13181" draw:points="0,0 0,13181 17,13181 17,0">
          <text:p/>
        </draw:polygon>
        <draw:polygon draw:style-name="gr169" draw:text-style-name="P170" draw:layer="layout" svg:width="0.017cm" svg:height="13.18cm" svg:x="4.59cm" svg:y="6.708cm" svg:viewBox="0 0 18 13181" draw:points="0,0 0,13181 18,13181 18,0">
          <text:p/>
        </draw:polygon>
        <draw:polygon draw:style-name="gr169" draw:text-style-name="P170" draw:layer="layout" svg:width="0.016cm" svg:height="13.18cm" svg:x="4.607cm" svg:y="6.708cm" svg:viewBox="0 0 17 13181" draw:points="0,0 0,13181 17,13181 17,0">
          <text:p/>
        </draw:polygon>
        <draw:polygon draw:style-name="gr170" draw:text-style-name="P171" draw:layer="layout" svg:width="0.017cm" svg:height="13.18cm" svg:x="4.623cm" svg:y="6.708cm" svg:viewBox="0 0 18 13181" draw:points="0,0 0,13181 18,13181 18,0">
          <text:p/>
        </draw:polygon>
        <draw:polygon draw:style-name="gr171" draw:text-style-name="P172" draw:layer="layout" svg:width="0.016cm" svg:height="13.18cm" svg:x="4.64cm" svg:y="6.708cm" svg:viewBox="0 0 17 13181" draw:points="0,0 0,13181 17,13181 17,0">
          <text:p/>
        </draw:polygon>
        <draw:polygon draw:style-name="gr172" draw:text-style-name="P173" draw:layer="layout" svg:width="0.017cm" svg:height="13.18cm" svg:x="4.656cm" svg:y="6.708cm" svg:viewBox="0 0 18 13181" draw:points="0,0 0,13181 18,13181 18,0">
          <text:p/>
        </draw:polygon>
        <draw:polygon draw:style-name="gr173" draw:text-style-name="P174" draw:layer="layout" svg:width="0.016cm" svg:height="13.18cm" svg:x="4.673cm" svg:y="6.708cm" svg:viewBox="0 0 17 13181" draw:points="0,0 0,13181 17,13181 17,0">
          <text:p/>
        </draw:polygon>
        <draw:polygon draw:style-name="gr174" draw:text-style-name="P175" draw:layer="layout" svg:width="0.017cm" svg:height="13.18cm" svg:x="4.689cm" svg:y="6.708cm" svg:viewBox="0 0 18 13181" draw:points="0,0 0,13181 18,13181 18,0">
          <text:p/>
        </draw:polygon>
        <draw:polygon draw:style-name="gr175" draw:text-style-name="P176" draw:layer="layout" svg:width="0.016cm" svg:height="13.18cm" svg:x="4.706cm" svg:y="6.708cm" svg:viewBox="0 0 17 13181" draw:points="0,0 0,13181 17,13181 17,0">
          <text:p/>
        </draw:polygon>
        <draw:polygon draw:style-name="gr175" draw:text-style-name="P176" draw:layer="layout" svg:width="0.017cm" svg:height="13.18cm" svg:x="4.722cm" svg:y="6.708cm" svg:viewBox="0 0 18 13181" draw:points="0,0 0,13181 18,13181 18,0">
          <text:p/>
        </draw:polygon>
        <draw:polygon draw:style-name="gr176" draw:text-style-name="P177" draw:layer="layout" svg:width="0.016cm" svg:height="13.18cm" svg:x="4.739cm" svg:y="6.708cm" svg:viewBox="0 0 17 13181" draw:points="0,0 0,13181 17,13181 17,0">
          <text:p/>
        </draw:polygon>
        <draw:polygon draw:style-name="gr177" draw:text-style-name="P178" draw:layer="layout" svg:width="0.017cm" svg:height="13.18cm" svg:x="4.755cm" svg:y="6.708cm" svg:viewBox="0 0 18 13181" draw:points="0,0 0,13181 18,13181 18,0">
          <text:p/>
        </draw:polygon>
        <draw:polygon draw:style-name="gr178" draw:text-style-name="P179" draw:layer="layout" svg:width="0.016cm" svg:height="13.18cm" svg:x="4.772cm" svg:y="6.708cm" svg:viewBox="0 0 17 13181" draw:points="0,0 0,13181 17,13181 17,0">
          <text:p/>
        </draw:polygon>
        <draw:polygon draw:style-name="gr179" draw:text-style-name="P180" draw:layer="layout" svg:width="0.017cm" svg:height="13.18cm" svg:x="4.788cm" svg:y="6.708cm" svg:viewBox="0 0 18 13181" draw:points="0,0 0,13181 18,13181 18,0">
          <text:p/>
        </draw:polygon>
        <draw:polygon draw:style-name="gr179" draw:text-style-name="P180" draw:layer="layout" svg:width="0.016cm" svg:height="13.18cm" svg:x="4.805cm" svg:y="6.708cm" svg:viewBox="0 0 17 13181" draw:points="0,0 0,13181 17,13181 17,0">
          <text:p/>
        </draw:polygon>
        <draw:polygon draw:style-name="gr180" draw:text-style-name="P181" draw:layer="layout" svg:width="0.017cm" svg:height="13.18cm" svg:x="4.821cm" svg:y="6.708cm" svg:viewBox="0 0 18 13181" draw:points="0,0 0,13181 18,13181 18,0">
          <text:p/>
        </draw:polygon>
        <draw:polygon draw:style-name="gr180" draw:text-style-name="P181" draw:layer="layout" svg:width="0.132cm" svg:height="13.18cm" svg:x="4.838cm" svg:y="6.708cm" svg:viewBox="0 0 133 13181" draw:points="0,0 0,13181 133,13181 133,0">
          <text:p/>
        </draw:polygon>
        <draw:polygon draw:style-name="gr180" draw:text-style-name="P181" draw:layer="layout" svg:width="0.263cm" svg:height="13.18cm" svg:x="4.97cm" svg:y="6.708cm" svg:viewBox="0 0 264 13181" draw:points="0,0 0,13181 264,13181 264,0">
          <text:p/>
        </draw:polygon>
        <draw:polygon draw:style-name="gr180" draw:text-style-name="P181" draw:layer="layout" svg:width="0.528cm" svg:height="13.18cm" svg:x="5.233cm" svg:y="6.708cm" svg:viewBox="0 0 529 13181" draw:points="0,0 0,13181 529,13181 529,0">
          <text:p/>
        </draw:polygon>
        <draw:polygon draw:style-name="gr9" draw:text-style-name="P10" draw:layer="layout" svg:width="4.223cm" svg:height="0.052cm" svg:x="1.538cm" svg:y="6.708cm" svg:viewBox="0 0 4224 53" draw:points="0,0 4224,0 4224,53 0,53">
          <text:p/>
        </draw:polygon>
        <draw:polygon draw:style-name="gr10" draw:text-style-name="P11" draw:layer="layout" svg:width="4.223cm" svg:height="0.051cm" svg:x="1.538cm" svg:y="6.76cm" svg:viewBox="0 0 4224 52" draw:points="0,0 4224,0 4224,52 0,52">
          <text:p/>
        </draw:polygon>
        <draw:polygon draw:style-name="gr11" draw:text-style-name="P12" draw:layer="layout" svg:width="4.223cm" svg:height="0.052cm" svg:x="1.538cm" svg:y="6.811cm" svg:viewBox="0 0 4224 53" draw:points="0,0 4224,0 4224,53 0,53">
          <text:p/>
        </draw:polygon>
        <draw:polygon draw:style-name="gr12" draw:text-style-name="P13" draw:layer="layout" svg:width="4.223cm" svg:height="0.051cm" svg:x="1.538cm" svg:y="6.863cm" svg:viewBox="0 0 4224 52" draw:points="0,0 4224,0 4224,52 0,52">
          <text:p/>
        </draw:polygon>
        <draw:polygon draw:style-name="gr13" draw:text-style-name="P14" draw:layer="layout" svg:width="4.223cm" svg:height="0.052cm" svg:x="1.538cm" svg:y="6.914cm" svg:viewBox="0 0 4224 53" draw:points="0,0 4224,0 4224,53 0,53">
          <text:p/>
        </draw:polygon>
        <draw:polygon draw:style-name="gr14" draw:text-style-name="P15" draw:layer="layout" svg:width="4.223cm" svg:height="0.051cm" svg:x="1.538cm" svg:y="6.966cm" svg:viewBox="0 0 4224 52" draw:points="0,0 4224,0 4224,52 0,52">
          <text:p/>
        </draw:polygon>
        <draw:polygon draw:style-name="gr15" draw:text-style-name="P16" draw:layer="layout" svg:width="4.223cm" svg:height="0.051cm" svg:x="1.538cm" svg:y="7.017cm" svg:viewBox="0 0 4224 52" draw:points="0,0 4224,0 4224,52 0,52">
          <text:p/>
        </draw:polygon>
        <draw:polygon draw:style-name="gr16" draw:text-style-name="P17" draw:layer="layout" svg:width="4.223cm" svg:height="0.052cm" svg:x="1.538cm" svg:y="7.068cm" svg:viewBox="0 0 4224 53" draw:points="0,0 4224,0 4224,53 0,53">
          <text:p/>
        </draw:polygon>
        <draw:polygon draw:style-name="gr17" draw:text-style-name="P18" draw:layer="layout" svg:width="4.223cm" svg:height="0.051cm" svg:x="1.538cm" svg:y="7.12cm" svg:viewBox="0 0 4224 52" draw:points="0,0 4224,0 4224,52 0,52">
          <text:p/>
        </draw:polygon>
        <draw:polygon draw:style-name="gr17" draw:text-style-name="P18" draw:layer="layout" svg:width="4.223cm" svg:height="0.052cm" svg:x="1.538cm" svg:y="7.171cm" svg:viewBox="0 0 4224 53" draw:points="0,0 4224,0 4224,53 0,53">
          <text:p/>
        </draw:polygon>
        <draw:polygon draw:style-name="gr18" draw:text-style-name="P19" draw:layer="layout" svg:width="4.223cm" svg:height="0.051cm" svg:x="1.538cm" svg:y="7.223cm" svg:viewBox="0 0 4224 52" draw:points="0,0 4224,0 4224,52 0,52">
          <text:p/>
        </draw:polygon>
        <draw:polygon draw:style-name="gr19" draw:text-style-name="P20" draw:layer="layout" svg:width="4.223cm" svg:height="0.052cm" svg:x="1.538cm" svg:y="7.274cm" svg:viewBox="0 0 4224 53" draw:points="0,0 4224,0 4224,53 0,53">
          <text:p/>
        </draw:polygon>
        <draw:polygon draw:style-name="gr20" draw:text-style-name="P21" draw:layer="layout" svg:width="4.223cm" svg:height="0.051cm" svg:x="1.538cm" svg:y="7.326cm" svg:viewBox="0 0 4224 52" draw:points="0,0 4224,0 4224,52 0,52">
          <text:p/>
        </draw:polygon>
        <draw:polygon draw:style-name="gr21" draw:text-style-name="P22" draw:layer="layout" svg:width="4.223cm" svg:height="0.052cm" svg:x="1.538cm" svg:y="7.377cm" svg:viewBox="0 0 4224 53" draw:points="0,0 4224,0 4224,53 0,53">
          <text:p/>
        </draw:polygon>
        <draw:polygon draw:style-name="gr22" draw:text-style-name="P23" draw:layer="layout" svg:width="4.223cm" svg:height="0.051cm" svg:x="1.538cm" svg:y="7.429cm" svg:viewBox="0 0 4224 52" draw:points="0,0 4224,0 4224,52 0,52">
          <text:p/>
        </draw:polygon>
        <draw:polygon draw:style-name="gr23" draw:text-style-name="P24" draw:layer="layout" svg:width="4.223cm" svg:height="0.052cm" svg:x="1.538cm" svg:y="7.48cm" svg:viewBox="0 0 4224 53" draw:points="0,0 4224,0 4224,53 0,53">
          <text:p/>
        </draw:polygon>
        <draw:polygon draw:style-name="gr23" draw:text-style-name="P24" draw:layer="layout" svg:width="4.223cm" svg:height="0.051cm" svg:x="1.538cm" svg:y="7.532cm" svg:viewBox="0 0 4224 52" draw:points="0,0 4224,0 4224,52 0,52">
          <text:p/>
        </draw:polygon>
        <draw:polygon draw:style-name="gr24" draw:text-style-name="P25" draw:layer="layout" svg:width="4.223cm" svg:height="0.052cm" svg:x="1.538cm" svg:y="7.583cm" svg:viewBox="0 0 4224 53" draw:points="0,0 4224,0 4224,53 0,53">
          <text:p/>
        </draw:polygon>
        <draw:polygon draw:style-name="gr25" draw:text-style-name="P26" draw:layer="layout" svg:width="4.223cm" svg:height="0.051cm" svg:x="1.538cm" svg:y="7.635cm" svg:viewBox="0 0 4224 52" draw:points="0,0 4224,0 4224,52 0,52">
          <text:p/>
        </draw:polygon>
        <draw:polygon draw:style-name="gr26" draw:text-style-name="P27" draw:layer="layout" svg:width="4.223cm" svg:height="0.052cm" svg:x="1.538cm" svg:y="7.686cm" svg:viewBox="0 0 4224 53" draw:points="0,0 4224,0 4224,53 0,53">
          <text:p/>
        </draw:polygon>
        <draw:polygon draw:style-name="gr27" draw:text-style-name="P28" draw:layer="layout" svg:width="4.223cm" svg:height="0.051cm" svg:x="1.538cm" svg:y="7.738cm" svg:viewBox="0 0 4224 52" draw:points="0,0 4224,0 4224,52 0,52">
          <text:p/>
        </draw:polygon>
        <draw:polygon draw:style-name="gr28" draw:text-style-name="P29" draw:layer="layout" svg:width="4.223cm" svg:height="0.052cm" svg:x="1.538cm" svg:y="7.789cm" svg:viewBox="0 0 4224 53" draw:points="0,0 4224,0 4224,53 0,53">
          <text:p/>
        </draw:polygon>
        <draw:polygon draw:style-name="gr29" draw:text-style-name="P30" draw:layer="layout" svg:width="4.223cm" svg:height="0.051cm" svg:x="1.538cm" svg:y="7.841cm" svg:viewBox="0 0 4224 52" draw:points="0,0 4224,0 4224,52 0,52">
          <text:p/>
        </draw:polygon>
        <draw:polygon draw:style-name="gr29" draw:text-style-name="P30" draw:layer="layout" svg:width="4.223cm" svg:height="0.052cm" svg:x="1.538cm" svg:y="7.892cm" svg:viewBox="0 0 4224 53" draw:points="0,0 4224,0 4224,53 0,53">
          <text:p/>
        </draw:polygon>
        <draw:polygon draw:style-name="gr30" draw:text-style-name="P31" draw:layer="layout" svg:width="4.223cm" svg:height="0.051cm" svg:x="1.538cm" svg:y="7.944cm" svg:viewBox="0 0 4224 52" draw:points="0,0 4224,0 4224,52 0,52">
          <text:p/>
        </draw:polygon>
        <draw:polygon draw:style-name="gr31" draw:text-style-name="P32" draw:layer="layout" svg:width="4.223cm" svg:height="0.052cm" svg:x="1.538cm" svg:y="7.995cm" svg:viewBox="0 0 4224 53" draw:points="0,0 4224,0 4224,53 0,53">
          <text:p/>
        </draw:polygon>
        <draw:polygon draw:style-name="gr32" draw:text-style-name="P33" draw:layer="layout" svg:width="4.223cm" svg:height="0.051cm" svg:x="1.538cm" svg:y="8.047cm" svg:viewBox="0 0 4224 52" draw:points="0,0 4224,0 4224,52 0,52">
          <text:p/>
        </draw:polygon>
        <draw:polygon draw:style-name="gr33" draw:text-style-name="P34" draw:layer="layout" svg:width="4.223cm" svg:height="0.052cm" svg:x="1.538cm" svg:y="8.098cm" svg:viewBox="0 0 4224 53" draw:points="0,0 4224,0 4224,53 0,53">
          <text:p/>
        </draw:polygon>
        <draw:polygon draw:style-name="gr34" draw:text-style-name="P35" draw:layer="layout" svg:width="4.223cm" svg:height="0.051cm" svg:x="1.538cm" svg:y="8.15cm" svg:viewBox="0 0 4224 52" draw:points="0,0 4224,0 4224,52 0,52">
          <text:p/>
        </draw:polygon>
        <draw:polygon draw:style-name="gr35" draw:text-style-name="P36" draw:layer="layout" svg:width="4.223cm" svg:height="0.052cm" svg:x="1.538cm" svg:y="8.201cm" svg:viewBox="0 0 4224 53" draw:points="0,0 4224,0 4224,53 0,53">
          <text:p/>
        </draw:polygon>
        <draw:polygon draw:style-name="gr35" draw:text-style-name="P36" draw:layer="layout" svg:width="4.223cm" svg:height="0.051cm" svg:x="1.538cm" svg:y="8.253cm" svg:viewBox="0 0 4224 52" draw:points="0,0 4224,0 4224,52 0,52">
          <text:p/>
        </draw:polygon>
        <draw:polygon draw:style-name="gr36" draw:text-style-name="P37" draw:layer="layout" svg:width="4.223cm" svg:height="0.052cm" svg:x="1.538cm" svg:y="8.304cm" svg:viewBox="0 0 4224 53" draw:points="0,0 4224,0 4224,53 0,53">
          <text:p/>
        </draw:polygon>
        <draw:polygon draw:style-name="gr37" draw:text-style-name="P38" draw:layer="layout" svg:width="4.223cm" svg:height="0.051cm" svg:x="1.538cm" svg:y="8.356cm" svg:viewBox="0 0 4224 52" draw:points="0,0 4224,0 4224,52 0,52">
          <text:p/>
        </draw:polygon>
        <draw:polygon draw:style-name="gr38" draw:text-style-name="P39" draw:layer="layout" svg:width="4.223cm" svg:height="0.052cm" svg:x="1.538cm" svg:y="8.407cm" svg:viewBox="0 0 4224 53" draw:points="0,0 4224,0 4224,53 0,53">
          <text:p/>
        </draw:polygon>
        <draw:polygon draw:style-name="gr39" draw:text-style-name="P40" draw:layer="layout" svg:width="4.223cm" svg:height="0.051cm" svg:x="1.538cm" svg:y="8.459cm" svg:viewBox="0 0 4224 52" draw:points="0,0 4224,0 4224,52 0,52">
          <text:p/>
        </draw:polygon>
        <draw:polygon draw:style-name="gr40" draw:text-style-name="P41" draw:layer="layout" svg:width="4.223cm" svg:height="0.052cm" svg:x="1.538cm" svg:y="8.51cm" svg:viewBox="0 0 4224 53" draw:points="0,0 4224,0 4224,53 0,53">
          <text:p/>
        </draw:polygon>
        <draw:polygon draw:style-name="gr41" draw:text-style-name="P42" draw:layer="layout" svg:width="4.223cm" svg:height="0.051cm" svg:x="1.538cm" svg:y="8.562cm" svg:viewBox="0 0 4224 52" draw:points="0,0 4224,0 4224,52 0,52">
          <text:p/>
        </draw:polygon>
        <draw:polygon draw:style-name="gr41" draw:text-style-name="P42" draw:layer="layout" svg:width="4.223cm" svg:height="0.051cm" svg:x="1.538cm" svg:y="8.613cm" svg:viewBox="0 0 4224 52" draw:points="0,0 4224,0 4224,52 0,52">
          <text:p/>
        </draw:polygon>
        <draw:polygon draw:style-name="gr42" draw:text-style-name="P43" draw:layer="layout" svg:width="4.223cm" svg:height="0.052cm" svg:x="1.538cm" svg:y="8.664cm" svg:viewBox="0 0 4224 53" draw:points="0,0 4224,0 4224,53 0,53">
          <text:p/>
        </draw:polygon>
        <draw:polygon draw:style-name="gr43" draw:text-style-name="P44" draw:layer="layout" svg:width="4.223cm" svg:height="0.051cm" svg:x="1.538cm" svg:y="8.716cm" svg:viewBox="0 0 4224 52" draw:points="0,0 4224,0 4224,52 0,52">
          <text:p/>
        </draw:polygon>
        <draw:polygon draw:style-name="gr44" draw:text-style-name="P45" draw:layer="layout" svg:width="4.223cm" svg:height="0.052cm" svg:x="1.538cm" svg:y="8.767cm" svg:viewBox="0 0 4224 53" draw:points="0,0 4224,0 4224,53 0,53">
          <text:p/>
        </draw:polygon>
        <draw:polygon draw:style-name="gr45" draw:text-style-name="P46" draw:layer="layout" svg:width="4.223cm" svg:height="0.051cm" svg:x="1.538cm" svg:y="8.819cm" svg:viewBox="0 0 4224 52" draw:points="0,0 4224,0 4224,52 0,52">
          <text:p/>
        </draw:polygon>
        <draw:polygon draw:style-name="gr46" draw:text-style-name="P47" draw:layer="layout" svg:width="4.223cm" svg:height="0.052cm" svg:x="1.538cm" svg:y="8.87cm" svg:viewBox="0 0 4224 53" draw:points="0,0 4224,0 4224,53 0,53">
          <text:p/>
        </draw:polygon>
        <draw:polygon draw:style-name="gr47" draw:text-style-name="P48" draw:layer="layout" svg:width="4.223cm" svg:height="0.051cm" svg:x="1.538cm" svg:y="8.922cm" svg:viewBox="0 0 4224 52" draw:points="0,0 4224,0 4224,52 0,52">
          <text:p/>
        </draw:polygon>
        <draw:polygon draw:style-name="gr47" draw:text-style-name="P48" draw:layer="layout" svg:width="4.223cm" svg:height="0.052cm" svg:x="1.538cm" svg:y="8.973cm" svg:viewBox="0 0 4224 53" draw:points="0,0 4224,0 4224,53 0,53">
          <text:p/>
        </draw:polygon>
        <draw:polygon draw:style-name="gr48" draw:text-style-name="P49" draw:layer="layout" svg:width="4.223cm" svg:height="0.051cm" svg:x="1.538cm" svg:y="9.025cm" svg:viewBox="0 0 4224 52" draw:points="0,0 4224,0 4224,52 0,52">
          <text:p/>
        </draw:polygon>
        <draw:polygon draw:style-name="gr49" draw:text-style-name="P50" draw:layer="layout" svg:width="4.223cm" svg:height="0.052cm" svg:x="1.538cm" svg:y="9.076cm" svg:viewBox="0 0 4224 53" draw:points="0,0 4224,0 4224,53 0,53">
          <text:p/>
        </draw:polygon>
        <draw:polygon draw:style-name="gr50" draw:text-style-name="P51" draw:layer="layout" svg:width="4.223cm" svg:height="0.051cm" svg:x="1.538cm" svg:y="9.128cm" svg:viewBox="0 0 4224 52" draw:points="0,0 4224,0 4224,52 0,52">
          <text:p/>
        </draw:polygon>
        <draw:polygon draw:style-name="gr51" draw:text-style-name="P52" draw:layer="layout" svg:width="4.223cm" svg:height="0.052cm" svg:x="1.538cm" svg:y="9.179cm" svg:viewBox="0 0 4224 53" draw:points="0,0 4224,0 4224,53 0,53">
          <text:p/>
        </draw:polygon>
        <draw:polygon draw:style-name="gr52" draw:text-style-name="P53" draw:layer="layout" svg:width="4.223cm" svg:height="0.051cm" svg:x="1.538cm" svg:y="9.231cm" svg:viewBox="0 0 4224 52" draw:points="0,0 4224,0 4224,52 0,52">
          <text:p/>
        </draw:polygon>
        <draw:polygon draw:style-name="gr53" draw:text-style-name="P54" draw:layer="layout" svg:width="4.223cm" svg:height="0.052cm" svg:x="1.538cm" svg:y="9.282cm" svg:viewBox="0 0 4224 53" draw:points="0,0 4224,0 4224,53 0,53">
          <text:p/>
        </draw:polygon>
        <draw:polygon draw:style-name="gr53" draw:text-style-name="P54" draw:layer="layout" svg:width="4.223cm" svg:height="0.051cm" svg:x="1.538cm" svg:y="9.334cm" svg:viewBox="0 0 4224 52" draw:points="0,0 4224,0 4224,52 0,52">
          <text:p/>
        </draw:polygon>
        <draw:polygon draw:style-name="gr54" draw:text-style-name="P55" draw:layer="layout" svg:width="4.223cm" svg:height="0.052cm" svg:x="1.538cm" svg:y="9.385cm" svg:viewBox="0 0 4224 53" draw:points="0,0 4224,0 4224,53 0,53">
          <text:p/>
        </draw:polygon>
        <draw:polygon draw:style-name="gr55" draw:text-style-name="P56" draw:layer="layout" svg:width="4.223cm" svg:height="0.051cm" svg:x="1.538cm" svg:y="9.437cm" svg:viewBox="0 0 4224 52" draw:points="0,0 4224,0 4224,52 0,52">
          <text:p/>
        </draw:polygon>
        <draw:polygon draw:style-name="gr56" draw:text-style-name="P57" draw:layer="layout" svg:width="4.223cm" svg:height="0.052cm" svg:x="1.538cm" svg:y="9.488cm" svg:viewBox="0 0 4224 53" draw:points="0,0 4224,0 4224,53 0,53">
          <text:p/>
        </draw:polygon>
        <draw:polygon draw:style-name="gr57" draw:text-style-name="P58" draw:layer="layout" svg:width="4.223cm" svg:height="0.051cm" svg:x="1.538cm" svg:y="9.54cm" svg:viewBox="0 0 4224 52" draw:points="0,0 4224,0 4224,52 0,52">
          <text:p/>
        </draw:polygon>
        <draw:polygon draw:style-name="gr58" draw:text-style-name="P59" draw:layer="layout" svg:width="4.223cm" svg:height="0.052cm" svg:x="1.538cm" svg:y="9.591cm" svg:viewBox="0 0 4224 53" draw:points="0,0 4224,0 4224,53 0,53">
          <text:p/>
        </draw:polygon>
        <draw:polygon draw:style-name="gr59" draw:text-style-name="P60" draw:layer="layout" svg:width="4.223cm" svg:height="0.051cm" svg:x="1.538cm" svg:y="9.643cm" svg:viewBox="0 0 4224 52" draw:points="0,0 4224,0 4224,52 0,52">
          <text:p/>
        </draw:polygon>
        <draw:polygon draw:style-name="gr59" draw:text-style-name="P60" draw:layer="layout" svg:width="4.223cm" svg:height="0.052cm" svg:x="1.538cm" svg:y="9.694cm" svg:viewBox="0 0 4224 53" draw:points="0,0 4224,0 4224,53 0,53">
          <text:p/>
        </draw:polygon>
        <draw:polygon draw:style-name="gr60" draw:text-style-name="P61" draw:layer="layout" svg:width="4.223cm" svg:height="0.051cm" svg:x="1.538cm" svg:y="9.746cm" svg:viewBox="0 0 4224 52" draw:points="0,0 4224,0 4224,52 0,52">
          <text:p/>
        </draw:polygon>
        <draw:polygon draw:style-name="gr61" draw:text-style-name="P62" draw:layer="layout" svg:width="4.223cm" svg:height="0.052cm" svg:x="1.538cm" svg:y="9.797cm" svg:viewBox="0 0 4224 53" draw:points="0,0 4224,0 4224,53 0,53">
          <text:p/>
        </draw:polygon>
        <draw:polygon draw:style-name="gr62" draw:text-style-name="P63" draw:layer="layout" svg:width="4.223cm" svg:height="0.051cm" svg:x="1.538cm" svg:y="9.849cm" svg:viewBox="0 0 4224 52" draw:points="0,0 4224,0 4224,52 0,52">
          <text:p/>
        </draw:polygon>
        <draw:polygon draw:style-name="gr63" draw:text-style-name="P64" draw:layer="layout" svg:width="4.223cm" svg:height="0.052cm" svg:x="1.538cm" svg:y="9.9cm" svg:viewBox="0 0 4224 53" draw:points="0,0 4224,0 4224,53 0,53">
          <text:p/>
        </draw:polygon>
        <draw:polygon draw:style-name="gr64" draw:text-style-name="P65" draw:layer="layout" svg:width="4.223cm" svg:height="0.051cm" svg:x="1.538cm" svg:y="9.952cm" svg:viewBox="0 0 4224 52" draw:points="0,0 4224,0 4224,52 0,52">
          <text:p/>
        </draw:polygon>
        <draw:polygon draw:style-name="gr65" draw:text-style-name="P66" draw:layer="layout" svg:width="4.223cm" svg:height="0.052cm" svg:x="1.538cm" svg:y="10.003cm" svg:viewBox="0 0 4224 53" draw:points="0,0 4224,0 4224,53 0,53">
          <text:p/>
        </draw:polygon>
        <draw:polygon draw:style-name="gr66" draw:text-style-name="P67" draw:layer="layout" svg:width="4.223cm" svg:height="0.051cm" svg:x="1.538cm" svg:y="10.055cm" svg:viewBox="0 0 4224 52" draw:points="0,0 4224,0 4224,52 0,52">
          <text:p/>
        </draw:polygon>
        <draw:polygon draw:style-name="gr66" draw:text-style-name="P67" draw:layer="layout" svg:width="4.223cm" svg:height="0.052cm" svg:x="1.538cm" svg:y="10.106cm" svg:viewBox="0 0 4224 53" draw:points="0,0 4224,0 4224,53 0,53">
          <text:p/>
        </draw:polygon>
        <draw:polygon draw:style-name="gr67" draw:text-style-name="P68" draw:layer="layout" svg:width="4.223cm" svg:height="0.051cm" svg:x="1.538cm" svg:y="10.158cm" svg:viewBox="0 0 4224 52" draw:points="0,0 4224,0 4224,52 0,52">
          <text:p/>
        </draw:polygon>
        <draw:polygon draw:style-name="gr68" draw:text-style-name="P69" draw:layer="layout" svg:width="4.223cm" svg:height="0.052cm" svg:x="1.538cm" svg:y="10.209cm" svg:viewBox="0 0 4224 53" draw:points="0,0 4224,0 4224,53 0,53">
          <text:p/>
        </draw:polygon>
        <draw:polygon draw:style-name="gr69" draw:text-style-name="P70" draw:layer="layout" svg:width="4.223cm" svg:height="0.051cm" svg:x="1.538cm" svg:y="10.261cm" svg:viewBox="0 0 4224 52" draw:points="0,0 4224,0 4224,52 0,52">
          <text:p/>
        </draw:polygon>
        <draw:polygon draw:style-name="gr70" draw:text-style-name="P71" draw:layer="layout" svg:width="4.223cm" svg:height="0.051cm" svg:x="1.538cm" svg:y="10.312cm" svg:viewBox="0 0 4224 52" draw:points="0,0 4224,0 4224,52 0,52">
          <text:p/>
        </draw:polygon>
        <draw:polygon draw:style-name="gr71" draw:text-style-name="P72" draw:layer="layout" svg:width="4.223cm" svg:height="0.052cm" svg:x="1.538cm" svg:y="10.363cm" svg:viewBox="0 0 4224 53" draw:points="0,0 4224,0 4224,53 0,53">
          <text:p/>
        </draw:polygon>
        <draw:polygon draw:style-name="gr72" draw:text-style-name="P73" draw:layer="layout" svg:width="4.223cm" svg:height="0.051cm" svg:x="1.538cm" svg:y="10.415cm" svg:viewBox="0 0 4224 52" draw:points="0,0 4224,0 4224,52 0,52">
          <text:p/>
        </draw:polygon>
        <draw:polygon draw:style-name="gr72" draw:text-style-name="P73" draw:layer="layout" svg:width="4.223cm" svg:height="0.052cm" svg:x="1.538cm" svg:y="10.466cm" svg:viewBox="0 0 4224 53" draw:points="0,0 4224,0 4224,53 0,53">
          <text:p/>
        </draw:polygon>
        <draw:polygon draw:style-name="gr73" draw:text-style-name="P74" draw:layer="layout" svg:width="4.223cm" svg:height="0.051cm" svg:x="1.538cm" svg:y="10.518cm" svg:viewBox="0 0 4224 52" draw:points="0,0 4224,0 4224,52 0,52">
          <text:p/>
        </draw:polygon>
        <draw:polygon draw:style-name="gr74" draw:text-style-name="P75" draw:layer="layout" svg:width="4.223cm" svg:height="0.052cm" svg:x="1.538cm" svg:y="10.569cm" svg:viewBox="0 0 4224 53" draw:points="0,0 4224,0 4224,53 0,53">
          <text:p/>
        </draw:polygon>
        <draw:polygon draw:style-name="gr75" draw:text-style-name="P76" draw:layer="layout" svg:width="4.223cm" svg:height="0.051cm" svg:x="1.538cm" svg:y="10.621cm" svg:viewBox="0 0 4224 52" draw:points="0,0 4224,0 4224,52 0,52">
          <text:p/>
        </draw:polygon>
        <draw:polygon draw:style-name="gr76" draw:text-style-name="P77" draw:layer="layout" svg:width="4.223cm" svg:height="0.052cm" svg:x="1.538cm" svg:y="10.672cm" svg:viewBox="0 0 4224 53" draw:points="0,0 4224,0 4224,53 0,53">
          <text:p/>
        </draw:polygon>
        <draw:polygon draw:style-name="gr77" draw:text-style-name="P78" draw:layer="layout" svg:width="4.223cm" svg:height="0.051cm" svg:x="1.538cm" svg:y="10.724cm" svg:viewBox="0 0 4224 52" draw:points="0,0 4224,0 4224,52 0,52">
          <text:p/>
        </draw:polygon>
        <draw:polygon draw:style-name="gr78" draw:text-style-name="P79" draw:layer="layout" svg:width="4.223cm" svg:height="0.052cm" svg:x="1.538cm" svg:y="10.775cm" svg:viewBox="0 0 4224 53" draw:points="0,0 4224,0 4224,53 0,53">
          <text:p/>
        </draw:polygon>
        <draw:polygon draw:style-name="gr78" draw:text-style-name="P79" draw:layer="layout" svg:width="4.223cm" svg:height="0.051cm" svg:x="1.538cm" svg:y="10.827cm" svg:viewBox="0 0 4224 52" draw:points="0,0 4224,0 4224,52 0,52">
          <text:p/>
        </draw:polygon>
        <draw:polygon draw:style-name="gr79" draw:text-style-name="P80" draw:layer="layout" svg:width="4.223cm" svg:height="0.052cm" svg:x="1.538cm" svg:y="10.878cm" svg:viewBox="0 0 4224 53" draw:points="0,0 4224,0 4224,53 0,53">
          <text:p/>
        </draw:polygon>
        <draw:polygon draw:style-name="gr80" draw:text-style-name="P81" draw:layer="layout" svg:width="4.223cm" svg:height="0.051cm" svg:x="1.538cm" svg:y="10.93cm" svg:viewBox="0 0 4224 52" draw:points="0,0 4224,0 4224,52 0,52">
          <text:p/>
        </draw:polygon>
        <draw:polygon draw:style-name="gr81" draw:text-style-name="P82" draw:layer="layout" svg:width="4.223cm" svg:height="0.052cm" svg:x="1.538cm" svg:y="10.981cm" svg:viewBox="0 0 4224 53" draw:points="0,0 4224,0 4224,53 0,53">
          <text:p/>
        </draw:polygon>
        <draw:polygon draw:style-name="gr82" draw:text-style-name="P83" draw:layer="layout" svg:width="4.223cm" svg:height="0.051cm" svg:x="1.538cm" svg:y="11.033cm" svg:viewBox="0 0 4224 52" draw:points="0,0 4224,0 4224,52 0,52">
          <text:p/>
        </draw:polygon>
        <draw:polygon draw:style-name="gr83" draw:text-style-name="P84" draw:layer="layout" svg:width="4.223cm" svg:height="0.052cm" svg:x="1.538cm" svg:y="11.084cm" svg:viewBox="0 0 4224 53" draw:points="0,0 4224,0 4224,53 0,53">
          <text:p/>
        </draw:polygon>
        <draw:polygon draw:style-name="gr84" draw:text-style-name="P85" draw:layer="layout" svg:width="4.223cm" svg:height="0.051cm" svg:x="1.538cm" svg:y="11.136cm" svg:viewBox="0 0 4224 52" draw:points="0,0 4224,0 4224,52 0,52">
          <text:p/>
        </draw:polygon>
        <draw:polygon draw:style-name="gr84" draw:text-style-name="P85" draw:layer="layout" svg:width="4.223cm" svg:height="0.052cm" svg:x="1.538cm" svg:y="11.187cm" svg:viewBox="0 0 4224 53" draw:points="0,0 4224,0 4224,53 0,53">
          <text:p/>
        </draw:polygon>
        <draw:polygon draw:style-name="gr85" draw:text-style-name="P86" draw:layer="layout" svg:width="4.223cm" svg:height="0.051cm" svg:x="1.538cm" svg:y="11.239cm" svg:viewBox="0 0 4224 52" draw:points="0,0 4224,0 4224,52 0,52">
          <text:p/>
        </draw:polygon>
        <draw:polygon draw:style-name="gr86" draw:text-style-name="P87" draw:layer="layout" svg:width="4.223cm" svg:height="0.052cm" svg:x="1.538cm" svg:y="11.29cm" svg:viewBox="0 0 4224 53" draw:points="0,0 4224,0 4224,53 0,53">
          <text:p/>
        </draw:polygon>
        <draw:polygon draw:style-name="gr87" draw:text-style-name="P88" draw:layer="layout" svg:width="4.223cm" svg:height="0.051cm" svg:x="1.538cm" svg:y="11.342cm" svg:viewBox="0 0 4224 52" draw:points="0,0 4224,0 4224,52 0,52">
          <text:p/>
        </draw:polygon>
        <draw:polygon draw:style-name="gr88" draw:text-style-name="P89" draw:layer="layout" svg:width="4.223cm" svg:height="0.052cm" svg:x="1.538cm" svg:y="11.393cm" svg:viewBox="0 0 4224 53" draw:points="0,0 4224,0 4224,53 0,53">
          <text:p/>
        </draw:polygon>
        <draw:polygon draw:style-name="gr89" draw:text-style-name="P90" draw:layer="layout" svg:width="4.223cm" svg:height="0.051cm" svg:x="1.538cm" svg:y="11.445cm" svg:viewBox="0 0 4224 52" draw:points="0,0 4224,0 4224,52 0,52">
          <text:p/>
        </draw:polygon>
        <draw:polygon draw:style-name="gr90" draw:text-style-name="P91" draw:layer="layout" svg:width="4.223cm" svg:height="0.052cm" svg:x="1.538cm" svg:y="11.496cm" svg:viewBox="0 0 4224 53" draw:points="0,0 4224,0 4224,53 0,53">
          <text:p/>
        </draw:polygon>
        <draw:polygon draw:style-name="gr90" draw:text-style-name="P91" draw:layer="layout" svg:width="4.223cm" svg:height="0.051cm" svg:x="1.538cm" svg:y="11.548cm" svg:viewBox="0 0 4224 52" draw:points="0,0 4224,0 4224,52 0,52">
          <text:p/>
        </draw:polygon>
        <draw:polygon draw:style-name="gr91" draw:text-style-name="P92" draw:layer="layout" svg:width="4.223cm" svg:height="0.052cm" svg:x="1.538cm" svg:y="11.599cm" svg:viewBox="0 0 4224 53" draw:points="0,0 4224,0 4224,53 0,53">
          <text:p/>
        </draw:polygon>
        <draw:polygon draw:style-name="gr92" draw:text-style-name="P93" draw:layer="layout" svg:width="4.223cm" svg:height="0.051cm" svg:x="1.538cm" svg:y="11.651cm" svg:viewBox="0 0 4224 52" draw:points="0,0 4224,0 4224,52 0,52">
          <text:p/>
        </draw:polygon>
        <draw:polygon draw:style-name="gr93" draw:text-style-name="P94" draw:layer="layout" svg:width="4.223cm" svg:height="0.052cm" svg:x="1.538cm" svg:y="11.702cm" svg:viewBox="0 0 4224 53" draw:points="0,0 4224,0 4224,53 0,53">
          <text:p/>
        </draw:polygon>
        <draw:polygon draw:style-name="gr94" draw:text-style-name="P95" draw:layer="layout" svg:width="4.223cm" svg:height="0.051cm" svg:x="1.538cm" svg:y="11.754cm" svg:viewBox="0 0 4224 52" draw:points="0,0 4224,0 4224,52 0,52">
          <text:p/>
        </draw:polygon>
        <draw:polygon draw:style-name="gr95" draw:text-style-name="P96" draw:layer="layout" svg:width="4.223cm" svg:height="0.052cm" svg:x="1.538cm" svg:y="11.805cm" svg:viewBox="0 0 4224 53" draw:points="0,0 4224,0 4224,53 0,53">
          <text:p/>
        </draw:polygon>
        <draw:polygon draw:style-name="gr96" draw:text-style-name="P97" draw:layer="layout" svg:width="4.223cm" svg:height="0.051cm" svg:x="1.538cm" svg:y="11.857cm" svg:viewBox="0 0 4224 52" draw:points="0,0 4224,0 4224,52 0,52">
          <text:p/>
        </draw:polygon>
        <draw:polygon draw:style-name="gr96" draw:text-style-name="P97" draw:layer="layout" svg:width="4.223cm" svg:height="0.051cm" svg:x="1.538cm" svg:y="11.908cm" svg:viewBox="0 0 4224 52" draw:points="0,0 4224,0 4224,52 0,52">
          <text:p/>
        </draw:polygon>
        <draw:polygon draw:style-name="gr97" draw:text-style-name="P98" draw:layer="layout" svg:width="4.223cm" svg:height="0.053cm" svg:x="1.538cm" svg:y="11.959cm" svg:viewBox="0 0 4224 54" draw:points="0,0 4224,0 4224,54 0,54">
          <text:p/>
        </draw:polygon>
        <draw:polygon draw:style-name="gr98" draw:text-style-name="P99" draw:layer="layout" svg:width="4.223cm" svg:height="0.051cm" svg:x="1.538cm" svg:y="12.011cm" svg:viewBox="0 0 4224 52" draw:points="0,0 4224,0 4224,52 0,52">
          <text:p/>
        </draw:polygon>
        <draw:polygon draw:style-name="gr99" draw:text-style-name="P100" draw:layer="layout" svg:width="4.223cm" svg:height="0.052cm" svg:x="1.538cm" svg:y="12.062cm" svg:viewBox="0 0 4224 53" draw:points="0,0 4224,0 4224,53 0,53">
          <text:p/>
        </draw:polygon>
        <draw:polygon draw:style-name="gr100" draw:text-style-name="P101" draw:layer="layout" svg:width="4.223cm" svg:height="0.051cm" svg:x="1.538cm" svg:y="12.114cm" svg:viewBox="0 0 4224 52" draw:points="0,0 4224,0 4224,52 0,52">
          <text:p/>
        </draw:polygon>
        <draw:polygon draw:style-name="gr101" draw:text-style-name="P102" draw:layer="layout" svg:width="4.223cm" svg:height="0.052cm" svg:x="1.538cm" svg:y="12.165cm" svg:viewBox="0 0 4224 53" draw:points="0,0 4224,0 4224,53 0,53">
          <text:p/>
        </draw:polygon>
        <draw:polygon draw:style-name="gr102" draw:text-style-name="P103" draw:layer="layout" svg:width="4.223cm" svg:height="0.051cm" svg:x="1.538cm" svg:y="12.217cm" svg:viewBox="0 0 4224 52" draw:points="0,0 4224,0 4224,52 0,52">
          <text:p/>
        </draw:polygon>
        <draw:polygon draw:style-name="gr102" draw:text-style-name="P103" draw:layer="layout" svg:width="4.223cm" svg:height="0.052cm" svg:x="1.538cm" svg:y="12.268cm" svg:viewBox="0 0 4224 53" draw:points="0,0 4224,0 4224,53 0,53">
          <text:p/>
        </draw:polygon>
        <draw:polygon draw:style-name="gr103" draw:text-style-name="P104" draw:layer="layout" svg:width="4.223cm" svg:height="0.051cm" svg:x="1.538cm" svg:y="12.32cm" svg:viewBox="0 0 4224 52" draw:points="0,0 4224,0 4224,52 0,52">
          <text:p/>
        </draw:polygon>
        <draw:polygon draw:style-name="gr104" draw:text-style-name="P105" draw:layer="layout" svg:width="4.223cm" svg:height="0.052cm" svg:x="1.538cm" svg:y="12.371cm" svg:viewBox="0 0 4224 53" draw:points="0,0 4224,0 4224,53 0,53">
          <text:p/>
        </draw:polygon>
        <draw:polygon draw:style-name="gr105" draw:text-style-name="P106" draw:layer="layout" svg:width="4.223cm" svg:height="0.051cm" svg:x="1.538cm" svg:y="12.423cm" svg:viewBox="0 0 4224 52" draw:points="0,0 4224,0 4224,52 0,52">
          <text:p/>
        </draw:polygon>
        <draw:polygon draw:style-name="gr106" draw:text-style-name="P107" draw:layer="layout" svg:width="4.223cm" svg:height="0.052cm" svg:x="1.538cm" svg:y="12.474cm" svg:viewBox="0 0 4224 53" draw:points="0,0 4224,0 4224,53 0,53">
          <text:p/>
        </draw:polygon>
        <draw:polygon draw:style-name="gr107" draw:text-style-name="P108" draw:layer="layout" svg:width="4.223cm" svg:height="0.051cm" svg:x="1.538cm" svg:y="12.526cm" svg:viewBox="0 0 4224 52" draw:points="0,0 4224,0 4224,52 0,52">
          <text:p/>
        </draw:polygon>
        <draw:polygon draw:style-name="gr108" draw:text-style-name="P109" draw:layer="layout" svg:width="4.223cm" svg:height="0.052cm" svg:x="1.538cm" svg:y="12.577cm" svg:viewBox="0 0 4224 53" draw:points="0,0 4224,0 4224,53 0,53">
          <text:p/>
        </draw:polygon>
        <draw:polygon draw:style-name="gr108" draw:text-style-name="P109" draw:layer="layout" svg:width="4.223cm" svg:height="0.051cm" svg:x="1.538cm" svg:y="12.629cm" svg:viewBox="0 0 4224 52" draw:points="0,0 4224,0 4224,52 0,52">
          <text:p/>
        </draw:polygon>
        <draw:polygon draw:style-name="gr109" draw:text-style-name="P110" draw:layer="layout" svg:width="4.223cm" svg:height="0.052cm" svg:x="1.538cm" svg:y="12.68cm" svg:viewBox="0 0 4224 53" draw:points="0,0 4224,0 4224,53 0,53">
          <text:p/>
        </draw:polygon>
        <draw:polygon draw:style-name="gr110" draw:text-style-name="P111" draw:layer="layout" svg:width="4.223cm" svg:height="0.051cm" svg:x="1.538cm" svg:y="12.732cm" svg:viewBox="0 0 4224 52" draw:points="0,0 4224,0 4224,52 0,52">
          <text:p/>
        </draw:polygon>
        <draw:polygon draw:style-name="gr111" draw:text-style-name="P112" draw:layer="layout" svg:width="4.223cm" svg:height="0.052cm" svg:x="1.538cm" svg:y="12.783cm" svg:viewBox="0 0 4224 53" draw:points="0,0 4224,0 4224,53 0,53">
          <text:p/>
        </draw:polygon>
        <draw:polygon draw:style-name="gr112" draw:text-style-name="P113" draw:layer="layout" svg:width="4.223cm" svg:height="0.051cm" svg:x="1.538cm" svg:y="12.835cm" svg:viewBox="0 0 4224 52" draw:points="0,0 4224,0 4224,52 0,52">
          <text:p/>
        </draw:polygon>
        <draw:polygon draw:style-name="gr113" draw:text-style-name="P114" draw:layer="layout" svg:width="4.223cm" svg:height="0.052cm" svg:x="1.538cm" svg:y="12.886cm" svg:viewBox="0 0 4224 53" draw:points="0,0 4224,0 4224,53 0,53">
          <text:p/>
        </draw:polygon>
        <draw:polygon draw:style-name="gr114" draw:text-style-name="P115" draw:layer="layout" svg:width="4.223cm" svg:height="0.051cm" svg:x="1.538cm" svg:y="12.938cm" svg:viewBox="0 0 4224 52" draw:points="0,0 4224,0 4224,52 0,52">
          <text:p/>
        </draw:polygon>
        <draw:polygon draw:style-name="gr114" draw:text-style-name="P115" draw:layer="layout" svg:width="4.223cm" svg:height="0.052cm" svg:x="1.538cm" svg:y="12.989cm" svg:viewBox="0 0 4224 53" draw:points="0,0 4224,0 4224,53 0,53">
          <text:p/>
        </draw:polygon>
        <draw:polygon draw:style-name="gr115" draw:text-style-name="P116" draw:layer="layout" svg:width="4.223cm" svg:height="0.051cm" svg:x="1.538cm" svg:y="13.041cm" svg:viewBox="0 0 4224 52" draw:points="0,0 4224,0 4224,52 0,52">
          <text:p/>
        </draw:polygon>
        <draw:polygon draw:style-name="gr116" draw:text-style-name="P117" draw:layer="layout" svg:width="4.223cm" svg:height="0.052cm" svg:x="1.538cm" svg:y="13.092cm" svg:viewBox="0 0 4224 53" draw:points="0,0 4224,0 4224,53 0,53">
          <text:p/>
        </draw:polygon>
        <draw:polygon draw:style-name="gr117" draw:text-style-name="P118" draw:layer="layout" svg:width="4.223cm" svg:height="0.051cm" svg:x="1.538cm" svg:y="13.144cm" svg:viewBox="0 0 4224 52" draw:points="0,0 4224,0 4224,52 0,52">
          <text:p/>
        </draw:polygon>
        <draw:polygon draw:style-name="gr118" draw:text-style-name="P119" draw:layer="layout" svg:width="4.223cm" svg:height="0.052cm" svg:x="1.538cm" svg:y="13.195cm" svg:viewBox="0 0 4224 53" draw:points="0,0 4224,0 4224,53 0,53">
          <text:p/>
        </draw:polygon>
        <draw:polygon draw:style-name="gr119" draw:text-style-name="P120" draw:layer="layout" svg:width="4.223cm" svg:height="0.051cm" svg:x="1.538cm" svg:y="13.247cm" svg:viewBox="0 0 4224 52" draw:points="0,0 4224,0 4224,52 0,52">
          <text:p/>
        </draw:polygon>
        <draw:polygon draw:style-name="gr120" draw:text-style-name="P121" draw:layer="layout" svg:width="4.223cm" svg:height="0.052cm" svg:x="1.538cm" svg:y="13.298cm" svg:viewBox="0 0 4224 53" draw:points="0,0 4224,0 4224,53 0,53">
          <text:p/>
        </draw:polygon>
        <draw:polygon draw:style-name="gr120" draw:text-style-name="P121" draw:layer="layout" svg:width="4.223cm" svg:height="0.051cm" svg:x="1.538cm" svg:y="13.35cm" svg:viewBox="0 0 4224 52" draw:points="0,0 4224,0 4224,52 0,52">
          <text:p/>
        </draw:polygon>
        <draw:polygon draw:style-name="gr121" draw:text-style-name="P122" draw:layer="layout" svg:width="4.223cm" svg:height="0.052cm" svg:x="1.538cm" svg:y="13.401cm" svg:viewBox="0 0 4224 53" draw:points="0,0 4224,0 4224,53 0,53">
          <text:p/>
        </draw:polygon>
        <draw:polygon draw:style-name="gr122" draw:text-style-name="P123" draw:layer="layout" svg:width="4.223cm" svg:height="0.051cm" svg:x="1.538cm" svg:y="13.453cm" svg:viewBox="0 0 4224 52" draw:points="0,0 4224,0 4224,52 0,52">
          <text:p/>
        </draw:polygon>
        <draw:polygon draw:style-name="gr123" draw:text-style-name="P124" draw:layer="layout" svg:width="4.223cm" svg:height="0.051cm" svg:x="1.538cm" svg:y="13.504cm" svg:viewBox="0 0 4224 52" draw:points="0,0 4224,0 4224,52 0,52">
          <text:p/>
        </draw:polygon>
        <draw:polygon draw:style-name="gr124" draw:text-style-name="P125" draw:layer="layout" svg:width="4.223cm" svg:height="0.052cm" svg:x="1.538cm" svg:y="13.555cm" svg:viewBox="0 0 4224 53" draw:points="0,0 4224,0 4224,53 0,53">
          <text:p/>
        </draw:polygon>
        <draw:polygon draw:style-name="gr125" draw:text-style-name="P126" draw:layer="layout" svg:width="4.223cm" svg:height="0.051cm" svg:x="1.538cm" svg:y="13.607cm" svg:viewBox="0 0 4224 52" draw:points="0,0 4224,0 4224,52 0,52">
          <text:p/>
        </draw:polygon>
        <draw:polygon draw:style-name="gr126" draw:text-style-name="P127" draw:layer="layout" svg:width="4.223cm" svg:height="0.052cm" svg:x="1.538cm" svg:y="13.658cm" svg:viewBox="0 0 4224 53" draw:points="0,0 4224,0 4224,53 0,53">
          <text:p/>
        </draw:polygon>
        <draw:polygon draw:style-name="gr127" draw:text-style-name="P128" draw:layer="layout" svg:width="4.223cm" svg:height="0.051cm" svg:x="1.538cm" svg:y="13.71cm" svg:viewBox="0 0 4224 52" draw:points="0,0 4224,0 4224,52 0,52">
          <text:p/>
        </draw:polygon>
        <draw:polygon draw:style-name="gr127" draw:text-style-name="P128" draw:layer="layout" svg:width="4.223cm" svg:height="0.052cm" svg:x="1.538cm" svg:y="13.761cm" svg:viewBox="0 0 4224 53" draw:points="0,0 4224,0 4224,53 0,53">
          <text:p/>
        </draw:polygon>
        <draw:polygon draw:style-name="gr128" draw:text-style-name="P129" draw:layer="layout" svg:width="4.223cm" svg:height="0.051cm" svg:x="1.538cm" svg:y="13.813cm" svg:viewBox="0 0 4224 52" draw:points="0,0 4224,0 4224,52 0,52">
          <text:p/>
        </draw:polygon>
        <draw:polygon draw:style-name="gr129" draw:text-style-name="P130" draw:layer="layout" svg:width="4.223cm" svg:height="0.052cm" svg:x="1.538cm" svg:y="13.864cm" svg:viewBox="0 0 4224 53" draw:points="0,0 4224,0 4224,53 0,53">
          <text:p/>
        </draw:polygon>
        <draw:polygon draw:style-name="gr130" draw:text-style-name="P131" draw:layer="layout" svg:width="4.223cm" svg:height="0.051cm" svg:x="1.538cm" svg:y="13.916cm" svg:viewBox="0 0 4224 52" draw:points="0,0 4224,0 4224,52 0,52">
          <text:p/>
        </draw:polygon>
        <draw:polygon draw:style-name="gr131" draw:text-style-name="P132" draw:layer="layout" svg:width="4.223cm" svg:height="0.052cm" svg:x="1.538cm" svg:y="13.967cm" svg:viewBox="0 0 4224 53" draw:points="0,0 4224,0 4224,53 0,53">
          <text:p/>
        </draw:polygon>
        <draw:polygon draw:style-name="gr132" draw:text-style-name="P133" draw:layer="layout" svg:width="4.223cm" svg:height="0.051cm" svg:x="1.538cm" svg:y="14.019cm" svg:viewBox="0 0 4224 52" draw:points="0,0 4224,0 4224,52 0,52">
          <text:p/>
        </draw:polygon>
        <draw:polygon draw:style-name="gr133" draw:text-style-name="P134" draw:layer="layout" svg:width="4.223cm" svg:height="0.052cm" svg:x="1.538cm" svg:y="14.07cm" svg:viewBox="0 0 4224 53" draw:points="0,0 4224,0 4224,53 0,53">
          <text:p/>
        </draw:polygon>
        <draw:polygon draw:style-name="gr133" draw:text-style-name="P134" draw:layer="layout" svg:width="4.223cm" svg:height="0.051cm" svg:x="1.538cm" svg:y="14.122cm" svg:viewBox="0 0 4224 52" draw:points="0,0 4224,0 4224,52 0,52">
          <text:p/>
        </draw:polygon>
        <draw:polygon draw:style-name="gr134" draw:text-style-name="P135" draw:layer="layout" svg:width="4.223cm" svg:height="0.052cm" svg:x="1.538cm" svg:y="14.173cm" svg:viewBox="0 0 4224 53" draw:points="0,0 4224,0 4224,53 0,53">
          <text:p/>
        </draw:polygon>
        <draw:polygon draw:style-name="gr135" draw:text-style-name="P136" draw:layer="layout" svg:width="4.223cm" svg:height="0.051cm" svg:x="1.538cm" svg:y="14.225cm" svg:viewBox="0 0 4224 52" draw:points="0,0 4224,0 4224,52 0,52">
          <text:p/>
        </draw:polygon>
        <draw:polygon draw:style-name="gr136" draw:text-style-name="P137" draw:layer="layout" svg:width="4.223cm" svg:height="0.052cm" svg:x="1.538cm" svg:y="14.276cm" svg:viewBox="0 0 4224 53" draw:points="0,0 4224,0 4224,53 0,53">
          <text:p/>
        </draw:polygon>
        <draw:polygon draw:style-name="gr137" draw:text-style-name="P138" draw:layer="layout" svg:width="4.223cm" svg:height="0.051cm" svg:x="1.538cm" svg:y="14.328cm" svg:viewBox="0 0 4224 52" draw:points="0,0 4224,0 4224,52 0,52">
          <text:p/>
        </draw:polygon>
        <draw:polygon draw:style-name="gr138" draw:text-style-name="P139" draw:layer="layout" svg:width="4.223cm" svg:height="0.052cm" svg:x="1.538cm" svg:y="14.379cm" svg:viewBox="0 0 4224 53" draw:points="0,0 4224,0 4224,53 0,53">
          <text:p/>
        </draw:polygon>
        <draw:polygon draw:style-name="gr139" draw:text-style-name="P140" draw:layer="layout" svg:width="4.223cm" svg:height="0.051cm" svg:x="1.538cm" svg:y="14.431cm" svg:viewBox="0 0 4224 52" draw:points="0,0 4224,0 4224,52 0,52">
          <text:p/>
        </draw:polygon>
        <draw:polygon draw:style-name="gr139" draw:text-style-name="P140" draw:layer="layout" svg:width="4.223cm" svg:height="0.052cm" svg:x="1.538cm" svg:y="14.482cm" svg:viewBox="0 0 4224 53" draw:points="0,0 4224,0 4224,53 0,53">
          <text:p/>
        </draw:polygon>
        <draw:polygon draw:style-name="gr140" draw:text-style-name="P141" draw:layer="layout" svg:width="4.223cm" svg:height="0.051cm" svg:x="1.538cm" svg:y="14.534cm" svg:viewBox="0 0 4224 52" draw:points="0,0 4224,0 4224,52 0,52">
          <text:p/>
        </draw:polygon>
        <draw:polygon draw:style-name="gr141" draw:text-style-name="P142" draw:layer="layout" svg:width="4.223cm" svg:height="0.052cm" svg:x="1.538cm" svg:y="14.585cm" svg:viewBox="0 0 4224 53" draw:points="0,0 4224,0 4224,53 0,53">
          <text:p/>
        </draw:polygon>
        <draw:polygon draw:style-name="gr142" draw:text-style-name="P143" draw:layer="layout" svg:width="4.223cm" svg:height="0.051cm" svg:x="1.538cm" svg:y="14.637cm" svg:viewBox="0 0 4224 52" draw:points="0,0 4224,0 4224,52 0,52">
          <text:p/>
        </draw:polygon>
        <draw:polygon draw:style-name="gr143" draw:text-style-name="P144" draw:layer="layout" svg:width="4.223cm" svg:height="0.052cm" svg:x="1.538cm" svg:y="14.688cm" svg:viewBox="0 0 4224 53" draw:points="0,0 4224,0 4224,53 0,53">
          <text:p/>
        </draw:polygon>
        <draw:polygon draw:style-name="gr144" draw:text-style-name="P145" draw:layer="layout" svg:width="4.223cm" svg:height="0.051cm" svg:x="1.538cm" svg:y="14.74cm" svg:viewBox="0 0 4224 52" draw:points="0,0 4224,0 4224,52 0,52">
          <text:p/>
        </draw:polygon>
        <draw:polygon draw:style-name="gr145" draw:text-style-name="P146" draw:layer="layout" svg:width="4.223cm" svg:height="0.052cm" svg:x="1.538cm" svg:y="14.791cm" svg:viewBox="0 0 4224 53" draw:points="0,0 4224,0 4224,53 0,53">
          <text:p/>
        </draw:polygon>
        <draw:polygon draw:style-name="gr145" draw:text-style-name="P146" draw:layer="layout" svg:width="4.223cm" svg:height="0.051cm" svg:x="1.538cm" svg:y="14.843cm" svg:viewBox="0 0 4224 52" draw:points="0,0 4224,0 4224,52 0,52">
          <text:p/>
        </draw:polygon>
        <draw:polygon draw:style-name="gr146" draw:text-style-name="P147" draw:layer="layout" svg:width="4.223cm" svg:height="0.052cm" svg:x="1.538cm" svg:y="14.894cm" svg:viewBox="0 0 4224 53" draw:points="0,0 4224,0 4224,53 0,53">
          <text:p/>
        </draw:polygon>
        <draw:polygon draw:style-name="gr147" draw:text-style-name="P148" draw:layer="layout" svg:width="4.223cm" svg:height="0.051cm" svg:x="1.538cm" svg:y="14.946cm" svg:viewBox="0 0 4224 52" draw:points="0,0 4224,0 4224,52 0,52">
          <text:p/>
        </draw:polygon>
        <draw:polygon draw:style-name="gr148" draw:text-style-name="P149" draw:layer="layout" svg:width="4.223cm" svg:height="0.052cm" svg:x="1.538cm" svg:y="14.997cm" svg:viewBox="0 0 4224 53" draw:points="0,0 4224,0 4224,53 0,53">
          <text:p/>
        </draw:polygon>
        <draw:polygon draw:style-name="gr149" draw:text-style-name="P150" draw:layer="layout" svg:width="4.223cm" svg:height="0.051cm" svg:x="1.538cm" svg:y="15.049cm" svg:viewBox="0 0 4224 52" draw:points="0,0 4224,0 4224,52 0,52">
          <text:p/>
        </draw:polygon>
        <draw:polygon draw:style-name="gr150" draw:text-style-name="P151" draw:layer="layout" svg:width="4.223cm" svg:height="0.052cm" svg:x="1.538cm" svg:y="15.1cm" svg:viewBox="0 0 4224 53" draw:points="0,0 4224,0 4224,53 0,53">
          <text:p/>
        </draw:polygon>
        <draw:polygon draw:style-name="gr151" draw:text-style-name="P152" draw:layer="layout" svg:width="4.223cm" svg:height="0.051cm" svg:x="1.538cm" svg:y="15.152cm" svg:viewBox="0 0 4224 52" draw:points="0,0 4224,0 4224,52 0,52">
          <text:p/>
        </draw:polygon>
        <draw:polygon draw:style-name="gr151" draw:text-style-name="P152" draw:layer="layout" svg:width="4.223cm" svg:height="0.051cm" svg:x="1.538cm" svg:y="15.203cm" svg:viewBox="0 0 4224 52" draw:points="0,0 4224,0 4224,52 0,52">
          <text:p/>
        </draw:polygon>
        <draw:polygon draw:style-name="gr152" draw:text-style-name="P153" draw:layer="layout" svg:width="4.223cm" svg:height="0.052cm" svg:x="1.538cm" svg:y="15.254cm" svg:viewBox="0 0 4224 53" draw:points="0,0 4224,0 4224,53 0,53">
          <text:p/>
        </draw:polygon>
        <draw:polygon draw:style-name="gr153" draw:text-style-name="P154" draw:layer="layout" svg:width="4.223cm" svg:height="0.051cm" svg:x="1.538cm" svg:y="15.306cm" svg:viewBox="0 0 4224 52" draw:points="0,0 4224,0 4224,52 0,52">
          <text:p/>
        </draw:polygon>
        <draw:polygon draw:style-name="gr154" draw:text-style-name="P155" draw:layer="layout" svg:width="4.223cm" svg:height="0.052cm" svg:x="1.538cm" svg:y="15.357cm" svg:viewBox="0 0 4224 53" draw:points="0,0 4224,0 4224,53 0,53">
          <text:p/>
        </draw:polygon>
        <draw:polygon draw:style-name="gr155" draw:text-style-name="P156" draw:layer="layout" svg:width="4.223cm" svg:height="0.051cm" svg:x="1.538cm" svg:y="15.409cm" svg:viewBox="0 0 4224 52" draw:points="0,0 4224,0 4224,52 0,52">
          <text:p/>
        </draw:polygon>
        <draw:polygon draw:style-name="gr156" draw:text-style-name="P157" draw:layer="layout" svg:width="4.223cm" svg:height="0.052cm" svg:x="1.538cm" svg:y="15.46cm" svg:viewBox="0 0 4224 53" draw:points="0,0 4224,0 4224,53 0,53">
          <text:p/>
        </draw:polygon>
        <draw:polygon draw:style-name="gr157" draw:text-style-name="P158" draw:layer="layout" svg:width="4.223cm" svg:height="0.051cm" svg:x="1.538cm" svg:y="15.512cm" svg:viewBox="0 0 4224 52" draw:points="0,0 4224,0 4224,52 0,52">
          <text:p/>
        </draw:polygon>
        <draw:polygon draw:style-name="gr157" draw:text-style-name="P158" draw:layer="layout" svg:width="4.223cm" svg:height="0.052cm" svg:x="1.538cm" svg:y="15.563cm" svg:viewBox="0 0 4224 53" draw:points="0,0 4224,0 4224,53 0,53">
          <text:p/>
        </draw:polygon>
        <draw:polygon draw:style-name="gr158" draw:text-style-name="P159" draw:layer="layout" svg:width="4.223cm" svg:height="0.051cm" svg:x="1.538cm" svg:y="15.615cm" svg:viewBox="0 0 4224 52" draw:points="0,0 4224,0 4224,52 0,52">
          <text:p/>
        </draw:polygon>
        <draw:polygon draw:style-name="gr159" draw:text-style-name="P160" draw:layer="layout" svg:width="4.223cm" svg:height="0.052cm" svg:x="1.538cm" svg:y="15.666cm" svg:viewBox="0 0 4224 53" draw:points="0,0 4224,0 4224,53 0,53">
          <text:p/>
        </draw:polygon>
        <draw:polygon draw:style-name="gr160" draw:text-style-name="P161" draw:layer="layout" svg:width="4.223cm" svg:height="0.051cm" svg:x="1.538cm" svg:y="15.718cm" svg:viewBox="0 0 4224 52" draw:points="0,0 4224,0 4224,52 0,52">
          <text:p/>
        </draw:polygon>
        <draw:polygon draw:style-name="gr161" draw:text-style-name="P162" draw:layer="layout" svg:width="4.223cm" svg:height="0.052cm" svg:x="1.538cm" svg:y="15.769cm" svg:viewBox="0 0 4224 53" draw:points="0,0 4224,0 4224,53 0,53">
          <text:p/>
        </draw:polygon>
        <draw:polygon draw:style-name="gr162" draw:text-style-name="P163" draw:layer="layout" svg:width="4.223cm" svg:height="0.051cm" svg:x="1.538cm" svg:y="15.821cm" svg:viewBox="0 0 4224 52" draw:points="0,0 4224,0 4224,52 0,52">
          <text:p/>
        </draw:polygon>
        <draw:polygon draw:style-name="gr163" draw:text-style-name="P164" draw:layer="layout" svg:width="4.223cm" svg:height="0.052cm" svg:x="1.538cm" svg:y="15.872cm" svg:viewBox="0 0 4224 53" draw:points="0,0 4224,0 4224,53 0,53">
          <text:p/>
        </draw:polygon>
        <draw:polygon draw:style-name="gr163" draw:text-style-name="P164" draw:layer="layout" svg:width="4.223cm" svg:height="0.051cm" svg:x="1.538cm" svg:y="15.924cm" svg:viewBox="0 0 4224 52" draw:points="0,0 4224,0 4224,52 0,52">
          <text:p/>
        </draw:polygon>
        <draw:polygon draw:style-name="gr164" draw:text-style-name="P165" draw:layer="layout" svg:width="4.223cm" svg:height="0.052cm" svg:x="1.538cm" svg:y="15.975cm" svg:viewBox="0 0 4224 53" draw:points="0,0 4224,0 4224,53 0,53">
          <text:p/>
        </draw:polygon>
        <draw:polygon draw:style-name="gr165" draw:text-style-name="P166" draw:layer="layout" svg:width="4.223cm" svg:height="0.051cm" svg:x="1.538cm" svg:y="16.027cm" svg:viewBox="0 0 4224 52" draw:points="0,0 4224,0 4224,52 0,52">
          <text:p/>
        </draw:polygon>
        <draw:polygon draw:style-name="gr166" draw:text-style-name="P167" draw:layer="layout" svg:width="4.223cm" svg:height="0.052cm" svg:x="1.538cm" svg:y="16.078cm" svg:viewBox="0 0 4224 53" draw:points="0,0 4224,0 4224,53 0,53">
          <text:p/>
        </draw:polygon>
        <draw:polygon draw:style-name="gr167" draw:text-style-name="P168" draw:layer="layout" svg:width="4.223cm" svg:height="0.051cm" svg:x="1.538cm" svg:y="16.13cm" svg:viewBox="0 0 4224 52" draw:points="0,0 4224,0 4224,52 0,52">
          <text:p/>
        </draw:polygon>
        <draw:polygon draw:style-name="gr168" draw:text-style-name="P169" draw:layer="layout" svg:width="4.223cm" svg:height="0.052cm" svg:x="1.538cm" svg:y="16.181cm" svg:viewBox="0 0 4224 53" draw:points="0,0 4224,0 4224,53 0,53">
          <text:p/>
        </draw:polygon>
        <draw:polygon draw:style-name="gr169" draw:text-style-name="P170" draw:layer="layout" svg:width="4.223cm" svg:height="0.051cm" svg:x="1.538cm" svg:y="16.233cm" svg:viewBox="0 0 4224 52" draw:points="0,0 4224,0 4224,52 0,52">
          <text:p/>
        </draw:polygon>
        <draw:polygon draw:style-name="gr169" draw:text-style-name="P170" draw:layer="layout" svg:width="4.223cm" svg:height="0.052cm" svg:x="1.538cm" svg:y="16.284cm" svg:viewBox="0 0 4224 53" draw:points="0,0 4224,0 4224,53 0,53">
          <text:p/>
        </draw:polygon>
        <draw:polygon draw:style-name="gr170" draw:text-style-name="P171" draw:layer="layout" svg:width="4.223cm" svg:height="0.051cm" svg:x="1.538cm" svg:y="16.336cm" svg:viewBox="0 0 4224 52" draw:points="0,0 4224,0 4224,52 0,52">
          <text:p/>
        </draw:polygon>
        <draw:polygon draw:style-name="gr171" draw:text-style-name="P172" draw:layer="layout" svg:width="4.223cm" svg:height="0.052cm" svg:x="1.538cm" svg:y="16.387cm" svg:viewBox="0 0 4224 53" draw:points="0,0 4224,0 4224,53 0,53">
          <text:p/>
        </draw:polygon>
        <draw:polygon draw:style-name="gr172" draw:text-style-name="P173" draw:layer="layout" svg:width="4.223cm" svg:height="0.051cm" svg:x="1.538cm" svg:y="16.439cm" svg:viewBox="0 0 4224 52" draw:points="0,0 4224,0 4224,52 0,52">
          <text:p/>
        </draw:polygon>
        <draw:polygon draw:style-name="gr173" draw:text-style-name="P174" draw:layer="layout" svg:width="4.223cm" svg:height="0.052cm" svg:x="1.538cm" svg:y="16.49cm" svg:viewBox="0 0 4224 53" draw:points="0,0 4224,0 4224,53 0,53">
          <text:p/>
        </draw:polygon>
        <draw:polygon draw:style-name="gr174" draw:text-style-name="P175" draw:layer="layout" svg:width="4.223cm" svg:height="0.051cm" svg:x="1.538cm" svg:y="16.542cm" svg:viewBox="0 0 4224 52" draw:points="0,0 4224,0 4224,52 0,52">
          <text:p/>
        </draw:polygon>
        <draw:polygon draw:style-name="gr175" draw:text-style-name="P176" draw:layer="layout" svg:width="4.223cm" svg:height="0.052cm" svg:x="1.538cm" svg:y="16.593cm" svg:viewBox="0 0 4224 53" draw:points="0,0 4224,0 4224,53 0,53">
          <text:p/>
        </draw:polygon>
        <draw:polygon draw:style-name="gr175" draw:text-style-name="P176" draw:layer="layout" svg:width="4.223cm" svg:height="0.051cm" svg:x="1.538cm" svg:y="16.645cm" svg:viewBox="0 0 4224 52" draw:points="0,0 4224,0 4224,52 0,52">
          <text:p/>
        </draw:polygon>
        <draw:polygon draw:style-name="gr176" draw:text-style-name="P177" draw:layer="layout" svg:width="4.223cm" svg:height="0.052cm" svg:x="1.538cm" svg:y="16.696cm" svg:viewBox="0 0 4224 53" draw:points="0,0 4224,0 4224,53 0,53">
          <text:p/>
        </draw:polygon>
        <draw:polygon draw:style-name="gr177" draw:text-style-name="P178" draw:layer="layout" svg:width="4.223cm" svg:height="0.051cm" svg:x="1.538cm" svg:y="16.748cm" svg:viewBox="0 0 4224 52" draw:points="0,0 4224,0 4224,52 0,52">
          <text:p/>
        </draw:polygon>
        <draw:polygon draw:style-name="gr178" draw:text-style-name="P179" draw:layer="layout" svg:width="4.223cm" svg:height="0.051cm" svg:x="1.538cm" svg:y="16.799cm" svg:viewBox="0 0 4224 52" draw:points="0,0 4224,0 4224,52 0,52">
          <text:p/>
        </draw:polygon>
        <draw:polygon draw:style-name="gr179" draw:text-style-name="P180" draw:layer="layout" svg:width="4.223cm" svg:height="0.052cm" svg:x="1.538cm" svg:y="16.85cm" svg:viewBox="0 0 4224 53" draw:points="0,0 4224,0 4224,53 0,53">
          <text:p/>
        </draw:polygon>
        <draw:polygon draw:style-name="gr179" draw:text-style-name="P180" draw:layer="layout" svg:width="4.223cm" svg:height="0.051cm" svg:x="1.538cm" svg:y="16.902cm" svg:viewBox="0 0 4224 52" draw:points="0,0 4224,0 4224,52 0,52">
          <text:p/>
        </draw:polygon>
        <draw:polygon draw:style-name="gr180" draw:text-style-name="P181" draw:layer="layout" svg:width="4.223cm" svg:height="0.052cm" svg:x="1.538cm" svg:y="16.953cm" svg:viewBox="0 0 4224 53" draw:points="0,0 4224,0 4224,53 0,53">
          <text:p/>
        </draw:polygon>
        <draw:polygon draw:style-name="gr180" draw:text-style-name="P181" draw:layer="layout" svg:width="4.223cm" svg:height="0.412cm" svg:x="1.538cm" svg:y="17.005cm" svg:viewBox="0 0 4224 413" draw:points="0,0 4224,0 4224,413 0,413">
          <text:p/>
        </draw:polygon>
        <draw:polygon draw:style-name="gr180" draw:text-style-name="P181" draw:layer="layout" svg:width="4.223cm" svg:height="0.824cm" svg:x="1.538cm" svg:y="17.417cm" svg:viewBox="0 0 4224 825" draw:points="0,0 4224,0 4224,825 0,825">
          <text:p/>
        </draw:polygon>
        <draw:polygon draw:style-name="gr180" draw:text-style-name="P181" draw:layer="layout" svg:width="4.223cm" svg:height="1.647cm" svg:x="1.538cm" svg:y="18.241cm" svg:viewBox="0 0 4224 1648" draw:points="0,0 4224,0 4224,1648 0,1648">
          <text:p/>
        </draw:polygon>
        <draw:frame draw:style-name="gr181" draw:text-style-name="P182" draw:layer="layout" svg:width="0.891cm" svg:height="0.158cm" svg:x="3.438cm" svg:y="20.363cm">
          <draw:text-box>
            <text:p text:style-name="P3"><text:span text:style-name="T3">TO KNOW MORE</text:span></text:p>
          </draw:text-box>
        </draw:frame>
        <draw:frame draw:style-name="gr182" draw:text-style-name="P183" draw:layer="layout" svg:width="2.398cm" svg:height="0.501cm" svg:x="1.722cm" svg:y="2.396cm">
          <draw:text-box>
            <text:p text:style-name="P3"><text:span text:style-name="T4">You are treated with goodwill</text:span></text:p>
            <text:p text:style-name="P3"><text:span text:style-name="T4"/></text:p>
          </draw:text-box>
        </draw:frame>
        <draw:line draw:style-name="gr183" draw:text-style-name="P5" draw:layer="layout" svg:x1="4.939cm" svg:y1="2.902cm" svg:x2="1.618cm" svg:y2="2.902cm">
          <text:p/>
        </draw:line>
        <draw:line draw:style-name="gr183" draw:text-style-name="P5" draw:layer="layout" svg:x1="4.939cm" svg:y1="2.902cm" svg:x2="1.618cm" svg:y2="2.902cm">
          <text:p/>
        </draw:line>
        <draw:frame draw:style-name="gr184" draw:text-style-name="P183" draw:layer="layout" svg:width="1.077cm" svg:height="0.251cm" svg:x="1.722cm" svg:y="2.6cm">
          <draw:text-box>
            <text:p text:style-name="P3"><text:span text:style-name="T4">and kindness</text:span></text:p>
          </draw:text-box>
        </draw:frame>
        <draw:line draw:style-name="gr183" draw:text-style-name="P5" draw:layer="layout" svg:x1="4.939cm" svg:y1="3.446cm" svg:x2="1.618cm" svg:y2="3.446cm">
          <text:p/>
        </draw:line>
        <draw:line draw:style-name="gr183" draw:text-style-name="P5" draw:layer="layout" svg:x1="4.939cm" svg:y1="3.446cm" svg:x2="1.618cm" svg:y2="3.446cm">
          <text:p/>
        </draw:line>
        <draw:frame draw:style-name="gr185" draw:text-style-name="P183" draw:layer="layout" svg:width="3.181cm" svg:height="0.251cm" svg:x="1.722cm" svg:y="3.042cm">
          <draw:text-box>
            <text:p text:style-name="P3"><text:span text:style-name="T4">Your ideas and decisions are respected</text:span></text:p>
          </draw:text-box>
        </draw:frame>
        <draw:frame draw:style-name="gr186" draw:text-style-name="P183" draw:layer="layout" svg:width="2.8cm" svg:height="0.251cm" svg:x="1.722cm" svg:y="3.485cm">
          <draw:text-box>
            <text:p text:style-name="P3"><text:span text:style-name="T4">You can share ideas and are being</text:span></text:p>
          </draw:text-box>
        </draw:frame>
        <draw:line draw:style-name="gr183" draw:text-style-name="P5" draw:layer="layout" svg:x1="4.939cm" svg:y1="3.99cm" svg:x2="1.618cm" svg:y2="3.99cm">
          <text:p/>
        </draw:line>
        <draw:line draw:style-name="gr183" draw:text-style-name="P5" draw:layer="layout" svg:x1="4.939cm" svg:y1="3.99cm" svg:x2="1.618cm" svg:y2="3.99cm">
          <text:p/>
        </draw:line>
        <draw:frame draw:style-name="gr187" draw:text-style-name="P183" draw:layer="layout" svg:width="1.852cm" svg:height="0.251cm" svg:x="1.722cm" svg:y="3.688cm">
          <draw:text-box>
            <text:p text:style-name="P3"><text:span text:style-name="T4">listened to respectfully</text:span></text:p>
          </draw:text-box>
        </draw:frame>
        <draw:frame draw:style-name="gr188" draw:text-style-name="P183" draw:layer="layout" svg:width="1.556cm" svg:height="0.251cm" svg:x="1.722cm" svg:y="4.029cm">
          <draw:text-box>
            <text:p text:style-name="P3"><text:span text:style-name="T4">People believe that</text:span></text:p>
          </draw:text-box>
        </draw:frame>
        <draw:line draw:style-name="gr183" draw:text-style-name="P5" draw:layer="layout" svg:x1="4.939cm" svg:y1="4.534cm" svg:x2="1.618cm" svg:y2="4.534cm">
          <text:p/>
        </draw:line>
        <draw:line draw:style-name="gr183" draw:text-style-name="P5" draw:layer="layout" svg:x1="4.939cm" svg:y1="4.534cm" svg:x2="1.618cm" svg:y2="4.534cm">
          <text:p/>
        </draw:line>
        <draw:frame draw:style-name="gr189" draw:text-style-name="P183" draw:layer="layout" svg:width="2.703cm" svg:height="0.251cm" svg:x="1.722cm" svg:y="4.233cm">
          <draw:text-box>
            <text:p text:style-name="P3"><text:span text:style-name="T4">you can have an academic career</text:span></text:p>
          </draw:text-box>
        </draw:frame>
        <draw:frame draw:style-name="gr190" draw:text-style-name="P183" draw:layer="layout" svg:width="3.088cm" svg:height="0.251cm" svg:x="1.722cm" svg:y="4.573cm">
          <draw:text-box>
            <text:p text:style-name="P3"><text:span text:style-name="T4">You are getting constructive feedback</text:span></text:p>
          </draw:text-box>
        </draw:frame>
        <draw:line draw:style-name="gr183" draw:text-style-name="P5" draw:layer="layout" svg:x1="4.939cm" svg:y1="5.079cm" svg:x2="1.618cm" svg:y2="5.079cm">
          <text:p/>
        </draw:line>
        <draw:line draw:style-name="gr183" draw:text-style-name="P5" draw:layer="layout" svg:x1="4.939cm" svg:y1="5.079cm" svg:x2="1.618cm" svg:y2="5.079cm">
          <text:p/>
        </draw:line>
        <draw:frame draw:style-name="gr191" draw:text-style-name="P183" draw:layer="layout" svg:width="1.903cm" svg:height="0.251cm" svg:x="1.722cm" svg:y="4.777cm">
          <draw:text-box>
            <text:p text:style-name="P3"><text:span text:style-name="T4">enabling your progress</text:span></text:p>
          </draw:text-box>
        </draw:frame>
        <draw:frame draw:style-name="gr192" draw:text-style-name="P183" draw:layer="layout" svg:width="2.208cm" svg:height="0.251cm" svg:x="1.722cm" svg:y="5.117cm">
          <draw:text-box>
            <text:p text:style-name="P3"><text:span text:style-name="T4">You are allowed to develop</text:span></text:p>
          </draw:text-box>
        </draw:frame>
        <draw:line draw:style-name="gr183" draw:text-style-name="P5" draw:layer="layout" svg:x1="4.939cm" svg:y1="5.623cm" svg:x2="1.618cm" svg:y2="5.623cm">
          <text:p/>
        </draw:line>
        <draw:line draw:style-name="gr183" draw:text-style-name="P5" draw:layer="layout" svg:x1="4.939cm" svg:y1="5.623cm" svg:x2="1.618cm" svg:y2="5.623cm">
          <text:p/>
        </draw:line>
        <draw:frame draw:style-name="gr193" draw:text-style-name="P183" draw:layer="layout" svg:width="2.305cm" svg:height="0.251cm" svg:x="1.722cm" svg:y="5.321cm">
          <draw:text-box>
            <text:p text:style-name="P3"><text:span text:style-name="T4">your skills and your selftrust</text:span></text:p>
          </draw:text-box>
        </draw:frame>
        <draw:frame draw:style-name="gr194" draw:text-style-name="P183" draw:layer="layout" svg:width="2.174cm" svg:height="0.251cm" svg:x="1.722cm" svg:y="5.662cm">
          <draw:text-box>
            <text:p text:style-name="P3"><text:span text:style-name="T4">You are supported in your </text:span></text:p>
          </draw:text-box>
        </draw:frame>
        <draw:line draw:style-name="gr183" draw:text-style-name="P5" draw:layer="layout" svg:x1="4.939cm" svg:y1="6.167cm" svg:x2="1.618cm" svg:y2="6.167cm">
          <text:p/>
        </draw:line>
        <draw:line draw:style-name="gr183" draw:text-style-name="P5" draw:layer="layout" svg:x1="4.939cm" svg:y1="6.167cm" svg:x2="1.618cm" svg:y2="6.167cm">
          <text:p/>
        </draw:line>
        <draw:frame draw:style-name="gr195" draw:text-style-name="P183" draw:layer="layout" svg:width="1.323cm" svg:height="0.251cm" svg:x="1.722cm" svg:y="5.865cm">
          <draw:text-box>
            <text:p text:style-name="P3"><text:span text:style-name="T4">career decisions</text:span></text:p>
          </draw:text-box>
        </draw:frame>
        <draw:frame draw:style-name="gr189" draw:text-style-name="P183" draw:layer="layout" svg:width="2.703cm" svg:height="0.251cm" svg:x="1.722cm" svg:y="6.206cm">
          <draw:text-box>
            <text:p text:style-name="P3"><text:span text:style-name="T4">You can maintain a good balance</text:span></text:p>
          </draw:text-box>
        </draw:frame>
        <draw:line draw:style-name="gr183" draw:text-style-name="P5" draw:layer="layout" svg:x1="4.939cm" svg:y1="6.711cm" svg:x2="1.618cm" svg:y2="6.711cm">
          <text:p/>
        </draw:line>
        <draw:line draw:style-name="gr196" draw:text-style-name="P5" draw:layer="layout" svg:x1="4.939cm" svg:y1="6.711cm" svg:x2="1.127cm" svg:y2="6.711cm">
          <text:p/>
        </draw:line>
        <draw:frame draw:style-name="gr197" draw:text-style-name="P183" draw:layer="layout" svg:width="3.067cm" svg:height="0.251cm" svg:x="1.722cm" svg:y="6.409cm">
          <draw:text-box>
            <text:p text:style-name="P3"><text:span text:style-name="T4">between professional and private life </text:span></text:p>
          </draw:text-box>
        </draw:frame>
        <draw:frame draw:style-name="gr198" draw:text-style-name="P183" draw:layer="layout" svg:width="2.635cm" svg:height="0.251cm" svg:x="1.722cm" svg:y="6.75cm">
          <draw:text-box>
            <text:p text:style-name="P3"><text:span text:style-name="T4">People are claiming that there is</text:span></text:p>
          </draw:text-box>
        </draw:frame>
        <draw:line draw:style-name="gr183" draw:text-style-name="P5" draw:layer="layout" svg:x1="4.939cm" svg:y1="7.255cm" svg:x2="1.618cm" svg:y2="7.255cm">
          <text:p/>
        </draw:line>
        <draw:line draw:style-name="gr183" draw:text-style-name="P5" draw:layer="layout" svg:x1="4.939cm" svg:y1="7.255cm" svg:x2="1.618cm" svg:y2="7.255cm">
          <text:p/>
        </draw:line>
        <draw:frame draw:style-name="gr199" draw:text-style-name="P183" draw:layer="layout" svg:width="1.848cm" svg:height="0.251cm" svg:x="1.722cm" svg:y="6.954cm">
          <draw:text-box>
            <text:p text:style-name="P3"><text:span text:style-name="T4">no sexism in academia</text:span></text:p>
          </draw:text-box>
        </draw:frame>
        <draw:frame draw:style-name="gr200" draw:text-style-name="P183" draw:layer="layout" svg:width="3.236cm" svg:height="0.251cm" svg:x="1.722cm" svg:y="7.294cm">
          <draw:text-box>
            <text:p text:style-name="P3"><text:span text:style-name="T4">People hints that your private life might</text:span></text:p>
          </draw:text-box>
        </draw:frame>
        <draw:line draw:style-name="gr183" draw:text-style-name="P5" draw:layer="layout" svg:x1="4.939cm" svg:y1="7.8cm" svg:x2="1.618cm" svg:y2="7.8cm">
          <text:p/>
        </draw:line>
        <draw:line draw:style-name="gr183" draw:text-style-name="P5" draw:layer="layout" svg:x1="4.939cm" svg:y1="7.8cm" svg:x2="1.618cm" svg:y2="7.8cm">
          <text:p/>
        </draw:line>
        <draw:frame draw:style-name="gr201" draw:text-style-name="P183" draw:layer="layout" svg:width="1.518cm" svg:height="0.251cm" svg:x="1.722cm" svg:y="7.498cm">
          <draw:text-box>
            <text:p text:style-name="P3"><text:span text:style-name="T4">hinder your career</text:span></text:p>
          </draw:text-box>
        </draw:frame>
        <draw:frame draw:style-name="gr202" draw:text-style-name="P183" draw:layer="layout" svg:width="2.483cm" svg:height="0.251cm" svg:x="1.722cm" svg:y="8.484cm">
          <draw:text-box>
            <text:p text:style-name="P3"><text:span text:style-name="T4">Your skills are underestimated</text:span></text:p>
          </draw:text-box>
        </draw:frame>
        <draw:frame draw:style-name="gr203" draw:text-style-name="P183" draw:layer="layout" svg:width="2.69cm" svg:height="0.251cm" svg:x="1.722cm" svg:y="7.838cm">
          <draw:text-box>
            <text:p text:style-name="P3"><text:span text:style-name="T4">You are only given tasks allegidly</text:span></text:p>
          </draw:text-box>
        </draw:frame>
        <draw:line draw:style-name="gr183" draw:text-style-name="P5" draw:layer="layout" svg:x1="4.939cm" svg:y1="8.344cm" svg:x2="1.618cm" svg:y2="8.344cm">
          <text:p/>
        </draw:line>
        <draw:line draw:style-name="gr183" draw:text-style-name="P5" draw:layer="layout" svg:x1="4.939cm" svg:y1="8.344cm" svg:x2="1.618cm" svg:y2="8.344cm">
          <text:p/>
        </draw:line>
        <draw:frame draw:style-name="gr204" draw:text-style-name="P183" draw:layer="layout" svg:width="0.722cm" svg:height="0.251cm" svg:x="1.722cm" svg:y="8.042cm">
          <draw:text-box>
            <text:p text:style-name="P3"><text:span text:style-name="T4">feminine</text:span></text:p>
          </draw:text-box>
        </draw:frame>
        <draw:frame draw:style-name="gr205" draw:text-style-name="P183" draw:layer="layout" svg:width="2.999cm" svg:height="0.251cm" svg:x="1.722cm" svg:y="9.027cm">
          <draw:text-box>
            <text:p text:style-name="P3"><text:span text:style-name="T4">You are treated in a patronizing way </text:span></text:p>
          </draw:text-box>
        </draw:frame>
        <draw:line draw:style-name="gr183" draw:text-style-name="P5" draw:layer="layout" svg:x1="4.939cm" svg:y1="8.888cm" svg:x2="1.618cm" svg:y2="8.888cm">
          <text:p/>
        </draw:line>
        <draw:line draw:style-name="gr183" draw:text-style-name="P5" draw:layer="layout" svg:x1="4.939cm" svg:y1="9.088cm" svg:x2="1.618cm" svg:y2="9.088cm">
          <text:p/>
        </draw:line>
        <draw:line draw:style-name="gr183" draw:text-style-name="P5" draw:layer="layout" svg:x1="4.939cm" svg:y1="9.432cm" svg:x2="1.618cm" svg:y2="9.432cm">
          <text:p/>
        </draw:line>
        <draw:line draw:style-name="gr183" draw:text-style-name="P5" draw:layer="layout" svg:x1="4.939cm" svg:y1="9.432cm" svg:x2="1.618cm" svg:y2="9.432cm">
          <text:p/>
        </draw:line>
        <draw:frame draw:style-name="gr206" draw:text-style-name="P183" draw:layer="layout" svg:width="2.153cm" svg:height="0.251cm" svg:x="1.722cm" svg:y="9.573cm">
          <draw:text-box>
            <text:p text:style-name="P3"><text:span text:style-name="T4">Your ideas are invisibilized</text:span></text:p>
          </draw:text-box>
        </draw:frame>
        <draw:frame draw:style-name="gr207" draw:text-style-name="P183" draw:layer="layout" svg:width="3.13cm" svg:height="0.251cm" svg:x="1.722cm" svg:y="10.015cm">
          <draw:text-box>
            <text:p text:style-name="P3"><text:span text:style-name="T4">You are not being involved in strategic</text:span></text:p>
          </draw:text-box>
        </draw:frame>
        <draw:line draw:style-name="gr183" draw:text-style-name="P5" draw:layer="layout" svg:x1="4.939cm" svg:y1="9.976cm" svg:x2="1.618cm" svg:y2="9.976cm">
          <text:p/>
        </draw:line>
        <draw:line draw:style-name="gr183" draw:text-style-name="P5" draw:layer="layout" svg:x1="4.939cm" svg:y1="9.976cm" svg:x2="1.618cm" svg:y2="9.976cm">
          <text:p/>
        </draw:line>
        <draw:frame draw:style-name="gr208" draw:text-style-name="P183" draw:layer="layout" svg:width="0.701cm" svg:height="0.251cm" svg:x="1.722cm" svg:y="10.219cm">
          <draw:text-box>
            <text:p text:style-name="P3"><text:span text:style-name="T4">projects </text:span></text:p>
          </draw:text-box>
        </draw:frame>
        <draw:line draw:style-name="gr183" draw:text-style-name="P5" draw:layer="layout" svg:x1="4.939cm" svg:y1="10.521cm" svg:x2="1.618cm" svg:y2="10.521cm">
          <text:p/>
        </draw:line>
        <draw:line draw:style-name="gr183" draw:text-style-name="P5" draw:layer="layout" svg:x1="4.939cm" svg:y1="10.521cm" svg:x2="1.618cm" svg:y2="10.521cm">
          <text:p/>
        </draw:line>
        <draw:frame draw:style-name="gr209" draw:text-style-name="P183" draw:layer="layout" svg:width="2.584cm" svg:height="0.251cm" svg:x="1.722cm" svg:y="10.661cm">
          <draw:text-box>
            <text:p text:style-name="P3"><text:span text:style-name="T4">Your skills are belittled in public</text:span></text:p>
          </draw:text-box>
        </draw:frame>
        <draw:frame draw:style-name="gr210" draw:text-style-name="P183" draw:layer="layout" svg:width="2.944cm" svg:height="0.251cm" svg:x="1.722cm" svg:y="11.204cm">
          <draw:text-box>
            <text:p text:style-name="P3"><text:span text:style-name="T4">Harassing behaviors are normalized</text:span></text:p>
          </draw:text-box>
        </draw:frame>
        <draw:line draw:style-name="gr183" draw:text-style-name="P5" draw:layer="layout" svg:x1="4.939cm" svg:y1="11.065cm" svg:x2="1.618cm" svg:y2="11.065cm">
          <text:p/>
        </draw:line>
        <draw:line draw:style-name="gr183" draw:text-style-name="P5" draw:layer="layout" svg:x1="4.939cm" svg:y1="11.065cm" svg:x2="1.618cm" svg:y2="11.065cm">
          <text:p/>
        </draw:line>
        <draw:line draw:style-name="gr183" draw:text-style-name="P5" draw:layer="layout" svg:x1="4.939cm" svg:y1="11.609cm" svg:x2="1.618cm" svg:y2="11.609cm">
          <text:p/>
        </draw:line>
        <draw:line draw:style-name="gr183" draw:text-style-name="P5" draw:layer="layout" svg:x1="4.939cm" svg:y1="11.609cm" svg:x2="1.618cm" svg:y2="11.609cm">
          <text:p/>
        </draw:line>
        <draw:frame draw:style-name="gr211" draw:text-style-name="P183" draw:layer="layout" svg:width="2.881cm" svg:height="0.251cm" svg:x="1.722cm" svg:y="11.75cm">
          <draw:text-box>
            <text:p text:style-name="P3"><text:span text:style-name="T4">Your apparence is often mentioned</text:span></text:p>
          </draw:text-box>
        </draw:frame>
        <draw:frame draw:style-name="gr212" draw:text-style-name="P183" draw:layer="layout" svg:width="2.517cm" svg:height="0.251cm" svg:x="1.722cm" svg:y="12.192cm">
          <draw:text-box>
            <text:p text:style-name="P3"><text:span text:style-name="T4">You occasionaly receive openly</text:span></text:p>
          </draw:text-box>
        </draw:frame>
        <draw:line draw:style-name="gr183" draw:text-style-name="P5" draw:layer="layout" svg:x1="4.939cm" svg:y1="12.153cm" svg:x2="1.618cm" svg:y2="12.153cm">
          <text:p/>
        </draw:line>
        <draw:line draw:style-name="gr183" draw:text-style-name="P5" draw:layer="layout" svg:x1="4.939cm" svg:y1="12.153cm" svg:x2="1.618cm" svg:y2="12.153cm">
          <text:p/>
        </draw:line>
        <draw:frame draw:style-name="gr213" draw:text-style-name="P183" draw:layer="layout" svg:width="1.183cm" svg:height="0.251cm" svg:x="1.722cm" svg:y="12.395cm">
          <draw:text-box>
            <text:p text:style-name="P3"><text:span text:style-name="T4">sexist remarks</text:span></text:p>
          </draw:text-box>
        </draw:frame>
        <draw:frame draw:style-name="gr214" draw:text-style-name="P183" draw:layer="layout" svg:width="2.982cm" svg:height="0.251cm" svg:x="1.722cm" svg:y="12.736cm">
          <draw:text-box>
            <text:p text:style-name="P3"><text:span text:style-name="T4">You are being referred to with terms</text:span></text:p>
          </draw:text-box>
        </draw:frame>
        <draw:line draw:style-name="gr183" draw:text-style-name="P5" draw:layer="layout" svg:x1="4.939cm" svg:y1="12.697cm" svg:x2="1.618cm" svg:y2="12.697cm">
          <text:p/>
        </draw:line>
        <draw:line draw:style-name="gr183" draw:text-style-name="P5" draw:layer="layout" svg:x1="4.939cm" svg:y1="12.697cm" svg:x2="1.618cm" svg:y2="12.697cm">
          <text:p/>
        </draw:line>
        <draw:frame draw:style-name="gr215" draw:text-style-name="P183" draw:layer="layout" svg:width="3.232cm" svg:height="0.251cm" svg:x="1.722cm" svg:y="12.94cm">
          <draw:text-box>
            <text:p text:style-name="P3"><text:span text:style-name="T4">inapropriate in the professional context</text:span></text:p>
          </draw:text-box>
        </draw:frame>
        <draw:line draw:style-name="gr183" draw:text-style-name="P5" draw:layer="layout" svg:x1="4.939cm" svg:y1="13.242cm" svg:x2="1.618cm" svg:y2="13.242cm">
          <text:p/>
        </draw:line>
        <draw:line draw:style-name="gr183" draw:text-style-name="P5" draw:layer="layout" svg:x1="4.939cm" svg:y1="13.242cm" svg:x2="1.618cm" svg:y2="13.242cm">
          <text:p/>
        </draw:line>
        <draw:frame draw:style-name="gr216" draw:text-style-name="P183" draw:layer="layout" svg:width="1.818cm" svg:height="0.251cm" svg:x="1.722cm" svg:y="13.382cm">
          <draw:text-box>
            <text:p text:style-name="P3"><text:span text:style-name="T4">You are being isolated</text:span></text:p>
          </draw:text-box>
        </draw:frame>
        <draw:frame draw:style-name="gr217" draw:text-style-name="P183" draw:layer="layout" svg:width="2.495cm" svg:height="0.251cm" svg:x="1.722cm" svg:y="13.824cm">
          <draw:text-box>
            <text:p text:style-name="P3"><text:span text:style-name="T4">You are being asked questions</text:span></text:p>
          </draw:text-box>
        </draw:frame>
        <draw:line draw:style-name="gr183" draw:text-style-name="P5" draw:layer="layout" svg:x1="4.939cm" svg:y1="13.786cm" svg:x2="1.618cm" svg:y2="13.786cm">
          <text:p/>
        </draw:line>
        <draw:line draw:style-name="gr183" draw:text-style-name="P5" draw:layer="layout" svg:x1="4.939cm" svg:y1="13.786cm" svg:x2="1.618cm" svg:y2="13.786cm">
          <text:p/>
        </draw:line>
        <draw:frame draw:style-name="gr218" draw:text-style-name="P183" draw:layer="layout" svg:width="2.885cm" svg:height="0.251cm" svg:x="1.722cm" svg:y="14.028cm">
          <draw:text-box>
            <text:p text:style-name="P3"><text:span text:style-name="T4">about your private and intimate life</text:span></text:p>
          </draw:text-box>
        </draw:frame>
        <draw:frame draw:style-name="gr219" draw:text-style-name="P183" draw:layer="layout" svg:width="2.804cm" svg:height="0.251cm" svg:x="1.722cm" svg:y="14.369cm">
          <draw:text-box>
            <text:p text:style-name="P3"><text:span text:style-name="T4">Rumors referring to your sexuality</text:span></text:p>
          </draw:text-box>
        </draw:frame>
        <draw:line draw:style-name="gr183" draw:text-style-name="P5" draw:layer="layout" svg:x1="4.939cm" svg:y1="14.33cm" svg:x2="1.618cm" svg:y2="14.33cm">
          <text:p/>
        </draw:line>
        <draw:line draw:style-name="gr183" draw:text-style-name="P5" draw:layer="layout" svg:x1="4.939cm" svg:y1="14.33cm" svg:x2="1.618cm" svg:y2="14.33cm">
          <text:p/>
        </draw:line>
        <draw:frame draw:style-name="gr220" draw:text-style-name="P183" draw:layer="layout" svg:width="1.382cm" svg:height="0.251cm" svg:x="1.722cm" svg:y="14.572cm">
          <draw:text-box>
            <text:p text:style-name="P3"><text:span text:style-name="T4">are being spread</text:span></text:p>
          </draw:text-box>
        </draw:frame>
        <draw:frame draw:style-name="gr221" draw:text-style-name="P183" draw:layer="layout" svg:width="2.72cm" svg:height="0.251cm" svg:x="1.722cm" svg:y="14.913cm">
          <draw:text-box>
            <text:p text:style-name="P3"><text:span text:style-name="T4">Sexists jokes are made all around</text:span></text:p>
          </draw:text-box>
        </draw:frame>
        <draw:line draw:style-name="gr183" draw:text-style-name="P5" draw:layer="layout" svg:x1="4.939cm" svg:y1="14.874cm" svg:x2="1.618cm" svg:y2="14.874cm">
          <text:p/>
        </draw:line>
        <draw:line draw:style-name="gr196" draw:text-style-name="P5" draw:layer="layout" svg:x1="4.939cm" svg:y1="14.874cm" svg:x2="1.135cm" svg:y2="14.874cm">
          <text:p/>
        </draw:line>
        <draw:frame draw:style-name="gr222" draw:text-style-name="P183" draw:layer="layout" svg:width="0.607cm" svg:height="0.251cm" svg:x="1.722cm" svg:y="15.116cm">
          <draw:text-box>
            <text:p text:style-name="P3"><text:span text:style-name="T4">the day</text:span></text:p>
          </draw:text-box>
        </draw:frame>
        <draw:frame draw:style-name="gr223" draw:text-style-name="P183" draw:layer="layout" svg:width="3.054cm" svg:height="0.251cm" svg:x="1.722cm" svg:y="15.457cm">
          <draw:text-box>
            <text:p text:style-name="P3"><text:span text:style-name="T4">You are being told stories with sexual</text:span></text:p>
          </draw:text-box>
        </draw:frame>
        <draw:line draw:style-name="gr183" draw:text-style-name="P5" draw:layer="layout" svg:x1="4.939cm" svg:y1="15.418cm" svg:x2="1.618cm" svg:y2="15.418cm">
          <text:p/>
        </draw:line>
        <draw:line draw:style-name="gr183" draw:text-style-name="P5" draw:layer="layout" svg:x1="4.939cm" svg:y1="15.418cm" svg:x2="1.618cm" svg:y2="15.418cm">
          <text:p/>
        </draw:line>
        <draw:frame draw:style-name="gr224" draw:text-style-name="P183" draw:layer="layout" svg:width="0.866cm" svg:height="0.251cm" svg:x="1.722cm" svg:y="15.661cm">
          <draw:text-box>
            <text:p text:style-name="P184"><text:span text:style-name="T4">innuendos</text:span></text:p>
          </draw:text-box>
        </draw:frame>
        <draw:frame draw:style-name="gr225" draw:text-style-name="P183" draw:layer="layout" svg:width="2.864cm" svg:height="0.251cm" svg:x="1.722cm" svg:y="16.001cm">
          <draw:text-box>
            <text:p text:style-name="P3"><text:span text:style-name="T4">You receive demeaning comments </text:span></text:p>
          </draw:text-box>
        </draw:frame>
        <draw:line draw:style-name="gr183" draw:text-style-name="P5" draw:layer="layout" svg:x1="4.939cm" svg:y1="15.962cm" svg:x2="1.618cm" svg:y2="15.962cm">
          <text:p/>
        </draw:line>
        <draw:line draw:style-name="gr183" draw:text-style-name="P5" draw:layer="layout" svg:x1="4.939cm" svg:y1="15.962cm" svg:x2="1.618cm" svg:y2="15.962cm">
          <text:p/>
        </draw:line>
        <draw:frame draw:style-name="gr226" draw:text-style-name="P183" draw:layer="layout" svg:width="2.771cm" svg:height="0.251cm" svg:x="1.722cm" svg:y="16.205cm">
          <draw:text-box>
            <text:p text:style-name="P3"><text:span text:style-name="T4">with sexual connotations in public</text:span></text:p>
          </draw:text-box>
        </draw:frame>
        <draw:frame draw:style-name="gr227" draw:text-style-name="P183" draw:layer="layout" svg:width="2.292cm" svg:height="0.251cm" svg:x="1.722cm" svg:y="16.545cm">
          <draw:text-box>
            <text:p text:style-name="P3"><text:span text:style-name="T4">You are exposed to material</text:span></text:p>
          </draw:text-box>
        </draw:frame>
        <draw:line draw:style-name="gr183" draw:text-style-name="P5" draw:layer="layout" svg:x1="4.939cm" svg:y1="16.507cm" svg:x2="1.618cm" svg:y2="16.507cm">
          <text:p/>
        </draw:line>
        <draw:line draw:style-name="gr183" draw:text-style-name="P5" draw:layer="layout" svg:x1="4.939cm" svg:y1="16.507cm" svg:x2="1.618cm" svg:y2="16.507cm">
          <text:p/>
        </draw:line>
        <draw:frame draw:style-name="gr228" draw:text-style-name="P183" draw:layer="layout" svg:width="2.034cm" svg:height="0.251cm" svg:x="1.722cm" svg:y="16.749cm">
          <draw:text-box>
            <text:p text:style-name="P3"><text:span text:style-name="T4">with sexual connotations</text:span></text:p>
          </draw:text-box>
        </draw:frame>
        <draw:frame draw:style-name="gr229" draw:text-style-name="P183" draw:layer="layout" svg:width="3.114cm" svg:height="0.251cm" svg:x="1.722cm" svg:y="17.039cm">
          <draw:text-box>
            <text:p text:style-name="P3"><text:span text:style-name="T4">You receive threats of repercussions</text:span></text:p>
          </draw:text-box>
        </draw:frame>
        <draw:frame draw:style-name="gr230" draw:text-style-name="P183" draw:layer="layout" svg:width="2.86cm" svg:height="0.251cm" svg:x="1.722cm" svg:y="17.191cm">
          <draw:text-box>
            <text:p text:style-name="P3"><text:span text:style-name="T4">if you denounce violent behaviours</text:span></text:p>
          </draw:text-box>
        </draw:frame>
        <draw:line draw:style-name="gr183" draw:text-style-name="P5" draw:layer="layout" svg:x1="4.939cm" svg:y1="17.051cm" svg:x2="1.618cm" svg:y2="17.051cm">
          <text:p/>
        </draw:line>
        <draw:line draw:style-name="gr183" draw:text-style-name="P5" draw:layer="layout" svg:x1="4.939cm" svg:y1="17.051cm" svg:x2="1.618cm" svg:y2="17.051cm">
          <text:p/>
        </draw:line>
        <draw:frame draw:style-name="gr217" draw:text-style-name="P183" draw:layer="layout" svg:width="2.495cm" svg:height="0.251cm" svg:x="1.722cm" svg:y="17.344cm">
          <draw:text-box>
            <text:p text:style-name="P3"><text:span text:style-name="T4">against yourself or a colleague</text:span></text:p>
          </draw:text-box>
        </draw:frame>
        <draw:frame draw:style-name="gr231" draw:text-style-name="P183" draw:layer="layout" svg:width="2.953cm" svg:height="0.251cm" svg:x="1.722cm" svg:y="17.634cm">
          <draw:text-box>
            <text:p text:style-name="P3"><text:span text:style-name="T4">You receive innapropriate proposals</text:span></text:p>
          </draw:text-box>
        </draw:frame>
        <draw:line draw:style-name="gr183" draw:text-style-name="P5" draw:layer="layout" svg:x1="4.939cm" svg:y1="17.595cm" svg:x2="1.618cm" svg:y2="17.595cm">
          <text:p/>
        </draw:line>
        <draw:line draw:style-name="gr183" draw:text-style-name="P5" draw:layer="layout" svg:x1="4.939cm" svg:y1="17.595cm" svg:x2="1.618cm" svg:y2="17.595cm">
          <text:p/>
        </draw:line>
        <draw:frame draw:style-name="gr232" draw:text-style-name="P183" draw:layer="layout" svg:width="1.623cm" svg:height="0.251cm" svg:x="1.722cm" svg:y="17.837cm">
          <draw:text-box>
            <text:p text:style-name="P3"><text:span text:style-name="T4">despite your refusal</text:span></text:p>
          </draw:text-box>
        </draw:frame>
        <draw:frame draw:style-name="gr233" draw:text-style-name="P183" draw:layer="layout" svg:width="2.749cm" svg:height="0.251cm" svg:x="1.722cm" svg:y="18.178cm">
          <draw:text-box>
            <text:p text:style-name="P3"><text:span text:style-name="T4">You are offered some advantages</text:span></text:p>
          </draw:text-box>
        </draw:frame>
        <draw:line draw:style-name="gr183" draw:text-style-name="P5" draw:layer="layout" svg:x1="4.939cm" svg:y1="18.139cm" svg:x2="1.618cm" svg:y2="18.139cm">
          <text:p/>
        </draw:line>
        <draw:line draw:style-name="gr183" draw:text-style-name="P5" draw:layer="layout" svg:x1="4.939cm" svg:y1="18.139cm" svg:x2="1.618cm" svg:y2="18.139cm">
          <text:p/>
        </draw:line>
        <draw:frame draw:style-name="gr234" draw:text-style-name="P183" draw:layer="layout" svg:width="2.419cm" svg:height="0.251cm" svg:x="1.722cm" svg:y="18.382cm">
          <draw:text-box>
            <text:p text:style-name="P3"><text:span text:style-name="T4">in exchange of sexual favours</text:span></text:p>
          </draw:text-box>
        </draw:frame>
        <draw:frame draw:style-name="gr235" draw:text-style-name="P183" draw:layer="layout" svg:width="2.504cm" svg:height="0.251cm" svg:x="1.722cm" svg:y="18.722cm">
          <draw:text-box>
            <text:p text:style-name="P3"><text:span text:style-name="T4">You suffer repercussions after </text:span></text:p>
          </draw:text-box>
        </draw:frame>
        <draw:line draw:style-name="gr183" draw:text-style-name="P5" draw:layer="layout" svg:x1="4.939cm" svg:y1="18.683cm" svg:x2="1.618cm" svg:y2="18.683cm">
          <text:p/>
        </draw:line>
        <draw:line draw:style-name="gr183" draw:text-style-name="P5" draw:layer="layout" svg:x1="4.939cm" svg:y1="18.683cm" svg:x2="1.618cm" svg:y2="18.683cm">
          <text:p/>
        </draw:line>
        <draw:line draw:style-name="gr183" draw:text-style-name="P5" draw:layer="layout" svg:x1="4.939cm" svg:y1="19.228cm" svg:x2="1.618cm" svg:y2="19.228cm">
          <text:p/>
        </draw:line>
        <draw:frame draw:style-name="gr236" draw:text-style-name="P183" draw:layer="layout" svg:width="2.051cm" svg:height="0.251cm" svg:x="1.722cm" svg:y="18.926cm">
          <draw:text-box>
            <text:p text:style-name="P3"><text:span text:style-name="T4">refusing sexual advances</text:span></text:p>
          </draw:text-box>
        </draw:frame>
        <draw:frame draw:style-name="gr237" draw:text-style-name="P183" draw:layer="layout" svg:width="3.003cm" svg:height="0.251cm" svg:x="1.722cm" svg:y="19.263cm">
          <draw:text-box>
            <text:p text:style-name="P3"><text:span text:style-name="T4">People try to have repeated physcial </text:span></text:p>
          </draw:text-box>
        </draw:frame>
        <draw:frame draw:style-name="gr238" draw:text-style-name="P183" draw:layer="layout" svg:width="1.429cm" svg:height="0.251cm" svg:x="1.722cm" svg:y="19.467cm">
          <draw:text-box>
            <text:p text:style-name="P3"><text:span text:style-name="T4">contacts with you</text:span></text:p>
          </draw:text-box>
        </draw:frame>
        <draw:polygon draw:style-name="gr239" draw:text-style-name="P185" draw:layer="layout" svg:width="0.295cm" svg:height="17.429cm" svg:x="4.965cm" svg:y="2.356cm" svg:viewBox="0 0 296 17430" draw:points="0,17430 296,17430 296,0 0,0">
          <text:p/>
        </draw:polygon>
        <draw:line draw:style-name="gr240" draw:text-style-name="P5" draw:layer="layout" svg:x1="5.614cm" svg:y1="8.769cm" svg:x2="5.26cm" svg:y2="8.769cm">
          <text:p/>
        </draw:line>
        <draw:line draw:style-name="gr240" draw:text-style-name="P5" draw:layer="layout" svg:x1="5.614cm" svg:y1="2.885cm" svg:x2="5.26cm" svg:y2="2.885cm">
          <text:p/>
        </draw:line>
        <draw:line draw:style-name="gr240" draw:text-style-name="P5" draw:layer="layout" svg:x1="5.614cm" svg:y1="9.423cm" svg:x2="5.26cm" svg:y2="9.423cm">
          <text:p/>
        </draw:line>
        <draw:line draw:style-name="gr240" draw:text-style-name="P5" draw:layer="layout" svg:x1="5.614cm" svg:y1="3.539cm" svg:x2="5.26cm" svg:y2="3.539cm">
          <text:p/>
        </draw:line>
        <draw:line draw:style-name="gr240" draw:text-style-name="P5" draw:layer="layout" svg:x1="5.614cm" svg:y1="10.077cm" svg:x2="5.26cm" svg:y2="10.077cm">
          <text:p/>
        </draw:line>
        <draw:line draw:style-name="gr240" draw:text-style-name="P5" draw:layer="layout" svg:x1="5.614cm" svg:y1="4.192cm" svg:x2="5.26cm" svg:y2="4.192cm">
          <text:p/>
        </draw:line>
        <draw:line draw:style-name="gr240" draw:text-style-name="P5" draw:layer="layout" svg:x1="5.614cm" svg:y1="4.846cm" svg:x2="5.26cm" svg:y2="4.846cm">
          <text:p/>
        </draw:line>
        <draw:line draw:style-name="gr240" draw:text-style-name="P5" draw:layer="layout" svg:x1="5.614cm" svg:y1="10.731cm" svg:x2="5.26cm" svg:y2="10.731cm">
          <text:p/>
        </draw:line>
        <draw:line draw:style-name="gr240" draw:text-style-name="P5" draw:layer="layout" svg:x1="5.614cm" svg:y1="11.385cm" svg:x2="5.26cm" svg:y2="11.385cm">
          <text:p/>
        </draw:line>
        <draw:line draw:style-name="gr240" draw:text-style-name="P5" draw:layer="layout" svg:x1="5.614cm" svg:y1="12.038cm" svg:x2="5.26cm" svg:y2="12.038cm">
          <text:p/>
        </draw:line>
        <draw:line draw:style-name="gr240" draw:text-style-name="P5" draw:layer="layout" svg:x1="5.614cm" svg:y1="5.5cm" svg:x2="5.26cm" svg:y2="5.5cm">
          <text:p/>
        </draw:line>
        <draw:line draw:style-name="gr240" draw:text-style-name="P5" draw:layer="layout" svg:x1="5.614cm" svg:y1="15.308cm" svg:x2="5.26cm" svg:y2="15.308cm">
          <text:p/>
        </draw:line>
        <draw:line draw:style-name="gr240" draw:text-style-name="P5" draw:layer="layout" svg:x1="5.614cm" svg:y1="15.961cm" svg:x2="5.26cm" svg:y2="15.961cm">
          <text:p/>
        </draw:line>
        <draw:line draw:style-name="gr240" draw:text-style-name="P5" draw:layer="layout" svg:x1="5.614cm" svg:y1="6.808cm" svg:x2="5.26cm" svg:y2="6.808cm">
          <text:p/>
        </draw:line>
        <draw:line draw:style-name="gr240" draw:text-style-name="P5" draw:layer="layout" svg:x1="5.614cm" svg:y1="13.346cm" svg:x2="5.26cm" svg:y2="13.346cm">
          <text:p/>
        </draw:line>
        <draw:line draw:style-name="gr240" draw:text-style-name="P5" draw:layer="layout" svg:x1="5.614cm" svg:y1="16.615cm" svg:x2="5.26cm" svg:y2="16.615cm">
          <text:p/>
        </draw:line>
        <draw:line draw:style-name="gr240" draw:text-style-name="P5" draw:layer="layout" svg:x1="5.614cm" svg:y1="7.462cm" svg:x2="5.26cm" svg:y2="7.462cm">
          <text:p/>
        </draw:line>
        <draw:line draw:style-name="gr240" draw:text-style-name="P5" draw:layer="layout" svg:x1="5.614cm" svg:y1="14cm" svg:x2="5.26cm" svg:y2="14cm">
          <text:p/>
        </draw:line>
        <draw:line draw:style-name="gr240" draw:text-style-name="P5" draw:layer="layout" svg:x1="5.614cm" svg:y1="17.269cm" svg:x2="5.26cm" svg:y2="17.269cm">
          <text:p/>
        </draw:line>
        <draw:line draw:style-name="gr240" draw:text-style-name="P5" draw:layer="layout" svg:x1="5.614cm" svg:y1="17.923cm" svg:x2="5.26cm" svg:y2="17.923cm">
          <text:p/>
        </draw:line>
        <draw:line draw:style-name="gr240" draw:text-style-name="P5" draw:layer="layout" svg:x1="5.614cm" svg:y1="8.115cm" svg:x2="5.26cm" svg:y2="8.115cm">
          <text:p/>
        </draw:line>
        <draw:line draw:style-name="gr240" draw:text-style-name="P5" draw:layer="layout" svg:x1="5.614cm" svg:y1="14.654cm" svg:x2="5.26cm" svg:y2="14.654cm">
          <text:p/>
        </draw:line>
        <draw:polygon draw:style-name="gr6" draw:text-style-name="P7" draw:layer="layout" svg:width="0.108cm" svg:height="0.04cm" svg:x="5.043cm" svg:y="2.882cm" svg:viewBox="0 0 109 41" draw:points="96,25 85,3 97,0 109,27 109,41 0,41 0,25">
          <text:p/>
        </draw:polygon>
        <draw:line draw:style-name="gr240" draw:text-style-name="P5" draw:layer="layout" svg:x1="5.614cm" svg:y1="8.769cm" svg:x2="5.968cm" svg:y2="8.769cm">
          <text:p/>
        </draw:line>
        <draw:line draw:style-name="gr240" draw:text-style-name="P5" draw:layer="layout" svg:x1="5.614cm" svg:y1="2.885cm" svg:x2="5.968cm" svg:y2="2.885cm">
          <text:p/>
        </draw:line>
        <draw:line draw:style-name="gr240" draw:text-style-name="P5" draw:layer="layout" svg:x1="5.614cm" svg:y1="9.423cm" svg:x2="5.968cm" svg:y2="9.423cm">
          <text:p/>
        </draw:line>
        <draw:line draw:style-name="gr240" draw:text-style-name="P5" draw:layer="layout" svg:x1="5.614cm" svg:y1="3.539cm" svg:x2="5.968cm" svg:y2="3.539cm">
          <text:p/>
        </draw:line>
        <draw:line draw:style-name="gr240" draw:text-style-name="P5" draw:layer="layout" svg:x1="5.614cm" svg:y1="10.077cm" svg:x2="5.968cm" svg:y2="10.077cm">
          <text:p/>
        </draw:line>
        <draw:line draw:style-name="gr240" draw:text-style-name="P5" draw:layer="layout" svg:x1="5.614cm" svg:y1="4.192cm" svg:x2="5.968cm" svg:y2="4.192cm">
          <text:p/>
        </draw:line>
        <draw:line draw:style-name="gr240" draw:text-style-name="P5" draw:layer="layout" svg:x1="5.614cm" svg:y1="4.846cm" svg:x2="5.968cm" svg:y2="4.846cm">
          <text:p/>
        </draw:line>
        <draw:line draw:style-name="gr240" draw:text-style-name="P5" draw:layer="layout" svg:x1="5.614cm" svg:y1="10.731cm" svg:x2="5.968cm" svg:y2="10.731cm">
          <text:p/>
        </draw:line>
        <draw:line draw:style-name="gr240" draw:text-style-name="P5" draw:layer="layout" svg:x1="5.614cm" svg:y1="11.385cm" svg:x2="5.968cm" svg:y2="11.385cm">
          <text:p/>
        </draw:line>
        <draw:line draw:style-name="gr240" draw:text-style-name="P5" draw:layer="layout" svg:x1="5.614cm" svg:y1="12.038cm" svg:x2="5.968cm" svg:y2="12.038cm">
          <text:p/>
        </draw:line>
        <draw:line draw:style-name="gr240" draw:text-style-name="P5" draw:layer="layout" svg:x1="5.614cm" svg:y1="5.5cm" svg:x2="5.968cm" svg:y2="5.5cm">
          <text:p/>
        </draw:line>
        <draw:line draw:style-name="gr240" draw:text-style-name="P5" draw:layer="layout" svg:x1="5.614cm" svg:y1="15.308cm" svg:x2="5.968cm" svg:y2="15.308cm">
          <text:p/>
        </draw:line>
        <draw:line draw:style-name="gr240" draw:text-style-name="P5" draw:layer="layout" svg:x1="5.614cm" svg:y1="15.961cm" svg:x2="5.968cm" svg:y2="15.961cm">
          <text:p/>
        </draw:line>
        <draw:line draw:style-name="gr240" draw:text-style-name="P5" draw:layer="layout" svg:x1="5.614cm" svg:y1="6.808cm" svg:x2="5.968cm" svg:y2="6.808cm">
          <text:p/>
        </draw:line>
        <draw:line draw:style-name="gr240" draw:text-style-name="P5" draw:layer="layout" svg:x1="5.614cm" svg:y1="13.346cm" svg:x2="5.968cm" svg:y2="13.346cm">
          <text:p/>
        </draw:line>
        <draw:line draw:style-name="gr240" draw:text-style-name="P5" draw:layer="layout" svg:x1="5.614cm" svg:y1="16.615cm" svg:x2="5.968cm" svg:y2="16.615cm">
          <text:p/>
        </draw:line>
        <draw:line draw:style-name="gr240" draw:text-style-name="P5" draw:layer="layout" svg:x1="5.614cm" svg:y1="7.462cm" svg:x2="5.968cm" svg:y2="7.462cm">
          <text:p/>
        </draw:line>
        <draw:line draw:style-name="gr240" draw:text-style-name="P5" draw:layer="layout" svg:x1="5.614cm" svg:y1="14cm" svg:x2="5.968cm" svg:y2="14cm">
          <text:p/>
        </draw:line>
        <draw:line draw:style-name="gr240" draw:text-style-name="P5" draw:layer="layout" svg:x1="5.614cm" svg:y1="17.269cm" svg:x2="5.968cm" svg:y2="17.269cm">
          <text:p/>
        </draw:line>
        <draw:line draw:style-name="gr240" draw:text-style-name="P5" draw:layer="layout" svg:x1="5.614cm" svg:y1="17.923cm" svg:x2="5.968cm" svg:y2="17.923cm">
          <text:p/>
        </draw:line>
        <draw:line draw:style-name="gr240" draw:text-style-name="P5" draw:layer="layout" svg:x1="5.614cm" svg:y1="8.115cm" svg:x2="5.968cm" svg:y2="8.115cm">
          <text:p/>
        </draw:line>
        <draw:line draw:style-name="gr240" draw:text-style-name="P5" draw:layer="layout" svg:x1="5.614cm" svg:y1="14.654cm" svg:x2="5.968cm" svg:y2="14.654cm">
          <text:p/>
        </draw:line>
        <draw:line draw:style-name="gr183" draw:text-style-name="P5" draw:layer="layout" svg:x1="5.614cm" svg:y1="2.95cm" svg:x2="5.821cm" svg:y2="2.95cm">
          <text:p/>
        </draw:line>
        <draw:line draw:style-name="gr183" draw:text-style-name="P5" draw:layer="layout" svg:x1="5.614cm" svg:y1="3.016cm" svg:x2="5.821cm" svg:y2="3.016cm">
          <text:p/>
        </draw:line>
        <draw:line draw:style-name="gr183" draw:text-style-name="P5" draw:layer="layout" svg:x1="5.614cm" svg:y1="3.081cm" svg:x2="5.821cm" svg:y2="3.081cm">
          <text:p/>
        </draw:line>
        <draw:line draw:style-name="gr183" draw:text-style-name="P5" draw:layer="layout" svg:x1="5.614cm" svg:y1="3.147cm" svg:x2="5.821cm" svg:y2="3.147cm">
          <text:p/>
        </draw:line>
        <draw:line draw:style-name="gr183" draw:text-style-name="P5" draw:layer="layout" svg:x1="5.614cm" svg:y1="3.212cm" svg:x2="5.821cm" svg:y2="3.212cm">
          <text:p/>
        </draw:line>
        <draw:line draw:style-name="gr183" draw:text-style-name="P5" draw:layer="layout" svg:x1="5.614cm" svg:y1="3.278cm" svg:x2="5.821cm" svg:y2="3.278cm">
          <text:p/>
        </draw:line>
        <draw:line draw:style-name="gr183" draw:text-style-name="P5" draw:layer="layout" svg:x1="5.614cm" svg:y1="3.343cm" svg:x2="5.821cm" svg:y2="3.343cm">
          <text:p/>
        </draw:line>
        <draw:line draw:style-name="gr183" draw:text-style-name="P5" draw:layer="layout" svg:x1="5.614cm" svg:y1="3.409cm" svg:x2="5.821cm" svg:y2="3.409cm">
          <text:p/>
        </draw:line>
        <draw:line draw:style-name="gr183" draw:text-style-name="P5" draw:layer="layout" svg:x1="5.614cm" svg:y1="3.474cm" svg:x2="5.821cm" svg:y2="3.474cm">
          <text:p/>
        </draw:line>
        <draw:line draw:style-name="gr183" draw:text-style-name="P5" draw:layer="layout" svg:x1="5.614cm" svg:y1="3.605cm" svg:x2="5.821cm" svg:y2="3.605cm">
          <text:p/>
        </draw:line>
        <draw:line draw:style-name="gr183" draw:text-style-name="P5" draw:layer="layout" svg:x1="5.614cm" svg:y1="3.671cm" svg:x2="5.821cm" svg:y2="3.671cm">
          <text:p/>
        </draw:line>
        <draw:line draw:style-name="gr183" draw:text-style-name="P5" draw:layer="layout" svg:x1="5.614cm" svg:y1="3.736cm" svg:x2="5.821cm" svg:y2="3.736cm">
          <text:p/>
        </draw:line>
        <draw:line draw:style-name="gr183" draw:text-style-name="P5" draw:layer="layout" svg:x1="5.614cm" svg:y1="3.802cm" svg:x2="5.821cm" svg:y2="3.802cm">
          <text:p/>
        </draw:line>
        <draw:line draw:style-name="gr183" draw:text-style-name="P5" draw:layer="layout" svg:x1="5.614cm" svg:y1="3.867cm" svg:x2="5.821cm" svg:y2="3.867cm">
          <text:p/>
        </draw:line>
        <draw:line draw:style-name="gr183" draw:text-style-name="P5" draw:layer="layout" svg:x1="5.614cm" svg:y1="3.933cm" svg:x2="5.821cm" svg:y2="3.933cm">
          <text:p/>
        </draw:line>
        <draw:line draw:style-name="gr183" draw:text-style-name="P5" draw:layer="layout" svg:x1="5.614cm" svg:y1="3.998cm" svg:x2="5.821cm" svg:y2="3.998cm">
          <text:p/>
        </draw:line>
        <draw:line draw:style-name="gr183" draw:text-style-name="P5" draw:layer="layout" svg:x1="5.614cm" svg:y1="4.064cm" svg:x2="5.821cm" svg:y2="4.064cm">
          <text:p/>
        </draw:line>
        <draw:line draw:style-name="gr183" draw:text-style-name="P5" draw:layer="layout" svg:x1="5.614cm" svg:y1="4.129cm" svg:x2="5.821cm" svg:y2="4.129cm">
          <text:p/>
        </draw:line>
        <draw:line draw:style-name="gr183" draw:text-style-name="P5" draw:layer="layout" svg:x1="5.614cm" svg:y1="4.259cm" svg:x2="5.821cm" svg:y2="4.259cm">
          <text:p/>
        </draw:line>
        <draw:line draw:style-name="gr183" draw:text-style-name="P5" draw:layer="layout" svg:x1="5.614cm" svg:y1="4.325cm" svg:x2="5.821cm" svg:y2="4.325cm">
          <text:p/>
        </draw:line>
        <draw:line draw:style-name="gr183" draw:text-style-name="P5" draw:layer="layout" svg:x1="5.614cm" svg:y1="4.39cm" svg:x2="5.821cm" svg:y2="4.39cm">
          <text:p/>
        </draw:line>
        <draw:line draw:style-name="gr183" draw:text-style-name="P5" draw:layer="layout" svg:x1="5.614cm" svg:y1="4.456cm" svg:x2="5.821cm" svg:y2="4.456cm">
          <text:p/>
        </draw:line>
        <draw:line draw:style-name="gr183" draw:text-style-name="P5" draw:layer="layout" svg:x1="5.614cm" svg:y1="4.521cm" svg:x2="5.821cm" svg:y2="4.521cm">
          <text:p/>
        </draw:line>
        <draw:line draw:style-name="gr183" draw:text-style-name="P5" draw:layer="layout" svg:x1="5.614cm" svg:y1="4.587cm" svg:x2="5.821cm" svg:y2="4.587cm">
          <text:p/>
        </draw:line>
        <draw:line draw:style-name="gr183" draw:text-style-name="P5" draw:layer="layout" svg:x1="5.614cm" svg:y1="4.652cm" svg:x2="5.821cm" svg:y2="4.652cm">
          <text:p/>
        </draw:line>
        <draw:line draw:style-name="gr183" draw:text-style-name="P5" draw:layer="layout" svg:x1="5.614cm" svg:y1="4.718cm" svg:x2="5.821cm" svg:y2="4.718cm">
          <text:p/>
        </draw:line>
        <draw:line draw:style-name="gr183" draw:text-style-name="P5" draw:layer="layout" svg:x1="5.614cm" svg:y1="4.783cm" svg:x2="5.821cm" svg:y2="4.783cm">
          <text:p/>
        </draw:line>
        <draw:line draw:style-name="gr183" draw:text-style-name="P5" draw:layer="layout" svg:x1="5.614cm" svg:y1="4.913cm" svg:x2="5.821cm" svg:y2="4.913cm">
          <text:p/>
        </draw:line>
        <draw:line draw:style-name="gr183" draw:text-style-name="P5" draw:layer="layout" svg:x1="5.614cm" svg:y1="4.978cm" svg:x2="5.821cm" svg:y2="4.978cm">
          <text:p/>
        </draw:line>
        <draw:line draw:style-name="gr183" draw:text-style-name="P5" draw:layer="layout" svg:x1="5.614cm" svg:y1="5.044cm" svg:x2="5.821cm" svg:y2="5.044cm">
          <text:p/>
        </draw:line>
        <draw:line draw:style-name="gr183" draw:text-style-name="P5" draw:layer="layout" svg:x1="5.614cm" svg:y1="5.109cm" svg:x2="5.821cm" svg:y2="5.109cm">
          <text:p/>
        </draw:line>
        <draw:line draw:style-name="gr183" draw:text-style-name="P5" draw:layer="layout" svg:x1="5.614cm" svg:y1="5.175cm" svg:x2="5.821cm" svg:y2="5.175cm">
          <text:p/>
        </draw:line>
        <draw:line draw:style-name="gr183" draw:text-style-name="P5" draw:layer="layout" svg:x1="5.614cm" svg:y1="5.24cm" svg:x2="5.821cm" svg:y2="5.24cm">
          <text:p/>
        </draw:line>
        <draw:line draw:style-name="gr183" draw:text-style-name="P5" draw:layer="layout" svg:x1="5.614cm" svg:y1="5.306cm" svg:x2="5.821cm" svg:y2="5.306cm">
          <text:p/>
        </draw:line>
        <draw:line draw:style-name="gr183" draw:text-style-name="P5" draw:layer="layout" svg:x1="5.614cm" svg:y1="5.371cm" svg:x2="5.821cm" svg:y2="5.371cm">
          <text:p/>
        </draw:line>
        <draw:line draw:style-name="gr183" draw:text-style-name="P5" draw:layer="layout" svg:x1="5.614cm" svg:y1="5.437cm" svg:x2="5.821cm" svg:y2="5.437cm">
          <text:p/>
        </draw:line>
        <draw:line draw:style-name="gr183" draw:text-style-name="P5" draw:layer="layout" svg:x1="5.614cm" svg:y1="5.565cm" svg:x2="5.821cm" svg:y2="5.565cm">
          <text:p/>
        </draw:line>
        <draw:line draw:style-name="gr183" draw:text-style-name="P5" draw:layer="layout" svg:x1="5.614cm" svg:y1="5.631cm" svg:x2="5.821cm" svg:y2="5.631cm">
          <text:p/>
        </draw:line>
        <draw:line draw:style-name="gr183" draw:text-style-name="P5" draw:layer="layout" svg:x1="5.614cm" svg:y1="5.696cm" svg:x2="5.821cm" svg:y2="5.696cm">
          <text:p/>
        </draw:line>
        <draw:line draw:style-name="gr183" draw:text-style-name="P5" draw:layer="layout" svg:x1="5.614cm" svg:y1="5.762cm" svg:x2="5.821cm" svg:y2="5.762cm">
          <text:p/>
        </draw:line>
        <draw:line draw:style-name="gr183" draw:text-style-name="P5" draw:layer="layout" svg:x1="5.614cm" svg:y1="5.827cm" svg:x2="5.821cm" svg:y2="5.827cm">
          <text:p/>
        </draw:line>
        <draw:line draw:style-name="gr183" draw:text-style-name="P5" draw:layer="layout" svg:x1="5.614cm" svg:y1="5.893cm" svg:x2="5.821cm" svg:y2="5.893cm">
          <text:p/>
        </draw:line>
        <draw:line draw:style-name="gr183" draw:text-style-name="P5" draw:layer="layout" svg:x1="5.614cm" svg:y1="5.958cm" svg:x2="5.821cm" svg:y2="5.958cm">
          <text:p/>
        </draw:line>
        <draw:line draw:style-name="gr183" draw:text-style-name="P5" draw:layer="layout" svg:x1="5.614cm" svg:y1="6.024cm" svg:x2="5.821cm" svg:y2="6.024cm">
          <text:p/>
        </draw:line>
        <draw:line draw:style-name="gr183" draw:text-style-name="P5" draw:layer="layout" svg:x1="5.614cm" svg:y1="6.089cm" svg:x2="5.821cm" svg:y2="6.089cm">
          <text:p/>
        </draw:line>
        <draw:line draw:style-name="gr183" draw:text-style-name="P5" draw:layer="layout" svg:x1="5.614cm" svg:y1="6.154cm" svg:x2="5.821cm" svg:y2="6.154cm">
          <text:p/>
        </draw:line>
        <draw:line draw:style-name="gr183" draw:text-style-name="P5" draw:layer="layout" svg:x1="5.614cm" svg:y1="6.154cm" svg:x2="5.496cm" svg:y2="6.154cm">
          <text:p/>
        </draw:line>
        <draw:line draw:style-name="gr183" draw:text-style-name="P5" draw:layer="layout" svg:x1="5.614cm" svg:y1="6.219cm" svg:x2="5.821cm" svg:y2="6.219cm">
          <text:p/>
        </draw:line>
        <draw:line draw:style-name="gr183" draw:text-style-name="P5" draw:layer="layout" svg:x1="5.614cm" svg:y1="6.285cm" svg:x2="5.821cm" svg:y2="6.285cm">
          <text:p/>
        </draw:line>
        <draw:line draw:style-name="gr183" draw:text-style-name="P5" draw:layer="layout" svg:x1="5.614cm" svg:y1="6.35cm" svg:x2="5.821cm" svg:y2="6.35cm">
          <text:p/>
        </draw:line>
        <draw:line draw:style-name="gr183" draw:text-style-name="P5" draw:layer="layout" svg:x1="5.614cm" svg:y1="6.416cm" svg:x2="5.821cm" svg:y2="6.416cm">
          <text:p/>
        </draw:line>
        <draw:line draw:style-name="gr183" draw:text-style-name="P5" draw:layer="layout" svg:x1="5.614cm" svg:y1="6.481cm" svg:x2="5.821cm" svg:y2="6.481cm">
          <text:p/>
        </draw:line>
        <draw:line draw:style-name="gr183" draw:text-style-name="P5" draw:layer="layout" svg:x1="5.614cm" svg:y1="6.547cm" svg:x2="5.821cm" svg:y2="6.547cm">
          <text:p/>
        </draw:line>
        <draw:line draw:style-name="gr183" draw:text-style-name="P5" draw:layer="layout" svg:x1="5.614cm" svg:y1="6.612cm" svg:x2="5.821cm" svg:y2="6.612cm">
          <text:p/>
        </draw:line>
        <draw:line draw:style-name="gr183" draw:text-style-name="P5" draw:layer="layout" svg:x1="5.614cm" svg:y1="6.678cm" svg:x2="5.821cm" svg:y2="6.678cm">
          <text:p/>
        </draw:line>
        <draw:line draw:style-name="gr183" draw:text-style-name="P5" draw:layer="layout" svg:x1="5.614cm" svg:y1="6.743cm" svg:x2="5.821cm" svg:y2="6.743cm">
          <text:p/>
        </draw:line>
        <draw:line draw:style-name="gr183" draw:text-style-name="P5" draw:layer="layout" svg:x1="5.614cm" svg:y1="6.873cm" svg:x2="5.821cm" svg:y2="6.873cm">
          <text:p/>
        </draw:line>
        <draw:line draw:style-name="gr183" draw:text-style-name="P5" draw:layer="layout" svg:x1="5.614cm" svg:y1="6.939cm" svg:x2="5.821cm" svg:y2="6.939cm">
          <text:p/>
        </draw:line>
        <draw:line draw:style-name="gr183" draw:text-style-name="P5" draw:layer="layout" svg:x1="5.614cm" svg:y1="7.004cm" svg:x2="5.821cm" svg:y2="7.004cm">
          <text:p/>
        </draw:line>
        <draw:line draw:style-name="gr183" draw:text-style-name="P5" draw:layer="layout" svg:x1="5.614cm" svg:y1="7.07cm" svg:x2="5.821cm" svg:y2="7.07cm">
          <text:p/>
        </draw:line>
        <draw:line draw:style-name="gr183" draw:text-style-name="P5" draw:layer="layout" svg:x1="5.614cm" svg:y1="7.135cm" svg:x2="5.821cm" svg:y2="7.135cm">
          <text:p/>
        </draw:line>
        <draw:line draw:style-name="gr183" draw:text-style-name="P5" draw:layer="layout" svg:x1="5.614cm" svg:y1="7.201cm" svg:x2="5.821cm" svg:y2="7.201cm">
          <text:p/>
        </draw:line>
        <draw:line draw:style-name="gr183" draw:text-style-name="P5" draw:layer="layout" svg:x1="5.614cm" svg:y1="7.266cm" svg:x2="5.821cm" svg:y2="7.266cm">
          <text:p/>
        </draw:line>
        <draw:line draw:style-name="gr183" draw:text-style-name="P5" draw:layer="layout" svg:x1="5.614cm" svg:y1="7.332cm" svg:x2="5.821cm" svg:y2="7.332cm">
          <text:p/>
        </draw:line>
        <draw:line draw:style-name="gr183" draw:text-style-name="P5" draw:layer="layout" svg:x1="5.614cm" svg:y1="7.397cm" svg:x2="5.821cm" svg:y2="7.397cm">
          <text:p/>
        </draw:line>
        <draw:line draw:style-name="gr183" draw:text-style-name="P5" draw:layer="layout" svg:x1="5.614cm" svg:y1="7.526cm" svg:x2="5.821cm" svg:y2="7.526cm">
          <text:p/>
        </draw:line>
        <draw:line draw:style-name="gr183" draw:text-style-name="P5" draw:layer="layout" svg:x1="5.614cm" svg:y1="7.591cm" svg:x2="5.821cm" svg:y2="7.591cm">
          <text:p/>
        </draw:line>
        <draw:line draw:style-name="gr183" draw:text-style-name="P5" draw:layer="layout" svg:x1="5.614cm" svg:y1="7.657cm" svg:x2="5.821cm" svg:y2="7.657cm">
          <text:p/>
        </draw:line>
        <draw:line draw:style-name="gr183" draw:text-style-name="P5" draw:layer="layout" svg:x1="5.614cm" svg:y1="7.722cm" svg:x2="5.821cm" svg:y2="7.722cm">
          <text:p/>
        </draw:line>
        <draw:line draw:style-name="gr183" draw:text-style-name="P5" draw:layer="layout" svg:x1="5.614cm" svg:y1="7.788cm" svg:x2="5.821cm" svg:y2="7.788cm">
          <text:p/>
        </draw:line>
        <draw:line draw:style-name="gr183" draw:text-style-name="P5" draw:layer="layout" svg:x1="5.614cm" svg:y1="7.853cm" svg:x2="5.821cm" svg:y2="7.853cm">
          <text:p/>
        </draw:line>
        <draw:line draw:style-name="gr183" draw:text-style-name="P5" draw:layer="layout" svg:x1="5.614cm" svg:y1="7.919cm" svg:x2="5.821cm" svg:y2="7.919cm">
          <text:p/>
        </draw:line>
        <draw:line draw:style-name="gr183" draw:text-style-name="P5" draw:layer="layout" svg:x1="5.614cm" svg:y1="7.984cm" svg:x2="5.821cm" svg:y2="7.984cm">
          <text:p/>
        </draw:line>
        <draw:line draw:style-name="gr183" draw:text-style-name="P5" draw:layer="layout" svg:x1="5.614cm" svg:y1="8.05cm" svg:x2="5.821cm" svg:y2="8.05cm">
          <text:p/>
        </draw:line>
        <draw:line draw:style-name="gr183" draw:text-style-name="P5" draw:layer="layout" svg:x1="5.614cm" svg:y1="8.181cm" svg:x2="5.821cm" svg:y2="8.181cm">
          <text:p/>
        </draw:line>
        <draw:line draw:style-name="gr183" draw:text-style-name="P5" draw:layer="layout" svg:x1="5.614cm" svg:y1="8.246cm" svg:x2="5.821cm" svg:y2="8.246cm">
          <text:p/>
        </draw:line>
        <draw:line draw:style-name="gr183" draw:text-style-name="P5" draw:layer="layout" svg:x1="5.614cm" svg:y1="8.312cm" svg:x2="5.821cm" svg:y2="8.312cm">
          <text:p/>
        </draw:line>
        <draw:line draw:style-name="gr183" draw:text-style-name="P5" draw:layer="layout" svg:x1="5.614cm" svg:y1="8.377cm" svg:x2="5.821cm" svg:y2="8.377cm">
          <text:p/>
        </draw:line>
        <draw:line draw:style-name="gr183" draw:text-style-name="P5" draw:layer="layout" svg:x1="5.614cm" svg:y1="8.443cm" svg:x2="5.821cm" svg:y2="8.443cm">
          <text:p/>
        </draw:line>
        <draw:line draw:style-name="gr183" draw:text-style-name="P5" draw:layer="layout" svg:x1="5.614cm" svg:y1="8.508cm" svg:x2="5.821cm" svg:y2="8.508cm">
          <text:p/>
        </draw:line>
        <draw:line draw:style-name="gr183" draw:text-style-name="P5" draw:layer="layout" svg:x1="5.614cm" svg:y1="8.574cm" svg:x2="5.821cm" svg:y2="8.574cm">
          <text:p/>
        </draw:line>
        <draw:line draw:style-name="gr183" draw:text-style-name="P5" draw:layer="layout" svg:x1="5.614cm" svg:y1="8.639cm" svg:x2="5.821cm" svg:y2="8.639cm">
          <text:p/>
        </draw:line>
        <draw:line draw:style-name="gr183" draw:text-style-name="P5" draw:layer="layout" svg:x1="5.614cm" svg:y1="8.705cm" svg:x2="5.821cm" svg:y2="8.705cm">
          <text:p/>
        </draw:line>
        <draw:line draw:style-name="gr183" draw:text-style-name="P5" draw:layer="layout" svg:x1="5.614cm" svg:y1="8.833cm" svg:x2="5.821cm" svg:y2="8.833cm">
          <text:p/>
        </draw:line>
        <draw:line draw:style-name="gr183" draw:text-style-name="P5" draw:layer="layout" svg:x1="5.614cm" svg:y1="8.899cm" svg:x2="5.821cm" svg:y2="8.899cm">
          <text:p/>
        </draw:line>
        <draw:line draw:style-name="gr183" draw:text-style-name="P5" draw:layer="layout" svg:x1="5.614cm" svg:y1="8.964cm" svg:x2="5.821cm" svg:y2="8.964cm">
          <text:p/>
        </draw:line>
        <draw:line draw:style-name="gr183" draw:text-style-name="P5" draw:layer="layout" svg:x1="5.614cm" svg:y1="9.03cm" svg:x2="5.821cm" svg:y2="9.03cm">
          <text:p/>
        </draw:line>
        <draw:line draw:style-name="gr183" draw:text-style-name="P5" draw:layer="layout" svg:x1="5.614cm" svg:y1="9.095cm" svg:x2="5.821cm" svg:y2="9.095cm">
          <text:p/>
        </draw:line>
        <draw:line draw:style-name="gr183" draw:text-style-name="P5" draw:layer="layout" svg:x1="5.614cm" svg:y1="9.161cm" svg:x2="5.821cm" svg:y2="9.161cm">
          <text:p/>
        </draw:line>
        <draw:line draw:style-name="gr183" draw:text-style-name="P5" draw:layer="layout" svg:x1="5.614cm" svg:y1="9.226cm" svg:x2="5.821cm" svg:y2="9.226cm">
          <text:p/>
        </draw:line>
        <draw:line draw:style-name="gr183" draw:text-style-name="P5" draw:layer="layout" svg:x1="5.614cm" svg:y1="9.292cm" svg:x2="5.821cm" svg:y2="9.292cm">
          <text:p/>
        </draw:line>
        <draw:line draw:style-name="gr183" draw:text-style-name="P5" draw:layer="layout" svg:x1="5.614cm" svg:y1="9.357cm" svg:x2="5.821cm" svg:y2="9.357cm">
          <text:p/>
        </draw:line>
        <draw:line draw:style-name="gr183" draw:text-style-name="P5" draw:layer="layout" svg:x1="5.614cm" svg:y1="9.488cm" svg:x2="5.821cm" svg:y2="9.488cm">
          <text:p/>
        </draw:line>
        <draw:line draw:style-name="gr183" draw:text-style-name="P5" draw:layer="layout" svg:x1="5.614cm" svg:y1="9.554cm" svg:x2="5.821cm" svg:y2="9.554cm">
          <text:p/>
        </draw:line>
        <draw:line draw:style-name="gr183" draw:text-style-name="P5" draw:layer="layout" svg:x1="5.614cm" svg:y1="9.619cm" svg:x2="5.821cm" svg:y2="9.619cm">
          <text:p/>
        </draw:line>
        <draw:line draw:style-name="gr183" draw:text-style-name="P5" draw:layer="layout" svg:x1="5.614cm" svg:y1="9.685cm" svg:x2="5.821cm" svg:y2="9.685cm">
          <text:p/>
        </draw:line>
        <draw:line draw:style-name="gr183" draw:text-style-name="P5" draw:layer="layout" svg:x1="5.614cm" svg:y1="9.75cm" svg:x2="5.821cm" svg:y2="9.75cm">
          <text:p/>
        </draw:line>
        <draw:line draw:style-name="gr183" draw:text-style-name="P5" draw:layer="layout" svg:x1="5.614cm" svg:y1="9.816cm" svg:x2="5.821cm" svg:y2="9.816cm">
          <text:p/>
        </draw:line>
        <draw:line draw:style-name="gr183" draw:text-style-name="P5" draw:layer="layout" svg:x1="5.614cm" svg:y1="9.881cm" svg:x2="5.821cm" svg:y2="9.881cm">
          <text:p/>
        </draw:line>
        <draw:line draw:style-name="gr183" draw:text-style-name="P5" draw:layer="layout" svg:x1="5.614cm" svg:y1="9.947cm" svg:x2="5.821cm" svg:y2="9.947cm">
          <text:p/>
        </draw:line>
        <draw:line draw:style-name="gr183" draw:text-style-name="P5" draw:layer="layout" svg:x1="5.614cm" svg:y1="10.012cm" svg:x2="5.821cm" svg:y2="10.012cm">
          <text:p/>
        </draw:line>
        <draw:line draw:style-name="gr183" draw:text-style-name="P5" draw:layer="layout" svg:x1="5.614cm" svg:y1="10.142cm" svg:x2="5.821cm" svg:y2="10.142cm">
          <text:p/>
        </draw:line>
        <draw:line draw:style-name="gr183" draw:text-style-name="P5" draw:layer="layout" svg:x1="5.614cm" svg:y1="10.208cm" svg:x2="5.821cm" svg:y2="10.208cm">
          <text:p/>
        </draw:line>
        <draw:line draw:style-name="gr183" draw:text-style-name="P5" draw:layer="layout" svg:x1="5.614cm" svg:y1="10.273cm" svg:x2="5.821cm" svg:y2="10.273cm">
          <text:p/>
        </draw:line>
        <draw:line draw:style-name="gr183" draw:text-style-name="P5" draw:layer="layout" svg:x1="5.614cm" svg:y1="10.339cm" svg:x2="5.821cm" svg:y2="10.339cm">
          <text:p/>
        </draw:line>
        <draw:line draw:style-name="gr183" draw:text-style-name="P5" draw:layer="layout" svg:x1="5.614cm" svg:y1="10.404cm" svg:x2="5.821cm" svg:y2="10.404cm">
          <text:p/>
        </draw:line>
        <draw:line draw:style-name="gr183" draw:text-style-name="P5" draw:layer="layout" svg:x1="5.614cm" svg:y1="10.47cm" svg:x2="5.821cm" svg:y2="10.47cm">
          <text:p/>
        </draw:line>
        <draw:line draw:style-name="gr183" draw:text-style-name="P5" draw:layer="layout" svg:x1="5.614cm" svg:y1="10.535cm" svg:x2="5.821cm" svg:y2="10.535cm">
          <text:p/>
        </draw:line>
        <draw:line draw:style-name="gr183" draw:text-style-name="P5" draw:layer="layout" svg:x1="5.614cm" svg:y1="10.601cm" svg:x2="5.821cm" svg:y2="10.601cm">
          <text:p/>
        </draw:line>
        <draw:line draw:style-name="gr183" draw:text-style-name="P5" draw:layer="layout" svg:x1="5.614cm" svg:y1="10.666cm" svg:x2="5.821cm" svg:y2="10.666cm">
          <text:p/>
        </draw:line>
        <draw:line draw:style-name="gr183" draw:text-style-name="P5" draw:layer="layout" svg:x1="5.614cm" svg:y1="10.797cm" svg:x2="5.821cm" svg:y2="10.797cm">
          <text:p/>
        </draw:line>
        <draw:line draw:style-name="gr183" draw:text-style-name="P5" draw:layer="layout" svg:x1="5.614cm" svg:y1="10.863cm" svg:x2="5.821cm" svg:y2="10.863cm">
          <text:p/>
        </draw:line>
        <draw:line draw:style-name="gr183" draw:text-style-name="P5" draw:layer="layout" svg:x1="5.614cm" svg:y1="10.928cm" svg:x2="5.821cm" svg:y2="10.928cm">
          <text:p/>
        </draw:line>
        <draw:line draw:style-name="gr183" draw:text-style-name="P5" draw:layer="layout" svg:x1="5.614cm" svg:y1="10.994cm" svg:x2="5.821cm" svg:y2="10.994cm">
          <text:p/>
        </draw:line>
        <draw:line draw:style-name="gr183" draw:text-style-name="P5" draw:layer="layout" svg:x1="5.614cm" svg:y1="11.059cm" svg:x2="5.821cm" svg:y2="11.059cm">
          <text:p/>
        </draw:line>
        <draw:line draw:style-name="gr183" draw:text-style-name="P5" draw:layer="layout" svg:x1="5.614cm" svg:y1="11.125cm" svg:x2="5.821cm" svg:y2="11.125cm">
          <text:p/>
        </draw:line>
        <draw:line draw:style-name="gr183" draw:text-style-name="P5" draw:layer="layout" svg:x1="5.614cm" svg:y1="11.19cm" svg:x2="5.821cm" svg:y2="11.19cm">
          <text:p/>
        </draw:line>
        <draw:line draw:style-name="gr183" draw:text-style-name="P5" draw:layer="layout" svg:x1="5.614cm" svg:y1="11.256cm" svg:x2="5.821cm" svg:y2="11.256cm">
          <text:p/>
        </draw:line>
        <draw:line draw:style-name="gr183" draw:text-style-name="P5" draw:layer="layout" svg:x1="5.614cm" svg:y1="11.321cm" svg:x2="5.821cm" svg:y2="11.321cm">
          <text:p/>
        </draw:line>
        <draw:line draw:style-name="gr183" draw:text-style-name="P5" draw:layer="layout" svg:x1="5.614cm" svg:y1="11.447cm" svg:x2="5.821cm" svg:y2="11.447cm">
          <text:p/>
        </draw:line>
        <draw:line draw:style-name="gr183" draw:text-style-name="P5" draw:layer="layout" svg:x1="5.614cm" svg:y1="11.513cm" svg:x2="5.821cm" svg:y2="11.513cm">
          <text:p/>
        </draw:line>
        <draw:line draw:style-name="gr183" draw:text-style-name="P5" draw:layer="layout" svg:x1="5.614cm" svg:y1="11.578cm" svg:x2="5.821cm" svg:y2="11.578cm">
          <text:p/>
        </draw:line>
        <draw:line draw:style-name="gr183" draw:text-style-name="P5" draw:layer="layout" svg:x1="5.614cm" svg:y1="11.644cm" svg:x2="5.821cm" svg:y2="11.644cm">
          <text:p/>
        </draw:line>
        <draw:line draw:style-name="gr183" draw:text-style-name="P5" draw:layer="layout" svg:x1="5.614cm" svg:y1="11.709cm" svg:x2="5.821cm" svg:y2="11.709cm">
          <text:p/>
        </draw:line>
        <draw:line draw:style-name="gr183" draw:text-style-name="P5" draw:layer="layout" svg:x1="5.614cm" svg:y1="11.775cm" svg:x2="5.821cm" svg:y2="11.775cm">
          <text:p/>
        </draw:line>
        <draw:line draw:style-name="gr183" draw:text-style-name="P5" draw:layer="layout" svg:x1="5.614cm" svg:y1="11.84cm" svg:x2="5.821cm" svg:y2="11.84cm">
          <text:p/>
        </draw:line>
        <draw:line draw:style-name="gr183" draw:text-style-name="P5" draw:layer="layout" svg:x1="5.614cm" svg:y1="11.906cm" svg:x2="5.821cm" svg:y2="11.906cm">
          <text:p/>
        </draw:line>
        <draw:line draw:style-name="gr183" draw:text-style-name="P5" draw:layer="layout" svg:x1="5.614cm" svg:y1="11.971cm" svg:x2="5.821cm" svg:y2="11.971cm">
          <text:p/>
        </draw:line>
        <draw:line draw:style-name="gr183" draw:text-style-name="P5" draw:layer="layout" svg:x1="5.614cm" svg:y1="12.102cm" svg:x2="5.821cm" svg:y2="12.102cm">
          <text:p/>
        </draw:line>
        <draw:line draw:style-name="gr183" draw:text-style-name="P5" draw:layer="layout" svg:x1="5.614cm" svg:y1="12.168cm" svg:x2="5.821cm" svg:y2="12.168cm">
          <text:p/>
        </draw:line>
        <draw:line draw:style-name="gr183" draw:text-style-name="P5" draw:layer="layout" svg:x1="5.614cm" svg:y1="12.233cm" svg:x2="5.821cm" svg:y2="12.233cm">
          <text:p/>
        </draw:line>
        <draw:line draw:style-name="gr183" draw:text-style-name="P5" draw:layer="layout" svg:x1="5.614cm" svg:y1="12.299cm" svg:x2="5.821cm" svg:y2="12.299cm">
          <text:p/>
        </draw:line>
        <draw:line draw:style-name="gr183" draw:text-style-name="P5" draw:layer="layout" svg:x1="5.614cm" svg:y1="12.364cm" svg:x2="5.821cm" svg:y2="12.364cm">
          <text:p/>
        </draw:line>
        <draw:line draw:style-name="gr183" draw:text-style-name="P5" draw:layer="layout" svg:x1="5.614cm" svg:y1="12.43cm" svg:x2="5.821cm" svg:y2="12.43cm">
          <text:p/>
        </draw:line>
        <draw:line draw:style-name="gr183" draw:text-style-name="P5" draw:layer="layout" svg:x1="5.614cm" svg:y1="12.495cm" svg:x2="5.821cm" svg:y2="12.495cm">
          <text:p/>
        </draw:line>
        <draw:line draw:style-name="gr183" draw:text-style-name="P5" draw:layer="layout" svg:x1="5.614cm" svg:y1="12.561cm" svg:x2="5.821cm" svg:y2="12.561cm">
          <text:p/>
        </draw:line>
        <draw:line draw:style-name="gr183" draw:text-style-name="P5" draw:layer="layout" svg:x1="5.614cm" svg:y1="12.626cm" svg:x2="5.821cm" svg:y2="12.626cm">
          <text:p/>
        </draw:line>
        <draw:line draw:style-name="gr183" draw:text-style-name="P5" draw:layer="layout" svg:x1="5.614cm" svg:y1="12.756cm" svg:x2="5.821cm" svg:y2="12.756cm">
          <text:p/>
        </draw:line>
        <draw:line draw:style-name="gr183" draw:text-style-name="P5" draw:layer="layout" svg:x1="5.614cm" svg:y1="12.822cm" svg:x2="5.821cm" svg:y2="12.822cm">
          <text:p/>
        </draw:line>
        <draw:line draw:style-name="gr183" draw:text-style-name="P5" draw:layer="layout" svg:x1="5.614cm" svg:y1="12.887cm" svg:x2="5.821cm" svg:y2="12.887cm">
          <text:p/>
        </draw:line>
        <draw:line draw:style-name="gr183" draw:text-style-name="P5" draw:layer="layout" svg:x1="5.614cm" svg:y1="12.953cm" svg:x2="5.821cm" svg:y2="12.953cm">
          <text:p/>
        </draw:line>
        <draw:line draw:style-name="gr183" draw:text-style-name="P5" draw:layer="layout" svg:x1="5.614cm" svg:y1="13.018cm" svg:x2="5.821cm" svg:y2="13.018cm">
          <text:p/>
        </draw:line>
        <draw:line draw:style-name="gr183" draw:text-style-name="P5" draw:layer="layout" svg:x1="5.614cm" svg:y1="13.084cm" svg:x2="5.821cm" svg:y2="13.084cm">
          <text:p/>
        </draw:line>
        <draw:line draw:style-name="gr183" draw:text-style-name="P5" draw:layer="layout" svg:x1="5.614cm" svg:y1="13.149cm" svg:x2="5.821cm" svg:y2="13.149cm">
          <text:p/>
        </draw:line>
        <draw:line draw:style-name="gr183" draw:text-style-name="P5" draw:layer="layout" svg:x1="5.614cm" svg:y1="13.215cm" svg:x2="5.821cm" svg:y2="13.215cm">
          <text:p/>
        </draw:line>
        <draw:line draw:style-name="gr183" draw:text-style-name="P5" draw:layer="layout" svg:x1="5.614cm" svg:y1="13.28cm" svg:x2="5.821cm" svg:y2="13.28cm">
          <text:p/>
        </draw:line>
        <draw:line draw:style-name="gr183" draw:text-style-name="P5" draw:layer="layout" svg:x1="5.614cm" svg:y1="13.411cm" svg:x2="5.821cm" svg:y2="13.411cm">
          <text:p/>
        </draw:line>
        <draw:line draw:style-name="gr183" draw:text-style-name="P5" draw:layer="layout" svg:x1="5.614cm" svg:y1="13.477cm" svg:x2="5.821cm" svg:y2="13.477cm">
          <text:p/>
        </draw:line>
        <draw:line draw:style-name="gr183" draw:text-style-name="P5" draw:layer="layout" svg:x1="5.614cm" svg:y1="13.542cm" svg:x2="5.821cm" svg:y2="13.542cm">
          <text:p/>
        </draw:line>
        <draw:line draw:style-name="gr183" draw:text-style-name="P5" draw:layer="layout" svg:x1="5.614cm" svg:y1="13.608cm" svg:x2="5.821cm" svg:y2="13.608cm">
          <text:p/>
        </draw:line>
        <draw:line draw:style-name="gr183" draw:text-style-name="P5" draw:layer="layout" svg:x1="5.614cm" svg:y1="13.673cm" svg:x2="5.821cm" svg:y2="13.673cm">
          <text:p/>
        </draw:line>
        <draw:line draw:style-name="gr183" draw:text-style-name="P5" draw:layer="layout" svg:x1="5.614cm" svg:y1="13.739cm" svg:x2="5.821cm" svg:y2="13.739cm">
          <text:p/>
        </draw:line>
        <draw:line draw:style-name="gr183" draw:text-style-name="P5" draw:layer="layout" svg:x1="5.614cm" svg:y1="13.804cm" svg:x2="5.821cm" svg:y2="13.804cm">
          <text:p/>
        </draw:line>
        <draw:line draw:style-name="gr183" draw:text-style-name="P5" draw:layer="layout" svg:x1="5.614cm" svg:y1="13.87cm" svg:x2="5.821cm" svg:y2="13.87cm">
          <text:p/>
        </draw:line>
        <draw:line draw:style-name="gr183" draw:text-style-name="P5" draw:layer="layout" svg:x1="5.614cm" svg:y1="13.935cm" svg:x2="5.821cm" svg:y2="13.935cm">
          <text:p/>
        </draw:line>
        <draw:line draw:style-name="gr183" draw:text-style-name="P5" draw:layer="layout" svg:x1="5.614cm" svg:y1="14.063cm" svg:x2="5.821cm" svg:y2="14.063cm">
          <text:p/>
        </draw:line>
        <draw:line draw:style-name="gr183" draw:text-style-name="P5" draw:layer="layout" svg:x1="5.614cm" svg:y1="14.128cm" svg:x2="5.821cm" svg:y2="14.128cm">
          <text:p/>
        </draw:line>
        <draw:line draw:style-name="gr183" draw:text-style-name="P5" draw:layer="layout" svg:x1="5.614cm" svg:y1="14.194cm" svg:x2="5.821cm" svg:y2="14.194cm">
          <text:p/>
        </draw:line>
        <draw:line draw:style-name="gr183" draw:text-style-name="P5" draw:layer="layout" svg:x1="5.614cm" svg:y1="14.259cm" svg:x2="5.821cm" svg:y2="14.259cm">
          <text:p/>
        </draw:line>
        <draw:line draw:style-name="gr183" draw:text-style-name="P5" draw:layer="layout" svg:x1="5.614cm" svg:y1="14.325cm" svg:x2="5.821cm" svg:y2="14.325cm">
          <text:p/>
        </draw:line>
        <draw:line draw:style-name="gr183" draw:text-style-name="P5" draw:layer="layout" svg:x1="5.614cm" svg:y1="14.39cm" svg:x2="5.821cm" svg:y2="14.39cm">
          <text:p/>
        </draw:line>
        <draw:line draw:style-name="gr183" draw:text-style-name="P5" draw:layer="layout" svg:x1="5.614cm" svg:y1="14.456cm" svg:x2="5.821cm" svg:y2="14.456cm">
          <text:p/>
        </draw:line>
        <draw:line draw:style-name="gr183" draw:text-style-name="P5" draw:layer="layout" svg:x1="5.614cm" svg:y1="14.521cm" svg:x2="5.821cm" svg:y2="14.521cm">
          <text:p/>
        </draw:line>
        <draw:line draw:style-name="gr183" draw:text-style-name="P5" draw:layer="layout" svg:x1="5.614cm" svg:y1="14.587cm" svg:x2="5.821cm" svg:y2="14.587cm">
          <text:p/>
        </draw:line>
        <draw:line draw:style-name="gr183" draw:text-style-name="P5" draw:layer="layout" svg:x1="5.614cm" svg:y1="14.719cm" svg:x2="5.821cm" svg:y2="14.719cm">
          <text:p/>
        </draw:line>
        <draw:line draw:style-name="gr183" draw:text-style-name="P5" draw:layer="layout" svg:x1="5.614cm" svg:y1="14.785cm" svg:x2="5.821cm" svg:y2="14.785cm">
          <text:p/>
        </draw:line>
        <draw:line draw:style-name="gr183" draw:text-style-name="P5" draw:layer="layout" svg:x1="5.614cm" svg:y1="14.85cm" svg:x2="5.821cm" svg:y2="14.85cm">
          <text:p/>
        </draw:line>
        <draw:line draw:style-name="gr183" draw:text-style-name="P5" draw:layer="layout" svg:x1="5.614cm" svg:y1="14.916cm" svg:x2="5.821cm" svg:y2="14.916cm">
          <text:p/>
        </draw:line>
        <draw:line draw:style-name="gr183" draw:text-style-name="P5" draw:layer="layout" svg:x1="5.614cm" svg:y1="14.981cm" svg:x2="5.821cm" svg:y2="14.981cm">
          <text:p/>
        </draw:line>
        <draw:line draw:style-name="gr183" draw:text-style-name="P5" draw:layer="layout" svg:x1="5.614cm" svg:y1="15.047cm" svg:x2="5.821cm" svg:y2="15.047cm">
          <text:p/>
        </draw:line>
        <draw:line draw:style-name="gr183" draw:text-style-name="P5" draw:layer="layout" svg:x1="5.614cm" svg:y1="15.112cm" svg:x2="5.821cm" svg:y2="15.112cm">
          <text:p/>
        </draw:line>
        <draw:line draw:style-name="gr183" draw:text-style-name="P5" draw:layer="layout" svg:x1="5.614cm" svg:y1="15.178cm" svg:x2="5.821cm" svg:y2="15.178cm">
          <text:p/>
        </draw:line>
        <draw:line draw:style-name="gr183" draw:text-style-name="P5" draw:layer="layout" svg:x1="5.614cm" svg:y1="15.243cm" svg:x2="5.821cm" svg:y2="15.243cm">
          <text:p/>
        </draw:line>
        <draw:line draw:style-name="gr183" draw:text-style-name="P5" draw:layer="layout" svg:x1="5.614cm" svg:y1="15.373cm" svg:x2="5.821cm" svg:y2="15.373cm">
          <text:p/>
        </draw:line>
        <draw:line draw:style-name="gr183" draw:text-style-name="P5" draw:layer="layout" svg:x1="5.614cm" svg:y1="15.438cm" svg:x2="5.821cm" svg:y2="15.438cm">
          <text:p/>
        </draw:line>
        <draw:line draw:style-name="gr183" draw:text-style-name="P5" draw:layer="layout" svg:x1="5.614cm" svg:y1="15.504cm" svg:x2="5.821cm" svg:y2="15.504cm">
          <text:p/>
        </draw:line>
        <draw:line draw:style-name="gr183" draw:text-style-name="P5" draw:layer="layout" svg:x1="5.614cm" svg:y1="15.569cm" svg:x2="5.821cm" svg:y2="15.569cm">
          <text:p/>
        </draw:line>
        <draw:line draw:style-name="gr183" draw:text-style-name="P5" draw:layer="layout" svg:x1="5.614cm" svg:y1="15.635cm" svg:x2="5.821cm" svg:y2="15.635cm">
          <text:p/>
        </draw:line>
        <draw:line draw:style-name="gr183" draw:text-style-name="P5" draw:layer="layout" svg:x1="5.614cm" svg:y1="15.7cm" svg:x2="5.821cm" svg:y2="15.7cm">
          <text:p/>
        </draw:line>
        <draw:line draw:style-name="gr183" draw:text-style-name="P5" draw:layer="layout" svg:x1="5.614cm" svg:y1="15.766cm" svg:x2="5.821cm" svg:y2="15.766cm">
          <text:p/>
        </draw:line>
        <draw:line draw:style-name="gr183" draw:text-style-name="P5" draw:layer="layout" svg:x1="5.614cm" svg:y1="15.831cm" svg:x2="5.821cm" svg:y2="15.831cm">
          <text:p/>
        </draw:line>
        <draw:line draw:style-name="gr183" draw:text-style-name="P5" draw:layer="layout" svg:x1="5.614cm" svg:y1="15.897cm" svg:x2="5.821cm" svg:y2="15.897cm">
          <text:p/>
        </draw:line>
        <draw:line draw:style-name="gr183" draw:text-style-name="P5" draw:layer="layout" svg:x1="5.614cm" svg:y1="16.027cm" svg:x2="5.821cm" svg:y2="16.027cm">
          <text:p/>
        </draw:line>
        <draw:line draw:style-name="gr183" draw:text-style-name="P5" draw:layer="layout" svg:x1="5.614cm" svg:y1="16.092cm" svg:x2="5.821cm" svg:y2="16.092cm">
          <text:p/>
        </draw:line>
        <draw:line draw:style-name="gr183" draw:text-style-name="P5" draw:layer="layout" svg:x1="5.614cm" svg:y1="16.158cm" svg:x2="5.821cm" svg:y2="16.158cm">
          <text:p/>
        </draw:line>
        <draw:line draw:style-name="gr183" draw:text-style-name="P5" draw:layer="layout" svg:x1="5.614cm" svg:y1="16.223cm" svg:x2="5.821cm" svg:y2="16.223cm">
          <text:p/>
        </draw:line>
        <draw:line draw:style-name="gr183" draw:text-style-name="P5" draw:layer="layout" svg:x1="5.614cm" svg:y1="16.289cm" svg:x2="5.821cm" svg:y2="16.289cm">
          <text:p/>
        </draw:line>
        <draw:line draw:style-name="gr183" draw:text-style-name="P5" draw:layer="layout" svg:x1="5.614cm" svg:y1="16.354cm" svg:x2="5.821cm" svg:y2="16.354cm">
          <text:p/>
        </draw:line>
        <draw:line draw:style-name="gr183" draw:text-style-name="P5" draw:layer="layout" svg:x1="5.614cm" svg:y1="16.42cm" svg:x2="5.821cm" svg:y2="16.42cm">
          <text:p/>
        </draw:line>
        <draw:line draw:style-name="gr183" draw:text-style-name="P5" draw:layer="layout" svg:x1="5.614cm" svg:y1="16.485cm" svg:x2="5.821cm" svg:y2="16.485cm">
          <text:p/>
        </draw:line>
        <draw:line draw:style-name="gr183" draw:text-style-name="P5" draw:layer="layout" svg:x1="5.614cm" svg:y1="16.551cm" svg:x2="5.821cm" svg:y2="16.551cm">
          <text:p/>
        </draw:line>
        <draw:line draw:style-name="gr183" draw:text-style-name="P5" draw:layer="layout" svg:x1="5.614cm" svg:y1="16.681cm" svg:x2="5.821cm" svg:y2="16.681cm">
          <text:p/>
        </draw:line>
        <draw:line draw:style-name="gr183" draw:text-style-name="P5" draw:layer="layout" svg:x1="5.614cm" svg:y1="17.338cm" svg:x2="5.821cm" svg:y2="17.338cm">
          <text:p/>
        </draw:line>
        <draw:line draw:style-name="gr183" draw:text-style-name="P5" draw:layer="layout" svg:x1="5.614cm" svg:y1="16.747cm" svg:x2="5.821cm" svg:y2="16.747cm">
          <text:p/>
        </draw:line>
        <draw:line draw:style-name="gr183" draw:text-style-name="P5" draw:layer="layout" svg:x1="5.614cm" svg:y1="17.403cm" svg:x2="5.821cm" svg:y2="17.403cm">
          <text:p/>
        </draw:line>
        <draw:line draw:style-name="gr183" draw:text-style-name="P5" draw:layer="layout" svg:x1="5.614cm" svg:y1="16.812cm" svg:x2="5.821cm" svg:y2="16.812cm">
          <text:p/>
        </draw:line>
        <draw:line draw:style-name="gr183" draw:text-style-name="P5" draw:layer="layout" svg:x1="5.614cm" svg:y1="17.468cm" svg:x2="5.821cm" svg:y2="17.468cm">
          <text:p/>
        </draw:line>
        <draw:line draw:style-name="gr183" draw:text-style-name="P5" draw:layer="layout" svg:x1="5.614cm" svg:y1="16.877cm" svg:x2="5.821cm" svg:y2="16.877cm">
          <text:p/>
        </draw:line>
        <draw:line draw:style-name="gr183" draw:text-style-name="P5" draw:layer="layout" svg:x1="5.614cm" svg:y1="17.534cm" svg:x2="5.821cm" svg:y2="17.534cm">
          <text:p/>
        </draw:line>
        <draw:line draw:style-name="gr183" draw:text-style-name="P5" draw:layer="layout" svg:x1="5.614cm" svg:y1="16.942cm" svg:x2="5.821cm" svg:y2="16.942cm">
          <text:p/>
        </draw:line>
        <draw:line draw:style-name="gr183" draw:text-style-name="P5" draw:layer="layout" svg:x1="5.614cm" svg:y1="17.599cm" svg:x2="5.821cm" svg:y2="17.599cm">
          <text:p/>
        </draw:line>
        <draw:line draw:style-name="gr183" draw:text-style-name="P5" draw:layer="layout" svg:x1="5.614cm" svg:y1="17.007cm" svg:x2="5.821cm" svg:y2="17.007cm">
          <text:p/>
        </draw:line>
        <draw:line draw:style-name="gr183" draw:text-style-name="P5" draw:layer="layout" svg:x1="5.614cm" svg:y1="17.664cm" svg:x2="5.821cm" svg:y2="17.664cm">
          <text:p/>
        </draw:line>
        <draw:line draw:style-name="gr183" draw:text-style-name="P5" draw:layer="layout" svg:x1="5.614cm" svg:y1="17.072cm" svg:x2="5.821cm" svg:y2="17.072cm">
          <text:p/>
        </draw:line>
        <draw:line draw:style-name="gr183" draw:text-style-name="P5" draw:layer="layout" svg:x1="5.614cm" svg:y1="17.729cm" svg:x2="5.821cm" svg:y2="17.729cm">
          <text:p/>
        </draw:line>
        <draw:line draw:style-name="gr183" draw:text-style-name="P5" draw:layer="layout" svg:x1="5.614cm" svg:y1="17.137cm" svg:x2="5.821cm" svg:y2="17.137cm">
          <text:p/>
        </draw:line>
        <draw:line draw:style-name="gr183" draw:text-style-name="P5" draw:layer="layout" svg:x1="5.614cm" svg:y1="17.794cm" svg:x2="5.821cm" svg:y2="17.794cm">
          <text:p/>
        </draw:line>
        <draw:line draw:style-name="gr183" draw:text-style-name="P5" draw:layer="layout" svg:x1="5.614cm" svg:y1="17.202cm" svg:x2="5.821cm" svg:y2="17.202cm">
          <text:p/>
        </draw:line>
        <draw:line draw:style-name="gr183" draw:text-style-name="P5" draw:layer="layout" svg:x1="5.614cm" svg:y1="17.859cm" svg:x2="5.821cm" svg:y2="17.859cm">
          <text:p/>
        </draw:line>
        <draw:path draw:style-name="gr6" draw:text-style-name="P7" draw:layer="layout" svg:width="0.11cm" svg:height="0.076cm" svg:x="5.043cm" svg:y="3.478cm" svg:viewBox="0 0 111 77" svg:d="M0 0h9l11 12c27 31 41 46 58 46 11 0 21-7 21-25 0-11-5-20-9-25l10-5c7 8 11 20 11 33 0 27-16 38-31 38-21 0-37-16-59-42l-8-10h-1v55h-12z">
          <text:p/>
        </draw:path>
        <draw:path draw:style-name="gr6" draw:text-style-name="P7" draw:layer="layout" svg:width="0.112cm" svg:height="0.075cm" svg:x="5.041cm" svg:y="4.131cm" svg:viewBox="0 0 113 76" svg:d="M20 4c-3 5-7 16-7 27 0 22 12 28 21 28 15 0 22-16 22-32v-9h11v9c0 12 5 28 18 28 9 0 16-7 16-22 0-10-3-19-7-24l11-5c4 7 8 19 8 32 0 24-12 35-26 35-11 0-20-7-25-23-3 16-13 28-28 28-18 0-34-15-34-45 0-13 4-25 8-31z">
          <text:p/>
        </draw:path>
        <draw:path draw:style-name="gr6" draw:text-style-name="P7" draw:layer="layout" svg:width="0.108cm" svg:height="0.087cm" svg:x="5.043cm" svg:y="4.78cm" svg:viewBox="0 0 109 88" svg:d="M41 56h36c6 0 13 0 18 1v-1c-6-3-12-6-17-11l-37-29zM0 56h30v-56h9l70 54v18h-68v16h-11v-16h-30z">
          <text:p/>
        </draw:path>
        <draw:path draw:style-name="gr6" draw:text-style-name="P7" draw:layer="layout" svg:width="0.11cm" svg:height="0.076cm" svg:x="5.041cm" svg:y="5.438cm" svg:viewBox="0 0 111 77" svg:d="M99 73v-45l-29-5c1 3 1 5 1 10 0 9-2 18-6 26-5 9-14 18-28 18-21 0-37-20-37-46 0-13 4-24 7-31l11 5c-3 5-6 15-6 26 0 15 9 28 24 28 14 0 24-10 24-34 0-7-1-12-2-17l53 8v57z">
          <text:p/>
        </draw:path>
        <draw:path draw:style-name="gr6" draw:text-style-name="P7" draw:layer="layout" svg:width="0.112cm" svg:height="0.082cm" svg:x="5.041cm" svg:y="6.091cm" svg:viewBox="0 0 113 83" svg:d="M13 43c0 14 10 23 26 23 15 0 24-9 24-24 0-10-5-19-13-23-2-3-4-3-6-3-18 0-31 10-31 27zM101 71c0-3 0-7-1-12-3-26-20-39-38-43v1c7 7 12 16 12 30 0 21-13 36-35 36-19 0-39-15-39-40 0-27 19-43 47-43 22 0 39 8 49 21 9 10 15 23 16 38 1 5 1 9 1 12z">
          <text:p/>
        </draw:path>
        <draw:polygon draw:style-name="gr6" draw:text-style-name="P7" draw:layer="layout" svg:width="0.108cm" svg:height="0.075cm" svg:x="5.043cm" svg:y="6.749cm" svg:viewBox="0 0 109 76" draw:points="109,76 100,76 0,23 0,6 97,59 97,0 109,0">
          <text:p/>
        </draw:polygon>
        <draw:path draw:style-name="gr6" draw:text-style-name="P7" draw:layer="layout" svg:width="0.112cm" svg:height="0.082cm" svg:x="5.041cm" svg:y="7.399cm" svg:viewBox="0 0 113 83" svg:d="M85 21c-10 0-16 9-20 23 4 10 10 18 20 18 9 0 18-6 18-21 0-13-8-20-18-20zM31 65c13 0 20-10 24-26-4-14-12-22-22-22-11 0-21 9-21 24s8 24 19 24zM60 24c6-13 15-19 24-19 18 0 29 16 29 37 0 24-13 35-26 35-10 0-19-5-26-19-6 14-15 25-28 25-19 0-33-19-33-42 0-25 15-41 31-41 13 0 23 10 29 25z">
          <text:p/>
        </draw:path>
        <draw:path draw:style-name="gr6" draw:text-style-name="P7" draw:layer="layout" svg:width="0.112cm" svg:height="0.081cm" svg:x="5.041cm" svg:y="8.053cm" svg:viewBox="0 0 113 82" svg:d="M102 40c0-14-11-24-26-24-14 0-23 9-23 23 0 11 5 20 11 24 1 1 3 1 5 1 19 0 33-7 33-24zM13 10c0 4 0 8 1 13 1 10 5 19 10 26 7 7 16 13 29 15-7-7-11-16-11-28 0-22 14-36 33-36 20 0 38 17 38 41 0 25-18 41-45 41-24 0-41-9-51-22-9-9-14-22-16-35-1-6-1-11-1-15z">
          <text:p/>
        </draw:path>
        <draw:polygon draw:style-name="gr6" draw:text-style-name="P7" draw:layer="layout" svg:width="0.108cm" svg:height="0.04cm" svg:x="5.043cm" svg:y="8.671cm" svg:viewBox="0 0 109 41" draw:points="96,25 96,24 85,3 97,0 109,27 109,41 0,41 0,25">
          <text:p/>
        </draw:polygon>
        <draw:path draw:style-name="gr6" draw:text-style-name="P7" draw:layer="layout" svg:width="0.112cm" svg:height="0.081cm" svg:x="5.041cm" svg:y="8.754cm" svg:viewBox="0 0 113 82" svg:d="M57 16c-28 0-44 9-44 25 0 17 17 25 45 25 26 0 44-8 44-25 0-15-16-25-45-25zM58 82c-36 0-58-15-58-42 0-24 21-40 57-40s56 17 56 42-20 40-55 40z">
          <text:p/>
        </draw:path>
        <draw:polygon draw:style-name="gr6" draw:text-style-name="P7" draw:layer="layout" svg:width="0.108cm" svg:height="0.04cm" svg:x="5.043cm" svg:y="9.325cm" svg:viewBox="0 0 109 41" draw:points="96,26 96,25 85,3 97,0 109,27 109,41 0,41 0,26">
          <text:p/>
        </draw:polygon>
        <draw:polygon draw:style-name="gr6" draw:text-style-name="P7" draw:layer="layout" svg:width="0.108cm" svg:height="0.04cm" svg:x="5.043cm" svg:y="9.42cm" svg:viewBox="0 0 109 41" draw:points="96,24 85,3 97,0 109,26 109,41 0,41 0,24">
          <text:p/>
        </draw:polygon>
        <draw:polygon draw:style-name="gr6" draw:text-style-name="P7" draw:layer="layout" svg:width="0.108cm" svg:height="0.04cm" svg:x="5.043cm" svg:y="9.979cm" svg:viewBox="0 0 109 41" draw:points="96,25 85,4 97,0 109,27 109,41 0,41 0,25">
          <text:p/>
        </draw:polygon>
        <draw:path draw:style-name="gr6" draw:text-style-name="P7" draw:layer="layout" svg:width="0.11cm" svg:height="0.076cm" svg:x="5.043cm" svg:y="10.063cm" svg:viewBox="0 0 111 77" svg:d="M0 0h9l11 13c27 31 41 45 58 45 11 0 21-6 21-24 0-11-5-20-9-25l10-6c7 9 11 21 11 35 0 25-16 36-31 36-21 0-37-16-59-41l-8-10h-1v54h-12z">
          <text:p/>
        </draw:path>
        <draw:polygon draw:style-name="gr6" draw:text-style-name="P7" draw:layer="layout" svg:width="0.108cm" svg:height="0.04cm" svg:x="5.043cm" svg:y="10.633cm" svg:viewBox="0 0 109 41" draw:points="96,24 85,3 97,0 109,26 109,41 0,41 0,24">
          <text:p/>
        </draw:polygon>
        <draw:path draw:style-name="gr6" draw:text-style-name="P7" draw:layer="layout" svg:width="0.112cm" svg:height="0.075cm" svg:x="5.041cm" svg:y="10.716cm" svg:viewBox="0 0 113 76" svg:d="M20 4c-3 5-7 16-7 27 0 22 12 28 21 28 15 0 22-16 22-32v-9h11v9c0 12 5 28 18 28 9 0 16-7 16-22 0-10-3-19-7-24l11-4c4 6 8 18 8 31 0 24-12 35-26 35-11 0-20-7-25-23-3 16-13 28-28 28-18 0-34-15-34-45 0-13 4-25 8-31z">
          <text:p/>
        </draw:path>
        <draw:polygon draw:style-name="gr6" draw:text-style-name="P7" draw:layer="layout" svg:width="0.108cm" svg:height="0.041cm" svg:x="5.043cm" svg:y="11.286cm" svg:viewBox="0 0 109 42" draw:points="96,26 96,25 85,4 97,0 109,28 109,42 0,42 0,26">
          <text:p/>
        </draw:polygon>
        <draw:path draw:style-name="gr6" draw:text-style-name="P7" draw:layer="layout" svg:width="0.108cm" svg:height="0.088cm" svg:x="5.043cm" svg:y="11.365cm" svg:viewBox="0 0 109 89" svg:d="M41 55h36c6 0 13 1 18 1v-1c-6-3-12-6-17-10l-37-29zM0 55h30v-55h9l70 53v18h-68v18h-11v-18h-30z">
          <text:p/>
        </draw:path>
        <draw:polygon draw:style-name="gr6" draw:text-style-name="P7" draw:layer="layout" svg:width="0.108cm" svg:height="0.04cm" svg:x="5.043cm" svg:y="11.94cm" svg:viewBox="0 0 109 41" draw:points="96,26 96,25 85,4 97,0 109,27 109,41 0,41 0,26">
          <text:p/>
        </draw:polygon>
        <draw:path draw:style-name="gr6" draw:text-style-name="P7" draw:layer="layout" svg:width="0.11cm" svg:height="0.075cm" svg:x="5.041cm" svg:y="12.023cm" svg:viewBox="0 0 111 76" svg:d="M99 74v-46l-29-5c1 3 1 6 1 10 0 9-2 18-6 26-5 9-14 17-28 17-21 0-37-19-37-45 0-13 4-24 7-31l11 6c-3 5-6 14-6 25 0 15 9 29 24 29 14-1 24-11 24-35 0-7-1-12-2-17l53 8v58z">
          <text:p/>
        </draw:path>
        <draw:polygon draw:style-name="gr6" draw:text-style-name="P7" draw:layer="layout" svg:width="0.108cm" svg:height="0.04cm" svg:x="5.043cm" svg:y="12.594cm" svg:viewBox="0 0 109 41" draw:points="96,24 85,3 97,0 109,26 109,41 0,41 0,24">
          <text:p/>
        </draw:polygon>
        <draw:path draw:style-name="gr6" draw:text-style-name="P7" draw:layer="layout" svg:width="0.112cm" svg:height="0.082cm" svg:x="5.041cm" svg:y="12.676cm" svg:viewBox="0 0 113 83" svg:d="M13 42c0 14 10 24 26 24 15 0 24-10 24-25 0-10-5-19-13-23-2-1-4-2-6-2-18 0-31 9-31 26zM101 70c0-3 0-7-1-12-3-25-20-39-38-42v1c7 6 12 16 12 29 0 21-13 37-35 37-19 0-39-16-39-41s19-42 47-42c22 0 39 8 49 20 9 10 15 23 16 38 1 5 1 9 1 12z">
          <text:p/>
        </draw:path>
        <draw:polygon draw:style-name="gr6" draw:text-style-name="P7" draw:layer="layout" svg:width="0.108cm" svg:height="0.04cm" svg:x="5.043cm" svg:y="13.248cm" svg:viewBox="0 0 109 41" draw:points="96,25 85,3 97,0 109,27 109,41 0,41 0,25">
          <text:p/>
        </draw:polygon>
        <draw:polygon draw:style-name="gr6" draw:text-style-name="P7" draw:layer="layout" svg:width="0.108cm" svg:height="0.075cm" svg:x="5.043cm" svg:y="13.334cm" svg:viewBox="0 0 109 76" draw:points="109,76 100,76 0,23 0,6 97,59 97,0 109,0">
          <text:p/>
        </draw:polygon>
        <draw:polygon draw:style-name="gr6" draw:text-style-name="P7" draw:layer="layout" svg:width="0.108cm" svg:height="0.04cm" svg:x="5.043cm" svg:y="13.902cm" svg:viewBox="0 0 109 41" draw:points="96,24 85,3 97,0 109,26 109,41 0,41 0,24">
          <text:p/>
        </draw:polygon>
        <draw:path draw:style-name="gr6" draw:text-style-name="P7" draw:layer="layout" svg:width="0.112cm" svg:height="0.081cm" svg:x="5.041cm" svg:y="13.984cm" svg:viewBox="0 0 113 82" svg:d="M85 20c-10 0-16 9-20 23 4 10 10 19 20 19 9 0 18-7 18-21s-8-21-18-21zM31 65c13 0 20-11 24-27-4-14-12-22-22-22-11 0-21 9-21 24s8 25 19 25zM60 23c6-13 15-19 24-19 18 0 29 17 29 38 0 24-13 35-26 35-10 0-19-5-26-19-6 15-15 24-28 24-19 0-33-18-33-42 0-25 15-40 31-40 13 0 23 9 29 24z">
          <text:p/>
        </draw:path>
        <draw:polygon draw:style-name="gr6" draw:text-style-name="P7" draw:layer="layout" svg:width="0.108cm" svg:height="0.04cm" svg:x="5.043cm" svg:y="14.555cm" svg:viewBox="0 0 109 41" draw:points="96,25 96,24 85,3 97,0 109,28 109,41 0,41 0,25">
          <text:p/>
        </draw:polygon>
        <draw:path draw:style-name="gr6" draw:text-style-name="P7" draw:layer="layout" svg:width="0.112cm" svg:height="0.081cm" svg:x="5.041cm" svg:y="14.638cm" svg:viewBox="0 0 113 82" svg:d="M102 40c0-14-11-24-26-24-14 0-23 9-23 24 0 11 5 20 11 24 1 1 3 2 5 2 19 0 33-8 33-26zM13 11c0 3 0 7 1 13 1 9 5 19 10 26 7 8 16 13 29 16v-1c-7-7-11-16-11-29 0-22 14-36 33-36 20 0 38 17 38 41 0 26-18 41-45 41-24 0-41-9-51-21-9-9-14-23-16-36-1-5-1-11-1-14z">
          <text:p/>
        </draw:path>
        <draw:path draw:style-name="gr6" draw:text-style-name="P7" draw:layer="layout" svg:width="0.11cm" svg:height="0.077cm" svg:x="5.043cm" svg:y="15.198cm" svg:viewBox="0 0 111 78" svg:d="M0 0h9l11 13c27 32 41 45 58 46 11 0 21-6 21-25 0-11-5-20-9-26l10-5c7 9 11 20 11 34 0 27-16 38-31 38-21 0-37-16-59-42l-8-10h-1v55h-12z">
          <text:p/>
        </draw:path>
        <draw:path draw:style-name="gr6" draw:text-style-name="P7" draw:layer="layout" svg:width="0.112cm" svg:height="0.082cm" svg:x="5.041cm" svg:y="15.291cm" svg:viewBox="0 0 113 83" svg:d="M57 16c-28 0-44 10-44 25 0 16 17 25 45 25 26 0 44-8 44-25 0-14-16-25-45-25zM58 83c-36 0-58-16-58-43 0-24 21-39 57-40 36 0 56 18 56 42 0 26-20 41-55 41z">
          <text:p/>
        </draw:path>
        <draw:path draw:style-name="gr6" draw:text-style-name="P7" draw:layer="layout" svg:width="0.11cm" svg:height="0.077cm" svg:x="5.043cm" svg:y="15.852cm" svg:viewBox="0 0 111 78" svg:d="M0 0h9l11 13c27 30 41 44 58 44 11 0 21-6 21-23 0-11-5-20-9-26l10-5c7 8 11 20 11 34 0 26-16 38-31 38-21 0-37-17-59-43l-8-9h-1v55h-12z">
          <text:p/>
        </draw:path>
        <draw:polygon draw:style-name="gr6" draw:text-style-name="P7" draw:layer="layout" svg:width="0.108cm" svg:height="0.04cm" svg:x="5.043cm" svg:y="15.958cm" svg:viewBox="0 0 109 41" draw:points="96,25 85,3 97,0 109,27 109,41 0,41 0,25">
          <text:p/>
        </draw:polygon>
        <draw:path draw:style-name="gr6" draw:text-style-name="P7" draw:layer="layout" svg:width="0.11cm" svg:height="0.076cm" svg:x="5.043cm" svg:y="16.506cm" svg:viewBox="0 0 111 77" svg:d="M0 0h9l11 13c27 31 41 45 58 45 11 0 21-6 21-24 0-12-5-21-9-26l10-5c7 8 11 20 11 35 0 26-16 36-31 36-21 0-37-16-59-41l-8-11h-1v55h-12z">
          <text:p/>
        </draw:path>
        <draw:path draw:style-name="gr6" draw:text-style-name="P7" draw:layer="layout" svg:width="0.11cm" svg:height="0.077cm" svg:x="5.043cm" svg:y="16.6cm" svg:viewBox="0 0 111 78" svg:d="M0 0h9l11 14c27 31 41 45 58 45 11 0 21-6 21-24 0-11-5-20-9-25l10-7c7 10 11 22 11 35 0 26-16 37-31 37-21 0-37-16-59-41l-8-10h-1v54h-12z">
          <text:p/>
        </draw:path>
        <draw:path draw:style-name="gr6" draw:text-style-name="P7" draw:layer="layout" svg:width="0.11cm" svg:height="0.076cm" svg:x="5.043cm" svg:y="17.16cm" svg:viewBox="0 0 111 77" svg:d="M0 0h9l11 12c27 31 41 46 58 46 11 0 21-7 21-25 0-11-5-20-9-25l10-5c7 8 11 20 11 33 0 27-16 38-31 38-21 0-37-16-59-42l-8-10h-1v55h-12z">
          <text:p/>
        </draw:path>
        <draw:path draw:style-name="gr6" draw:text-style-name="P7" draw:layer="layout" svg:width="0.112cm" svg:height="0.075cm" svg:x="5.041cm" svg:y="17.254cm" svg:viewBox="0 0 113 76" svg:d="M20 4c-3 5-7 15-7 28 0 21 12 27 21 27 15 0 22-16 22-31v-10h11v10c0 12 5 27 18 27 9 0 16-7 16-21 0-11-3-20-7-25l11-5c4 7 8 19 8 33 0 23-12 34-26 34-11 0-20-7-25-22-3 15-13 27-28 27-18 0-34-15-34-44 0-15 4-26 8-32z">
          <text:p/>
        </draw:path>
        <draw:path draw:style-name="gr6" draw:text-style-name="P7" draw:layer="layout" svg:width="0.11cm" svg:height="0.076cm" svg:x="5.043cm" svg:y="18.495cm" svg:viewBox="0 0 111 77" svg:d="M0 0h9l11 13c27 31 41 45 58 45 11 0 21-6 21-24 0-11-5-20-9-26l10-5c7 8 11 21 11 34 0 26-16 37-31 37-21 0-37-16-59-41l-8-10h-1v54h-12z">
          <text:p/>
        </draw:path>
        <draw:path draw:style-name="gr6" draw:text-style-name="P7" draw:layer="layout" svg:width="0.11cm" svg:height="0.077cm" svg:x="5.043cm" svg:y="17.813cm" svg:viewBox="0 0 111 78" svg:d="M0 0h9l11 14c27 31 41 45 58 45 11 0 21-6 21-24 0-11-5-20-9-27l10-5c7 10 11 21 11 35 0 26-16 37-31 37-21 0-37-16-59-41l-8-10h-1v54h-12z">
          <text:p/>
        </draw:path>
        <draw:path draw:style-name="gr6" draw:text-style-name="P7" draw:layer="layout" svg:width="0.108cm" svg:height="0.088cm" svg:x="5.043cm" svg:y="17.902cm" svg:viewBox="0 0 109 89" svg:d="M41 56h36c6 0 13 0 18 1v-1c-6-3-12-6-17-10l-37-29zM0 56h30v-56h9l70 54v18h-68v17h-11v-17h-30z">
          <text:p/>
        </draw:path>
        <draw:line draw:style-name="gr183" draw:text-style-name="P5" draw:layer="layout" svg:x1="5.614cm" svg:y1="2.95cm" svg:x2="5.496cm" svg:y2="2.95cm">
          <text:p/>
        </draw:line>
        <draw:line draw:style-name="gr183" draw:text-style-name="P5" draw:layer="layout" svg:x1="5.614cm" svg:y1="3.016cm" svg:x2="5.496cm" svg:y2="3.016cm">
          <text:p/>
        </draw:line>
        <draw:line draw:style-name="gr183" draw:text-style-name="P5" draw:layer="layout" svg:x1="5.614cm" svg:y1="3.081cm" svg:x2="5.496cm" svg:y2="3.081cm">
          <text:p/>
        </draw:line>
        <draw:line draw:style-name="gr183" draw:text-style-name="P5" draw:layer="layout" svg:x1="5.614cm" svg:y1="3.147cm" svg:x2="5.496cm" svg:y2="3.147cm">
          <text:p/>
        </draw:line>
        <draw:line draw:style-name="gr183" draw:text-style-name="P5" draw:layer="layout" svg:x1="5.614cm" svg:y1="3.212cm" svg:x2="5.496cm" svg:y2="3.212cm">
          <text:p/>
        </draw:line>
        <draw:line draw:style-name="gr183" draw:text-style-name="P5" draw:layer="layout" svg:x1="5.614cm" svg:y1="3.278cm" svg:x2="5.496cm" svg:y2="3.278cm">
          <text:p/>
        </draw:line>
        <draw:line draw:style-name="gr183" draw:text-style-name="P5" draw:layer="layout" svg:x1="5.614cm" svg:y1="3.343cm" svg:x2="5.496cm" svg:y2="3.343cm">
          <text:p/>
        </draw:line>
        <draw:line draw:style-name="gr183" draw:text-style-name="P5" draw:layer="layout" svg:x1="5.614cm" svg:y1="3.409cm" svg:x2="5.496cm" svg:y2="3.409cm">
          <text:p/>
        </draw:line>
        <draw:line draw:style-name="gr183" draw:text-style-name="P5" draw:layer="layout" svg:x1="5.614cm" svg:y1="3.474cm" svg:x2="5.496cm" svg:y2="3.474cm">
          <text:p/>
        </draw:line>
        <draw:line draw:style-name="gr183" draw:text-style-name="P5" draw:layer="layout" svg:x1="5.614cm" svg:y1="3.605cm" svg:x2="5.496cm" svg:y2="3.605cm">
          <text:p/>
        </draw:line>
        <draw:line draw:style-name="gr183" draw:text-style-name="P5" draw:layer="layout" svg:x1="5.614cm" svg:y1="3.671cm" svg:x2="5.496cm" svg:y2="3.671cm">
          <text:p/>
        </draw:line>
        <draw:line draw:style-name="gr183" draw:text-style-name="P5" draw:layer="layout" svg:x1="5.614cm" svg:y1="3.736cm" svg:x2="5.496cm" svg:y2="3.736cm">
          <text:p/>
        </draw:line>
        <draw:line draw:style-name="gr183" draw:text-style-name="P5" draw:layer="layout" svg:x1="5.614cm" svg:y1="3.802cm" svg:x2="5.496cm" svg:y2="3.802cm">
          <text:p/>
        </draw:line>
        <draw:line draw:style-name="gr183" draw:text-style-name="P5" draw:layer="layout" svg:x1="5.614cm" svg:y1="3.867cm" svg:x2="5.496cm" svg:y2="3.867cm">
          <text:p/>
        </draw:line>
        <draw:line draw:style-name="gr183" draw:text-style-name="P5" draw:layer="layout" svg:x1="5.614cm" svg:y1="3.933cm" svg:x2="5.496cm" svg:y2="3.933cm">
          <text:p/>
        </draw:line>
        <draw:line draw:style-name="gr183" draw:text-style-name="P5" draw:layer="layout" svg:x1="5.614cm" svg:y1="3.998cm" svg:x2="5.496cm" svg:y2="3.998cm">
          <text:p/>
        </draw:line>
        <draw:line draw:style-name="gr183" draw:text-style-name="P5" draw:layer="layout" svg:x1="5.614cm" svg:y1="4.064cm" svg:x2="5.496cm" svg:y2="4.064cm">
          <text:p/>
        </draw:line>
        <draw:line draw:style-name="gr183" draw:text-style-name="P5" draw:layer="layout" svg:x1="5.614cm" svg:y1="4.129cm" svg:x2="5.496cm" svg:y2="4.129cm">
          <text:p/>
        </draw:line>
        <draw:line draw:style-name="gr183" draw:text-style-name="P5" draw:layer="layout" svg:x1="5.614cm" svg:y1="4.259cm" svg:x2="5.496cm" svg:y2="4.259cm">
          <text:p/>
        </draw:line>
        <draw:line draw:style-name="gr183" draw:text-style-name="P5" draw:layer="layout" svg:x1="5.614cm" svg:y1="4.325cm" svg:x2="5.496cm" svg:y2="4.325cm">
          <text:p/>
        </draw:line>
        <draw:line draw:style-name="gr183" draw:text-style-name="P5" draw:layer="layout" svg:x1="5.614cm" svg:y1="4.39cm" svg:x2="5.496cm" svg:y2="4.39cm">
          <text:p/>
        </draw:line>
        <draw:line draw:style-name="gr183" draw:text-style-name="P5" draw:layer="layout" svg:x1="5.614cm" svg:y1="4.456cm" svg:x2="5.496cm" svg:y2="4.456cm">
          <text:p/>
        </draw:line>
        <draw:line draw:style-name="gr183" draw:text-style-name="P5" draw:layer="layout" svg:x1="5.614cm" svg:y1="4.521cm" svg:x2="5.496cm" svg:y2="4.521cm">
          <text:p/>
        </draw:line>
        <draw:line draw:style-name="gr183" draw:text-style-name="P5" draw:layer="layout" svg:x1="5.614cm" svg:y1="4.587cm" svg:x2="5.496cm" svg:y2="4.587cm">
          <text:p/>
        </draw:line>
        <draw:line draw:style-name="gr183" draw:text-style-name="P5" draw:layer="layout" svg:x1="5.614cm" svg:y1="4.652cm" svg:x2="5.496cm" svg:y2="4.652cm">
          <text:p/>
        </draw:line>
        <draw:line draw:style-name="gr183" draw:text-style-name="P5" draw:layer="layout" svg:x1="5.614cm" svg:y1="4.718cm" svg:x2="5.496cm" svg:y2="4.718cm">
          <text:p/>
        </draw:line>
        <draw:line draw:style-name="gr183" draw:text-style-name="P5" draw:layer="layout" svg:x1="5.614cm" svg:y1="4.783cm" svg:x2="5.496cm" svg:y2="4.783cm">
          <text:p/>
        </draw:line>
        <draw:line draw:style-name="gr183" draw:text-style-name="P5" draw:layer="layout" svg:x1="5.614cm" svg:y1="4.913cm" svg:x2="5.496cm" svg:y2="4.913cm">
          <text:p/>
        </draw:line>
        <draw:line draw:style-name="gr183" draw:text-style-name="P5" draw:layer="layout" svg:x1="5.614cm" svg:y1="4.978cm" svg:x2="5.496cm" svg:y2="4.978cm">
          <text:p/>
        </draw:line>
        <draw:line draw:style-name="gr183" draw:text-style-name="P5" draw:layer="layout" svg:x1="5.614cm" svg:y1="5.044cm" svg:x2="5.496cm" svg:y2="5.044cm">
          <text:p/>
        </draw:line>
        <draw:line draw:style-name="gr183" draw:text-style-name="P5" draw:layer="layout" svg:x1="5.614cm" svg:y1="5.109cm" svg:x2="5.496cm" svg:y2="5.109cm">
          <text:p/>
        </draw:line>
        <draw:line draw:style-name="gr183" draw:text-style-name="P5" draw:layer="layout" svg:x1="5.614cm" svg:y1="5.175cm" svg:x2="5.496cm" svg:y2="5.175cm">
          <text:p/>
        </draw:line>
        <draw:line draw:style-name="gr183" draw:text-style-name="P5" draw:layer="layout" svg:x1="5.614cm" svg:y1="5.24cm" svg:x2="5.496cm" svg:y2="5.24cm">
          <text:p/>
        </draw:line>
        <draw:line draw:style-name="gr183" draw:text-style-name="P5" draw:layer="layout" svg:x1="5.614cm" svg:y1="5.306cm" svg:x2="5.496cm" svg:y2="5.306cm">
          <text:p/>
        </draw:line>
        <draw:line draw:style-name="gr183" draw:text-style-name="P5" draw:layer="layout" svg:x1="5.614cm" svg:y1="5.371cm" svg:x2="5.496cm" svg:y2="5.371cm">
          <text:p/>
        </draw:line>
        <draw:line draw:style-name="gr183" draw:text-style-name="P5" draw:layer="layout" svg:x1="5.614cm" svg:y1="5.437cm" svg:x2="5.496cm" svg:y2="5.437cm">
          <text:p/>
        </draw:line>
        <draw:line draw:style-name="gr183" draw:text-style-name="P5" draw:layer="layout" svg:x1="5.614cm" svg:y1="5.565cm" svg:x2="5.496cm" svg:y2="5.565cm">
          <text:p/>
        </draw:line>
        <draw:line draw:style-name="gr183" draw:text-style-name="P5" draw:layer="layout" svg:x1="5.614cm" svg:y1="5.631cm" svg:x2="5.496cm" svg:y2="5.631cm">
          <text:p/>
        </draw:line>
        <draw:line draw:style-name="gr183" draw:text-style-name="P5" draw:layer="layout" svg:x1="5.614cm" svg:y1="5.696cm" svg:x2="5.496cm" svg:y2="5.696cm">
          <text:p/>
        </draw:line>
        <draw:line draw:style-name="gr183" draw:text-style-name="P5" draw:layer="layout" svg:x1="5.614cm" svg:y1="5.762cm" svg:x2="5.496cm" svg:y2="5.762cm">
          <text:p/>
        </draw:line>
        <draw:line draw:style-name="gr183" draw:text-style-name="P5" draw:layer="layout" svg:x1="5.614cm" svg:y1="5.827cm" svg:x2="5.496cm" svg:y2="5.827cm">
          <text:p/>
        </draw:line>
        <draw:line draw:style-name="gr183" draw:text-style-name="P5" draw:layer="layout" svg:x1="5.614cm" svg:y1="5.893cm" svg:x2="5.496cm" svg:y2="5.893cm">
          <text:p/>
        </draw:line>
        <draw:line draw:style-name="gr183" draw:text-style-name="P5" draw:layer="layout" svg:x1="5.614cm" svg:y1="5.958cm" svg:x2="5.496cm" svg:y2="5.958cm">
          <text:p/>
        </draw:line>
        <draw:line draw:style-name="gr183" draw:text-style-name="P5" draw:layer="layout" svg:x1="5.614cm" svg:y1="6.024cm" svg:x2="5.496cm" svg:y2="6.024cm">
          <text:p/>
        </draw:line>
        <draw:line draw:style-name="gr183" draw:text-style-name="P5" draw:layer="layout" svg:x1="5.614cm" svg:y1="6.089cm" svg:x2="5.496cm" svg:y2="6.089cm">
          <text:p/>
        </draw:line>
        <draw:line draw:style-name="gr183" draw:text-style-name="P5" draw:layer="layout" svg:x1="5.614cm" svg:y1="6.219cm" svg:x2="5.496cm" svg:y2="6.219cm">
          <text:p/>
        </draw:line>
        <draw:line draw:style-name="gr183" draw:text-style-name="P5" draw:layer="layout" svg:x1="5.614cm" svg:y1="6.285cm" svg:x2="5.496cm" svg:y2="6.285cm">
          <text:p/>
        </draw:line>
        <draw:line draw:style-name="gr183" draw:text-style-name="P5" draw:layer="layout" svg:x1="5.614cm" svg:y1="6.35cm" svg:x2="5.496cm" svg:y2="6.35cm">
          <text:p/>
        </draw:line>
        <draw:line draw:style-name="gr183" draw:text-style-name="P5" draw:layer="layout" svg:x1="5.614cm" svg:y1="6.416cm" svg:x2="5.496cm" svg:y2="6.416cm">
          <text:p/>
        </draw:line>
        <draw:line draw:style-name="gr183" draw:text-style-name="P5" draw:layer="layout" svg:x1="5.614cm" svg:y1="6.481cm" svg:x2="5.496cm" svg:y2="6.481cm">
          <text:p/>
        </draw:line>
        <draw:line draw:style-name="gr183" draw:text-style-name="P5" draw:layer="layout" svg:x1="5.614cm" svg:y1="6.547cm" svg:x2="5.496cm" svg:y2="6.547cm">
          <text:p/>
        </draw:line>
        <draw:line draw:style-name="gr183" draw:text-style-name="P5" draw:layer="layout" svg:x1="5.614cm" svg:y1="6.612cm" svg:x2="5.496cm" svg:y2="6.612cm">
          <text:p/>
        </draw:line>
        <draw:line draw:style-name="gr183" draw:text-style-name="P5" draw:layer="layout" svg:x1="5.614cm" svg:y1="6.678cm" svg:x2="5.496cm" svg:y2="6.678cm">
          <text:p/>
        </draw:line>
        <draw:line draw:style-name="gr183" draw:text-style-name="P5" draw:layer="layout" svg:x1="5.614cm" svg:y1="6.743cm" svg:x2="5.496cm" svg:y2="6.743cm">
          <text:p/>
        </draw:line>
        <draw:line draw:style-name="gr183" draw:text-style-name="P5" draw:layer="layout" svg:x1="5.614cm" svg:y1="6.873cm" svg:x2="5.496cm" svg:y2="6.873cm">
          <text:p/>
        </draw:line>
        <draw:line draw:style-name="gr183" draw:text-style-name="P5" draw:layer="layout" svg:x1="5.614cm" svg:y1="6.939cm" svg:x2="5.496cm" svg:y2="6.939cm">
          <text:p/>
        </draw:line>
        <draw:line draw:style-name="gr183" draw:text-style-name="P5" draw:layer="layout" svg:x1="5.614cm" svg:y1="7.004cm" svg:x2="5.496cm" svg:y2="7.004cm">
          <text:p/>
        </draw:line>
        <draw:line draw:style-name="gr183" draw:text-style-name="P5" draw:layer="layout" svg:x1="5.614cm" svg:y1="7.07cm" svg:x2="5.496cm" svg:y2="7.07cm">
          <text:p/>
        </draw:line>
        <draw:line draw:style-name="gr183" draw:text-style-name="P5" draw:layer="layout" svg:x1="5.614cm" svg:y1="7.135cm" svg:x2="5.496cm" svg:y2="7.135cm">
          <text:p/>
        </draw:line>
        <draw:line draw:style-name="gr183" draw:text-style-name="P5" draw:layer="layout" svg:x1="5.614cm" svg:y1="7.201cm" svg:x2="5.496cm" svg:y2="7.201cm">
          <text:p/>
        </draw:line>
        <draw:line draw:style-name="gr183" draw:text-style-name="P5" draw:layer="layout" svg:x1="5.614cm" svg:y1="7.266cm" svg:x2="5.496cm" svg:y2="7.266cm">
          <text:p/>
        </draw:line>
        <draw:line draw:style-name="gr183" draw:text-style-name="P5" draw:layer="layout" svg:x1="5.614cm" svg:y1="7.332cm" svg:x2="5.496cm" svg:y2="7.332cm">
          <text:p/>
        </draw:line>
        <draw:line draw:style-name="gr183" draw:text-style-name="P5" draw:layer="layout" svg:x1="5.614cm" svg:y1="7.397cm" svg:x2="5.496cm" svg:y2="7.397cm">
          <text:p/>
        </draw:line>
        <draw:line draw:style-name="gr183" draw:text-style-name="P5" draw:layer="layout" svg:x1="5.614cm" svg:y1="7.526cm" svg:x2="5.496cm" svg:y2="7.526cm">
          <text:p/>
        </draw:line>
        <draw:line draw:style-name="gr183" draw:text-style-name="P5" draw:layer="layout" svg:x1="5.614cm" svg:y1="7.591cm" svg:x2="5.496cm" svg:y2="7.591cm">
          <text:p/>
        </draw:line>
        <draw:line draw:style-name="gr183" draw:text-style-name="P5" draw:layer="layout" svg:x1="5.614cm" svg:y1="7.657cm" svg:x2="5.496cm" svg:y2="7.657cm">
          <text:p/>
        </draw:line>
        <draw:line draw:style-name="gr183" draw:text-style-name="P5" draw:layer="layout" svg:x1="5.614cm" svg:y1="7.722cm" svg:x2="5.496cm" svg:y2="7.722cm">
          <text:p/>
        </draw:line>
        <draw:line draw:style-name="gr183" draw:text-style-name="P5" draw:layer="layout" svg:x1="5.614cm" svg:y1="7.788cm" svg:x2="5.496cm" svg:y2="7.788cm">
          <text:p/>
        </draw:line>
        <draw:line draw:style-name="gr183" draw:text-style-name="P5" draw:layer="layout" svg:x1="5.614cm" svg:y1="7.853cm" svg:x2="5.496cm" svg:y2="7.853cm">
          <text:p/>
        </draw:line>
        <draw:line draw:style-name="gr183" draw:text-style-name="P5" draw:layer="layout" svg:x1="5.614cm" svg:y1="7.919cm" svg:x2="5.496cm" svg:y2="7.919cm">
          <text:p/>
        </draw:line>
        <draw:line draw:style-name="gr183" draw:text-style-name="P5" draw:layer="layout" svg:x1="5.614cm" svg:y1="7.984cm" svg:x2="5.496cm" svg:y2="7.984cm">
          <text:p/>
        </draw:line>
        <draw:line draw:style-name="gr183" draw:text-style-name="P5" draw:layer="layout" svg:x1="5.614cm" svg:y1="8.05cm" svg:x2="5.496cm" svg:y2="8.05cm">
          <text:p/>
        </draw:line>
        <draw:line draw:style-name="gr183" draw:text-style-name="P5" draw:layer="layout" svg:x1="5.614cm" svg:y1="8.181cm" svg:x2="5.496cm" svg:y2="8.181cm">
          <text:p/>
        </draw:line>
        <draw:line draw:style-name="gr183" draw:text-style-name="P5" draw:layer="layout" svg:x1="5.614cm" svg:y1="8.246cm" svg:x2="5.496cm" svg:y2="8.246cm">
          <text:p/>
        </draw:line>
        <draw:line draw:style-name="gr183" draw:text-style-name="P5" draw:layer="layout" svg:x1="5.614cm" svg:y1="8.312cm" svg:x2="5.496cm" svg:y2="8.312cm">
          <text:p/>
        </draw:line>
        <draw:line draw:style-name="gr183" draw:text-style-name="P5" draw:layer="layout" svg:x1="5.614cm" svg:y1="8.377cm" svg:x2="5.496cm" svg:y2="8.377cm">
          <text:p/>
        </draw:line>
        <draw:line draw:style-name="gr183" draw:text-style-name="P5" draw:layer="layout" svg:x1="5.614cm" svg:y1="8.443cm" svg:x2="5.496cm" svg:y2="8.443cm">
          <text:p/>
        </draw:line>
        <draw:line draw:style-name="gr183" draw:text-style-name="P5" draw:layer="layout" svg:x1="5.614cm" svg:y1="8.508cm" svg:x2="5.496cm" svg:y2="8.508cm">
          <text:p/>
        </draw:line>
        <draw:line draw:style-name="gr183" draw:text-style-name="P5" draw:layer="layout" svg:x1="5.614cm" svg:y1="8.574cm" svg:x2="5.496cm" svg:y2="8.574cm">
          <text:p/>
        </draw:line>
        <draw:line draw:style-name="gr183" draw:text-style-name="P5" draw:layer="layout" svg:x1="5.614cm" svg:y1="8.639cm" svg:x2="5.496cm" svg:y2="8.639cm">
          <text:p/>
        </draw:line>
        <draw:line draw:style-name="gr183" draw:text-style-name="P5" draw:layer="layout" svg:x1="5.614cm" svg:y1="8.705cm" svg:x2="5.496cm" svg:y2="8.705cm">
          <text:p/>
        </draw:line>
        <draw:line draw:style-name="gr183" draw:text-style-name="P5" draw:layer="layout" svg:x1="5.614cm" svg:y1="8.833cm" svg:x2="5.496cm" svg:y2="8.833cm">
          <text:p/>
        </draw:line>
        <draw:line draw:style-name="gr183" draw:text-style-name="P5" draw:layer="layout" svg:x1="5.614cm" svg:y1="8.899cm" svg:x2="5.496cm" svg:y2="8.899cm">
          <text:p/>
        </draw:line>
        <draw:line draw:style-name="gr183" draw:text-style-name="P5" draw:layer="layout" svg:x1="5.614cm" svg:y1="8.964cm" svg:x2="5.496cm" svg:y2="8.964cm">
          <text:p/>
        </draw:line>
        <draw:line draw:style-name="gr183" draw:text-style-name="P5" draw:layer="layout" svg:x1="5.614cm" svg:y1="9.03cm" svg:x2="5.496cm" svg:y2="9.03cm">
          <text:p/>
        </draw:line>
        <draw:line draw:style-name="gr183" draw:text-style-name="P5" draw:layer="layout" svg:x1="5.614cm" svg:y1="9.095cm" svg:x2="5.496cm" svg:y2="9.095cm">
          <text:p/>
        </draw:line>
        <draw:line draw:style-name="gr183" draw:text-style-name="P5" draw:layer="layout" svg:x1="5.614cm" svg:y1="9.161cm" svg:x2="5.496cm" svg:y2="9.161cm">
          <text:p/>
        </draw:line>
        <draw:line draw:style-name="gr183" draw:text-style-name="P5" draw:layer="layout" svg:x1="5.614cm" svg:y1="9.226cm" svg:x2="5.496cm" svg:y2="9.226cm">
          <text:p/>
        </draw:line>
        <draw:line draw:style-name="gr183" draw:text-style-name="P5" draw:layer="layout" svg:x1="5.614cm" svg:y1="9.292cm" svg:x2="5.496cm" svg:y2="9.292cm">
          <text:p/>
        </draw:line>
        <draw:line draw:style-name="gr183" draw:text-style-name="P5" draw:layer="layout" svg:x1="5.614cm" svg:y1="9.357cm" svg:x2="5.496cm" svg:y2="9.357cm">
          <text:p/>
        </draw:line>
        <draw:line draw:style-name="gr183" draw:text-style-name="P5" draw:layer="layout" svg:x1="5.614cm" svg:y1="9.488cm" svg:x2="5.496cm" svg:y2="9.488cm">
          <text:p/>
        </draw:line>
        <draw:line draw:style-name="gr183" draw:text-style-name="P5" draw:layer="layout" svg:x1="5.614cm" svg:y1="9.554cm" svg:x2="5.496cm" svg:y2="9.554cm">
          <text:p/>
        </draw:line>
        <draw:line draw:style-name="gr183" draw:text-style-name="P5" draw:layer="layout" svg:x1="5.614cm" svg:y1="9.619cm" svg:x2="5.496cm" svg:y2="9.619cm">
          <text:p/>
        </draw:line>
        <draw:line draw:style-name="gr183" draw:text-style-name="P5" draw:layer="layout" svg:x1="5.614cm" svg:y1="9.685cm" svg:x2="5.496cm" svg:y2="9.685cm">
          <text:p/>
        </draw:line>
        <draw:line draw:style-name="gr183" draw:text-style-name="P5" draw:layer="layout" svg:x1="5.614cm" svg:y1="9.75cm" svg:x2="5.496cm" svg:y2="9.75cm">
          <text:p/>
        </draw:line>
        <draw:line draw:style-name="gr183" draw:text-style-name="P5" draw:layer="layout" svg:x1="5.614cm" svg:y1="9.816cm" svg:x2="5.496cm" svg:y2="9.816cm">
          <text:p/>
        </draw:line>
        <draw:line draw:style-name="gr183" draw:text-style-name="P5" draw:layer="layout" svg:x1="5.614cm" svg:y1="9.881cm" svg:x2="5.496cm" svg:y2="9.881cm">
          <text:p/>
        </draw:line>
        <draw:line draw:style-name="gr183" draw:text-style-name="P5" draw:layer="layout" svg:x1="5.614cm" svg:y1="9.947cm" svg:x2="5.496cm" svg:y2="9.947cm">
          <text:p/>
        </draw:line>
        <draw:line draw:style-name="gr183" draw:text-style-name="P5" draw:layer="layout" svg:x1="5.614cm" svg:y1="10.012cm" svg:x2="5.496cm" svg:y2="10.012cm">
          <text:p/>
        </draw:line>
        <draw:line draw:style-name="gr183" draw:text-style-name="P5" draw:layer="layout" svg:x1="5.614cm" svg:y1="10.142cm" svg:x2="5.496cm" svg:y2="10.142cm">
          <text:p/>
        </draw:line>
        <draw:line draw:style-name="gr183" draw:text-style-name="P5" draw:layer="layout" svg:x1="5.614cm" svg:y1="10.208cm" svg:x2="5.496cm" svg:y2="10.208cm">
          <text:p/>
        </draw:line>
        <draw:line draw:style-name="gr183" draw:text-style-name="P5" draw:layer="layout" svg:x1="5.614cm" svg:y1="10.273cm" svg:x2="5.496cm" svg:y2="10.273cm">
          <text:p/>
        </draw:line>
        <draw:line draw:style-name="gr183" draw:text-style-name="P5" draw:layer="layout" svg:x1="5.614cm" svg:y1="10.339cm" svg:x2="5.496cm" svg:y2="10.339cm">
          <text:p/>
        </draw:line>
        <draw:line draw:style-name="gr183" draw:text-style-name="P5" draw:layer="layout" svg:x1="5.614cm" svg:y1="10.404cm" svg:x2="5.496cm" svg:y2="10.404cm">
          <text:p/>
        </draw:line>
        <draw:line draw:style-name="gr183" draw:text-style-name="P5" draw:layer="layout" svg:x1="5.614cm" svg:y1="10.47cm" svg:x2="5.496cm" svg:y2="10.47cm">
          <text:p/>
        </draw:line>
        <draw:line draw:style-name="gr183" draw:text-style-name="P5" draw:layer="layout" svg:x1="5.614cm" svg:y1="10.535cm" svg:x2="5.496cm" svg:y2="10.535cm">
          <text:p/>
        </draw:line>
        <draw:line draw:style-name="gr183" draw:text-style-name="P5" draw:layer="layout" svg:x1="5.614cm" svg:y1="10.601cm" svg:x2="5.496cm" svg:y2="10.601cm">
          <text:p/>
        </draw:line>
        <draw:line draw:style-name="gr183" draw:text-style-name="P5" draw:layer="layout" svg:x1="5.614cm" svg:y1="10.666cm" svg:x2="5.496cm" svg:y2="10.666cm">
          <text:p/>
        </draw:line>
        <draw:line draw:style-name="gr183" draw:text-style-name="P5" draw:layer="layout" svg:x1="5.614cm" svg:y1="10.797cm" svg:x2="5.496cm" svg:y2="10.797cm">
          <text:p/>
        </draw:line>
        <draw:line draw:style-name="gr183" draw:text-style-name="P5" draw:layer="layout" svg:x1="5.614cm" svg:y1="10.863cm" svg:x2="5.496cm" svg:y2="10.863cm">
          <text:p/>
        </draw:line>
        <draw:line draw:style-name="gr183" draw:text-style-name="P5" draw:layer="layout" svg:x1="5.614cm" svg:y1="10.928cm" svg:x2="5.496cm" svg:y2="10.928cm">
          <text:p/>
        </draw:line>
        <draw:line draw:style-name="gr183" draw:text-style-name="P5" draw:layer="layout" svg:x1="5.614cm" svg:y1="10.994cm" svg:x2="5.496cm" svg:y2="10.994cm">
          <text:p/>
        </draw:line>
        <draw:line draw:style-name="gr183" draw:text-style-name="P5" draw:layer="layout" svg:x1="5.614cm" svg:y1="11.059cm" svg:x2="5.496cm" svg:y2="11.059cm">
          <text:p/>
        </draw:line>
        <draw:line draw:style-name="gr183" draw:text-style-name="P5" draw:layer="layout" svg:x1="5.614cm" svg:y1="11.125cm" svg:x2="5.496cm" svg:y2="11.125cm">
          <text:p/>
        </draw:line>
        <draw:line draw:style-name="gr183" draw:text-style-name="P5" draw:layer="layout" svg:x1="5.614cm" svg:y1="11.19cm" svg:x2="5.496cm" svg:y2="11.19cm">
          <text:p/>
        </draw:line>
        <draw:line draw:style-name="gr183" draw:text-style-name="P5" draw:layer="layout" svg:x1="5.614cm" svg:y1="11.256cm" svg:x2="5.496cm" svg:y2="11.256cm">
          <text:p/>
        </draw:line>
        <draw:line draw:style-name="gr183" draw:text-style-name="P5" draw:layer="layout" svg:x1="5.614cm" svg:y1="11.321cm" svg:x2="5.496cm" svg:y2="11.321cm">
          <text:p/>
        </draw:line>
        <draw:line draw:style-name="gr183" draw:text-style-name="P5" draw:layer="layout" svg:x1="5.614cm" svg:y1="11.447cm" svg:x2="5.496cm" svg:y2="11.447cm">
          <text:p/>
        </draw:line>
        <draw:line draw:style-name="gr183" draw:text-style-name="P5" draw:layer="layout" svg:x1="5.614cm" svg:y1="11.513cm" svg:x2="5.496cm" svg:y2="11.513cm">
          <text:p/>
        </draw:line>
        <draw:line draw:style-name="gr183" draw:text-style-name="P5" draw:layer="layout" svg:x1="5.614cm" svg:y1="11.578cm" svg:x2="5.496cm" svg:y2="11.578cm">
          <text:p/>
        </draw:line>
        <draw:line draw:style-name="gr183" draw:text-style-name="P5" draw:layer="layout" svg:x1="5.614cm" svg:y1="11.644cm" svg:x2="5.496cm" svg:y2="11.644cm">
          <text:p/>
        </draw:line>
        <draw:line draw:style-name="gr183" draw:text-style-name="P5" draw:layer="layout" svg:x1="5.614cm" svg:y1="11.709cm" svg:x2="5.496cm" svg:y2="11.709cm">
          <text:p/>
        </draw:line>
        <draw:line draw:style-name="gr183" draw:text-style-name="P5" draw:layer="layout" svg:x1="5.614cm" svg:y1="11.775cm" svg:x2="5.496cm" svg:y2="11.775cm">
          <text:p/>
        </draw:line>
        <draw:line draw:style-name="gr183" draw:text-style-name="P5" draw:layer="layout" svg:x1="5.614cm" svg:y1="11.84cm" svg:x2="5.496cm" svg:y2="11.84cm">
          <text:p/>
        </draw:line>
        <draw:line draw:style-name="gr183" draw:text-style-name="P5" draw:layer="layout" svg:x1="5.614cm" svg:y1="11.906cm" svg:x2="5.496cm" svg:y2="11.906cm">
          <text:p/>
        </draw:line>
        <draw:line draw:style-name="gr183" draw:text-style-name="P5" draw:layer="layout" svg:x1="5.614cm" svg:y1="11.971cm" svg:x2="5.496cm" svg:y2="11.971cm">
          <text:p/>
        </draw:line>
        <draw:line draw:style-name="gr183" draw:text-style-name="P5" draw:layer="layout" svg:x1="5.614cm" svg:y1="12.102cm" svg:x2="5.496cm" svg:y2="12.102cm">
          <text:p/>
        </draw:line>
        <draw:line draw:style-name="gr183" draw:text-style-name="P5" draw:layer="layout" svg:x1="5.614cm" svg:y1="12.168cm" svg:x2="5.496cm" svg:y2="12.168cm">
          <text:p/>
        </draw:line>
        <draw:line draw:style-name="gr183" draw:text-style-name="P5" draw:layer="layout" svg:x1="5.614cm" svg:y1="12.233cm" svg:x2="5.496cm" svg:y2="12.233cm">
          <text:p/>
        </draw:line>
        <draw:line draw:style-name="gr183" draw:text-style-name="P5" draw:layer="layout" svg:x1="5.614cm" svg:y1="12.299cm" svg:x2="5.496cm" svg:y2="12.299cm">
          <text:p/>
        </draw:line>
        <draw:line draw:style-name="gr183" draw:text-style-name="P5" draw:layer="layout" svg:x1="5.614cm" svg:y1="12.364cm" svg:x2="5.496cm" svg:y2="12.364cm">
          <text:p/>
        </draw:line>
        <draw:line draw:style-name="gr183" draw:text-style-name="P5" draw:layer="layout" svg:x1="5.614cm" svg:y1="12.43cm" svg:x2="5.496cm" svg:y2="12.43cm">
          <text:p/>
        </draw:line>
        <draw:line draw:style-name="gr183" draw:text-style-name="P5" draw:layer="layout" svg:x1="5.614cm" svg:y1="12.495cm" svg:x2="5.496cm" svg:y2="12.495cm">
          <text:p/>
        </draw:line>
        <draw:line draw:style-name="gr183" draw:text-style-name="P5" draw:layer="layout" svg:x1="5.614cm" svg:y1="12.561cm" svg:x2="5.496cm" svg:y2="12.561cm">
          <text:p/>
        </draw:line>
        <draw:line draw:style-name="gr183" draw:text-style-name="P5" draw:layer="layout" svg:x1="5.614cm" svg:y1="12.626cm" svg:x2="5.496cm" svg:y2="12.626cm">
          <text:p/>
        </draw:line>
        <draw:line draw:style-name="gr183" draw:text-style-name="P5" draw:layer="layout" svg:x1="5.614cm" svg:y1="12.756cm" svg:x2="5.496cm" svg:y2="12.756cm">
          <text:p/>
        </draw:line>
        <draw:line draw:style-name="gr183" draw:text-style-name="P5" draw:layer="layout" svg:x1="5.614cm" svg:y1="12.822cm" svg:x2="5.496cm" svg:y2="12.822cm">
          <text:p/>
        </draw:line>
        <draw:line draw:style-name="gr183" draw:text-style-name="P5" draw:layer="layout" svg:x1="5.614cm" svg:y1="12.887cm" svg:x2="5.496cm" svg:y2="12.887cm">
          <text:p/>
        </draw:line>
        <draw:line draw:style-name="gr183" draw:text-style-name="P5" draw:layer="layout" svg:x1="5.614cm" svg:y1="12.953cm" svg:x2="5.496cm" svg:y2="12.953cm">
          <text:p/>
        </draw:line>
        <draw:line draw:style-name="gr183" draw:text-style-name="P5" draw:layer="layout" svg:x1="5.614cm" svg:y1="13.018cm" svg:x2="5.496cm" svg:y2="13.018cm">
          <text:p/>
        </draw:line>
        <draw:line draw:style-name="gr183" draw:text-style-name="P5" draw:layer="layout" svg:x1="5.614cm" svg:y1="13.084cm" svg:x2="5.496cm" svg:y2="13.084cm">
          <text:p/>
        </draw:line>
        <draw:line draw:style-name="gr183" draw:text-style-name="P5" draw:layer="layout" svg:x1="5.614cm" svg:y1="13.149cm" svg:x2="5.496cm" svg:y2="13.149cm">
          <text:p/>
        </draw:line>
        <draw:line draw:style-name="gr183" draw:text-style-name="P5" draw:layer="layout" svg:x1="5.614cm" svg:y1="13.215cm" svg:x2="5.496cm" svg:y2="13.215cm">
          <text:p/>
        </draw:line>
        <draw:line draw:style-name="gr183" draw:text-style-name="P5" draw:layer="layout" svg:x1="5.614cm" svg:y1="13.28cm" svg:x2="5.496cm" svg:y2="13.28cm">
          <text:p/>
        </draw:line>
        <draw:line draw:style-name="gr183" draw:text-style-name="P5" draw:layer="layout" svg:x1="5.614cm" svg:y1="13.411cm" svg:x2="5.496cm" svg:y2="13.411cm">
          <text:p/>
        </draw:line>
        <draw:line draw:style-name="gr183" draw:text-style-name="P5" draw:layer="layout" svg:x1="5.614cm" svg:y1="13.477cm" svg:x2="5.496cm" svg:y2="13.477cm">
          <text:p/>
        </draw:line>
        <draw:line draw:style-name="gr183" draw:text-style-name="P5" draw:layer="layout" svg:x1="5.614cm" svg:y1="13.542cm" svg:x2="5.496cm" svg:y2="13.542cm">
          <text:p/>
        </draw:line>
        <draw:line draw:style-name="gr183" draw:text-style-name="P5" draw:layer="layout" svg:x1="5.614cm" svg:y1="13.608cm" svg:x2="5.496cm" svg:y2="13.608cm">
          <text:p/>
        </draw:line>
        <draw:line draw:style-name="gr183" draw:text-style-name="P5" draw:layer="layout" svg:x1="5.614cm" svg:y1="13.673cm" svg:x2="5.496cm" svg:y2="13.673cm">
          <text:p/>
        </draw:line>
        <draw:line draw:style-name="gr183" draw:text-style-name="P5" draw:layer="layout" svg:x1="5.614cm" svg:y1="13.739cm" svg:x2="5.496cm" svg:y2="13.739cm">
          <text:p/>
        </draw:line>
        <draw:line draw:style-name="gr183" draw:text-style-name="P5" draw:layer="layout" svg:x1="5.614cm" svg:y1="13.804cm" svg:x2="5.496cm" svg:y2="13.804cm">
          <text:p/>
        </draw:line>
        <draw:line draw:style-name="gr183" draw:text-style-name="P5" draw:layer="layout" svg:x1="5.614cm" svg:y1="13.87cm" svg:x2="5.496cm" svg:y2="13.87cm">
          <text:p/>
        </draw:line>
        <draw:line draw:style-name="gr183" draw:text-style-name="P5" draw:layer="layout" svg:x1="5.614cm" svg:y1="13.935cm" svg:x2="5.496cm" svg:y2="13.935cm">
          <text:p/>
        </draw:line>
        <draw:line draw:style-name="gr183" draw:text-style-name="P5" draw:layer="layout" svg:x1="5.614cm" svg:y1="14.063cm" svg:x2="5.496cm" svg:y2="14.063cm">
          <text:p/>
        </draw:line>
        <draw:line draw:style-name="gr183" draw:text-style-name="P5" draw:layer="layout" svg:x1="5.614cm" svg:y1="14.128cm" svg:x2="5.496cm" svg:y2="14.128cm">
          <text:p/>
        </draw:line>
        <draw:line draw:style-name="gr183" draw:text-style-name="P5" draw:layer="layout" svg:x1="5.614cm" svg:y1="14.194cm" svg:x2="5.496cm" svg:y2="14.194cm">
          <text:p/>
        </draw:line>
        <draw:line draw:style-name="gr183" draw:text-style-name="P5" draw:layer="layout" svg:x1="5.614cm" svg:y1="14.259cm" svg:x2="5.496cm" svg:y2="14.259cm">
          <text:p/>
        </draw:line>
        <draw:line draw:style-name="gr183" draw:text-style-name="P5" draw:layer="layout" svg:x1="5.614cm" svg:y1="14.325cm" svg:x2="5.496cm" svg:y2="14.325cm">
          <text:p/>
        </draw:line>
        <draw:line draw:style-name="gr183" draw:text-style-name="P5" draw:layer="layout" svg:x1="5.614cm" svg:y1="14.39cm" svg:x2="5.496cm" svg:y2="14.39cm">
          <text:p/>
        </draw:line>
        <draw:line draw:style-name="gr183" draw:text-style-name="P5" draw:layer="layout" svg:x1="5.614cm" svg:y1="14.456cm" svg:x2="5.496cm" svg:y2="14.456cm">
          <text:p/>
        </draw:line>
        <draw:line draw:style-name="gr183" draw:text-style-name="P5" draw:layer="layout" svg:x1="5.614cm" svg:y1="14.521cm" svg:x2="5.496cm" svg:y2="14.521cm">
          <text:p/>
        </draw:line>
        <draw:line draw:style-name="gr183" draw:text-style-name="P5" draw:layer="layout" svg:x1="5.614cm" svg:y1="14.587cm" svg:x2="5.496cm" svg:y2="14.587cm">
          <text:p/>
        </draw:line>
        <draw:line draw:style-name="gr183" draw:text-style-name="P5" draw:layer="layout" svg:x1="5.614cm" svg:y1="14.719cm" svg:x2="5.496cm" svg:y2="14.719cm">
          <text:p/>
        </draw:line>
        <draw:line draw:style-name="gr183" draw:text-style-name="P5" draw:layer="layout" svg:x1="5.614cm" svg:y1="14.785cm" svg:x2="5.496cm" svg:y2="14.785cm">
          <text:p/>
        </draw:line>
        <draw:line draw:style-name="gr183" draw:text-style-name="P5" draw:layer="layout" svg:x1="5.614cm" svg:y1="14.85cm" svg:x2="5.496cm" svg:y2="14.85cm">
          <text:p/>
        </draw:line>
        <draw:line draw:style-name="gr183" draw:text-style-name="P5" draw:layer="layout" svg:x1="5.614cm" svg:y1="14.916cm" svg:x2="5.496cm" svg:y2="14.916cm">
          <text:p/>
        </draw:line>
        <draw:line draw:style-name="gr183" draw:text-style-name="P5" draw:layer="layout" svg:x1="5.614cm" svg:y1="14.981cm" svg:x2="5.496cm" svg:y2="14.981cm">
          <text:p/>
        </draw:line>
        <draw:line draw:style-name="gr183" draw:text-style-name="P5" draw:layer="layout" svg:x1="5.614cm" svg:y1="15.047cm" svg:x2="5.496cm" svg:y2="15.047cm">
          <text:p/>
        </draw:line>
        <draw:line draw:style-name="gr183" draw:text-style-name="P5" draw:layer="layout" svg:x1="5.614cm" svg:y1="15.112cm" svg:x2="5.496cm" svg:y2="15.112cm">
          <text:p/>
        </draw:line>
        <draw:line draw:style-name="gr183" draw:text-style-name="P5" draw:layer="layout" svg:x1="5.614cm" svg:y1="15.178cm" svg:x2="5.496cm" svg:y2="15.178cm">
          <text:p/>
        </draw:line>
        <draw:line draw:style-name="gr183" draw:text-style-name="P5" draw:layer="layout" svg:x1="5.614cm" svg:y1="15.243cm" svg:x2="5.496cm" svg:y2="15.243cm">
          <text:p/>
        </draw:line>
        <draw:line draw:style-name="gr183" draw:text-style-name="P5" draw:layer="layout" svg:x1="5.614cm" svg:y1="15.373cm" svg:x2="5.496cm" svg:y2="15.373cm">
          <text:p/>
        </draw:line>
        <draw:line draw:style-name="gr183" draw:text-style-name="P5" draw:layer="layout" svg:x1="5.614cm" svg:y1="15.438cm" svg:x2="5.496cm" svg:y2="15.438cm">
          <text:p/>
        </draw:line>
        <draw:line draw:style-name="gr183" draw:text-style-name="P5" draw:layer="layout" svg:x1="5.614cm" svg:y1="15.504cm" svg:x2="5.496cm" svg:y2="15.504cm">
          <text:p/>
        </draw:line>
        <draw:line draw:style-name="gr183" draw:text-style-name="P5" draw:layer="layout" svg:x1="5.614cm" svg:y1="15.569cm" svg:x2="5.496cm" svg:y2="15.569cm">
          <text:p/>
        </draw:line>
        <draw:line draw:style-name="gr183" draw:text-style-name="P5" draw:layer="layout" svg:x1="5.614cm" svg:y1="15.635cm" svg:x2="5.496cm" svg:y2="15.635cm">
          <text:p/>
        </draw:line>
        <draw:line draw:style-name="gr183" draw:text-style-name="P5" draw:layer="layout" svg:x1="5.614cm" svg:y1="15.7cm" svg:x2="5.496cm" svg:y2="15.7cm">
          <text:p/>
        </draw:line>
        <draw:line draw:style-name="gr183" draw:text-style-name="P5" draw:layer="layout" svg:x1="5.614cm" svg:y1="15.766cm" svg:x2="5.496cm" svg:y2="15.766cm">
          <text:p/>
        </draw:line>
        <draw:line draw:style-name="gr183" draw:text-style-name="P5" draw:layer="layout" svg:x1="5.614cm" svg:y1="15.831cm" svg:x2="5.496cm" svg:y2="15.831cm">
          <text:p/>
        </draw:line>
        <draw:line draw:style-name="gr183" draw:text-style-name="P5" draw:layer="layout" svg:x1="5.614cm" svg:y1="15.897cm" svg:x2="5.496cm" svg:y2="15.897cm">
          <text:p/>
        </draw:line>
        <draw:line draw:style-name="gr183" draw:text-style-name="P5" draw:layer="layout" svg:x1="5.614cm" svg:y1="16.027cm" svg:x2="5.496cm" svg:y2="16.027cm">
          <text:p/>
        </draw:line>
        <draw:line draw:style-name="gr183" draw:text-style-name="P5" draw:layer="layout" svg:x1="5.614cm" svg:y1="16.092cm" svg:x2="5.496cm" svg:y2="16.092cm">
          <text:p/>
        </draw:line>
        <draw:line draw:style-name="gr183" draw:text-style-name="P5" draw:layer="layout" svg:x1="5.614cm" svg:y1="16.158cm" svg:x2="5.496cm" svg:y2="16.158cm">
          <text:p/>
        </draw:line>
        <draw:line draw:style-name="gr183" draw:text-style-name="P5" draw:layer="layout" svg:x1="5.614cm" svg:y1="16.223cm" svg:x2="5.496cm" svg:y2="16.223cm">
          <text:p/>
        </draw:line>
        <draw:line draw:style-name="gr183" draw:text-style-name="P5" draw:layer="layout" svg:x1="5.614cm" svg:y1="16.289cm" svg:x2="5.496cm" svg:y2="16.289cm">
          <text:p/>
        </draw:line>
        <draw:line draw:style-name="gr183" draw:text-style-name="P5" draw:layer="layout" svg:x1="5.614cm" svg:y1="16.354cm" svg:x2="5.496cm" svg:y2="16.354cm">
          <text:p/>
        </draw:line>
        <draw:line draw:style-name="gr183" draw:text-style-name="P5" draw:layer="layout" svg:x1="5.614cm" svg:y1="16.42cm" svg:x2="5.496cm" svg:y2="16.42cm">
          <text:p/>
        </draw:line>
        <draw:line draw:style-name="gr183" draw:text-style-name="P5" draw:layer="layout" svg:x1="5.614cm" svg:y1="16.485cm" svg:x2="5.496cm" svg:y2="16.485cm">
          <text:p/>
        </draw:line>
        <draw:line draw:style-name="gr183" draw:text-style-name="P5" draw:layer="layout" svg:x1="5.614cm" svg:y1="16.551cm" svg:x2="5.496cm" svg:y2="16.551cm">
          <text:p/>
        </draw:line>
        <draw:line draw:style-name="gr183" draw:text-style-name="P5" draw:layer="layout" svg:x1="5.614cm" svg:y1="16.681cm" svg:x2="5.496cm" svg:y2="16.681cm">
          <text:p/>
        </draw:line>
        <draw:line draw:style-name="gr183" draw:text-style-name="P5" draw:layer="layout" svg:x1="5.614cm" svg:y1="17.338cm" svg:x2="5.496cm" svg:y2="17.338cm">
          <text:p/>
        </draw:line>
        <draw:line draw:style-name="gr183" draw:text-style-name="P5" draw:layer="layout" svg:x1="5.614cm" svg:y1="16.747cm" svg:x2="5.496cm" svg:y2="16.747cm">
          <text:p/>
        </draw:line>
        <draw:line draw:style-name="gr183" draw:text-style-name="P5" draw:layer="layout" svg:x1="5.614cm" svg:y1="17.403cm" svg:x2="5.496cm" svg:y2="17.403cm">
          <text:p/>
        </draw:line>
        <draw:line draw:style-name="gr183" draw:text-style-name="P5" draw:layer="layout" svg:x1="5.614cm" svg:y1="16.812cm" svg:x2="5.496cm" svg:y2="16.812cm">
          <text:p/>
        </draw:line>
        <draw:line draw:style-name="gr183" draw:text-style-name="P5" draw:layer="layout" svg:x1="5.614cm" svg:y1="17.468cm" svg:x2="5.496cm" svg:y2="17.468cm">
          <text:p/>
        </draw:line>
        <draw:line draw:style-name="gr183" draw:text-style-name="P5" draw:layer="layout" svg:x1="5.614cm" svg:y1="16.877cm" svg:x2="5.496cm" svg:y2="16.877cm">
          <text:p/>
        </draw:line>
        <draw:line draw:style-name="gr183" draw:text-style-name="P5" draw:layer="layout" svg:x1="5.614cm" svg:y1="17.534cm" svg:x2="5.496cm" svg:y2="17.534cm">
          <text:p/>
        </draw:line>
        <draw:line draw:style-name="gr183" draw:text-style-name="P5" draw:layer="layout" svg:x1="5.614cm" svg:y1="16.942cm" svg:x2="5.496cm" svg:y2="16.942cm">
          <text:p/>
        </draw:line>
        <draw:line draw:style-name="gr183" draw:text-style-name="P5" draw:layer="layout" svg:x1="5.614cm" svg:y1="17.599cm" svg:x2="5.496cm" svg:y2="17.599cm">
          <text:p/>
        </draw:line>
        <draw:line draw:style-name="gr183" draw:text-style-name="P5" draw:layer="layout" svg:x1="5.614cm" svg:y1="17.007cm" svg:x2="5.496cm" svg:y2="17.007cm">
          <text:p/>
        </draw:line>
        <draw:line draw:style-name="gr183" draw:text-style-name="P5" draw:layer="layout" svg:x1="5.614cm" svg:y1="17.664cm" svg:x2="5.496cm" svg:y2="17.664cm">
          <text:p/>
        </draw:line>
        <draw:line draw:style-name="gr183" draw:text-style-name="P5" draw:layer="layout" svg:x1="5.614cm" svg:y1="17.072cm" svg:x2="5.496cm" svg:y2="17.072cm">
          <text:p/>
        </draw:line>
        <draw:line draw:style-name="gr183" draw:text-style-name="P5" draw:layer="layout" svg:x1="5.614cm" svg:y1="17.729cm" svg:x2="5.496cm" svg:y2="17.729cm">
          <text:p/>
        </draw:line>
        <draw:line draw:style-name="gr183" draw:text-style-name="P5" draw:layer="layout" svg:x1="5.614cm" svg:y1="17.137cm" svg:x2="5.496cm" svg:y2="17.137cm">
          <text:p/>
        </draw:line>
        <draw:line draw:style-name="gr183" draw:text-style-name="P5" draw:layer="layout" svg:x1="5.614cm" svg:y1="17.794cm" svg:x2="5.496cm" svg:y2="17.794cm">
          <text:p/>
        </draw:line>
        <draw:line draw:style-name="gr183" draw:text-style-name="P5" draw:layer="layout" svg:x1="5.614cm" svg:y1="17.202cm" svg:x2="5.496cm" svg:y2="17.202cm">
          <text:p/>
        </draw:line>
        <draw:line draw:style-name="gr183" draw:text-style-name="P5" draw:layer="layout" svg:x1="5.614cm" svg:y1="17.859cm" svg:x2="5.496cm" svg:y2="17.859cm">
          <text:p/>
        </draw:line>
        <draw:line draw:style-name="gr183" draw:text-style-name="P5" draw:layer="layout" svg:x1="5.614cm" svg:y1="12.692cm" svg:x2="5.496cm" svg:y2="12.692cm">
          <text:p/>
        </draw:line>
        <draw:line draw:style-name="gr183" draw:text-style-name="P5" draw:layer="layout" svg:x1="5.614cm" svg:y1="12.692cm" svg:x2="5.821cm" svg:y2="12.692cm">
          <text:p/>
        </draw:line>
        <draw:frame draw:style-name="gr241" draw:text-style-name="P186" draw:layer="layout" svg:width="0.527cm" svg:height="0.243cm" draw:transform="rotate (-1.5707963267949) translate (1.522cm 4.133cm)">
          <draw:text-box>
            <text:p text:style-name="P3"><text:span text:style-name="T5">ENJOY</text:span></text:p>
          </draw:text-box>
        </draw:frame>
        <draw:frame draw:style-name="gr242" draw:text-style-name="P182" draw:layer="layout" svg:width="1.666cm" svg:height="0.162cm" draw:transform="rotate (-1.5707963267949) translate (1.282cm 3.296cm)">
          <draw:text-box>
            <text:p text:style-name="P3"><text:span text:style-name="T6">Your environment is safe when</text:span></text:p>
          </draw:text-box>
        </draw:frame>
        <draw:frame draw:style-name="gr243" draw:text-style-name="P186" draw:layer="layout" svg:width="2.868cm" svg:height="0.243cm" draw:transform="rotate (-1.5707963267949) translate (1.522cm 9.551cm)">
          <draw:text-box>
            <text:p text:style-name="P3"><text:span text:style-name="T5">IT’S NOT NORMAL, TALK ABOUT IT</text:span></text:p>
          </draw:text-box>
        </draw:frame>
        <draw:frame draw:style-name="gr244" draw:text-style-name="P182" draw:layer="layout" svg:width="1.31cm" svg:height="0.162cm" draw:transform="rotate (-1.5707963267949) translate (1.282cm 10.072cm)">
          <draw:text-box>
            <text:p text:style-name="P3"><text:span text:style-name="T6">There is violence when...</text:span></text:p>
          </draw:text-box>
        </draw:frame>
        <draw:frame draw:style-name="gr245" draw:text-style-name="P186" draw:layer="layout" svg:width="2.923cm" svg:height="0.243cm" draw:transform="rotate (-1.5707963267949) translate (1.506cm 15.826cm)">
          <draw:text-box>
            <text:p text:style-name="P3"><text:span text:style-name="T5">PROTECT YOURSELF, ASK FOR HELP</text:span></text:p>
          </draw:text-box>
        </draw:frame>
        <draw:line draw:style-name="gr240" draw:text-style-name="P5" draw:layer="layout" svg:x1="5.614cm" svg:y1="17.924cm" svg:x2="5.26cm" svg:y2="17.924cm">
          <text:p/>
        </draw:line>
        <draw:line draw:style-name="gr240" draw:text-style-name="P5" draw:layer="layout" svg:x1="5.614cm" svg:y1="18.578cm" svg:x2="5.26cm" svg:y2="18.578cm">
          <text:p/>
        </draw:line>
        <draw:line draw:style-name="gr240" draw:text-style-name="P5" draw:layer="layout" svg:x1="5.614cm" svg:y1="19.232cm" svg:x2="5.26cm" svg:y2="19.232cm">
          <text:p/>
        </draw:line>
        <draw:line draw:style-name="gr240" draw:text-style-name="P5" draw:layer="layout" svg:x1="5.614cm" svg:y1="17.924cm" svg:x2="5.968cm" svg:y2="17.924cm">
          <text:p/>
        </draw:line>
        <draw:line draw:style-name="gr240" draw:text-style-name="P5" draw:layer="layout" svg:x1="5.614cm" svg:y1="18.578cm" svg:x2="5.968cm" svg:y2="18.578cm">
          <text:p/>
        </draw:line>
        <draw:line draw:style-name="gr240" draw:text-style-name="P5" draw:layer="layout" svg:x1="5.614cm" svg:y1="19.232cm" svg:x2="5.968cm" svg:y2="19.232cm">
          <text:p/>
        </draw:line>
        <draw:line draw:style-name="gr246" draw:text-style-name="P5" draw:layer="layout" svg:x1="5.614cm" svg:y1="17.99cm" svg:x2="5.821cm" svg:y2="17.99cm">
          <text:p/>
        </draw:line>
        <draw:line draw:style-name="gr246" draw:text-style-name="P5" draw:layer="layout" svg:x1="5.614cm" svg:y1="18.055cm" svg:x2="5.821cm" svg:y2="18.055cm">
          <text:p/>
        </draw:line>
        <draw:line draw:style-name="gr246" draw:text-style-name="P5" draw:layer="layout" svg:x1="5.614cm" svg:y1="18.121cm" svg:x2="5.821cm" svg:y2="18.121cm">
          <text:p/>
        </draw:line>
        <draw:line draw:style-name="gr246" draw:text-style-name="P5" draw:layer="layout" svg:x1="5.614cm" svg:y1="18.186cm" svg:x2="5.821cm" svg:y2="18.186cm">
          <text:p/>
        </draw:line>
        <draw:line draw:style-name="gr246" draw:text-style-name="P5" draw:layer="layout" svg:x1="5.614cm" svg:y1="18.252cm" svg:x2="5.821cm" svg:y2="18.252cm">
          <text:p/>
        </draw:line>
        <draw:line draw:style-name="gr246" draw:text-style-name="P5" draw:layer="layout" svg:x1="5.614cm" svg:y1="18.317cm" svg:x2="5.821cm" svg:y2="18.317cm">
          <text:p/>
        </draw:line>
        <draw:line draw:style-name="gr246" draw:text-style-name="P5" draw:layer="layout" svg:x1="5.614cm" svg:y1="18.383cm" svg:x2="5.821cm" svg:y2="18.383cm">
          <text:p/>
        </draw:line>
        <draw:line draw:style-name="gr246" draw:text-style-name="P5" draw:layer="layout" svg:x1="5.614cm" svg:y1="18.448cm" svg:x2="5.821cm" svg:y2="18.448cm">
          <text:p/>
        </draw:line>
        <draw:line draw:style-name="gr246" draw:text-style-name="P5" draw:layer="layout" svg:x1="5.614cm" svg:y1="18.514cm" svg:x2="5.821cm" svg:y2="18.514cm">
          <text:p/>
        </draw:line>
        <draw:line draw:style-name="gr246" draw:text-style-name="P5" draw:layer="layout" svg:x1="5.614cm" svg:y1="18.644cm" svg:x2="5.821cm" svg:y2="18.644cm">
          <text:p/>
        </draw:line>
        <draw:line draw:style-name="gr246" draw:text-style-name="P5" draw:layer="layout" svg:x1="5.614cm" svg:y1="19.301cm" svg:x2="5.821cm" svg:y2="19.301cm">
          <text:p/>
        </draw:line>
        <draw:line draw:style-name="gr246" draw:text-style-name="P5" draw:layer="layout" svg:x1="5.614cm" svg:y1="18.709cm" svg:x2="5.821cm" svg:y2="18.709cm">
          <text:p/>
        </draw:line>
        <draw:line draw:style-name="gr246" draw:text-style-name="P5" draw:layer="layout" svg:x1="5.614cm" svg:y1="19.366cm" svg:x2="5.821cm" svg:y2="19.366cm">
          <text:p/>
        </draw:line>
        <draw:line draw:style-name="gr246" draw:text-style-name="P5" draw:layer="layout" svg:x1="5.614cm" svg:y1="18.775cm" svg:x2="5.821cm" svg:y2="18.775cm">
          <text:p/>
        </draw:line>
        <draw:line draw:style-name="gr246" draw:text-style-name="P5" draw:layer="layout" svg:x1="5.614cm" svg:y1="19.431cm" svg:x2="5.821cm" svg:y2="19.431cm">
          <text:p/>
        </draw:line>
        <draw:line draw:style-name="gr246" draw:text-style-name="P5" draw:layer="layout" svg:x1="5.614cm" svg:y1="18.84cm" svg:x2="5.821cm" svg:y2="18.84cm">
          <text:p/>
        </draw:line>
        <draw:line draw:style-name="gr246" draw:text-style-name="P5" draw:layer="layout" svg:x1="5.614cm" svg:y1="19.496cm" svg:x2="5.821cm" svg:y2="19.496cm">
          <text:p/>
        </draw:line>
        <draw:line draw:style-name="gr246" draw:text-style-name="P5" draw:layer="layout" svg:x1="5.614cm" svg:y1="18.905cm" svg:x2="5.821cm" svg:y2="18.905cm">
          <text:p/>
        </draw:line>
        <draw:line draw:style-name="gr246" draw:text-style-name="P5" draw:layer="layout" svg:x1="5.614cm" svg:y1="19.562cm" svg:x2="5.821cm" svg:y2="19.562cm">
          <text:p/>
        </draw:line>
        <draw:line draw:style-name="gr246" draw:text-style-name="P5" draw:layer="layout" svg:x1="5.614cm" svg:y1="18.97cm" svg:x2="5.821cm" svg:y2="18.97cm">
          <text:p/>
        </draw:line>
        <draw:line draw:style-name="gr246" draw:text-style-name="P5" draw:layer="layout" svg:x1="5.614cm" svg:y1="19.627cm" svg:x2="5.821cm" svg:y2="19.627cm">
          <text:p/>
        </draw:line>
        <draw:line draw:style-name="gr246" draw:text-style-name="P5" draw:layer="layout" svg:x1="5.614cm" svg:y1="19.035cm" svg:x2="5.821cm" svg:y2="19.035cm">
          <text:p/>
        </draw:line>
        <draw:line draw:style-name="gr246" draw:text-style-name="P5" draw:layer="layout" svg:x1="5.614cm" svg:y1="19.692cm" svg:x2="5.821cm" svg:y2="19.692cm">
          <text:p/>
        </draw:line>
        <draw:line draw:style-name="gr246" draw:text-style-name="P5" draw:layer="layout" svg:x1="5.614cm" svg:y1="19.1cm" svg:x2="5.821cm" svg:y2="19.1cm">
          <text:p/>
        </draw:line>
        <draw:line draw:style-name="gr246" draw:text-style-name="P5" draw:layer="layout" svg:x1="5.614cm" svg:y1="19.757cm" svg:x2="5.821cm" svg:y2="19.757cm">
          <text:p/>
        </draw:line>
        <draw:line draw:style-name="gr246" draw:text-style-name="P5" draw:layer="layout" svg:x1="5.614cm" svg:y1="19.165cm" svg:x2="5.821cm" svg:y2="19.165cm">
          <text:p/>
        </draw:line>
        <draw:line draw:style-name="gr246" draw:text-style-name="P5" draw:layer="layout" svg:x1="5.614cm" svg:y1="19.822cm" svg:x2="5.821cm" svg:y2="19.822cm">
          <text:p/>
        </draw:line>
        <draw:line draw:style-name="gr246" draw:text-style-name="P5" draw:layer="layout" svg:x1="5.614cm" svg:y1="17.99cm" svg:x2="5.496cm" svg:y2="17.99cm">
          <text:p/>
        </draw:line>
        <draw:line draw:style-name="gr246" draw:text-style-name="P5" draw:layer="layout" svg:x1="5.614cm" svg:y1="18.055cm" svg:x2="5.496cm" svg:y2="18.055cm">
          <text:p/>
        </draw:line>
        <draw:line draw:style-name="gr246" draw:text-style-name="P5" draw:layer="layout" svg:x1="5.614cm" svg:y1="18.121cm" svg:x2="5.496cm" svg:y2="18.121cm">
          <text:p/>
        </draw:line>
        <draw:line draw:style-name="gr246" draw:text-style-name="P5" draw:layer="layout" svg:x1="5.614cm" svg:y1="18.186cm" svg:x2="5.496cm" svg:y2="18.186cm">
          <text:p/>
        </draw:line>
        <draw:line draw:style-name="gr246" draw:text-style-name="P5" draw:layer="layout" svg:x1="5.614cm" svg:y1="18.252cm" svg:x2="5.496cm" svg:y2="18.252cm">
          <text:p/>
        </draw:line>
        <draw:line draw:style-name="gr246" draw:text-style-name="P5" draw:layer="layout" svg:x1="5.614cm" svg:y1="18.317cm" svg:x2="5.496cm" svg:y2="18.317cm">
          <text:p/>
        </draw:line>
        <draw:line draw:style-name="gr246" draw:text-style-name="P5" draw:layer="layout" svg:x1="5.614cm" svg:y1="18.383cm" svg:x2="5.496cm" svg:y2="18.383cm">
          <text:p/>
        </draw:line>
        <draw:line draw:style-name="gr246" draw:text-style-name="P5" draw:layer="layout" svg:x1="5.614cm" svg:y1="18.448cm" svg:x2="5.496cm" svg:y2="18.448cm">
          <text:p/>
        </draw:line>
        <draw:line draw:style-name="gr246" draw:text-style-name="P5" draw:layer="layout" svg:x1="5.614cm" svg:y1="18.514cm" svg:x2="5.496cm" svg:y2="18.514cm">
          <text:p/>
        </draw:line>
        <draw:line draw:style-name="gr246" draw:text-style-name="P5" draw:layer="layout" svg:x1="5.614cm" svg:y1="18.644cm" svg:x2="5.496cm" svg:y2="18.644cm">
          <text:p/>
        </draw:line>
        <draw:line draw:style-name="gr246" draw:text-style-name="P5" draw:layer="layout" svg:x1="5.614cm" svg:y1="19.301cm" svg:x2="5.496cm" svg:y2="19.301cm">
          <text:p/>
        </draw:line>
        <draw:line draw:style-name="gr246" draw:text-style-name="P5" draw:layer="layout" svg:x1="5.614cm" svg:y1="18.709cm" svg:x2="5.496cm" svg:y2="18.709cm">
          <text:p/>
        </draw:line>
        <draw:line draw:style-name="gr246" draw:text-style-name="P5" draw:layer="layout" svg:x1="5.614cm" svg:y1="19.366cm" svg:x2="5.496cm" svg:y2="19.366cm">
          <text:p/>
        </draw:line>
        <draw:line draw:style-name="gr246" draw:text-style-name="P5" draw:layer="layout" svg:x1="5.614cm" svg:y1="18.775cm" svg:x2="5.496cm" svg:y2="18.775cm">
          <text:p/>
        </draw:line>
        <draw:line draw:style-name="gr246" draw:text-style-name="P5" draw:layer="layout" svg:x1="5.614cm" svg:y1="19.431cm" svg:x2="5.496cm" svg:y2="19.431cm">
          <text:p/>
        </draw:line>
        <draw:line draw:style-name="gr246" draw:text-style-name="P5" draw:layer="layout" svg:x1="5.614cm" svg:y1="18.84cm" svg:x2="5.496cm" svg:y2="18.84cm">
          <text:p/>
        </draw:line>
        <draw:line draw:style-name="gr246" draw:text-style-name="P5" draw:layer="layout" svg:x1="5.614cm" svg:y1="19.496cm" svg:x2="5.496cm" svg:y2="19.496cm">
          <text:p/>
        </draw:line>
        <draw:line draw:style-name="gr246" draw:text-style-name="P5" draw:layer="layout" svg:x1="5.614cm" svg:y1="18.905cm" svg:x2="5.496cm" svg:y2="18.905cm">
          <text:p/>
        </draw:line>
        <draw:line draw:style-name="gr246" draw:text-style-name="P5" draw:layer="layout" svg:x1="5.614cm" svg:y1="19.562cm" svg:x2="5.496cm" svg:y2="19.562cm">
          <text:p/>
        </draw:line>
        <draw:line draw:style-name="gr246" draw:text-style-name="P5" draw:layer="layout" svg:x1="5.614cm" svg:y1="18.97cm" svg:x2="5.496cm" svg:y2="18.97cm">
          <text:p/>
        </draw:line>
        <draw:line draw:style-name="gr246" draw:text-style-name="P5" draw:layer="layout" svg:x1="5.614cm" svg:y1="19.627cm" svg:x2="5.496cm" svg:y2="19.627cm">
          <text:p/>
        </draw:line>
        <draw:line draw:style-name="gr246" draw:text-style-name="P5" draw:layer="layout" svg:x1="5.614cm" svg:y1="19.035cm" svg:x2="5.496cm" svg:y2="19.035cm">
          <text:p/>
        </draw:line>
        <draw:line draw:style-name="gr246" draw:text-style-name="P5" draw:layer="layout" svg:x1="5.614cm" svg:y1="19.692cm" svg:x2="5.496cm" svg:y2="19.692cm">
          <text:p/>
        </draw:line>
        <draw:line draw:style-name="gr246" draw:text-style-name="P5" draw:layer="layout" svg:x1="5.614cm" svg:y1="19.1cm" svg:x2="5.496cm" svg:y2="19.1cm">
          <text:p/>
        </draw:line>
        <draw:line draw:style-name="gr246" draw:text-style-name="P5" draw:layer="layout" svg:x1="5.614cm" svg:y1="19.757cm" svg:x2="5.496cm" svg:y2="19.757cm">
          <text:p/>
        </draw:line>
        <draw:line draw:style-name="gr246" draw:text-style-name="P5" draw:layer="layout" svg:x1="5.614cm" svg:y1="19.165cm" svg:x2="5.496cm" svg:y2="19.165cm">
          <text:p/>
        </draw:line>
        <draw:line draw:style-name="gr246" draw:text-style-name="P5" draw:layer="layout" svg:x1="5.614cm" svg:y1="19.822cm" svg:x2="5.496cm" svg:y2="19.822cm">
          <text:p/>
        </draw:line>
        <draw:path draw:style-name="gr6" draw:text-style-name="P7" draw:layer="layout" svg:width="0.11cm" svg:height="0.075cm" svg:x="5.044cm" svg:y="18.595cm" svg:viewBox="0 0 111 76" svg:d="M99 73v-45l-29-5c0 3 0 5 0 10 0 9-1 18-5 26-5 9-15 17-28 17-21 0-37-19-37-45 0-13 3-25 6-31l12 4c-3 5-6 16-6 27 0 15 9 28 23 28s24-10 24-34c0-7-1-13-1-18l53 8v58z">
          <text:p/>
        </draw:path>
        <draw:path draw:style-name="gr6" draw:text-style-name="P7" draw:layer="layout" svg:width="0.112cm" svg:height="0.082cm" svg:x="5.044cm" svg:y="19.248cm" svg:viewBox="0 0 113 83" svg:d="M12 42c0 14 11 24 26 24 16 0 25-10 25-25 0-10-6-19-13-24-2-1-4-1-7-1-18 0-31 9-31 26zM101 71c0-3 0-9-1-13-4-26-21-39-39-42v1c7 5 13 15 13 29 0 22-14 37-35 37-20 0-39-15-39-41s19-42 47-42c21 0 38 8 49 20 9 10 14 23 16 38 0 6 1 10 1 13z">
          <text:p/>
        </draw:path>
        <draw:path draw:style-name="gr6" draw:text-style-name="P7" draw:layer="layout" svg:width="0.11cm" svg:height="0.077cm" svg:x="5.043cm" svg:y="19.146cm" svg:viewBox="0 0 111 78" svg:d="M0 0h9l11 13c27 32 41 46 58 46 11 0 21-6 21-25 0-11-5-20-9-25l10-6c7 9 11 21 11 34 0 27-16 38-31 38-21 0-37-16-59-42l-8-10h-1v55h-12z">
          <text:p/>
        </draw:path>
        <draw:frame draw:style-name="gr247" draw:text-style-name="P182" draw:layer="layout" svg:width="1.374cm" svg:height="0.162cm" draw:transform="rotate (-1.5707963267949) translate (1.267cm 16.694cm)">
          <draw:text-box>
            <text:p text:style-name="P3"><text:span text:style-name="T6">You are in danger when...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renda" svg:font-family="Trenda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6.999cm" fo:page-height="21.99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2-05T11:24:12.485009098</dc:date>
    <meta:editing-duration>P1DT10M49S</meta:editing-duration>
    <meta:editing-cycles>4</meta:editing-cycles>
    <meta:generator>LibreOffice/24.2.7.2$Linux_X86_64 LibreOffice_project/420$Build-2</meta:generator>
    <meta:document-statistic meta:object-count="1287"/>
  </office:meta>
</office:document-meta>
</file>